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ceiver.sub.sub.network" table:style-name="ta1">
        <table:shapes>
          <draw:frame draw:z-index="0" draw:style-name="gr1" draw:text-style-name="P1" svg:width="984.36pt" svg:height="582.04pt" svg:x="371.76pt" svg:y="3pt">
            <draw:object draw:notify-on-update-of-ranges="'receiver.sub.sub.network'.E2:'receiver.sub.sub.network'.E501 'receiver.sub.sub.network'.F2:'receiver.sub.sub.network'.F5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ime (s)</text:p>
          </table:table-cell>
          <table:table-cell office:value-type="string" calcext:value-type="string">
            <text:p><text:s/>size (bits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6077927.92311" calcext:value-type="float">
            <text:p>1456077927.92311</text:p>
          </table:table-cell>
          <table:table-cell office:value-type="float" office:value="1456077927.92387" calcext:value-type="float">
            <text:p>1456077927.92387</text:p>
          </table:table-cell>
          <table:table-cell office:value-type="float" office:value="6936" calcext:value-type="float">
            <text:p>69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6077927.97007" calcext:value-type="float">
            <text:p>1456077927.97007</text:p>
          </table:table-cell>
          <table:table-cell office:value-type="float" office:value="1456077927.97072" calcext:value-type="float">
            <text:p>1456077927.97072</text:p>
          </table:table-cell>
          <table:table-cell office:value-type="float" office:value="6824" calcext:value-type="float">
            <text:p>6824</text:p>
          </table:table-cell>
          <table:table-cell table:formula="of:=[.B3]-[.B$2]" office:value-type="float" office:value="0.0469582080841064" calcext:value-type="float">
            <text:p>0.046958208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6077928.13998" calcext:value-type="float">
            <text:p>1456077928.13998</text:p>
          </table:table-cell>
          <table:table-cell office:value-type="float" office:value="1456077928.14072" calcext:value-type="float">
            <text:p>1456077928.14072</text:p>
          </table:table-cell>
          <table:table-cell office:value-type="float" office:value="6704" calcext:value-type="float">
            <text:p>6704</text:p>
          </table:table-cell>
          <table:table-cell table:formula="of:=[.B4]-[.B$2]" office:value-type="float" office:value="0.216868877410889" calcext:value-type="float">
            <text:p>0.2168688774</text:p>
          </table:table-cell>
          <table:table-cell table:formula="of:=[.D4]/([.E4]-[.E3])" office:value-type="float" office:value="39456.0272557486" calcext:value-type="float">
            <text:p>39456.02725574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6077928.24203" calcext:value-type="float">
            <text:p>1456077928.24203</text:p>
          </table:table-cell>
          <table:table-cell office:value-type="float" office:value="1456077928.24278" calcext:value-type="float">
            <text:p>1456077928.24278</text:p>
          </table:table-cell>
          <table:table-cell office:value-type="float" office:value="6584" calcext:value-type="float">
            <text:p>6584</text:p>
          </table:table-cell>
          <table:table-cell table:formula="of:=[.B5]-[.B$2]" office:value-type="float" office:value="0.31891942024231" calcext:value-type="float">
            <text:p>0.3189194202</text:p>
          </table:table-cell>
          <table:table-cell table:formula="of:=[.D5]/([.E5]-[.E4])" office:value-type="float" office:value="64517.0502510332" calcext:value-type="float">
            <text:p>64517.05025103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6077928.35126" calcext:value-type="float">
            <text:p>1456077928.35126</text:p>
          </table:table-cell>
          <table:table-cell office:value-type="float" office:value="1456077928.35212" calcext:value-type="float">
            <text:p>1456077928.35212</text:p>
          </table:table-cell>
          <table:table-cell office:value-type="float" office:value="6464" calcext:value-type="float">
            <text:p>6464</text:p>
          </table:table-cell>
          <table:table-cell table:formula="of:=[.B6]-[.B$2]" office:value-type="float" office:value="0.428145885467529" calcext:value-type="float">
            <text:p>0.4281458855</text:p>
          </table:table-cell>
          <table:table-cell table:formula="of:=[.D6]/([.E6]-[.E5])" office:value-type="float" office:value="59179.7966424304" calcext:value-type="float">
            <text:p>59179.79664243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6077928.45697" calcext:value-type="float">
            <text:p>1456077928.45697</text:p>
          </table:table-cell>
          <table:table-cell office:value-type="float" office:value="1456077928.45786" calcext:value-type="float">
            <text:p>1456077928.45786</text:p>
          </table:table-cell>
          <table:table-cell office:value-type="float" office:value="6344" calcext:value-type="float">
            <text:p>6344</text:p>
          </table:table-cell>
          <table:table-cell table:formula="of:=[.B7]-[.B$2]" office:value-type="float" office:value="0.533855676651001" calcext:value-type="float">
            <text:p>0.5338556767</text:p>
          </table:table-cell>
          <table:table-cell table:formula="of:=[.D7]/([.E7]-[.E6])" office:value-type="float" office:value="60013.3623288428" calcext:value-type="float">
            <text:p>60013.36232884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6077928.71426" calcext:value-type="float">
            <text:p>1456077928.71426</text:p>
          </table:table-cell>
          <table:table-cell office:value-type="float" office:value="1456077928.71515" calcext:value-type="float">
            <text:p>1456077928.71515</text:p>
          </table:table-cell>
          <table:table-cell office:value-type="float" office:value="6216" calcext:value-type="float">
            <text:p>6216</text:p>
          </table:table-cell>
          <table:table-cell table:formula="of:=[.B8]-[.B$2]" office:value-type="float" office:value="0.791152715682983" calcext:value-type="float">
            <text:p>0.7911527157</text:p>
          </table:table-cell>
          <table:table-cell table:formula="of:=[.D8]/([.E8]-[.E7])" office:value-type="float" office:value="24158.8477791512" calcext:value-type="float">
            <text:p>24158.84777915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6077928.80944" calcext:value-type="float">
            <text:p>1456077928.80944</text:p>
          </table:table-cell>
          <table:table-cell office:value-type="float" office:value="1456077928.8105" calcext:value-type="float">
            <text:p>1456077928.8105</text:p>
          </table:table-cell>
          <table:table-cell office:value-type="float" office:value="6088" calcext:value-type="float">
            <text:p>6088</text:p>
          </table:table-cell>
          <table:table-cell table:formula="of:=[.B9]-[.B$2]" office:value-type="float" office:value="0.886327028274536" calcext:value-type="float">
            <text:p>0.8863270283</text:p>
          </table:table-cell>
          <table:table-cell table:formula="of:=[.D9]/([.E9]-[.E8])" office:value-type="float" office:value="63966.8397304542" calcext:value-type="float">
            <text:p>63966.83973045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6077928.9317" calcext:value-type="float">
            <text:p>1456077928.9317</text:p>
          </table:table-cell>
          <table:table-cell office:value-type="float" office:value="1456077928.93268" calcext:value-type="float">
            <text:p>1456077928.93268</text:p>
          </table:table-cell>
          <table:table-cell office:value-type="float" office:value="5968" calcext:value-type="float">
            <text:p>5968</text:p>
          </table:table-cell>
          <table:table-cell table:formula="of:=[.B10]-[.B$2]" office:value-type="float" office:value="1.00859355926514" calcext:value-type="float">
            <text:p>1.0085935593</text:p>
          </table:table-cell>
          <table:table-cell table:formula="of:=[.D10]/([.E10]-[.E9])" office:value-type="float" office:value="48811.3954951319" calcext:value-type="float">
            <text:p>48811.39549513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6077929.02303" calcext:value-type="float">
            <text:p>1456077929.02303</text:p>
          </table:table-cell>
          <table:table-cell office:value-type="float" office:value="1456077929.02405" calcext:value-type="float">
            <text:p>1456077929.02405</text:p>
          </table:table-cell>
          <table:table-cell office:value-type="float" office:value="5840" calcext:value-type="float">
            <text:p>5840</text:p>
          </table:table-cell>
          <table:table-cell table:formula="of:=[.B11]-[.B$2]" office:value-type="float" office:value="1.09992170333862" calcext:value-type="float">
            <text:p>1.0999217033</text:p>
          </table:table-cell>
          <table:table-cell table:formula="of:=[.D11]/([.E11]-[.E10])" office:value-type="float" office:value="63945.2389977497" calcext:value-type="float">
            <text:p>63945.23899774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6077929.11267" calcext:value-type="float">
            <text:p>1456077929.11267</text:p>
          </table:table-cell>
          <table:table-cell office:value-type="float" office:value="1456077929.11356" calcext:value-type="float">
            <text:p>1456077929.11356</text:p>
          </table:table-cell>
          <table:table-cell office:value-type="float" office:value="5720" calcext:value-type="float">
            <text:p>5720</text:p>
          </table:table-cell>
          <table:table-cell table:formula="of:=[.B12]-[.B$2]" office:value-type="float" office:value="1.18955755233765" calcext:value-type="float">
            <text:p>1.1895575523</text:p>
          </table:table-cell>
          <table:table-cell table:formula="of:=[.D12]/([.E12]-[.E11])" office:value-type="float" office:value="63813.7538035961" calcext:value-type="float">
            <text:p>63813.75380359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6077929.20208" calcext:value-type="float">
            <text:p>1456077929.20208</text:p>
          </table:table-cell>
          <table:table-cell office:value-type="float" office:value="1456077929.20299" calcext:value-type="float">
            <text:p>1456077929.20299</text:p>
          </table:table-cell>
          <table:table-cell office:value-type="float" office:value="5592" calcext:value-type="float">
            <text:p>5592</text:p>
          </table:table-cell>
          <table:table-cell table:formula="of:=[.B13]-[.B$2]" office:value-type="float" office:value="1.27896451950073" calcext:value-type="float">
            <text:p>1.2789645195</text:p>
          </table:table-cell>
          <table:table-cell table:formula="of:=[.D13]/([.E13]-[.E12])" office:value-type="float" office:value="62545.461248" calcext:value-type="float">
            <text:p>62545.4612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6077929.28709" calcext:value-type="float">
            <text:p>1456077929.28709</text:p>
          </table:table-cell>
          <table:table-cell office:value-type="float" office:value="1456077929.28797" calcext:value-type="float">
            <text:p>1456077929.28797</text:p>
          </table:table-cell>
          <table:table-cell office:value-type="float" office:value="5472" calcext:value-type="float">
            <text:p>5472</text:p>
          </table:table-cell>
          <table:table-cell table:formula="of:=[.B14]-[.B$2]" office:value-type="float" office:value="1.36398315429688" calcext:value-type="float">
            <text:p>1.3639831543</text:p>
          </table:table-cell>
          <table:table-cell table:formula="of:=[.D14]/([.E14]-[.E13])" office:value-type="float" office:value="64362.3602416193" calcext:value-type="float">
            <text:p>64362.36024161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6077929.37117" calcext:value-type="float">
            <text:p>1456077929.37117</text:p>
          </table:table-cell>
          <table:table-cell office:value-type="float" office:value="1456077929.37205" calcext:value-type="float">
            <text:p>1456077929.37205</text:p>
          </table:table-cell>
          <table:table-cell office:value-type="float" office:value="5360" calcext:value-type="float">
            <text:p>5360</text:p>
          </table:table-cell>
          <table:table-cell table:formula="of:=[.B15]-[.B$2]" office:value-type="float" office:value="1.44805526733398" calcext:value-type="float">
            <text:p>1.4480552673</text:p>
          </table:table-cell>
          <table:table-cell table:formula="of:=[.D15]/([.E15]-[.E14])" office:value-type="float" office:value="63754.7910522256" calcext:value-type="float">
            <text:p>63754.79105222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6077929.45399" calcext:value-type="float">
            <text:p>1456077929.45399</text:p>
          </table:table-cell>
          <table:table-cell office:value-type="float" office:value="1456077929.45489" calcext:value-type="float">
            <text:p>1456077929.45489</text:p>
          </table:table-cell>
          <table:table-cell office:value-type="float" office:value="5248" calcext:value-type="float">
            <text:p>5248</text:p>
          </table:table-cell>
          <table:table-cell table:formula="of:=[.B16]-[.B$2]" office:value-type="float" office:value="1.53088045120239" calcext:value-type="float">
            <text:p>1.5308804512</text:p>
          </table:table-cell>
          <table:table-cell table:formula="of:=[.D16]/([.E16]-[.E15])" office:value-type="float" office:value="63362.3706569486" calcext:value-type="float">
            <text:p>63362.37065694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6077929.53518" calcext:value-type="float">
            <text:p>1456077929.53518</text:p>
          </table:table-cell>
          <table:table-cell office:value-type="float" office:value="1456077929.53623" calcext:value-type="float">
            <text:p>1456077929.53623</text:p>
          </table:table-cell>
          <table:table-cell office:value-type="float" office:value="5136" calcext:value-type="float">
            <text:p>5136</text:p>
          </table:table-cell>
          <table:table-cell table:formula="of:=[.B17]-[.B$2]" office:value-type="float" office:value="1.61206603050232" calcext:value-type="float">
            <text:p>1.6120660305</text:p>
          </table:table-cell>
          <table:table-cell table:formula="of:=[.D17]/([.E17]-[.E16])" office:value-type="float" office:value="63262.4666140017" calcext:value-type="float">
            <text:p>63262.46661400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6077929.61501" calcext:value-type="float">
            <text:p>1456077929.61501</text:p>
          </table:table-cell>
          <table:table-cell office:value-type="float" office:value="1456077929.61608" calcext:value-type="float">
            <text:p>1456077929.61608</text:p>
          </table:table-cell>
          <table:table-cell office:value-type="float" office:value="5032" calcext:value-type="float">
            <text:p>5032</text:p>
          </table:table-cell>
          <table:table-cell table:formula="of:=[.B18]-[.B$2]" office:value-type="float" office:value="1.69189810752869" calcext:value-type="float">
            <text:p>1.6918981075</text:p>
          </table:table-cell>
          <table:table-cell table:formula="of:=[.D18]/([.E18]-[.E17])" office:value-type="float" office:value="63032.3071556564" calcext:value-type="float">
            <text:p>63032.30715565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56077929.69256" calcext:value-type="float">
            <text:p>1456077929.69256</text:p>
          </table:table-cell>
          <table:table-cell office:value-type="float" office:value="1456077929.69343" calcext:value-type="float">
            <text:p>1456077929.69343</text:p>
          </table:table-cell>
          <table:table-cell office:value-type="float" office:value="4936" calcext:value-type="float">
            <text:p>4936</text:p>
          </table:table-cell>
          <table:table-cell table:formula="of:=[.B19]-[.B$2]" office:value-type="float" office:value="1.76945209503174" calcext:value-type="float">
            <text:p>1.769452095</text:p>
          </table:table-cell>
          <table:table-cell table:formula="of:=[.D19]/([.E19]-[.E18])" office:value-type="float" office:value="63645.9859630785" calcext:value-type="float">
            <text:p>63645.98596307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6077929.76932" calcext:value-type="float">
            <text:p>1456077929.76932</text:p>
          </table:table-cell>
          <table:table-cell office:value-type="float" office:value="1456077929.7702" calcext:value-type="float">
            <text:p>1456077929.7702</text:p>
          </table:table-cell>
          <table:table-cell office:value-type="float" office:value="4840" calcext:value-type="float">
            <text:p>4840</text:p>
          </table:table-cell>
          <table:table-cell table:formula="of:=[.B20]-[.B$2]" office:value-type="float" office:value="1.84620833396912" calcext:value-type="float">
            <text:p>1.846208334</text:p>
          </table:table-cell>
          <table:table-cell table:formula="of:=[.D20]/([.E20]-[.E19])" office:value-type="float" office:value="63056.7634241269" calcext:value-type="float">
            <text:p>63056.76342412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6077929.84459" calcext:value-type="float">
            <text:p>1456077929.84459</text:p>
          </table:table-cell>
          <table:table-cell office:value-type="float" office:value="1456077929.8455" calcext:value-type="float">
            <text:p>1456077929.8455</text:p>
          </table:table-cell>
          <table:table-cell office:value-type="float" office:value="4752" calcext:value-type="float">
            <text:p>4752</text:p>
          </table:table-cell>
          <table:table-cell table:formula="of:=[.B21]-[.B$2]" office:value-type="float" office:value="1.92148184776306" calcext:value-type="float">
            <text:p>1.9214818478</text:p>
          </table:table-cell>
          <table:table-cell table:formula="of:=[.D21]/([.E21]-[.E20])" office:value-type="float" office:value="63129.7751425314" calcext:value-type="float">
            <text:p>63129.77514253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6077929.91871" calcext:value-type="float">
            <text:p>1456077929.91871</text:p>
          </table:table-cell>
          <table:table-cell office:value-type="float" office:value="1456077929.91959" calcext:value-type="float">
            <text:p>1456077929.91959</text:p>
          </table:table-cell>
          <table:table-cell office:value-type="float" office:value="4672" calcext:value-type="float">
            <text:p>4672</text:p>
          </table:table-cell>
          <table:table-cell table:formula="of:=[.B22]-[.B$2]" office:value-type="float" office:value="1.99559760093689" calcext:value-type="float">
            <text:p>1.9955976009</text:p>
          </table:table-cell>
          <table:table-cell table:formula="of:=[.D22]/([.E22]-[.E21])" office:value-type="float" office:value="63036.5313706315" calcext:value-type="float">
            <text:p>63036.53137063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56077929.9916" calcext:value-type="float">
            <text:p>1456077929.9916</text:p>
          </table:table-cell>
          <table:table-cell office:value-type="float" office:value="1456077929.99259" calcext:value-type="float">
            <text:p>1456077929.99259</text:p>
          </table:table-cell>
          <table:table-cell office:value-type="float" office:value="4600" calcext:value-type="float">
            <text:p>4600</text:p>
          </table:table-cell>
          <table:table-cell table:formula="of:=[.B23]-[.B$2]" office:value-type="float" office:value="2.0684916973114" calcext:value-type="float">
            <text:p>2.0684916973</text:p>
          </table:table-cell>
          <table:table-cell table:formula="of:=[.D23]/([.E23]-[.E22])" office:value-type="float" office:value="63105.2475959966" calcext:value-type="float">
            <text:p>63105.24759599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56077930.0635" calcext:value-type="float">
            <text:p>1456077930.0635</text:p>
          </table:table-cell>
          <table:table-cell office:value-type="float" office:value="1456077930.06437" calcext:value-type="float">
            <text:p>1456077930.06437</text:p>
          </table:table-cell>
          <table:table-cell office:value-type="float" office:value="4536" calcext:value-type="float">
            <text:p>4536</text:p>
          </table:table-cell>
          <table:table-cell table:formula="of:=[.B24]-[.B$2]" office:value-type="float" office:value="2.14038419723511" calcext:value-type="float">
            <text:p>2.1403841972</text:p>
          </table:table-cell>
          <table:table-cell table:formula="of:=[.D24]/([.E24]-[.E23])" office:value-type="float" office:value="63094.2032174943" calcext:value-type="float">
            <text:p>63094.20321749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56077930.13457" calcext:value-type="float">
            <text:p>1456077930.13457</text:p>
          </table:table-cell>
          <table:table-cell office:value-type="float" office:value="1456077930.13546" calcext:value-type="float">
            <text:p>1456077930.13546</text:p>
          </table:table-cell>
          <table:table-cell office:value-type="float" office:value="4472" calcext:value-type="float">
            <text:p>4472</text:p>
          </table:table-cell>
          <table:table-cell table:formula="of:=[.B25]-[.B$2]" office:value-type="float" office:value="2.21145868301392" calcext:value-type="float">
            <text:p>2.211458683</text:p>
          </table:table-cell>
          <table:table-cell table:formula="of:=[.D25]/([.E25]-[.E24])" office:value-type="float" office:value="62919.9065036832" calcext:value-type="float">
            <text:p>62919.90650368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56077930.20451" calcext:value-type="float">
            <text:p>1456077930.20451</text:p>
          </table:table-cell>
          <table:table-cell office:value-type="float" office:value="1456077930.20548" calcext:value-type="float">
            <text:p>1456077930.20548</text:p>
          </table:table-cell>
          <table:table-cell office:value-type="float" office:value="4424" calcext:value-type="float">
            <text:p>4424</text:p>
          </table:table-cell>
          <table:table-cell table:formula="of:=[.B26]-[.B$2]" office:value-type="float" office:value="2.28139495849609" calcext:value-type="float">
            <text:p>2.2813949585</text:p>
          </table:table-cell>
          <table:table-cell table:formula="of:=[.D26]/([.E26]-[.E25])" office:value-type="float" office:value="63257.5865600306" calcext:value-type="float">
            <text:p>63257.58656003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6077930.30114" calcext:value-type="float">
            <text:p>1456077930.30114</text:p>
          </table:table-cell>
          <table:table-cell office:value-type="float" office:value="1456077930.30203" calcext:value-type="float">
            <text:p>1456077930.30203</text:p>
          </table:table-cell>
          <table:table-cell office:value-type="float" office:value="4376" calcext:value-type="float">
            <text:p>4376</text:p>
          </table:table-cell>
          <table:table-cell table:formula="of:=[.B27]-[.B$2]" office:value-type="float" office:value="2.37802410125732" calcext:value-type="float">
            <text:p>2.3780241013</text:p>
          </table:table-cell>
          <table:table-cell table:formula="of:=[.D27]/([.E27]-[.E26])" office:value-type="float" office:value="45286.5447726577" calcext:value-type="float">
            <text:p>45286.54477265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56077930.40114" calcext:value-type="float">
            <text:p>1456077930.40114</text:p>
          </table:table-cell>
          <table:table-cell office:value-type="float" office:value="1456077930.40204" calcext:value-type="float">
            <text:p>1456077930.40204</text:p>
          </table:table-cell>
          <table:table-cell office:value-type="float" office:value="4344" calcext:value-type="float">
            <text:p>4344</text:p>
          </table:table-cell>
          <table:table-cell table:formula="of:=[.B28]-[.B$2]" office:value-type="float" office:value="2.47803330421448" calcext:value-type="float">
            <text:p>2.4780333042</text:p>
          </table:table-cell>
          <table:table-cell table:formula="of:=[.D28]/([.E28]-[.E27])" office:value-type="float" office:value="43436.0026032913" calcext:value-type="float">
            <text:p>43436.00260329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56077930.50132" calcext:value-type="float">
            <text:p>1456077930.50132</text:p>
          </table:table-cell>
          <table:table-cell office:value-type="float" office:value="1456077930.5022" calcext:value-type="float">
            <text:p>1456077930.5022</text:p>
          </table:table-cell>
          <table:table-cell office:value-type="float" office:value="4320" calcext:value-type="float">
            <text:p>4320</text:p>
          </table:table-cell>
          <table:table-cell table:formula="of:=[.B29]-[.B$2]" office:value-type="float" office:value="2.57821226119995" calcext:value-type="float">
            <text:p>2.5782122612</text:p>
          </table:table-cell>
          <table:table-cell table:formula="of:=[.D29]/([.E29]-[.E28])" office:value-type="float" office:value="43122.8286857331" calcext:value-type="float">
            <text:p>43122.82868573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6077930.60154" calcext:value-type="float">
            <text:p>1456077930.60154</text:p>
          </table:table-cell>
          <table:table-cell office:value-type="float" office:value="1456077930.60251" calcext:value-type="float">
            <text:p>1456077930.60251</text:p>
          </table:table-cell>
          <table:table-cell office:value-type="float" office:value="4304" calcext:value-type="float">
            <text:p>4304</text:p>
          </table:table-cell>
          <table:table-cell table:formula="of:=[.B30]-[.B$2]" office:value-type="float" office:value="2.67843174934387" calcext:value-type="float">
            <text:p>2.6784317493</text:p>
          </table:table-cell>
          <table:table-cell table:formula="of:=[.D30]/([.E30]-[.E29])" office:value-type="float" office:value="42945.7391941497" calcext:value-type="float">
            <text:p>42945.739194149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6077930.70068" calcext:value-type="float">
            <text:p>1456077930.70068</text:p>
          </table:table-cell>
          <table:table-cell office:value-type="float" office:value="1456077930.70159" calcext:value-type="float">
            <text:p>1456077930.70159</text:p>
          </table:table-cell>
          <table:table-cell office:value-type="float" office:value="4296" calcext:value-type="float">
            <text:p>4296</text:p>
          </table:table-cell>
          <table:table-cell table:formula="of:=[.B31]-[.B$2]" office:value-type="float" office:value="2.77756857872009" calcext:value-type="float">
            <text:p>2.7775685787</text:p>
          </table:table-cell>
          <table:table-cell table:formula="of:=[.D31]/([.E31]-[.E30])" office:value-type="float" office:value="43334.0467617421" calcext:value-type="float">
            <text:p>43334.04676174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6077930.80069" calcext:value-type="float">
            <text:p>1456077930.80069</text:p>
          </table:table-cell>
          <table:table-cell office:value-type="float" office:value="1456077930.80158" calcext:value-type="float">
            <text:p>1456077930.80158</text:p>
          </table:table-cell>
          <table:table-cell office:value-type="float" office:value="4296" calcext:value-type="float">
            <text:p>4296</text:p>
          </table:table-cell>
          <table:table-cell table:formula="of:=[.B32]-[.B$2]" office:value-type="float" office:value="2.87758255004883" calcext:value-type="float">
            <text:p>2.87758255</text:p>
          </table:table-cell>
          <table:table-cell table:formula="of:=[.D32]/([.E32]-[.E31])" office:value-type="float" office:value="42953.9987556289" calcext:value-type="float">
            <text:p>42953.99875562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56077930.90108" calcext:value-type="float">
            <text:p>1456077930.90108</text:p>
          </table:table-cell>
          <table:table-cell office:value-type="float" office:value="1456077930.90197" calcext:value-type="float">
            <text:p>1456077930.90197</text:p>
          </table:table-cell>
          <table:table-cell office:value-type="float" office:value="4304" calcext:value-type="float">
            <text:p>4304</text:p>
          </table:table-cell>
          <table:table-cell table:formula="of:=[.B33]-[.B$2]" office:value-type="float" office:value="2.97796607017517" calcext:value-type="float">
            <text:p>2.9779660702</text:p>
          </table:table-cell>
          <table:table-cell table:formula="of:=[.D33]/([.E33]-[.E32])" office:value-type="float" office:value="42875.563584371" calcext:value-type="float">
            <text:p>42875.5635843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6077931.0013" calcext:value-type="float">
            <text:p>1456077931.0013</text:p>
          </table:table-cell>
          <table:table-cell office:value-type="float" office:value="1456077931.00222" calcext:value-type="float">
            <text:p>1456077931.00222</text:p>
          </table:table-cell>
          <table:table-cell office:value-type="float" office:value="4320" calcext:value-type="float">
            <text:p>4320</text:p>
          </table:table-cell>
          <table:table-cell table:formula="of:=[.B34]-[.B$2]" office:value-type="float" office:value="3.07819271087646" calcext:value-type="float">
            <text:p>3.0781927109</text:p>
          </table:table-cell>
          <table:table-cell table:formula="of:=[.D34]/([.E34]-[.E33])" office:value-type="float" office:value="43102.3126164123" calcext:value-type="float">
            <text:p>43102.31261641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6077931.10133" calcext:value-type="float">
            <text:p>1456077931.10133</text:p>
          </table:table-cell>
          <table:table-cell office:value-type="float" office:value="1456077931.10222" calcext:value-type="float">
            <text:p>1456077931.10222</text:p>
          </table:table-cell>
          <table:table-cell office:value-type="float" office:value="4344" calcext:value-type="float">
            <text:p>4344</text:p>
          </table:table-cell>
          <table:table-cell table:formula="of:=[.B35]-[.B$2]" office:value-type="float" office:value="3.1782238483429" calcext:value-type="float">
            <text:p>3.1782238483</text:p>
          </table:table-cell>
          <table:table-cell table:formula="of:=[.D35]/([.E35]-[.E34])" office:value-type="float" office:value="43426.4780949612" calcext:value-type="float">
            <text:p>43426.47809496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56077931.20163" calcext:value-type="float">
            <text:p>1456077931.20163</text:p>
          </table:table-cell>
          <table:table-cell office:value-type="float" office:value="1456077931.20251" calcext:value-type="float">
            <text:p>1456077931.20251</text:p>
          </table:table-cell>
          <table:table-cell office:value-type="float" office:value="4384" calcext:value-type="float">
            <text:p>4384</text:p>
          </table:table-cell>
          <table:table-cell table:formula="of:=[.B36]-[.B$2]" office:value-type="float" office:value="3.27851629257202" calcext:value-type="float">
            <text:p>3.2785162926</text:p>
          </table:table-cell>
          <table:table-cell table:formula="of:=[.D36]/([.E36]-[.E35])" office:value-type="float" office:value="43712.1662922524" calcext:value-type="float">
            <text:p>43712.16629225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56077931.3006" calcext:value-type="float">
            <text:p>1456077931.3006</text:p>
          </table:table-cell>
          <table:table-cell office:value-type="float" office:value="1456077931.3015" calcext:value-type="float">
            <text:p>1456077931.3015</text:p>
          </table:table-cell>
          <table:table-cell office:value-type="float" office:value="4424" calcext:value-type="float">
            <text:p>4424</text:p>
          </table:table-cell>
          <table:table-cell table:formula="of:=[.B37]-[.B$2]" office:value-type="float" office:value="3.37749314308166" calcext:value-type="float">
            <text:p>3.3774931431</text:p>
          </table:table-cell>
          <table:table-cell table:formula="of:=[.D37]/([.E37]-[.E36])" office:value-type="float" office:value="44697.3204059363" calcext:value-type="float">
            <text:p>44697.320405936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56077931.40076" calcext:value-type="float">
            <text:p>1456077931.40076</text:p>
          </table:table-cell>
          <table:table-cell office:value-type="float" office:value="1456077931.40165" calcext:value-type="float">
            <text:p>1456077931.40165</text:p>
          </table:table-cell>
          <table:table-cell office:value-type="float" office:value="4472" calcext:value-type="float">
            <text:p>4472</text:p>
          </table:table-cell>
          <table:table-cell table:formula="of:=[.B38]-[.B$2]" office:value-type="float" office:value="3.4776463508606" calcext:value-type="float">
            <text:p>3.4776463509</text:p>
          </table:table-cell>
          <table:table-cell table:formula="of:=[.D38]/([.E38]-[.E37])" office:value-type="float" office:value="44651.5902902591" calcext:value-type="float">
            <text:p>44651.59029025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6077931.50086" calcext:value-type="float">
            <text:p>1456077931.50086</text:p>
          </table:table-cell>
          <table:table-cell office:value-type="float" office:value="1456077931.50175" calcext:value-type="float">
            <text:p>1456077931.50175</text:p>
          </table:table-cell>
          <table:table-cell office:value-type="float" office:value="4536" calcext:value-type="float">
            <text:p>4536</text:p>
          </table:table-cell>
          <table:table-cell table:formula="of:=[.B39]-[.B$2]" office:value-type="float" office:value="3.57774829864502" calcext:value-type="float">
            <text:p>3.5777482986</text:p>
          </table:table-cell>
          <table:table-cell table:formula="of:=[.D39]/([.E39]-[.E38])" office:value-type="float" office:value="45313.8035812108" calcext:value-type="float">
            <text:p>45313.80358121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56077931.60097" calcext:value-type="float">
            <text:p>1456077931.60097</text:p>
          </table:table-cell>
          <table:table-cell office:value-type="float" office:value="1456077931.60185" calcext:value-type="float">
            <text:p>1456077931.60185</text:p>
          </table:table-cell>
          <table:table-cell office:value-type="float" office:value="4600" calcext:value-type="float">
            <text:p>4600</text:p>
          </table:table-cell>
          <table:table-cell table:formula="of:=[.B40]-[.B$2]" office:value-type="float" office:value="3.67785549163818" calcext:value-type="float">
            <text:p>3.6778554916</text:p>
          </table:table-cell>
          <table:table-cell table:formula="of:=[.D40]/([.E40]-[.E39])" office:value-type="float" office:value="45950.7440221016" calcext:value-type="float">
            <text:p>45950.74402210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56077931.70115" calcext:value-type="float">
            <text:p>1456077931.70115</text:p>
          </table:table-cell>
          <table:table-cell office:value-type="float" office:value="1456077931.70207" calcext:value-type="float">
            <text:p>1456077931.70207</text:p>
          </table:table-cell>
          <table:table-cell office:value-type="float" office:value="4672" calcext:value-type="float">
            <text:p>4672</text:p>
          </table:table-cell>
          <table:table-cell table:formula="of:=[.B41]-[.B$2]" office:value-type="float" office:value="3.77803683280945" calcext:value-type="float">
            <text:p>3.7780368328</text:p>
          </table:table-cell>
          <table:table-cell table:formula="of:=[.D41]/([.E41]-[.E40])" office:value-type="float" office:value="46635.4307636289" calcext:value-type="float">
            <text:p>46635.43076362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56077931.80134" calcext:value-type="float">
            <text:p>1456077931.80134</text:p>
          </table:table-cell>
          <table:table-cell office:value-type="float" office:value="1456077931.80222" calcext:value-type="float">
            <text:p>1456077931.80222</text:p>
          </table:table-cell>
          <table:table-cell office:value-type="float" office:value="4752" calcext:value-type="float">
            <text:p>4752</text:p>
          </table:table-cell>
          <table:table-cell table:formula="of:=[.B42]-[.B$2]" office:value-type="float" office:value="3.87822437286377" calcext:value-type="float">
            <text:p>3.8782243729</text:p>
          </table:table-cell>
          <table:table-cell table:formula="of:=[.D42]/([.E42]-[.E41])" office:value-type="float" office:value="47431.0477872147" calcext:value-type="float">
            <text:p>47431.04778721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56077931.90155" calcext:value-type="float">
            <text:p>1456077931.90155</text:p>
          </table:table-cell>
          <table:table-cell office:value-type="float" office:value="1456077931.90244" calcext:value-type="float">
            <text:p>1456077931.90244</text:p>
          </table:table-cell>
          <table:table-cell office:value-type="float" office:value="4840" calcext:value-type="float">
            <text:p>4840</text:p>
          </table:table-cell>
          <table:table-cell table:formula="of:=[.B43]-[.B$2]" office:value-type="float" office:value="3.97844338417053" calcext:value-type="float">
            <text:p>3.9784433842</text:p>
          </table:table-cell>
          <table:table-cell table:formula="of:=[.D43]/([.E43]-[.E42])" office:value-type="float" office:value="48294.2301754019" calcext:value-type="float">
            <text:p>48294.23017540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56077932.00064" calcext:value-type="float">
            <text:p>1456077932.00064</text:p>
          </table:table-cell>
          <table:table-cell office:value-type="float" office:value="1456077932.00165" calcext:value-type="float">
            <text:p>1456077932.00165</text:p>
          </table:table-cell>
          <table:table-cell office:value-type="float" office:value="4936" calcext:value-type="float">
            <text:p>4936</text:p>
          </table:table-cell>
          <table:table-cell table:formula="of:=[.B44]-[.B$2]" office:value-type="float" office:value="4.07753038406372" calcext:value-type="float">
            <text:p>4.0775303841</text:p>
          </table:table-cell>
          <table:table-cell table:formula="of:=[.D44]/([.E44]-[.E43])" office:value-type="float" office:value="49814.8092617679" calcext:value-type="float">
            <text:p>49814.809261767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56077932.10082" calcext:value-type="float">
            <text:p>1456077932.10082</text:p>
          </table:table-cell>
          <table:table-cell office:value-type="float" office:value="1456077932.10172" calcext:value-type="float">
            <text:p>1456077932.10172</text:p>
          </table:table-cell>
          <table:table-cell office:value-type="float" office:value="5032" calcext:value-type="float">
            <text:p>5032</text:p>
          </table:table-cell>
          <table:table-cell table:formula="of:=[.B45]-[.B$2]" office:value-type="float" office:value="4.17770409584045" calcext:value-type="float">
            <text:p>4.1777040958</text:p>
          </table:table-cell>
          <table:table-cell table:formula="of:=[.D45]/([.E45]-[.E44])" office:value-type="float" office:value="50232.7398151652" calcext:value-type="float">
            <text:p>50232.73981516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56077932.20101" calcext:value-type="float">
            <text:p>1456077932.20101</text:p>
          </table:table-cell>
          <table:table-cell office:value-type="float" office:value="1456077932.20191" calcext:value-type="float">
            <text:p>1456077932.20191</text:p>
          </table:table-cell>
          <table:table-cell office:value-type="float" office:value="5136" calcext:value-type="float">
            <text:p>5136</text:p>
          </table:table-cell>
          <table:table-cell table:formula="of:=[.B46]-[.B$2]" office:value-type="float" office:value="4.27789735794067" calcext:value-type="float">
            <text:p>4.2778973579</text:p>
          </table:table-cell>
          <table:table-cell table:formula="of:=[.D46]/([.E46]-[.E45])" office:value-type="float" office:value="51260.9320461354" calcext:value-type="float">
            <text:p>51260.93204613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6077932.30121" calcext:value-type="float">
            <text:p>1456077932.30121</text:p>
          </table:table-cell>
          <table:table-cell office:value-type="float" office:value="1456077932.30218" calcext:value-type="float">
            <text:p>1456077932.30218</text:p>
          </table:table-cell>
          <table:table-cell office:value-type="float" office:value="5248" calcext:value-type="float">
            <text:p>5248</text:p>
          </table:table-cell>
          <table:table-cell table:formula="of:=[.B47]-[.B$2]" office:value-type="float" office:value="4.37810277938843" calcext:value-type="float">
            <text:p>4.3781027794</text:p>
          </table:table-cell>
          <table:table-cell table:formula="of:=[.D47]/([.E47]-[.E46])" office:value-type="float" office:value="52372.4158251882" calcext:value-type="float">
            <text:p>52372.415825188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56077932.40155" calcext:value-type="float">
            <text:p>1456077932.40155</text:p>
          </table:table-cell>
          <table:table-cell office:value-type="float" office:value="1456077932.40244" calcext:value-type="float">
            <text:p>1456077932.40244</text:p>
          </table:table-cell>
          <table:table-cell office:value-type="float" office:value="5360" calcext:value-type="float">
            <text:p>5360</text:p>
          </table:table-cell>
          <table:table-cell table:formula="of:=[.B48]-[.B$2]" office:value-type="float" office:value="4.47843766212463" calcext:value-type="float">
            <text:p>4.4784376621</text:p>
          </table:table-cell>
          <table:table-cell table:formula="of:=[.D48]/([.E48]-[.E47])" office:value-type="float" office:value="53421.1019520715" calcext:value-type="float">
            <text:p>53421.10195207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6077932.50155" calcext:value-type="float">
            <text:p>1456077932.50155</text:p>
          </table:table-cell>
          <table:table-cell office:value-type="float" office:value="1456077932.50254" calcext:value-type="float">
            <text:p>1456077932.50254</text:p>
          </table:table-cell>
          <table:table-cell office:value-type="float" office:value="5480" calcext:value-type="float">
            <text:p>5480</text:p>
          </table:table-cell>
          <table:table-cell table:formula="of:=[.B49]-[.B$2]" office:value-type="float" office:value="4.57843518257141" calcext:value-type="float">
            <text:p>4.5784351826</text:p>
          </table:table-cell>
          <table:table-cell table:formula="of:=[.D49]/([.E49]-[.E48])" office:value-type="float" office:value="54801.3588288589" calcext:value-type="float">
            <text:p>54801.35882885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6077932.6008" calcext:value-type="float">
            <text:p>1456077932.6008</text:p>
          </table:table-cell>
          <table:table-cell office:value-type="float" office:value="1456077932.60169" calcext:value-type="float">
            <text:p>1456077932.60169</text:p>
          </table:table-cell>
          <table:table-cell office:value-type="float" office:value="5600" calcext:value-type="float">
            <text:p>5600</text:p>
          </table:table-cell>
          <table:table-cell table:formula="of:=[.B50]-[.B$2]" office:value-type="float" office:value="4.67769312858582" calcext:value-type="float">
            <text:p>4.6776931286</text:p>
          </table:table-cell>
          <table:table-cell table:formula="of:=[.D50]/([.E50]-[.E49])" office:value-type="float" office:value="56418.6568920873" calcext:value-type="float">
            <text:p>56418.656892087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56077932.70093" calcext:value-type="float">
            <text:p>1456077932.70093</text:p>
          </table:table-cell>
          <table:table-cell office:value-type="float" office:value="1456077932.70185" calcext:value-type="float">
            <text:p>1456077932.70185</text:p>
          </table:table-cell>
          <table:table-cell office:value-type="float" office:value="5720" calcext:value-type="float">
            <text:p>5720</text:p>
          </table:table-cell>
          <table:table-cell table:formula="of:=[.B51]-[.B$2]" office:value-type="float" office:value="4.77781653404236" calcext:value-type="float">
            <text:p>4.777816534</text:p>
          </table:table-cell>
          <table:table-cell table:formula="of:=[.D51]/([.E51]-[.E50])" office:value-type="float" office:value="57129.4990808386" calcext:value-type="float">
            <text:p>57129.49908083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6077932.80121" calcext:value-type="float">
            <text:p>1456077932.80121</text:p>
          </table:table-cell>
          <table:table-cell office:value-type="float" office:value="1456077932.80211" calcext:value-type="float">
            <text:p>1456077932.80211</text:p>
          </table:table-cell>
          <table:table-cell office:value-type="float" office:value="5840" calcext:value-type="float">
            <text:p>5840</text:p>
          </table:table-cell>
          <table:table-cell table:formula="of:=[.B52]-[.B$2]" office:value-type="float" office:value="4.87809920310974" calcext:value-type="float">
            <text:p>4.8780992031</text:p>
          </table:table-cell>
          <table:table-cell table:formula="of:=[.D52]/([.E52]-[.E51])" office:value-type="float" office:value="58235.3865758792" calcext:value-type="float">
            <text:p>58235.38657587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56077932.90118" calcext:value-type="float">
            <text:p>1456077932.90118</text:p>
          </table:table-cell>
          <table:table-cell office:value-type="float" office:value="1456077932.90219" calcext:value-type="float">
            <text:p>1456077932.90219</text:p>
          </table:table-cell>
          <table:table-cell office:value-type="float" office:value="5968" calcext:value-type="float">
            <text:p>5968</text:p>
          </table:table-cell>
          <table:table-cell table:formula="of:=[.B53]-[.B$2]" office:value-type="float" office:value="4.97806763648987" calcext:value-type="float">
            <text:p>4.9780676365</text:p>
          </table:table-cell>
          <table:table-cell table:formula="of:=[.D53]/([.E53]-[.E52])" office:value-type="float" office:value="59698.8449074405" calcext:value-type="float">
            <text:p>59698.84490744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56077933.00121" calcext:value-type="float">
            <text:p>1456077933.00121</text:p>
          </table:table-cell>
          <table:table-cell office:value-type="float" office:value="1456077933.00209" calcext:value-type="float">
            <text:p>1456077933.00209</text:p>
          </table:table-cell>
          <table:table-cell office:value-type="float" office:value="6096" calcext:value-type="float">
            <text:p>6096</text:p>
          </table:table-cell>
          <table:table-cell table:formula="of:=[.B54]-[.B$2]" office:value-type="float" office:value="5.07809543609619" calcext:value-type="float">
            <text:p>5.0780954361</text:p>
          </table:table-cell>
          <table:table-cell table:formula="of:=[.D54]/([.E54]-[.E53])" office:value-type="float" office:value="60943.0580697753" calcext:value-type="float">
            <text:p>60943.058069775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56077933.10128" calcext:value-type="float">
            <text:p>1456077933.10128</text:p>
          </table:table-cell>
          <table:table-cell office:value-type="float" office:value="1456077933.10217" calcext:value-type="float">
            <text:p>1456077933.10217</text:p>
          </table:table-cell>
          <table:table-cell office:value-type="float" office:value="6216" calcext:value-type="float">
            <text:p>6216</text:p>
          </table:table-cell>
          <table:table-cell table:formula="of:=[.B55]-[.B$2]" office:value-type="float" office:value="5.17817354202271" calcext:value-type="float">
            <text:p>5.178173542</text:p>
          </table:table-cell>
          <table:table-cell table:formula="of:=[.D55]/([.E55]-[.E54])" office:value-type="float" office:value="62111.487247414" calcext:value-type="float">
            <text:p>62111.4872474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56077933.20142" calcext:value-type="float">
            <text:p>1456077933.20142</text:p>
          </table:table-cell>
          <table:table-cell office:value-type="float" office:value="1456077933.20232" calcext:value-type="float">
            <text:p>1456077933.20232</text:p>
          </table:table-cell>
          <table:table-cell office:value-type="float" office:value="6344" calcext:value-type="float">
            <text:p>6344</text:p>
          </table:table-cell>
          <table:table-cell table:formula="of:=[.B56]-[.B$2]" office:value-type="float" office:value="5.27830672264099" calcext:value-type="float">
            <text:p>5.2783067226</text:p>
          </table:table-cell>
          <table:table-cell table:formula="of:=[.D56]/([.E56]-[.E55])" office:value-type="float" office:value="63355.6225901155" calcext:value-type="float">
            <text:p>63355.62259011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56077933.30162" calcext:value-type="float">
            <text:p>1456077933.30162</text:p>
          </table:table-cell>
          <table:table-cell office:value-type="float" office:value="1456077933.30252" calcext:value-type="float">
            <text:p>1456077933.30252</text:p>
          </table:table-cell>
          <table:table-cell office:value-type="float" office:value="6472" calcext:value-type="float">
            <text:p>6472</text:p>
          </table:table-cell>
          <table:table-cell table:formula="of:=[.B57]-[.B$2]" office:value-type="float" office:value="5.37851119041443" calcext:value-type="float">
            <text:p>5.3785111904</text:p>
          </table:table-cell>
          <table:table-cell table:formula="of:=[.D57]/([.E57]-[.E56])" office:value-type="float" office:value="64587.9384802802" calcext:value-type="float">
            <text:p>64587.938480280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56077933.40077" calcext:value-type="float">
            <text:p>1456077933.40077</text:p>
          </table:table-cell>
          <table:table-cell office:value-type="float" office:value="1456077933.40165" calcext:value-type="float">
            <text:p>1456077933.40165</text:p>
          </table:table-cell>
          <table:table-cell office:value-type="float" office:value="6592" calcext:value-type="float">
            <text:p>6592</text:p>
          </table:table-cell>
          <table:table-cell table:formula="of:=[.B58]-[.B$2]" office:value-type="float" office:value="5.47766160964966" calcext:value-type="float">
            <text:p>5.4776616096</text:p>
          </table:table-cell>
          <table:table-cell table:formula="of:=[.D58]/([.E58]-[.E57])" office:value-type="float" office:value="66484.842432797" calcext:value-type="float">
            <text:p>66484.84243279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6077933.50124" calcext:value-type="float">
            <text:p>1456077933.50124</text:p>
          </table:table-cell>
          <table:table-cell office:value-type="float" office:value="1456077933.50214" calcext:value-type="float">
            <text:p>1456077933.50214</text:p>
          </table:table-cell>
          <table:table-cell office:value-type="float" office:value="6712" calcext:value-type="float">
            <text:p>6712</text:p>
          </table:table-cell>
          <table:table-cell table:formula="of:=[.B59]-[.B$2]" office:value-type="float" office:value="5.57813286781311" calcext:value-type="float">
            <text:p>5.5781328678</text:p>
          </table:table-cell>
          <table:table-cell table:formula="of:=[.D59]/([.E59]-[.E58])" office:value-type="float" office:value="66805.1751584573" calcext:value-type="float">
            <text:p>66805.175158457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6077933.6021" calcext:value-type="float">
            <text:p>1456077933.6021</text:p>
          </table:table-cell>
          <table:table-cell office:value-type="float" office:value="1456077933.60299" calcext:value-type="float">
            <text:p>1456077933.60299</text:p>
          </table:table-cell>
          <table:table-cell office:value-type="float" office:value="6824" calcext:value-type="float">
            <text:p>6824</text:p>
          </table:table-cell>
          <table:table-cell table:formula="of:=[.B60]-[.B$2]" office:value-type="float" office:value="5.67899131774902" calcext:value-type="float">
            <text:p>5.6789913177</text:p>
          </table:table-cell>
          <table:table-cell table:formula="of:=[.D60]/([.E60]-[.E59])" office:value-type="float" office:value="67659.1798142453" calcext:value-type="float">
            <text:p>67659.179814245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56077933.70598" calcext:value-type="float">
            <text:p>1456077933.70598</text:p>
          </table:table-cell>
          <table:table-cell office:value-type="float" office:value="1456077933.70689" calcext:value-type="float">
            <text:p>1456077933.70689</text:p>
          </table:table-cell>
          <table:table-cell office:value-type="float" office:value="6936" calcext:value-type="float">
            <text:p>6936</text:p>
          </table:table-cell>
          <table:table-cell table:formula="of:=[.B61]-[.B$2]" office:value-type="float" office:value="5.78286457061768" calcext:value-type="float">
            <text:p>5.7828645706</text:p>
          </table:table-cell>
          <table:table-cell table:formula="of:=[.D61]/([.E61]-[.E60])" office:value-type="float" office:value="66773.6862806306" calcext:value-type="float">
            <text:p>66773.68628063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56077933.81131" calcext:value-type="float">
            <text:p>1456077933.81131</text:p>
          </table:table-cell>
          <table:table-cell office:value-type="float" office:value="1456077933.81231" calcext:value-type="float">
            <text:p>1456077933.81231</text:p>
          </table:table-cell>
          <table:table-cell office:value-type="float" office:value="7048" calcext:value-type="float">
            <text:p>7048</text:p>
          </table:table-cell>
          <table:table-cell table:formula="of:=[.B62]-[.B$2]" office:value-type="float" office:value="5.8881995677948" calcext:value-type="float">
            <text:p>5.8881995678</text:p>
          </table:table-cell>
          <table:table-cell table:formula="of:=[.D62]/([.E62]-[.E61])" office:value-type="float" office:value="66910.3354903838" calcext:value-type="float">
            <text:p>66910.335490383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56077933.91808" calcext:value-type="float">
            <text:p>1456077933.91808</text:p>
          </table:table-cell>
          <table:table-cell office:value-type="float" office:value="1456077933.91898" calcext:value-type="float">
            <text:p>1456077933.91898</text:p>
          </table:table-cell>
          <table:table-cell office:value-type="float" office:value="7152" calcext:value-type="float">
            <text:p>7152</text:p>
          </table:table-cell>
          <table:table-cell table:formula="of:=[.B63]-[.B$2]" office:value-type="float" office:value="5.9949676990509" calcext:value-type="float">
            <text:p>5.9949676991</text:p>
          </table:table-cell>
          <table:table-cell table:formula="of:=[.D63]/([.E63]-[.E62])" office:value-type="float" office:value="66986.2806050672" calcext:value-type="float">
            <text:p>66986.28060506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56077934.02631" calcext:value-type="float">
            <text:p>1456077934.02631</text:p>
          </table:table-cell>
          <table:table-cell office:value-type="float" office:value="1456077934.02726" calcext:value-type="float">
            <text:p>1456077934.02726</text:p>
          </table:table-cell>
          <table:table-cell office:value-type="float" office:value="7248" calcext:value-type="float">
            <text:p>7248</text:p>
          </table:table-cell>
          <table:table-cell table:formula="of:=[.B64]-[.B$2]" office:value-type="float" office:value="6.10319924354553" calcext:value-type="float">
            <text:p>6.1031992435</text:p>
          </table:table-cell>
          <table:table-cell table:formula="of:=[.D64]/([.E64]-[.E63])" office:value-type="float" office:value="66967.5373648547" calcext:value-type="float">
            <text:p>66967.537364854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56077934.13607" calcext:value-type="float">
            <text:p>1456077934.13607</text:p>
          </table:table-cell>
          <table:table-cell office:value-type="float" office:value="1456077934.13699" calcext:value-type="float">
            <text:p>1456077934.13699</text:p>
          </table:table-cell>
          <table:table-cell office:value-type="float" office:value="7344" calcext:value-type="float">
            <text:p>7344</text:p>
          </table:table-cell>
          <table:table-cell table:formula="of:=[.B65]-[.B$2]" office:value-type="float" office:value="6.21295809745789" calcext:value-type="float">
            <text:p>6.2129580975</text:p>
          </table:table-cell>
          <table:table-cell table:formula="of:=[.D65]/([.E65]-[.E64])" office:value-type="float" office:value="66910.319652795" calcext:value-type="float">
            <text:p>66910.3196527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56077934.24722" calcext:value-type="float">
            <text:p>1456077934.24722</text:p>
          </table:table-cell>
          <table:table-cell office:value-type="float" office:value="1456077934.24812" calcext:value-type="float">
            <text:p>1456077934.24812</text:p>
          </table:table-cell>
          <table:table-cell office:value-type="float" office:value="7432" calcext:value-type="float">
            <text:p>7432</text:p>
          </table:table-cell>
          <table:table-cell table:formula="of:=[.B66]-[.B$2]" office:value-type="float" office:value="6.32410550117493" calcext:value-type="float">
            <text:p>6.3241055012</text:p>
          </table:table-cell>
          <table:table-cell table:formula="of:=[.D66]/([.E66]-[.E65])" office:value-type="float" office:value="66866.1592754823" calcext:value-type="float">
            <text:p>66866.159275482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56077934.35968" calcext:value-type="float">
            <text:p>1456077934.35968</text:p>
          </table:table-cell>
          <table:table-cell office:value-type="float" office:value="1456077934.3606" calcext:value-type="float">
            <text:p>1456077934.3606</text:p>
          </table:table-cell>
          <table:table-cell office:value-type="float" office:value="7512" calcext:value-type="float">
            <text:p>7512</text:p>
          </table:table-cell>
          <table:table-cell table:formula="of:=[.B67]-[.B$2]" office:value-type="float" office:value="6.43657231330872" calcext:value-type="float">
            <text:p>6.4365723133</text:p>
          </table:table-cell>
          <table:table-cell table:formula="of:=[.D67]/([.E67]-[.E66])" office:value-type="float" office:value="66793.0374968202" calcext:value-type="float">
            <text:p>66793.037496820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56077934.47304" calcext:value-type="float">
            <text:p>1456077934.47304</text:p>
          </table:table-cell>
          <table:table-cell office:value-type="float" office:value="1456077934.47396" calcext:value-type="float">
            <text:p>1456077934.47396</text:p>
          </table:table-cell>
          <table:table-cell office:value-type="float" office:value="7584" calcext:value-type="float">
            <text:p>7584</text:p>
          </table:table-cell>
          <table:table-cell table:formula="of:=[.B68]-[.B$2]" office:value-type="float" office:value="6.54992890357971" calcext:value-type="float">
            <text:p>6.5499289036</text:p>
          </table:table-cell>
          <table:table-cell table:formula="of:=[.D68]/([.E68]-[.E67])" office:value-type="float" office:value="66903.9178213574" calcext:value-type="float">
            <text:p>66903.917821357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56077934.58745" calcext:value-type="float">
            <text:p>1456077934.58745</text:p>
          </table:table-cell>
          <table:table-cell office:value-type="float" office:value="1456077934.58834" calcext:value-type="float">
            <text:p>1456077934.58834</text:p>
          </table:table-cell>
          <table:table-cell office:value-type="float" office:value="7648" calcext:value-type="float">
            <text:p>7648</text:p>
          </table:table-cell>
          <table:table-cell table:formula="of:=[.B69]-[.B$2]" office:value-type="float" office:value="6.66434383392334" calcext:value-type="float">
            <text:p>6.6643438339</text:p>
          </table:table-cell>
          <table:table-cell table:formula="of:=[.D69]/([.E69]-[.E68])" office:value-type="float" office:value="66844.4229877201" calcext:value-type="float">
            <text:p>66844.42298772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56077934.70295" calcext:value-type="float">
            <text:p>1456077934.70295</text:p>
          </table:table-cell>
          <table:table-cell office:value-type="float" office:value="1456077934.70383" calcext:value-type="float">
            <text:p>1456077934.70383</text:p>
          </table:table-cell>
          <table:table-cell office:value-type="float" office:value="7712" calcext:value-type="float">
            <text:p>7712</text:p>
          </table:table-cell>
          <table:table-cell table:formula="of:=[.B70]-[.B$2]" office:value-type="float" office:value="6.77983903884888" calcext:value-type="float">
            <text:p>6.7798390388</text:p>
          </table:table-cell>
          <table:table-cell table:formula="of:=[.D70]/([.E70]-[.E69])" office:value-type="float" office:value="66773.3349187279" calcext:value-type="float">
            <text:p>66773.334918727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56077934.81928" calcext:value-type="float">
            <text:p>1456077934.81928</text:p>
          </table:table-cell>
          <table:table-cell office:value-type="float" office:value="1456077934.8202" calcext:value-type="float">
            <text:p>1456077934.8202</text:p>
          </table:table-cell>
          <table:table-cell office:value-type="float" office:value="7760" calcext:value-type="float">
            <text:p>7760</text:p>
          </table:table-cell>
          <table:table-cell table:formula="of:=[.B71]-[.B$2]" office:value-type="float" office:value="6.89617133140564" calcext:value-type="float">
            <text:p>6.8961713314</text:p>
          </table:table-cell>
          <table:table-cell table:formula="of:=[.D71]/([.E71]-[.E70])" office:value-type="float" office:value="66705.4678408716" calcext:value-type="float">
            <text:p>66705.46784087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56077934.93629" calcext:value-type="float">
            <text:p>1456077934.93629</text:p>
          </table:table-cell>
          <table:table-cell office:value-type="float" office:value="1456077934.93725" calcext:value-type="float">
            <text:p>1456077934.93725</text:p>
          </table:table-cell>
          <table:table-cell office:value-type="float" office:value="7808" calcext:value-type="float">
            <text:p>7808</text:p>
          </table:table-cell>
          <table:table-cell table:formula="of:=[.B72]-[.B$2]" office:value-type="float" office:value="7.01318001747131" calcext:value-type="float">
            <text:p>7.0131800175</text:p>
          </table:table-cell>
          <table:table-cell table:formula="of:=[.D72]/([.E72]-[.E71])" office:value-type="float" office:value="66730.0887014284" calcext:value-type="float">
            <text:p>66730.088701428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56077935.05392" calcext:value-type="float">
            <text:p>1456077935.05392</text:p>
          </table:table-cell>
          <table:table-cell office:value-type="float" office:value="1456077935.0548" calcext:value-type="float">
            <text:p>1456077935.0548</text:p>
          </table:table-cell>
          <table:table-cell office:value-type="float" office:value="7840" calcext:value-type="float">
            <text:p>7840</text:p>
          </table:table-cell>
          <table:table-cell table:formula="of:=[.B73]-[.B$2]" office:value-type="float" office:value="7.13080477714539" calcext:value-type="float">
            <text:p>7.1308047771</text:p>
          </table:table-cell>
          <table:table-cell table:formula="of:=[.D73]/([.E73]-[.E72])" office:value-type="float" office:value="66652.6335248118" calcext:value-type="float">
            <text:p>66652.63352481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56077935.17211" calcext:value-type="float">
            <text:p>1456077935.17211</text:p>
          </table:table-cell>
          <table:table-cell office:value-type="float" office:value="1456077935.17301" calcext:value-type="float">
            <text:p>1456077935.17301</text:p>
          </table:table-cell>
          <table:table-cell office:value-type="float" office:value="7864" calcext:value-type="float">
            <text:p>7864</text:p>
          </table:table-cell>
          <table:table-cell table:formula="of:=[.B74]-[.B$2]" office:value-type="float" office:value="7.24900245666504" calcext:value-type="float">
            <text:p>7.2490024567</text:p>
          </table:table-cell>
          <table:table-cell table:formula="of:=[.D74]/([.E74]-[.E73])" office:value-type="float" office:value="66532.6090322477" calcext:value-type="float">
            <text:p>66532.609032247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56077935.29053" calcext:value-type="float">
            <text:p>1456077935.29053</text:p>
          </table:table-cell>
          <table:table-cell office:value-type="float" office:value="1456077935.29144" calcext:value-type="float">
            <text:p>1456077935.29144</text:p>
          </table:table-cell>
          <table:table-cell office:value-type="float" office:value="7880" calcext:value-type="float">
            <text:p>7880</text:p>
          </table:table-cell>
          <table:table-cell table:formula="of:=[.B75]-[.B$2]" office:value-type="float" office:value="7.36742067337036" calcext:value-type="float">
            <text:p>7.3674206734</text:p>
          </table:table-cell>
          <table:table-cell table:formula="of:=[.D75]/([.E75]-[.E74])" office:value-type="float" office:value="66543.8158016598" calcext:value-type="float">
            <text:p>66543.815801659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56077935.4093" calcext:value-type="float">
            <text:p>1456077935.4093</text:p>
          </table:table-cell>
          <table:table-cell office:value-type="float" office:value="1456077935.41017" calcext:value-type="float">
            <text:p>1456077935.41017</text:p>
          </table:table-cell>
          <table:table-cell office:value-type="float" office:value="7888" calcext:value-type="float">
            <text:p>7888</text:p>
          </table:table-cell>
          <table:table-cell table:formula="of:=[.B76]-[.B$2]" office:value-type="float" office:value="7.48618745803833" calcext:value-type="float">
            <text:p>7.486187458</text:p>
          </table:table-cell>
          <table:table-cell table:formula="of:=[.D76]/([.E76]-[.E75])" office:value-type="float" office:value="66415.8756343547" calcext:value-type="float">
            <text:p>66415.875634354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56077935.52825" calcext:value-type="float">
            <text:p>1456077935.52825</text:p>
          </table:table-cell>
          <table:table-cell office:value-type="float" office:value="1456077935.52914" calcext:value-type="float">
            <text:p>1456077935.52914</text:p>
          </table:table-cell>
          <table:table-cell office:value-type="float" office:value="7888" calcext:value-type="float">
            <text:p>7888</text:p>
          </table:table-cell>
          <table:table-cell table:formula="of:=[.B77]-[.B$2]" office:value-type="float" office:value="7.60513734817505" calcext:value-type="float">
            <text:p>7.6051373482</text:p>
          </table:table-cell>
          <table:table-cell table:formula="of:=[.D77]/([.E77]-[.E76])" office:value-type="float" office:value="66313.6383811173" calcext:value-type="float">
            <text:p>66313.638381117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56077935.64724" calcext:value-type="float">
            <text:p>1456077935.64724</text:p>
          </table:table-cell>
          <table:table-cell office:value-type="float" office:value="1456077935.64819" calcext:value-type="float">
            <text:p>1456077935.64819</text:p>
          </table:table-cell>
          <table:table-cell office:value-type="float" office:value="7880" calcext:value-type="float">
            <text:p>7880</text:p>
          </table:table-cell>
          <table:table-cell table:formula="of:=[.B78]-[.B$2]" office:value-type="float" office:value="7.72412824630737" calcext:value-type="float">
            <text:p>7.7241282463</text:p>
          </table:table-cell>
          <table:table-cell table:formula="of:=[.D78]/([.E78]-[.E77])" office:value-type="float" office:value="66223.5525883418" calcext:value-type="float">
            <text:p>66223.55258834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56077935.7659" calcext:value-type="float">
            <text:p>1456077935.7659</text:p>
          </table:table-cell>
          <table:table-cell office:value-type="float" office:value="1456077935.76695" calcext:value-type="float">
            <text:p>1456077935.76695</text:p>
          </table:table-cell>
          <table:table-cell office:value-type="float" office:value="7864" calcext:value-type="float">
            <text:p>7864</text:p>
          </table:table-cell>
          <table:table-cell table:formula="of:=[.B79]-[.B$2]" office:value-type="float" office:value="7.84278464317322" calcext:value-type="float">
            <text:p>7.8427846432</text:p>
          </table:table-cell>
          <table:table-cell table:formula="of:=[.D79]/([.E79]-[.E78])" office:value-type="float" office:value="66275.3986107567" calcext:value-type="float">
            <text:p>66275.39861075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56077935.88462" calcext:value-type="float">
            <text:p>1456077935.88462</text:p>
          </table:table-cell>
          <table:table-cell office:value-type="float" office:value="1456077935.88551" calcext:value-type="float">
            <text:p>1456077935.88551</text:p>
          </table:table-cell>
          <table:table-cell office:value-type="float" office:value="7840" calcext:value-type="float">
            <text:p>7840</text:p>
          </table:table-cell>
          <table:table-cell table:formula="of:=[.B80]-[.B$2]" office:value-type="float" office:value="7.96151351928711" calcext:value-type="float">
            <text:p>7.9615135193</text:p>
          </table:table-cell>
          <table:table-cell table:formula="of:=[.D80]/([.E80]-[.E79])" office:value-type="float" office:value="66032.7988995652" calcext:value-type="float">
            <text:p>66032.79889956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6077936.00268" calcext:value-type="float">
            <text:p>1456077936.00268</text:p>
          </table:table-cell>
          <table:table-cell office:value-type="float" office:value="1456077936.0036" calcext:value-type="float">
            <text:p>1456077936.0036</text:p>
          </table:table-cell>
          <table:table-cell office:value-type="float" office:value="7800" calcext:value-type="float">
            <text:p>7800</text:p>
          </table:table-cell>
          <table:table-cell table:formula="of:=[.B81]-[.B$2]" office:value-type="float" office:value="8.07956767082214" calcext:value-type="float">
            <text:p>8.0795676708</text:p>
          </table:table-cell>
          <table:table-cell table:formula="of:=[.D81]/([.E81]-[.E80])" office:value-type="float" office:value="66071.3740141976" calcext:value-type="float">
            <text:p>66071.37401419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56077936.12009" calcext:value-type="float">
            <text:p>1456077936.12009</text:p>
          </table:table-cell>
          <table:table-cell office:value-type="float" office:value="1456077936.12104" calcext:value-type="float">
            <text:p>1456077936.12104</text:p>
          </table:table-cell>
          <table:table-cell office:value-type="float" office:value="7760" calcext:value-type="float">
            <text:p>7760</text:p>
          </table:table-cell>
          <table:table-cell table:formula="of:=[.B82]-[.B$2]" office:value-type="float" office:value="8.19697618484497" calcext:value-type="float">
            <text:p>8.1969761848</text:p>
          </table:table-cell>
          <table:table-cell table:formula="of:=[.D82]/([.E82]-[.E81])" office:value-type="float" office:value="66094.0142594025" calcext:value-type="float">
            <text:p>66094.01425940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56077936.23719" calcext:value-type="float">
            <text:p>1456077936.23719</text:p>
          </table:table-cell>
          <table:table-cell office:value-type="float" office:value="1456077936.23809" calcext:value-type="float">
            <text:p>1456077936.23809</text:p>
          </table:table-cell>
          <table:table-cell office:value-type="float" office:value="7712" calcext:value-type="float">
            <text:p>7712</text:p>
          </table:table-cell>
          <table:table-cell table:formula="of:=[.B83]-[.B$2]" office:value-type="float" office:value="8.31408286094666" calcext:value-type="float">
            <text:p>8.3140828609</text:p>
          </table:table-cell>
          <table:table-cell table:formula="of:=[.D83]/([.E83]-[.E82])" office:value-type="float" office:value="65854.4863258147" calcext:value-type="float">
            <text:p>65854.486325814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56077936.35337" calcext:value-type="float">
            <text:p>1456077936.35337</text:p>
          </table:table-cell>
          <table:table-cell office:value-type="float" office:value="1456077936.35425" calcext:value-type="float">
            <text:p>1456077936.35425</text:p>
          </table:table-cell>
          <table:table-cell office:value-type="float" office:value="7648" calcext:value-type="float">
            <text:p>7648</text:p>
          </table:table-cell>
          <table:table-cell table:formula="of:=[.B84]-[.B$2]" office:value-type="float" office:value="8.43025684356689" calcext:value-type="float">
            <text:p>8.4302568436</text:p>
          </table:table-cell>
          <table:table-cell table:formula="of:=[.D84]/([.E84]-[.E83])" office:value-type="float" office:value="65832.2959022634" calcext:value-type="float">
            <text:p>65832.295902263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56077936.46904" calcext:value-type="float">
            <text:p>1456077936.46904</text:p>
          </table:table-cell>
          <table:table-cell office:value-type="float" office:value="1456077936.46992" calcext:value-type="float">
            <text:p>1456077936.46992</text:p>
          </table:table-cell>
          <table:table-cell office:value-type="float" office:value="7584" calcext:value-type="float">
            <text:p>7584</text:p>
          </table:table-cell>
          <table:table-cell table:formula="of:=[.B85]-[.B$2]" office:value-type="float" office:value="8.54592633247376" calcext:value-type="float">
            <text:p>8.5459263325</text:p>
          </table:table-cell>
          <table:table-cell table:formula="of:=[.D85]/([.E85]-[.E84])" office:value-type="float" office:value="65566.1235445313" calcext:value-type="float">
            <text:p>65566.123544531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56077936.58357" calcext:value-type="float">
            <text:p>1456077936.58357</text:p>
          </table:table-cell>
          <table:table-cell office:value-type="float" office:value="1456077936.58462" calcext:value-type="float">
            <text:p>1456077936.58462</text:p>
          </table:table-cell>
          <table:table-cell office:value-type="float" office:value="7512" calcext:value-type="float">
            <text:p>7512</text:p>
          </table:table-cell>
          <table:table-cell table:formula="of:=[.B86]-[.B$2]" office:value-type="float" office:value="8.66045546531677" calcext:value-type="float">
            <text:p>8.6604554653</text:p>
          </table:table-cell>
          <table:table-cell table:formula="of:=[.D86]/([.E86]-[.E85])" office:value-type="float" office:value="65590.298411641" calcext:value-type="float">
            <text:p>65590.29841164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56077936.69662" calcext:value-type="float">
            <text:p>1456077936.69662</text:p>
          </table:table-cell>
          <table:table-cell office:value-type="float" office:value="1456077936.69806" calcext:value-type="float">
            <text:p>1456077936.69806</text:p>
          </table:table-cell>
          <table:table-cell office:value-type="float" office:value="7432" calcext:value-type="float">
            <text:p>7432</text:p>
          </table:table-cell>
          <table:table-cell table:formula="of:=[.B87]-[.B$2]" office:value-type="float" office:value="8.77350449562073" calcext:value-type="float">
            <text:p>8.7735044956</text:p>
          </table:table-cell>
          <table:table-cell table:formula="of:=[.D87]/([.E87]-[.E86])" office:value-type="float" office:value="65741.3865472138" calcext:value-type="float">
            <text:p>65741.386547213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56077936.80914" calcext:value-type="float">
            <text:p>1456077936.80914</text:p>
          </table:table-cell>
          <table:table-cell office:value-type="float" office:value="1456077936.81017" calcext:value-type="float">
            <text:p>1456077936.81017</text:p>
          </table:table-cell>
          <table:table-cell office:value-type="float" office:value="7344" calcext:value-type="float">
            <text:p>7344</text:p>
          </table:table-cell>
          <table:table-cell table:formula="of:=[.B88]-[.B$2]" office:value-type="float" office:value="8.88603186607361" calcext:value-type="float">
            <text:p>8.8860318661</text:p>
          </table:table-cell>
          <table:table-cell table:formula="of:=[.D88]/([.E88]-[.E87])" office:value-type="float" office:value="65264.1217016192" calcext:value-type="float">
            <text:p>65264.121701619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56077936.92032" calcext:value-type="float">
            <text:p>1456077936.92032</text:p>
          </table:table-cell>
          <table:table-cell office:value-type="float" office:value="1456077936.92122" calcext:value-type="float">
            <text:p>1456077936.92122</text:p>
          </table:table-cell>
          <table:table-cell office:value-type="float" office:value="7248" calcext:value-type="float">
            <text:p>7248</text:p>
          </table:table-cell>
          <table:table-cell table:formula="of:=[.B89]-[.B$2]" office:value-type="float" office:value="8.99721050262451" calcext:value-type="float">
            <text:p>8.9972105026</text:p>
          </table:table-cell>
          <table:table-cell table:formula="of:=[.D89]/([.E89]-[.E88])" office:value-type="float" office:value="65192.3807023977" calcext:value-type="float">
            <text:p>65192.380702397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56077937.03005" calcext:value-type="float">
            <text:p>1456077937.03005</text:p>
          </table:table-cell>
          <table:table-cell office:value-type="float" office:value="1456077937.03095" calcext:value-type="float">
            <text:p>1456077937.03095</text:p>
          </table:table-cell>
          <table:table-cell office:value-type="float" office:value="7152" calcext:value-type="float">
            <text:p>7152</text:p>
          </table:table-cell>
          <table:table-cell table:formula="of:=[.B90]-[.B$2]" office:value-type="float" office:value="9.10694169998169" calcext:value-type="float">
            <text:p>9.1069417</text:p>
          </table:table-cell>
          <table:table-cell table:formula="of:=[.D90]/([.E90]-[.E89])" office:value-type="float" office:value="65177.4533792798" calcext:value-type="float">
            <text:p>65177.453379279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56077937.13849" calcext:value-type="float">
            <text:p>1456077937.13849</text:p>
          </table:table-cell>
          <table:table-cell office:value-type="float" office:value="1456077937.13942" calcext:value-type="float">
            <text:p>1456077937.13942</text:p>
          </table:table-cell>
          <table:table-cell office:value-type="float" office:value="7048" calcext:value-type="float">
            <text:p>7048</text:p>
          </table:table-cell>
          <table:table-cell table:formula="of:=[.B91]-[.B$2]" office:value-type="float" office:value="9.21537923812866" calcext:value-type="float">
            <text:p>9.2153792381</text:p>
          </table:table-cell>
          <table:table-cell table:formula="of:=[.D91]/([.E91]-[.E90])" office:value-type="float" office:value="64995.9425530979" calcext:value-type="float">
            <text:p>64995.942553097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56077937.24521" calcext:value-type="float">
            <text:p>1456077937.24521</text:p>
          </table:table-cell>
          <table:table-cell office:value-type="float" office:value="1456077937.24629" calcext:value-type="float">
            <text:p>1456077937.24629</text:p>
          </table:table-cell>
          <table:table-cell office:value-type="float" office:value="6936" calcext:value-type="float">
            <text:p>6936</text:p>
          </table:table-cell>
          <table:table-cell table:formula="of:=[.B92]-[.B$2]" office:value-type="float" office:value="9.32210350036621" calcext:value-type="float">
            <text:p>9.3221035004</text:p>
          </table:table-cell>
          <table:table-cell table:formula="of:=[.D92]/([.E92]-[.E91])" office:value-type="float" office:value="64989.9081481746" calcext:value-type="float">
            <text:p>64989.908148174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56077937.35061" calcext:value-type="float">
            <text:p>1456077937.35061</text:p>
          </table:table-cell>
          <table:table-cell office:value-type="float" office:value="1456077937.35149" calcext:value-type="float">
            <text:p>1456077937.35149</text:p>
          </table:table-cell>
          <table:table-cell office:value-type="float" office:value="6824" calcext:value-type="float">
            <text:p>6824</text:p>
          </table:table-cell>
          <table:table-cell table:formula="of:=[.B93]-[.B$2]" office:value-type="float" office:value="9.42749404907227" calcext:value-type="float">
            <text:p>9.4274940491</text:p>
          </table:table-cell>
          <table:table-cell table:formula="of:=[.D93]/([.E93]-[.E92])" office:value-type="float" office:value="64749.6391638766" calcext:value-type="float">
            <text:p>64749.639163876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56077937.45415" calcext:value-type="float">
            <text:p>1456077937.45415</text:p>
          </table:table-cell>
          <table:table-cell office:value-type="float" office:value="1456077937.45504" calcext:value-type="float">
            <text:p>1456077937.45504</text:p>
          </table:table-cell>
          <table:table-cell office:value-type="float" office:value="6704" calcext:value-type="float">
            <text:p>6704</text:p>
          </table:table-cell>
          <table:table-cell table:formula="of:=[.B94]-[.B$2]" office:value-type="float" office:value="9.53103685379028" calcext:value-type="float">
            <text:p>9.5310368538</text:p>
          </table:table-cell>
          <table:table-cell table:formula="of:=[.D94]/([.E94]-[.E93])" office:value-type="float" office:value="64746.1696470101" calcext:value-type="float">
            <text:p>64746.16964701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56077937.55648" calcext:value-type="float">
            <text:p>1456077937.55648</text:p>
          </table:table-cell>
          <table:table-cell office:value-type="float" office:value="1456077937.55739" calcext:value-type="float">
            <text:p>1456077937.55739</text:p>
          </table:table-cell>
          <table:table-cell office:value-type="float" office:value="6584" calcext:value-type="float">
            <text:p>6584</text:p>
          </table:table-cell>
          <table:table-cell table:formula="of:=[.B95]-[.B$2]" office:value-type="float" office:value="9.63337159156799" calcext:value-type="float">
            <text:p>9.6333715916</text:p>
          </table:table-cell>
          <table:table-cell table:formula="of:=[.D95]/([.E95]-[.E94])" office:value-type="float" office:value="64337.8792282799" calcext:value-type="float">
            <text:p>64337.879228279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56077937.65652" calcext:value-type="float">
            <text:p>1456077937.65652</text:p>
          </table:table-cell>
          <table:table-cell office:value-type="float" office:value="1456077937.65743" calcext:value-type="float">
            <text:p>1456077937.65743</text:p>
          </table:table-cell>
          <table:table-cell office:value-type="float" office:value="6464" calcext:value-type="float">
            <text:p>6464</text:p>
          </table:table-cell>
          <table:table-cell table:formula="of:=[.B96]-[.B$2]" office:value-type="float" office:value="9.73341155052185" calcext:value-type="float">
            <text:p>9.7334115505</text:p>
          </table:table-cell>
          <table:table-cell table:formula="of:=[.D96]/([.E96]-[.E95])" office:value-type="float" office:value="64614.1808492891" calcext:value-type="float">
            <text:p>64614.180849289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56077937.75482" calcext:value-type="float">
            <text:p>1456077937.75482</text:p>
          </table:table-cell>
          <table:table-cell office:value-type="float" office:value="1456077937.75598" calcext:value-type="float">
            <text:p>1456077937.75598</text:p>
          </table:table-cell>
          <table:table-cell office:value-type="float" office:value="6344" calcext:value-type="float">
            <text:p>6344</text:p>
          </table:table-cell>
          <table:table-cell table:formula="of:=[.B97]-[.B$2]" office:value-type="float" office:value="9.83170747756958" calcext:value-type="float">
            <text:p>9.8317074776</text:p>
          </table:table-cell>
          <table:table-cell table:formula="of:=[.D97]/([.E97]-[.E96])" office:value-type="float" office:value="64539.805366702" calcext:value-type="float">
            <text:p>64539.80536670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56077937.8516" calcext:value-type="float">
            <text:p>1456077937.8516</text:p>
          </table:table-cell>
          <table:table-cell office:value-type="float" office:value="1456077937.8525" calcext:value-type="float">
            <text:p>1456077937.8525</text:p>
          </table:table-cell>
          <table:table-cell office:value-type="float" office:value="6216" calcext:value-type="float">
            <text:p>6216</text:p>
          </table:table-cell>
          <table:table-cell table:formula="of:=[.B98]-[.B$2]" office:value-type="float" office:value="9.92848801612854" calcext:value-type="float">
            <text:p>9.9284880161</text:p>
          </table:table-cell>
          <table:table-cell table:formula="of:=[.D98]/([.E98]-[.E97])" office:value-type="float" office:value="64227.7888980038" calcext:value-type="float">
            <text:p>64227.788898003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56077937.94706" calcext:value-type="float">
            <text:p>1456077937.94706</text:p>
          </table:table-cell>
          <table:table-cell office:value-type="float" office:value="1456077937.94796" calcext:value-type="float">
            <text:p>1456077937.94796</text:p>
          </table:table-cell>
          <table:table-cell office:value-type="float" office:value="6088" calcext:value-type="float">
            <text:p>6088</text:p>
          </table:table-cell>
          <table:table-cell table:formula="of:=[.B99]-[.B$2]" office:value-type="float" office:value="10.0239536762238" calcext:value-type="float">
            <text:p>10.0239536762</text:p>
          </table:table-cell>
          <table:table-cell table:formula="of:=[.D99]/([.E99]-[.E98])" office:value-type="float" office:value="63771.6221092275" calcext:value-type="float">
            <text:p>63771.62210922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56077938.03971" calcext:value-type="float">
            <text:p>1456077938.03971</text:p>
          </table:table-cell>
          <table:table-cell office:value-type="float" office:value="1456077938.04061" calcext:value-type="float">
            <text:p>1456077938.04061</text:p>
          </table:table-cell>
          <table:table-cell office:value-type="float" office:value="5968" calcext:value-type="float">
            <text:p>5968</text:p>
          </table:table-cell>
          <table:table-cell table:formula="of:=[.B100]-[.B$2]" office:value-type="float" office:value="10.1165990829468" calcext:value-type="float">
            <text:p>10.1165990829</text:p>
          </table:table-cell>
          <table:table-cell table:formula="of:=[.D100]/([.E100]-[.E99])" office:value-type="float" office:value="64417.6566447837" calcext:value-type="float">
            <text:p>64417.65664478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56077938.13116" calcext:value-type="float">
            <text:p>1456077938.13116</text:p>
          </table:table-cell>
          <table:table-cell office:value-type="float" office:value="1456077938.13208" calcext:value-type="float">
            <text:p>1456077938.13208</text:p>
          </table:table-cell>
          <table:table-cell office:value-type="float" office:value="5840" calcext:value-type="float">
            <text:p>5840</text:p>
          </table:table-cell>
          <table:table-cell table:formula="of:=[.B101]-[.B$2]" office:value-type="float" office:value="10.2080500125885" calcext:value-type="float">
            <text:p>10.2080500126</text:p>
          </table:table-cell>
          <table:table-cell table:formula="of:=[.D101]/([.E101]-[.E100])" office:value-type="float" office:value="63859.3836375344" calcext:value-type="float">
            <text:p>63859.38363753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56077938.22078" calcext:value-type="float">
            <text:p>1456077938.22078</text:p>
          </table:table-cell>
          <table:table-cell office:value-type="float" office:value="1456077938.22167" calcext:value-type="float">
            <text:p>1456077938.22167</text:p>
          </table:table-cell>
          <table:table-cell office:value-type="float" office:value="5720" calcext:value-type="float">
            <text:p>5720</text:p>
          </table:table-cell>
          <table:table-cell table:formula="of:=[.B102]-[.B$2]" office:value-type="float" office:value="10.2976658344269" calcext:value-type="float">
            <text:p>10.2976658344</text:p>
          </table:table-cell>
          <table:table-cell table:formula="of:=[.D102]/([.E102]-[.E101])" office:value-type="float" office:value="63828.0147708287" calcext:value-type="float">
            <text:p>63828.014770828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6077938.30863" calcext:value-type="float">
            <text:p>1456077938.30863</text:p>
          </table:table-cell>
          <table:table-cell office:value-type="float" office:value="1456077938.30953" calcext:value-type="float">
            <text:p>1456077938.30953</text:p>
          </table:table-cell>
          <table:table-cell office:value-type="float" office:value="5592" calcext:value-type="float">
            <text:p>5592</text:p>
          </table:table-cell>
          <table:table-cell table:formula="of:=[.B103]-[.B$2]" office:value-type="float" office:value="10.3855214118958" calcext:value-type="float">
            <text:p>10.3855214119</text:p>
          </table:table-cell>
          <table:table-cell table:formula="of:=[.D103]/([.E103]-[.E102])" office:value-type="float" office:value="63649.9145655413" calcext:value-type="float">
            <text:p>63649.914565541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56077938.39468" calcext:value-type="float">
            <text:p>1456077938.39468</text:p>
          </table:table-cell>
          <table:table-cell office:value-type="float" office:value="1456077938.39556" calcext:value-type="float">
            <text:p>1456077938.39556</text:p>
          </table:table-cell>
          <table:table-cell office:value-type="float" office:value="5472" calcext:value-type="float">
            <text:p>5472</text:p>
          </table:table-cell>
          <table:table-cell table:formula="of:=[.B104]-[.B$2]" office:value-type="float" office:value="10.4715704917908" calcext:value-type="float">
            <text:p>10.4715704918</text:p>
          </table:table-cell>
          <table:table-cell table:formula="of:=[.D104]/([.E104]-[.E103])" office:value-type="float" office:value="63591.615467311" calcext:value-type="float">
            <text:p>63591.61546731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56077938.47945" calcext:value-type="float">
            <text:p>1456077938.47945</text:p>
          </table:table-cell>
          <table:table-cell office:value-type="float" office:value="1456077938.48035" calcext:value-type="float">
            <text:p>1456077938.48035</text:p>
          </table:table-cell>
          <table:table-cell office:value-type="float" office:value="5360" calcext:value-type="float">
            <text:p>5360</text:p>
          </table:table-cell>
          <table:table-cell table:formula="of:=[.B105]-[.B$2]" office:value-type="float" office:value="10.5563406944275" calcext:value-type="float">
            <text:p>10.5563406944</text:p>
          </table:table-cell>
          <table:table-cell table:formula="of:=[.D105]/([.E105]-[.E104])" office:value-type="float" office:value="63229.765097651" calcext:value-type="float">
            <text:p>63229.76509765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56077938.56192" calcext:value-type="float">
            <text:p>1456077938.56192</text:p>
          </table:table-cell>
          <table:table-cell office:value-type="float" office:value="1456077938.56304" calcext:value-type="float">
            <text:p>1456077938.56304</text:p>
          </table:table-cell>
          <table:table-cell office:value-type="float" office:value="5248" calcext:value-type="float">
            <text:p>5248</text:p>
          </table:table-cell>
          <table:table-cell table:formula="of:=[.B106]-[.B$2]" office:value-type="float" office:value="10.6388101577759" calcext:value-type="float">
            <text:p>10.6388101578</text:p>
          </table:table-cell>
          <table:table-cell table:formula="of:=[.D106]/([.E106]-[.E105])" office:value-type="float" office:value="63635.6753993906" calcext:value-type="float">
            <text:p>63635.675399390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56077938.64295" calcext:value-type="float">
            <text:p>1456077938.64295</text:p>
          </table:table-cell>
          <table:table-cell office:value-type="float" office:value="1456077938.64385" calcext:value-type="float">
            <text:p>1456077938.64385</text:p>
          </table:table-cell>
          <table:table-cell office:value-type="float" office:value="5136" calcext:value-type="float">
            <text:p>5136</text:p>
          </table:table-cell>
          <table:table-cell table:formula="of:=[.B107]-[.B$2]" office:value-type="float" office:value="10.7198348045349" calcext:value-type="float">
            <text:p>10.7198348045</text:p>
          </table:table-cell>
          <table:table-cell table:formula="of:=[.D107]/([.E107]-[.E106])" office:value-type="float" office:value="63388.119608524" calcext:value-type="float">
            <text:p>63388.11960852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56077938.7225" calcext:value-type="float">
            <text:p>1456077938.7225</text:p>
          </table:table-cell>
          <table:table-cell office:value-type="float" office:value="1456077938.72341" calcext:value-type="float">
            <text:p>1456077938.72341</text:p>
          </table:table-cell>
          <table:table-cell office:value-type="float" office:value="5032" calcext:value-type="float">
            <text:p>5032</text:p>
          </table:table-cell>
          <table:table-cell table:formula="of:=[.B108]-[.B$2]" office:value-type="float" office:value="10.7993924617767" calcext:value-type="float">
            <text:p>10.7993924618</text:p>
          </table:table-cell>
          <table:table-cell table:formula="of:=[.D108]/([.E108]-[.E107])" office:value-type="float" office:value="63249.7257266497" calcext:value-type="float">
            <text:p>63249.725726649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56077938.80165" calcext:value-type="float">
            <text:p>1456077938.80165</text:p>
          </table:table-cell>
          <table:table-cell office:value-type="float" office:value="1456077938.80255" calcext:value-type="float">
            <text:p>1456077938.80255</text:p>
          </table:table-cell>
          <table:table-cell office:value-type="float" office:value="4936" calcext:value-type="float">
            <text:p>4936</text:p>
          </table:table-cell>
          <table:table-cell table:formula="of:=[.B109]-[.B$2]" office:value-type="float" office:value="10.8785381317139" calcext:value-type="float">
            <text:p>10.8785381317</text:p>
          </table:table-cell>
          <table:table-cell table:formula="of:=[.D109]/([.E109]-[.E108])" office:value-type="float" office:value="62366.0145137531" calcext:value-type="float">
            <text:p>62366.014513753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56077938.87731" calcext:value-type="float">
            <text:p>1456077938.87731</text:p>
          </table:table-cell>
          <table:table-cell office:value-type="float" office:value="1456077938.87821" calcext:value-type="float">
            <text:p>1456077938.87821</text:p>
          </table:table-cell>
          <table:table-cell office:value-type="float" office:value="4840" calcext:value-type="float">
            <text:p>4840</text:p>
          </table:table-cell>
          <table:table-cell table:formula="of:=[.B110]-[.B$2]" office:value-type="float" office:value="10.9542014598846" calcext:value-type="float">
            <text:p>10.9542014599</text:p>
          </table:table-cell>
          <table:table-cell table:formula="of:=[.D110]/([.E110]-[.E109])" office:value-type="float" office:value="63967.5800286745" calcext:value-type="float">
            <text:p>63967.580028674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56077938.95251" calcext:value-type="float">
            <text:p>1456077938.95251</text:p>
          </table:table-cell>
          <table:table-cell office:value-type="float" office:value="1456077938.95343" calcext:value-type="float">
            <text:p>1456077938.95343</text:p>
          </table:table-cell>
          <table:table-cell office:value-type="float" office:value="4752" calcext:value-type="float">
            <text:p>4752</text:p>
          </table:table-cell>
          <table:table-cell table:formula="of:=[.B111]-[.B$2]" office:value-type="float" office:value="11.0294024944305" calcext:value-type="float">
            <text:p>11.0294024944</text:p>
          </table:table-cell>
          <table:table-cell table:formula="of:=[.D111]/([.E111]-[.E110])" office:value-type="float" office:value="63190.6200319578" calcext:value-type="float">
            <text:p>63190.620031957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56077939.02667" calcext:value-type="float">
            <text:p>1456077939.02667</text:p>
          </table:table-cell>
          <table:table-cell office:value-type="float" office:value="1456077939.02768" calcext:value-type="float">
            <text:p>1456077939.02768</text:p>
          </table:table-cell>
          <table:table-cell office:value-type="float" office:value="4672" calcext:value-type="float">
            <text:p>4672</text:p>
          </table:table-cell>
          <table:table-cell table:formula="of:=[.B112]-[.B$2]" office:value-type="float" office:value="11.1035606861115" calcext:value-type="float">
            <text:p>11.1035606861</text:p>
          </table:table-cell>
          <table:table-cell table:formula="of:=[.D112]/([.E112]-[.E111])" office:value-type="float" office:value="63000.4574559063" calcext:value-type="float">
            <text:p>63000.457455906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56077939.10084" calcext:value-type="float">
            <text:p>1456077939.10084</text:p>
          </table:table-cell>
          <table:table-cell office:value-type="float" office:value="1456077939.10172" calcext:value-type="float">
            <text:p>1456077939.10172</text:p>
          </table:table-cell>
          <table:table-cell office:value-type="float" office:value="4600" calcext:value-type="float">
            <text:p>4600</text:p>
          </table:table-cell>
          <table:table-cell table:formula="of:=[.B113]-[.B$2]" office:value-type="float" office:value="11.1777262687683" calcext:value-type="float">
            <text:p>11.1777262688</text:p>
          </table:table-cell>
          <table:table-cell table:formula="of:=[.D113]/([.E113]-[.E112])" office:value-type="float" office:value="62023.3784352869" calcext:value-type="float">
            <text:p>62023.378435286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56077939.17145" calcext:value-type="float">
            <text:p>1456077939.17145</text:p>
          </table:table-cell>
          <table:table-cell office:value-type="float" office:value="1456077939.17234" calcext:value-type="float">
            <text:p>1456077939.17234</text:p>
          </table:table-cell>
          <table:table-cell office:value-type="float" office:value="4536" calcext:value-type="float">
            <text:p>4536</text:p>
          </table:table-cell>
          <table:table-cell table:formula="of:=[.B114]-[.B$2]" office:value-type="float" office:value="11.2483394145966" calcext:value-type="float">
            <text:p>11.2483394146</text:p>
          </table:table-cell>
          <table:table-cell table:formula="of:=[.D114]/([.E114]-[.E113])" office:value-type="float" office:value="64237.3306952356" calcext:value-type="float">
            <text:p>64237.330695235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56077939.2426" calcext:value-type="float">
            <text:p>1456077939.2426</text:p>
          </table:table-cell>
          <table:table-cell office:value-type="float" office:value="1456077939.24353" calcext:value-type="float">
            <text:p>1456077939.24353</text:p>
          </table:table-cell>
          <table:table-cell office:value-type="float" office:value="4472" calcext:value-type="float">
            <text:p>4472</text:p>
          </table:table-cell>
          <table:table-cell table:formula="of:=[.B115]-[.B$2]" office:value-type="float" office:value="11.3194940090179" calcext:value-type="float">
            <text:p>11.319494009</text:p>
          </table:table-cell>
          <table:table-cell table:formula="of:=[.D115]/([.E115]-[.E114])" office:value-type="float" office:value="62849.0687968262" calcext:value-type="float">
            <text:p>62849.068796826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56077939.31247" calcext:value-type="float">
            <text:p>1456077939.31247</text:p>
          </table:table-cell>
          <table:table-cell office:value-type="float" office:value="1456077939.31335" calcext:value-type="float">
            <text:p>1456077939.31335</text:p>
          </table:table-cell>
          <table:table-cell office:value-type="float" office:value="4424" calcext:value-type="float">
            <text:p>4424</text:p>
          </table:table-cell>
          <table:table-cell table:formula="of:=[.B116]-[.B$2]" office:value-type="float" office:value="11.3893554210663" calcext:value-type="float">
            <text:p>11.3893554211</text:p>
          </table:table-cell>
          <table:table-cell table:formula="of:=[.D116]/([.E116]-[.E115])" office:value-type="float" office:value="63325.3733397038" calcext:value-type="float">
            <text:p>63325.373339703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56077939.38185" calcext:value-type="float">
            <text:p>1456077939.38185</text:p>
          </table:table-cell>
          <table:table-cell office:value-type="float" office:value="1456077939.38274" calcext:value-type="float">
            <text:p>1456077939.38274</text:p>
          </table:table-cell>
          <table:table-cell office:value-type="float" office:value="4376" calcext:value-type="float">
            <text:p>4376</text:p>
          </table:table-cell>
          <table:table-cell table:formula="of:=[.B117]-[.B$2]" office:value-type="float" office:value="11.4587421417236" calcext:value-type="float">
            <text:p>11.4587421417</text:p>
          </table:table-cell>
          <table:table-cell table:formula="of:=[.D117]/([.E117]-[.E116])" office:value-type="float" office:value="63066.8225640744" calcext:value-type="float">
            <text:p>63066.822564074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56077939.45052" calcext:value-type="float">
            <text:p>1456077939.45052</text:p>
          </table:table-cell>
          <table:table-cell office:value-type="float" office:value="1456077939.4514" calcext:value-type="float">
            <text:p>1456077939.4514</text:p>
          </table:table-cell>
          <table:table-cell office:value-type="float" office:value="4344" calcext:value-type="float">
            <text:p>4344</text:p>
          </table:table-cell>
          <table:table-cell table:formula="of:=[.B118]-[.B$2]" office:value-type="float" office:value="11.527410030365" calcext:value-type="float">
            <text:p>11.5274100304</text:p>
          </table:table-cell>
          <table:table-cell table:formula="of:=[.D118]/([.E118]-[.E117])" office:value-type="float" office:value="63261.0101453402" calcext:value-type="float">
            <text:p>63261.010145340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56077939.5188" calcext:value-type="float">
            <text:p>1456077939.5188</text:p>
          </table:table-cell>
          <table:table-cell office:value-type="float" office:value="1456077939.51969" calcext:value-type="float">
            <text:p>1456077939.51969</text:p>
          </table:table-cell>
          <table:table-cell office:value-type="float" office:value="4320" calcext:value-type="float">
            <text:p>4320</text:p>
          </table:table-cell>
          <table:table-cell table:formula="of:=[.B119]-[.B$2]" office:value-type="float" office:value="11.5956869125366" calcext:value-type="float">
            <text:p>11.5956869125</text:p>
          </table:table-cell>
          <table:table-cell table:formula="of:=[.D119]/([.E119]-[.E118])" office:value-type="float" office:value="63271.7819355109" calcext:value-type="float">
            <text:p>63271.781935510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56077939.60127" calcext:value-type="float">
            <text:p>1456077939.60127</text:p>
          </table:table-cell>
          <table:table-cell office:value-type="float" office:value="1456077939.60223" calcext:value-type="float">
            <text:p>1456077939.60223</text:p>
          </table:table-cell>
          <table:table-cell office:value-type="float" office:value="4304" calcext:value-type="float">
            <text:p>4304</text:p>
          </table:table-cell>
          <table:table-cell table:formula="of:=[.B120]-[.B$2]" office:value-type="float" office:value="11.6781539916992" calcext:value-type="float">
            <text:p>11.6781539917</text:p>
          </table:table-cell>
          <table:table-cell table:formula="of:=[.D120]/([.E120]-[.E119])" office:value-type="float" office:value="52190.5230996959" calcext:value-type="float">
            <text:p>52190.523099695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56077939.70164" calcext:value-type="float">
            <text:p>1456077939.70164</text:p>
          </table:table-cell>
          <table:table-cell office:value-type="float" office:value="1456077939.70255" calcext:value-type="float">
            <text:p>1456077939.70255</text:p>
          </table:table-cell>
          <table:table-cell office:value-type="float" office:value="4296" calcext:value-type="float">
            <text:p>4296</text:p>
          </table:table-cell>
          <table:table-cell table:formula="of:=[.B121]-[.B$2]" office:value-type="float" office:value="11.7785310745239" calcext:value-type="float">
            <text:p>11.7785310745</text:p>
          </table:table-cell>
          <table:table-cell table:formula="of:=[.D121]/([.E121]-[.E120])" office:value-type="float" office:value="42798.6137782296" calcext:value-type="float">
            <text:p>42798.613778229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56077939.80065" calcext:value-type="float">
            <text:p>1456077939.80065</text:p>
          </table:table-cell>
          <table:table-cell office:value-type="float" office:value="1456077939.80155" calcext:value-type="float">
            <text:p>1456077939.80155</text:p>
          </table:table-cell>
          <table:table-cell office:value-type="float" office:value="4296" calcext:value-type="float">
            <text:p>4296</text:p>
          </table:table-cell>
          <table:table-cell table:formula="of:=[.B122]-[.B$2]" office:value-type="float" office:value="11.8775427341461" calcext:value-type="float">
            <text:p>11.8775427341</text:p>
          </table:table-cell>
          <table:table-cell table:formula="of:=[.D122]/([.E122]-[.E121])" office:value-type="float" office:value="43388.8293196239" calcext:value-type="float">
            <text:p>43388.829319623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56077939.90063" calcext:value-type="float">
            <text:p>1456077939.90063</text:p>
          </table:table-cell>
          <table:table-cell office:value-type="float" office:value="1456077939.90165" calcext:value-type="float">
            <text:p>1456077939.90165</text:p>
          </table:table-cell>
          <table:table-cell office:value-type="float" office:value="4304" calcext:value-type="float">
            <text:p>4304</text:p>
          </table:table-cell>
          <table:table-cell table:formula="of:=[.B123]-[.B$2]" office:value-type="float" office:value="11.9775171279907" calcext:value-type="float">
            <text:p>11.977517128</text:p>
          </table:table-cell>
          <table:table-cell table:formula="of:=[.D123]/([.E123]-[.E122])" office:value-type="float" office:value="43051.0237120311" calcext:value-type="float">
            <text:p>43051.023712031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56077940.00085" calcext:value-type="float">
            <text:p>1456077940.00085</text:p>
          </table:table-cell>
          <table:table-cell office:value-type="float" office:value="1456077940.00178" calcext:value-type="float">
            <text:p>1456077940.00178</text:p>
          </table:table-cell>
          <table:table-cell office:value-type="float" office:value="4320" calcext:value-type="float">
            <text:p>4320</text:p>
          </table:table-cell>
          <table:table-cell table:formula="of:=[.B124]-[.B$2]" office:value-type="float" office:value="12.077737569809" calcext:value-type="float">
            <text:p>12.0777375698</text:p>
          </table:table-cell>
          <table:table-cell table:formula="of:=[.D124]/([.E124]-[.E123])" office:value-type="float" office:value="43104.9786014202" calcext:value-type="float">
            <text:p>43104.978601420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56077940.10096" calcext:value-type="float">
            <text:p>1456077940.10096</text:p>
          </table:table-cell>
          <table:table-cell office:value-type="float" office:value="1456077940.10185" calcext:value-type="float">
            <text:p>1456077940.10185</text:p>
          </table:table-cell>
          <table:table-cell office:value-type="float" office:value="4344" calcext:value-type="float">
            <text:p>4344</text:p>
          </table:table-cell>
          <table:table-cell table:formula="of:=[.B125]-[.B$2]" office:value-type="float" office:value="12.1778481006622" calcext:value-type="float">
            <text:p>12.1778481007</text:p>
          </table:table-cell>
          <table:table-cell table:formula="of:=[.D125]/([.E125]-[.E124])" office:value-type="float" office:value="43392.0384096939" calcext:value-type="float">
            <text:p>43392.038409693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56077940.20125" calcext:value-type="float">
            <text:p>1456077940.20125</text:p>
          </table:table-cell>
          <table:table-cell office:value-type="float" office:value="1456077940.20214" calcext:value-type="float">
            <text:p>1456077940.20214</text:p>
          </table:table-cell>
          <table:table-cell office:value-type="float" office:value="4384" calcext:value-type="float">
            <text:p>4384</text:p>
          </table:table-cell>
          <table:table-cell table:formula="of:=[.B126]-[.B$2]" office:value-type="float" office:value="12.2781398296356" calcext:value-type="float">
            <text:p>12.2781398296</text:p>
          </table:table-cell>
          <table:table-cell table:formula="of:=[.D126]/([.E126]-[.E125])" office:value-type="float" office:value="43712.4780365811" calcext:value-type="float">
            <text:p>43712.478036581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56077940.30129" calcext:value-type="float">
            <text:p>1456077940.30129</text:p>
          </table:table-cell>
          <table:table-cell office:value-type="float" office:value="1456077940.30214" calcext:value-type="float">
            <text:p>1456077940.30214</text:p>
          </table:table-cell>
          <table:table-cell office:value-type="float" office:value="4424" calcext:value-type="float">
            <text:p>4424</text:p>
          </table:table-cell>
          <table:table-cell table:formula="of:=[.B127]-[.B$2]" office:value-type="float" office:value="12.3781757354736" calcext:value-type="float">
            <text:p>12.3781757355</text:p>
          </table:table-cell>
          <table:table-cell table:formula="of:=[.D127]/([.E127]-[.E126])" office:value-type="float" office:value="44224.120958766" calcext:value-type="float">
            <text:p>44224.12095876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56077940.40157" calcext:value-type="float">
            <text:p>1456077940.40157</text:p>
          </table:table-cell>
          <table:table-cell office:value-type="float" office:value="1456077940.40243" calcext:value-type="float">
            <text:p>1456077940.40243</text:p>
          </table:table-cell>
          <table:table-cell office:value-type="float" office:value="4472" calcext:value-type="float">
            <text:p>4472</text:p>
          </table:table-cell>
          <table:table-cell table:formula="of:=[.B128]-[.B$2]" office:value-type="float" office:value="12.4784550666809" calcext:value-type="float">
            <text:p>12.4784550667</text:p>
          </table:table-cell>
          <table:table-cell table:formula="of:=[.D128]/([.E128]-[.E127])" office:value-type="float" office:value="44595.4310440749" calcext:value-type="float">
            <text:p>44595.431044074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56077940.50226" calcext:value-type="float">
            <text:p>1456077940.50226</text:p>
          </table:table-cell>
          <table:table-cell office:value-type="float" office:value="1456077940.50337" calcext:value-type="float">
            <text:p>1456077940.50337</text:p>
          </table:table-cell>
          <table:table-cell office:value-type="float" office:value="4536" calcext:value-type="float">
            <text:p>4536</text:p>
          </table:table-cell>
          <table:table-cell table:formula="of:=[.B129]-[.B$2]" office:value-type="float" office:value="12.5791528224945" calcext:value-type="float">
            <text:p>12.5791528225</text:p>
          </table:table-cell>
          <table:table-cell table:formula="of:=[.D129]/([.E129]-[.E128])" office:value-type="float" office:value="45045.691071771" calcext:value-type="float">
            <text:p>45045.6910717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56077940.60129" calcext:value-type="float">
            <text:p>1456077940.60129</text:p>
          </table:table-cell>
          <table:table-cell office:value-type="float" office:value="1456077940.60227" calcext:value-type="float">
            <text:p>1456077940.60227</text:p>
          </table:table-cell>
          <table:table-cell office:value-type="float" office:value="4600" calcext:value-type="float">
            <text:p>4600</text:p>
          </table:table-cell>
          <table:table-cell table:formula="of:=[.B130]-[.B$2]" office:value-type="float" office:value="12.6781742572784" calcext:value-type="float">
            <text:p>12.6781742573</text:p>
          </table:table-cell>
          <table:table-cell table:formula="of:=[.D130]/([.E130]-[.E129])" office:value-type="float" office:value="46454.5884437767" calcext:value-type="float">
            <text:p>46454.588443776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56077940.70147" calcext:value-type="float">
            <text:p>1456077940.70147</text:p>
          </table:table-cell>
          <table:table-cell office:value-type="float" office:value="1456077940.70241" calcext:value-type="float">
            <text:p>1456077940.70241</text:p>
          </table:table-cell>
          <table:table-cell office:value-type="float" office:value="4672" calcext:value-type="float">
            <text:p>4672</text:p>
          </table:table-cell>
          <table:table-cell table:formula="of:=[.B131]-[.B$2]" office:value-type="float" office:value="12.7783627510071" calcext:value-type="float">
            <text:p>12.778362751</text:p>
          </table:table-cell>
          <table:table-cell table:formula="of:=[.D131]/([.E131]-[.E130])" office:value-type="float" office:value="46632.101413304" calcext:value-type="float">
            <text:p>46632.10141330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56077940.80164" calcext:value-type="float">
            <text:p>1456077940.80164</text:p>
          </table:table-cell>
          <table:table-cell office:value-type="float" office:value="1456077940.80253" calcext:value-type="float">
            <text:p>1456077940.80253</text:p>
          </table:table-cell>
          <table:table-cell office:value-type="float" office:value="4752" calcext:value-type="float">
            <text:p>4752</text:p>
          </table:table-cell>
          <table:table-cell table:formula="of:=[.B132]-[.B$2]" office:value-type="float" office:value="12.878525018692" calcext:value-type="float">
            <text:p>12.8785250187</text:p>
          </table:table-cell>
          <table:table-cell table:formula="of:=[.D132]/([.E132]-[.E131])" office:value-type="float" office:value="47443.0153173804" calcext:value-type="float">
            <text:p>47443.015317380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56077940.90092" calcext:value-type="float">
            <text:p>1456077940.90092</text:p>
          </table:table-cell>
          <table:table-cell office:value-type="float" office:value="1456077940.90181" calcext:value-type="float">
            <text:p>1456077940.90181</text:p>
          </table:table-cell>
          <table:table-cell office:value-type="float" office:value="4840" calcext:value-type="float">
            <text:p>4840</text:p>
          </table:table-cell>
          <table:table-cell table:formula="of:=[.B133]-[.B$2]" office:value-type="float" office:value="12.9778108596802" calcext:value-type="float">
            <text:p>12.9778108597</text:p>
          </table:table-cell>
          <table:table-cell table:formula="of:=[.D133]/([.E133]-[.E132])" office:value-type="float" office:value="48748.1392294116" calcext:value-type="float">
            <text:p>48748.139229411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56077941.00092" calcext:value-type="float">
            <text:p>1456077941.00092</text:p>
          </table:table-cell>
          <table:table-cell office:value-type="float" office:value="1456077941.00182" calcext:value-type="float">
            <text:p>1456077941.00182</text:p>
          </table:table-cell>
          <table:table-cell office:value-type="float" office:value="4936" calcext:value-type="float">
            <text:p>4936</text:p>
          </table:table-cell>
          <table:table-cell table:formula="of:=[.B134]-[.B$2]" office:value-type="float" office:value="13.0778079032898" calcext:value-type="float">
            <text:p>13.0778079033</text:p>
          </table:table-cell>
          <table:table-cell table:formula="of:=[.D134]/([.E134]-[.E133])" office:value-type="float" office:value="49361.4593174351" calcext:value-type="float">
            <text:p>49361.459317435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56077941.10121" calcext:value-type="float">
            <text:p>1456077941.10121</text:p>
          </table:table-cell>
          <table:table-cell office:value-type="float" office:value="1456077941.1021" calcext:value-type="float">
            <text:p>1456077941.1021</text:p>
          </table:table-cell>
          <table:table-cell office:value-type="float" office:value="5032" calcext:value-type="float">
            <text:p>5032</text:p>
          </table:table-cell>
          <table:table-cell table:formula="of:=[.B135]-[.B$2]" office:value-type="float" office:value="13.1781010627747" calcext:value-type="float">
            <text:p>13.1781010628</text:p>
          </table:table-cell>
          <table:table-cell table:formula="of:=[.D135]/([.E135]-[.E134])" office:value-type="float" office:value="50172.9133456949" calcext:value-type="float">
            <text:p>50172.913345694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6077941.20138" calcext:value-type="float">
            <text:p>1456077941.20138</text:p>
          </table:table-cell>
          <table:table-cell office:value-type="float" office:value="1456077941.20226" calcext:value-type="float">
            <text:p>1456077941.20226</text:p>
          </table:table-cell>
          <table:table-cell office:value-type="float" office:value="5136" calcext:value-type="float">
            <text:p>5136</text:p>
          </table:table-cell>
          <table:table-cell table:formula="of:=[.B136]-[.B$2]" office:value-type="float" office:value="13.2782652378082" calcext:value-type="float">
            <text:p>13.2782652378</text:p>
          </table:table-cell>
          <table:table-cell table:formula="of:=[.D136]/([.E136]-[.E135])" office:value-type="float" office:value="51275.8179087354" calcext:value-type="float">
            <text:p>51275.817908735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6077941.30155" calcext:value-type="float">
            <text:p>1456077941.30155</text:p>
          </table:table-cell>
          <table:table-cell office:value-type="float" office:value="1456077941.30244" calcext:value-type="float">
            <text:p>1456077941.30244</text:p>
          </table:table-cell>
          <table:table-cell office:value-type="float" office:value="5248" calcext:value-type="float">
            <text:p>5248</text:p>
          </table:table-cell>
          <table:table-cell table:formula="of:=[.B137]-[.B$2]" office:value-type="float" office:value="13.3784365653992" calcext:value-type="float">
            <text:p>13.3784365654</text:p>
          </table:table-cell>
          <table:table-cell table:formula="of:=[.D137]/([.E137]-[.E136])" office:value-type="float" office:value="52390.2410620994" calcext:value-type="float">
            <text:p>52390.241062099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56077941.40171" calcext:value-type="float">
            <text:p>1456077941.40171</text:p>
          </table:table-cell>
          <table:table-cell office:value-type="float" office:value="1456077941.4026" calcext:value-type="float">
            <text:p>1456077941.4026</text:p>
          </table:table-cell>
          <table:table-cell office:value-type="float" office:value="5360" calcext:value-type="float">
            <text:p>5360</text:p>
          </table:table-cell>
          <table:table-cell table:formula="of:=[.B138]-[.B$2]" office:value-type="float" office:value="13.4785945415497" calcext:value-type="float">
            <text:p>13.4785945415</text:p>
          </table:table-cell>
          <table:table-cell table:formula="of:=[.D138]/([.E138]-[.E137])" office:value-type="float" office:value="53515.4583389868" calcext:value-type="float">
            <text:p>53515.458338986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56077941.5009" calcext:value-type="float">
            <text:p>1456077941.5009</text:p>
          </table:table-cell>
          <table:table-cell office:value-type="float" office:value="1456077941.50179" calcext:value-type="float">
            <text:p>1456077941.50179</text:p>
          </table:table-cell>
          <table:table-cell office:value-type="float" office:value="5480" calcext:value-type="float">
            <text:p>5480</text:p>
          </table:table-cell>
          <table:table-cell table:formula="of:=[.B139]-[.B$2]" office:value-type="float" office:value="13.5777888298035" calcext:value-type="float">
            <text:p>13.5777888298</text:p>
          </table:table-cell>
          <table:table-cell table:formula="of:=[.D139]/([.E139]-[.E138])" office:value-type="float" office:value="55245.1163919808" calcext:value-type="float">
            <text:p>55245.116391980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56077941.60107" calcext:value-type="float">
            <text:p>1456077941.60107</text:p>
          </table:table-cell>
          <table:table-cell office:value-type="float" office:value="1456077941.60196" calcext:value-type="float">
            <text:p>1456077941.60196</text:p>
          </table:table-cell>
          <table:table-cell office:value-type="float" office:value="5600" calcext:value-type="float">
            <text:p>5600</text:p>
          </table:table-cell>
          <table:table-cell table:formula="of:=[.B140]-[.B$2]" office:value-type="float" office:value="13.6779565811157" calcext:value-type="float">
            <text:p>13.6779565811</text:p>
          </table:table-cell>
          <table:table-cell table:formula="of:=[.D140]/([.E140]-[.E139])" office:value-type="float" office:value="55906.216588041" calcext:value-type="float">
            <text:p>55906.21658804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56077941.7011" calcext:value-type="float">
            <text:p>1456077941.7011</text:p>
          </table:table-cell>
          <table:table-cell office:value-type="float" office:value="1456077941.70215" calcext:value-type="float">
            <text:p>1456077941.70215</text:p>
          </table:table-cell>
          <table:table-cell office:value-type="float" office:value="5720" calcext:value-type="float">
            <text:p>5720</text:p>
          </table:table-cell>
          <table:table-cell table:formula="of:=[.B141]-[.B$2]" office:value-type="float" office:value="13.7779839038849" calcext:value-type="float">
            <text:p>13.7779839039</text:p>
          </table:table-cell>
          <table:table-cell table:formula="of:=[.D141]/([.E141]-[.E140])" office:value-type="float" office:value="57184.375645044" calcext:value-type="float">
            <text:p>57184.37564504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56077941.80128" calcext:value-type="float">
            <text:p>1456077941.80128</text:p>
          </table:table-cell>
          <table:table-cell office:value-type="float" office:value="1456077941.80225" calcext:value-type="float">
            <text:p>1456077941.80225</text:p>
          </table:table-cell>
          <table:table-cell office:value-type="float" office:value="5840" calcext:value-type="float">
            <text:p>5840</text:p>
          </table:table-cell>
          <table:table-cell table:formula="of:=[.B142]-[.B$2]" office:value-type="float" office:value="13.8781642913818" calcext:value-type="float">
            <text:p>13.8781642914</text:p>
          </table:table-cell>
          <table:table-cell table:formula="of:=[.D142]/([.E142]-[.E141])" office:value-type="float" office:value="58294.8433911568" calcext:value-type="float">
            <text:p>58294.843391156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56077941.90157" calcext:value-type="float">
            <text:p>1456077941.90157</text:p>
          </table:table-cell>
          <table:table-cell office:value-type="float" office:value="1456077941.90248" calcext:value-type="float">
            <text:p>1456077941.90248</text:p>
          </table:table-cell>
          <table:table-cell office:value-type="float" office:value="5968" calcext:value-type="float">
            <text:p>5968</text:p>
          </table:table-cell>
          <table:table-cell table:formula="of:=[.B143]-[.B$2]" office:value-type="float" office:value="13.9784600734711" calcext:value-type="float">
            <text:p>13.9784600735</text:p>
          </table:table-cell>
          <table:table-cell table:formula="of:=[.D143]/([.E143]-[.E142])" office:value-type="float" office:value="59503.997832035" calcext:value-type="float">
            <text:p>59503.99783203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56077942.0008" calcext:value-type="float">
            <text:p>1456077942.0008</text:p>
          </table:table-cell>
          <table:table-cell office:value-type="float" office:value="1456077942.00171" calcext:value-type="float">
            <text:p>1456077942.00171</text:p>
          </table:table-cell>
          <table:table-cell office:value-type="float" office:value="6096" calcext:value-type="float">
            <text:p>6096</text:p>
          </table:table-cell>
          <table:table-cell table:formula="of:=[.B144]-[.B$2]" office:value-type="float" office:value="14.0776937007904" calcext:value-type="float">
            <text:p>14.0776937008</text:p>
          </table:table-cell>
          <table:table-cell table:formula="of:=[.D144]/([.E144]-[.E143])" office:value-type="float" office:value="61430.7887827474" calcext:value-type="float">
            <text:p>61430.788782747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6077942.10105" calcext:value-type="float">
            <text:p>1456077942.10105</text:p>
          </table:table-cell>
          <table:table-cell office:value-type="float" office:value="1456077942.10194" calcext:value-type="float">
            <text:p>1456077942.10194</text:p>
          </table:table-cell>
          <table:table-cell office:value-type="float" office:value="6216" calcext:value-type="float">
            <text:p>6216</text:p>
          </table:table-cell>
          <table:table-cell table:formula="of:=[.B145]-[.B$2]" office:value-type="float" office:value="14.1779384613037" calcext:value-type="float">
            <text:p>14.1779384613</text:p>
          </table:table-cell>
          <table:table-cell table:formula="of:=[.D145]/([.E145]-[.E144])" office:value-type="float" office:value="62008.2283420183" calcext:value-type="float">
            <text:p>62008.228342018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6077942.20122" calcext:value-type="float">
            <text:p>1456077942.20122</text:p>
          </table:table-cell>
          <table:table-cell office:value-type="float" office:value="1456077942.20211" calcext:value-type="float">
            <text:p>1456077942.20211</text:p>
          </table:table-cell>
          <table:table-cell office:value-type="float" office:value="6344" calcext:value-type="float">
            <text:p>6344</text:p>
          </table:table-cell>
          <table:table-cell table:formula="of:=[.B146]-[.B$2]" office:value-type="float" office:value="14.2781050205231" calcext:value-type="float">
            <text:p>14.2781050205</text:p>
          </table:table-cell>
          <table:table-cell table:formula="of:=[.D146]/([.E146]-[.E145])" office:value-type="float" office:value="63334.5105336694" calcext:value-type="float">
            <text:p>63334.510533669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6077942.30135" calcext:value-type="float">
            <text:p>1456077942.30135</text:p>
          </table:table-cell>
          <table:table-cell office:value-type="float" office:value="1456077942.30226" calcext:value-type="float">
            <text:p>1456077942.30226</text:p>
          </table:table-cell>
          <table:table-cell office:value-type="float" office:value="6464" calcext:value-type="float">
            <text:p>6464</text:p>
          </table:table-cell>
          <table:table-cell table:formula="of:=[.B147]-[.B$2]" office:value-type="float" office:value="14.3782386779785" calcext:value-type="float">
            <text:p>14.378238678</text:p>
          </table:table-cell>
          <table:table-cell table:formula="of:=[.D147]/([.E147]-[.E146])" office:value-type="float" office:value="64553.7191416007" calcext:value-type="float">
            <text:p>64553.719141600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6077942.40148" calcext:value-type="float">
            <text:p>1456077942.40148</text:p>
          </table:table-cell>
          <table:table-cell office:value-type="float" office:value="1456077942.40238" calcext:value-type="float">
            <text:p>1456077942.40238</text:p>
          </table:table-cell>
          <table:table-cell office:value-type="float" office:value="6592" calcext:value-type="float">
            <text:p>6592</text:p>
          </table:table-cell>
          <table:table-cell table:formula="of:=[.B148]-[.B$2]" office:value-type="float" office:value="14.4783666133881" calcext:value-type="float">
            <text:p>14.4783666134</text:p>
          </table:table-cell>
          <table:table-cell table:formula="of:=[.D148]/([.E148]-[.E147])" office:value-type="float" office:value="65835.7727345244" calcext:value-type="float">
            <text:p>65835.772734524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56077942.50159" calcext:value-type="float">
            <text:p>1456077942.50159</text:p>
          </table:table-cell>
          <table:table-cell office:value-type="float" office:value="1456077942.50248" calcext:value-type="float">
            <text:p>1456077942.50248</text:p>
          </table:table-cell>
          <table:table-cell office:value-type="float" office:value="6712" calcext:value-type="float">
            <text:p>6712</text:p>
          </table:table-cell>
          <table:table-cell table:formula="of:=[.B149]-[.B$2]" office:value-type="float" office:value="14.57847905159" calcext:value-type="float">
            <text:p>14.5784790516</text:p>
          </table:table-cell>
          <table:table-cell table:formula="of:=[.D149]/([.E149]-[.E148])" office:value-type="float" office:value="67044.6162390272" calcext:value-type="float">
            <text:p>67044.616239027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6077942.60289" calcext:value-type="float">
            <text:p>1456077942.60289</text:p>
          </table:table-cell>
          <table:table-cell office:value-type="float" office:value="1456077942.60394" calcext:value-type="float">
            <text:p>1456077942.60394</text:p>
          </table:table-cell>
          <table:table-cell office:value-type="float" office:value="6824" calcext:value-type="float">
            <text:p>6824</text:p>
          </table:table-cell>
          <table:table-cell table:formula="of:=[.B150]-[.B$2]" office:value-type="float" office:value="14.679779291153" calcext:value-type="float">
            <text:p>14.6797792912</text:p>
          </table:table-cell>
          <table:table-cell table:formula="of:=[.D150]/([.E150]-[.E149])" office:value-type="float" office:value="67364.1052522571" calcext:value-type="float">
            <text:p>67364.105252257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56077942.70652" calcext:value-type="float">
            <text:p>1456077942.70652</text:p>
          </table:table-cell>
          <table:table-cell office:value-type="float" office:value="1456077942.70747" calcext:value-type="float">
            <text:p>1456077942.70747</text:p>
          </table:table-cell>
          <table:table-cell office:value-type="float" office:value="6936" calcext:value-type="float">
            <text:p>6936</text:p>
          </table:table-cell>
          <table:table-cell table:formula="of:=[.B151]-[.B$2]" office:value-type="float" office:value="14.7834105491638" calcext:value-type="float">
            <text:p>14.7834105492</text:p>
          </table:table-cell>
          <table:table-cell table:formula="of:=[.D151]/([.E151]-[.E150])" office:value-type="float" office:value="66929.613063974" calcext:value-type="float">
            <text:p>66929.6130639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56077942.81182" calcext:value-type="float">
            <text:p>1456077942.81182</text:p>
          </table:table-cell>
          <table:table-cell office:value-type="float" office:value="1456077942.81286" calcext:value-type="float">
            <text:p>1456077942.81286</text:p>
          </table:table-cell>
          <table:table-cell office:value-type="float" office:value="7048" calcext:value-type="float">
            <text:p>7048</text:p>
          </table:table-cell>
          <table:table-cell table:formula="of:=[.B152]-[.B$2]" office:value-type="float" office:value="14.8887057304382" calcext:value-type="float">
            <text:p>14.8887057304</text:p>
          </table:table-cell>
          <table:table-cell table:formula="of:=[.D152]/([.E152]-[.E151])" office:value-type="float" office:value="66935.6366995743" calcext:value-type="float">
            <text:p>66935.636699574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56077942.9185" calcext:value-type="float">
            <text:p>1456077942.9185</text:p>
          </table:table-cell>
          <table:table-cell office:value-type="float" office:value="1456077942.91937" calcext:value-type="float">
            <text:p>1456077942.91937</text:p>
          </table:table-cell>
          <table:table-cell office:value-type="float" office:value="7152" calcext:value-type="float">
            <text:p>7152</text:p>
          </table:table-cell>
          <table:table-cell table:formula="of:=[.B153]-[.B$2]" office:value-type="float" office:value="14.9953894615173" calcext:value-type="float">
            <text:p>14.9953894615</text:p>
          </table:table-cell>
          <table:table-cell table:formula="of:=[.D153]/([.E153]-[.E152])" office:value-type="float" office:value="67039.2751327481" calcext:value-type="float">
            <text:p>67039.275132748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56077943.02694" calcext:value-type="float">
            <text:p>1456077943.02694</text:p>
          </table:table-cell>
          <table:table-cell office:value-type="float" office:value="1456077943.02784" calcext:value-type="float">
            <text:p>1456077943.02784</text:p>
          </table:table-cell>
          <table:table-cell office:value-type="float" office:value="7248" calcext:value-type="float">
            <text:p>7248</text:p>
          </table:table-cell>
          <table:table-cell table:formula="of:=[.B154]-[.B$2]" office:value-type="float" office:value="15.1038308143616" calcext:value-type="float">
            <text:p>15.1038308144</text:p>
          </table:table-cell>
          <table:table-cell table:formula="of:=[.D154]/([.E154]-[.E153])" office:value-type="float" office:value="66837.9710313168" calcext:value-type="float">
            <text:p>66837.971031316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56077943.13674" calcext:value-type="float">
            <text:p>1456077943.13674</text:p>
          </table:table-cell>
          <table:table-cell office:value-type="float" office:value="1456077943.13764" calcext:value-type="float">
            <text:p>1456077943.13764</text:p>
          </table:table-cell>
          <table:table-cell office:value-type="float" office:value="7344" calcext:value-type="float">
            <text:p>7344</text:p>
          </table:table-cell>
          <table:table-cell table:formula="of:=[.B155]-[.B$2]" office:value-type="float" office:value="15.2136332988739" calcext:value-type="float">
            <text:p>15.2136332989</text:p>
          </table:table-cell>
          <table:table-cell table:formula="of:=[.D155]/([.E155]-[.E154])" office:value-type="float" office:value="66883.7324821679" calcext:value-type="float">
            <text:p>66883.732482167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56077943.24823" calcext:value-type="float">
            <text:p>1456077943.24823</text:p>
          </table:table-cell>
          <table:table-cell office:value-type="float" office:value="1456077943.24909" calcext:value-type="float">
            <text:p>1456077943.24909</text:p>
          </table:table-cell>
          <table:table-cell office:value-type="float" office:value="7432" calcext:value-type="float">
            <text:p>7432</text:p>
          </table:table-cell>
          <table:table-cell table:formula="of:=[.B156]-[.B$2]" office:value-type="float" office:value="15.3251225948334" calcext:value-type="float">
            <text:p>15.3251225948</text:p>
          </table:table-cell>
          <table:table-cell table:formula="of:=[.D156]/([.E156]-[.E155])" office:value-type="float" office:value="66661.108010778" calcext:value-type="float">
            <text:p>66661.10801077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56077943.36007" calcext:value-type="float">
            <text:p>1456077943.36007</text:p>
          </table:table-cell>
          <table:table-cell office:value-type="float" office:value="1456077943.36098" calcext:value-type="float">
            <text:p>1456077943.36098</text:p>
          </table:table-cell>
          <table:table-cell office:value-type="float" office:value="7512" calcext:value-type="float">
            <text:p>7512</text:p>
          </table:table-cell>
          <table:table-cell table:formula="of:=[.B157]-[.B$2]" office:value-type="float" office:value="15.4369547367096" calcext:value-type="float">
            <text:p>15.4369547367</text:p>
          </table:table-cell>
          <table:table-cell table:formula="of:=[.D157]/([.E157]-[.E156])" office:value-type="float" office:value="67172.1016334867" calcext:value-type="float">
            <text:p>67172.101633486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56077943.47351" calcext:value-type="float">
            <text:p>1456077943.47351</text:p>
          </table:table-cell>
          <table:table-cell office:value-type="float" office:value="1456077943.47439" calcext:value-type="float">
            <text:p>1456077943.47439</text:p>
          </table:table-cell>
          <table:table-cell office:value-type="float" office:value="7584" calcext:value-type="float">
            <text:p>7584</text:p>
          </table:table-cell>
          <table:table-cell table:formula="of:=[.B158]-[.B$2]" office:value-type="float" office:value="15.5504035949707" calcext:value-type="float">
            <text:p>15.550403595</text:p>
          </table:table-cell>
          <table:table-cell table:formula="of:=[.D158]/([.E158]-[.E157])" office:value-type="float" office:value="66849.5048451262" calcext:value-type="float">
            <text:p>66849.504845126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56077943.58828" calcext:value-type="float">
            <text:p>1456077943.58828</text:p>
          </table:table-cell>
          <table:table-cell office:value-type="float" office:value="1456077943.58922" calcext:value-type="float">
            <text:p>1456077943.58922</text:p>
          </table:table-cell>
          <table:table-cell office:value-type="float" office:value="7648" calcext:value-type="float">
            <text:p>7648</text:p>
          </table:table-cell>
          <table:table-cell table:formula="of:=[.B159]-[.B$2]" office:value-type="float" office:value="15.6651675701141" calcext:value-type="float">
            <text:p>15.6651675701</text:p>
          </table:table-cell>
          <table:table-cell table:formula="of:=[.D159]/([.E159]-[.E158])" office:value-type="float" office:value="66641.121401045" calcext:value-type="float">
            <text:p>66641.12140104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56077943.70378" calcext:value-type="float">
            <text:p>1456077943.70378</text:p>
          </table:table-cell>
          <table:table-cell office:value-type="float" office:value="1456077943.70467" calcext:value-type="float">
            <text:p>1456077943.70467</text:p>
          </table:table-cell>
          <table:table-cell office:value-type="float" office:value="7712" calcext:value-type="float">
            <text:p>7712</text:p>
          </table:table-cell>
          <table:table-cell table:formula="of:=[.B160]-[.B$2]" office:value-type="float" office:value="15.78067278862" calcext:value-type="float">
            <text:p>15.7806727886</text:p>
          </table:table-cell>
          <table:table-cell table:formula="of:=[.D160]/([.E160]-[.E159])" office:value-type="float" office:value="66767.5460880478" calcext:value-type="float">
            <text:p>66767.546088047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56077943.81983" calcext:value-type="float">
            <text:p>1456077943.81983</text:p>
          </table:table-cell>
          <table:table-cell office:value-type="float" office:value="1456077943.82074" calcext:value-type="float">
            <text:p>1456077943.82074</text:p>
          </table:table-cell>
          <table:table-cell office:value-type="float" office:value="7760" calcext:value-type="float">
            <text:p>7760</text:p>
          </table:table-cell>
          <table:table-cell table:formula="of:=[.B161]-[.B$2]" office:value-type="float" office:value="15.8967223167419" calcext:value-type="float">
            <text:p>15.8967223167</text:p>
          </table:table-cell>
          <table:table-cell table:formula="of:=[.D161]/([.E161]-[.E160])" office:value-type="float" office:value="66868.0013230693" calcext:value-type="float">
            <text:p>66868.001323069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56077943.93709" calcext:value-type="float">
            <text:p>1456077943.93709</text:p>
          </table:table-cell>
          <table:table-cell office:value-type="float" office:value="1456077943.93798" calcext:value-type="float">
            <text:p>1456077943.93798</text:p>
          </table:table-cell>
          <table:table-cell office:value-type="float" office:value="7808" calcext:value-type="float">
            <text:p>7808</text:p>
          </table:table-cell>
          <table:table-cell table:formula="of:=[.B162]-[.B$2]" office:value-type="float" office:value="16.0139744281769" calcext:value-type="float">
            <text:p>16.0139744282</text:p>
          </table:table-cell>
          <table:table-cell table:formula="of:=[.D162]/([.E162]-[.E161])" office:value-type="float" office:value="66591.5513541321" calcext:value-type="float">
            <text:p>66591.551354132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56077944.05467" calcext:value-type="float">
            <text:p>1456077944.05467</text:p>
          </table:table-cell>
          <table:table-cell office:value-type="float" office:value="1456077944.05557" calcext:value-type="float">
            <text:p>1456077944.05557</text:p>
          </table:table-cell>
          <table:table-cell office:value-type="float" office:value="7840" calcext:value-type="float">
            <text:p>7840</text:p>
          </table:table-cell>
          <table:table-cell table:formula="of:=[.B163]-[.B$2]" office:value-type="float" office:value="16.1315541267395" calcext:value-type="float">
            <text:p>16.1315541267</text:p>
          </table:table-cell>
          <table:table-cell table:formula="of:=[.D163]/([.E163]-[.E162])" office:value-type="float" office:value="66678.1774051281" calcext:value-type="float">
            <text:p>66678.177405128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6077944.17269" calcext:value-type="float">
            <text:p>1456077944.17269</text:p>
          </table:table-cell>
          <table:table-cell office:value-type="float" office:value="1456077944.17358" calcext:value-type="float">
            <text:p>1456077944.17358</text:p>
          </table:table-cell>
          <table:table-cell office:value-type="float" office:value="7864" calcext:value-type="float">
            <text:p>7864</text:p>
          </table:table-cell>
          <table:table-cell table:formula="of:=[.B164]-[.B$2]" office:value-type="float" office:value="16.2495818138123" calcext:value-type="float">
            <text:p>16.2495818138</text:p>
          </table:table-cell>
          <table:table-cell table:formula="of:=[.D164]/([.E164]-[.E163])" office:value-type="float" office:value="66628.43435331" calcext:value-type="float">
            <text:p>66628.4343533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56077944.2912" calcext:value-type="float">
            <text:p>1456077944.2912</text:p>
          </table:table-cell>
          <table:table-cell office:value-type="float" office:value="1456077944.29208" calcext:value-type="float">
            <text:p>1456077944.29208</text:p>
          </table:table-cell>
          <table:table-cell office:value-type="float" office:value="7880" calcext:value-type="float">
            <text:p>7880</text:p>
          </table:table-cell>
          <table:table-cell table:formula="of:=[.B165]-[.B$2]" office:value-type="float" office:value="16.3680894374847" calcext:value-type="float">
            <text:p>16.3680894375</text:p>
          </table:table-cell>
          <table:table-cell table:formula="of:=[.D165]/([.E165]-[.E164])" office:value-type="float" office:value="66493.6124428386" calcext:value-type="float">
            <text:p>66493.612442838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56077944.41007" calcext:value-type="float">
            <text:p>1456077944.41007</text:p>
          </table:table-cell>
          <table:table-cell office:value-type="float" office:value="1456077944.41103" calcext:value-type="float">
            <text:p>1456077944.41103</text:p>
          </table:table-cell>
          <table:table-cell office:value-type="float" office:value="7888" calcext:value-type="float">
            <text:p>7888</text:p>
          </table:table-cell>
          <table:table-cell table:formula="of:=[.B166]-[.B$2]" office:value-type="float" office:value="16.4869613647461" calcext:value-type="float">
            <text:p>16.4869613647</text:p>
          </table:table-cell>
          <table:table-cell table:formula="of:=[.D166]/([.E166]-[.E165])" office:value-type="float" office:value="66357.1305835515" calcext:value-type="float">
            <text:p>66357.130583551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56077944.52884" calcext:value-type="float">
            <text:p>1456077944.52884</text:p>
          </table:table-cell>
          <table:table-cell office:value-type="float" office:value="1456077944.52972" calcext:value-type="float">
            <text:p>1456077944.52972</text:p>
          </table:table-cell>
          <table:table-cell office:value-type="float" office:value="7888" calcext:value-type="float">
            <text:p>7888</text:p>
          </table:table-cell>
          <table:table-cell table:formula="of:=[.B167]-[.B$2]" office:value-type="float" office:value="16.6057319641113" calcext:value-type="float">
            <text:p>16.6057319641</text:p>
          </table:table-cell>
          <table:table-cell table:formula="of:=[.D167]/([.E167]-[.E166])" office:value-type="float" office:value="66413.7424763128" calcext:value-type="float">
            <text:p>66413.742476312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56077944.64807" calcext:value-type="float">
            <text:p>1456077944.64807</text:p>
          </table:table-cell>
          <table:table-cell office:value-type="float" office:value="1456077944.64897" calcext:value-type="float">
            <text:p>1456077944.64897</text:p>
          </table:table-cell>
          <table:table-cell office:value-type="float" office:value="7880" calcext:value-type="float">
            <text:p>7880</text:p>
          </table:table-cell>
          <table:table-cell table:formula="of:=[.B168]-[.B$2]" office:value-type="float" office:value="16.7249617576599" calcext:value-type="float">
            <text:p>16.7249617577</text:p>
          </table:table-cell>
          <table:table-cell table:formula="of:=[.D168]/([.E168]-[.E167])" office:value-type="float" office:value="66090.8634114932" calcext:value-type="float">
            <text:p>66090.863411493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56077944.76675" calcext:value-type="float">
            <text:p>1456077944.76675</text:p>
          </table:table-cell>
          <table:table-cell office:value-type="float" office:value="1456077944.76765" calcext:value-type="float">
            <text:p>1456077944.76765</text:p>
          </table:table-cell>
          <table:table-cell office:value-type="float" office:value="7864" calcext:value-type="float">
            <text:p>7864</text:p>
          </table:table-cell>
          <table:table-cell table:formula="of:=[.B169]-[.B$2]" office:value-type="float" office:value="16.8436377048492" calcext:value-type="float">
            <text:p>16.8436377048</text:p>
          </table:table-cell>
          <table:table-cell table:formula="of:=[.D169]/([.E169]-[.E168])" office:value-type="float" office:value="66264.4805981963" calcext:value-type="float">
            <text:p>66264.480598196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56077944.88513" calcext:value-type="float">
            <text:p>1456077944.88513</text:p>
          </table:table-cell>
          <table:table-cell office:value-type="float" office:value="1456077944.88619" calcext:value-type="float">
            <text:p>1456077944.88619</text:p>
          </table:table-cell>
          <table:table-cell office:value-type="float" office:value="7840" calcext:value-type="float">
            <text:p>7840</text:p>
          </table:table-cell>
          <table:table-cell table:formula="of:=[.B170]-[.B$2]" office:value-type="float" office:value="16.962016582489" calcext:value-type="float">
            <text:p>16.9620165825</text:p>
          </table:table-cell>
          <table:table-cell table:formula="of:=[.D170]/([.E170]-[.E169])" office:value-type="float" office:value="66228.0311852364" calcext:value-type="float">
            <text:p>66228.031185236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56077945.00313" calcext:value-type="float">
            <text:p>1456077945.00313</text:p>
          </table:table-cell>
          <table:table-cell office:value-type="float" office:value="1456077945.00405" calcext:value-type="float">
            <text:p>1456077945.00405</text:p>
          </table:table-cell>
          <table:table-cell office:value-type="float" office:value="7800" calcext:value-type="float">
            <text:p>7800</text:p>
          </table:table-cell>
          <table:table-cell table:formula="of:=[.B171]-[.B$2]" office:value-type="float" office:value="17.080020904541" calcext:value-type="float">
            <text:p>17.0800209045</text:p>
          </table:table-cell>
          <table:table-cell table:formula="of:=[.D171]/([.E171]-[.E170])" office:value-type="float" office:value="66099.2738601787" calcext:value-type="float">
            <text:p>66099.273860178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56077945.12079" calcext:value-type="float">
            <text:p>1456077945.12079</text:p>
          </table:table-cell>
          <table:table-cell office:value-type="float" office:value="1456077945.12183" calcext:value-type="float">
            <text:p>1456077945.12183</text:p>
          </table:table-cell>
          <table:table-cell office:value-type="float" office:value="7760" calcext:value-type="float">
            <text:p>7760</text:p>
          </table:table-cell>
          <table:table-cell table:formula="of:=[.B172]-[.B$2]" office:value-type="float" office:value="17.1976747512817" calcext:value-type="float">
            <text:p>17.1976747513</text:p>
          </table:table-cell>
          <table:table-cell table:formula="of:=[.D172]/([.E172]-[.E171])" office:value-type="float" office:value="65956.1945059132" calcext:value-type="float">
            <text:p>65956.194505913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56077945.23781" calcext:value-type="float">
            <text:p>1456077945.23781</text:p>
          </table:table-cell>
          <table:table-cell office:value-type="float" office:value="1456077945.2387" calcext:value-type="float">
            <text:p>1456077945.2387</text:p>
          </table:table-cell>
          <table:table-cell office:value-type="float" office:value="7712" calcext:value-type="float">
            <text:p>7712</text:p>
          </table:table-cell>
          <table:table-cell table:formula="of:=[.B173]-[.B$2]" office:value-type="float" office:value="17.3147022724152" calcext:value-type="float">
            <text:p>17.3147022724</text:p>
          </table:table-cell>
          <table:table-cell table:formula="of:=[.D173]/([.E173]-[.E172])" office:value-type="float" office:value="65899.0289233553" calcext:value-type="float">
            <text:p>65899.028923355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56077945.35431" calcext:value-type="float">
            <text:p>1456077945.35431</text:p>
          </table:table-cell>
          <table:table-cell office:value-type="float" office:value="1456077945.35529" calcext:value-type="float">
            <text:p>1456077945.35529</text:p>
          </table:table-cell>
          <table:table-cell office:value-type="float" office:value="7648" calcext:value-type="float">
            <text:p>7648</text:p>
          </table:table-cell>
          <table:table-cell table:formula="of:=[.B174]-[.B$2]" office:value-type="float" office:value="17.431202173233" calcext:value-type="float">
            <text:p>17.4312021732</text:p>
          </table:table-cell>
          <table:table-cell table:formula="of:=[.D174]/([.E174]-[.E173])" office:value-type="float" office:value="65648.1245589764" calcext:value-type="float">
            <text:p>65648.124558976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56077945.46992" calcext:value-type="float">
            <text:p>1456077945.46992</text:p>
          </table:table-cell>
          <table:table-cell office:value-type="float" office:value="1456077945.47081" calcext:value-type="float">
            <text:p>1456077945.47081</text:p>
          </table:table-cell>
          <table:table-cell office:value-type="float" office:value="7584" calcext:value-type="float">
            <text:p>7584</text:p>
          </table:table-cell>
          <table:table-cell table:formula="of:=[.B175]-[.B$2]" office:value-type="float" office:value="17.546811580658" calcext:value-type="float">
            <text:p>17.5468115807</text:p>
          </table:table-cell>
          <table:table-cell table:formula="of:=[.D175]/([.E175]-[.E174])" office:value-type="float" office:value="65600.1978465707" calcext:value-type="float">
            <text:p>65600.197846570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56077945.58416" calcext:value-type="float">
            <text:p>1456077945.58416</text:p>
          </table:table-cell>
          <table:table-cell office:value-type="float" office:value="1456077945.58505" calcext:value-type="float">
            <text:p>1456077945.58505</text:p>
          </table:table-cell>
          <table:table-cell office:value-type="float" office:value="7512" calcext:value-type="float">
            <text:p>7512</text:p>
          </table:table-cell>
          <table:table-cell table:formula="of:=[.B176]-[.B$2]" office:value-type="float" office:value="17.6610443592072" calcext:value-type="float">
            <text:p>17.6610443592</text:p>
          </table:table-cell>
          <table:table-cell table:formula="of:=[.D176]/([.E176]-[.E175])" office:value-type="float" office:value="65760.4594355985" calcext:value-type="float">
            <text:p>65760.459435598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56077945.69792" calcext:value-type="float">
            <text:p>1456077945.69792</text:p>
          </table:table-cell>
          <table:table-cell office:value-type="float" office:value="1456077945.69883" calcext:value-type="float">
            <text:p>1456077945.69883</text:p>
          </table:table-cell>
          <table:table-cell office:value-type="float" office:value="7432" calcext:value-type="float">
            <text:p>7432</text:p>
          </table:table-cell>
          <table:table-cell table:formula="of:=[.B177]-[.B$2]" office:value-type="float" office:value="17.7748041152954" calcext:value-type="float">
            <text:p>17.7748041153</text:p>
          </table:table-cell>
          <table:table-cell table:formula="of:=[.D177]/([.E177]-[.E176])" office:value-type="float" office:value="65330.6604686645" calcext:value-type="float">
            <text:p>65330.660468664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56077945.80989" calcext:value-type="float">
            <text:p>1456077945.80989</text:p>
          </table:table-cell>
          <table:table-cell office:value-type="float" office:value="1456077945.81078" calcext:value-type="float">
            <text:p>1456077945.81078</text:p>
          </table:table-cell>
          <table:table-cell office:value-type="float" office:value="7344" calcext:value-type="float">
            <text:p>7344</text:p>
          </table:table-cell>
          <table:table-cell table:formula="of:=[.B178]-[.B$2]" office:value-type="float" office:value="17.886775970459" calcext:value-type="float">
            <text:p>17.8867759705</text:p>
          </table:table-cell>
          <table:table-cell table:formula="of:=[.D178]/([.E178]-[.E177])" office:value-type="float" office:value="65587.9103661497" calcext:value-type="float">
            <text:p>65587.910366149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56077945.92099" calcext:value-type="float">
            <text:p>1456077945.92099</text:p>
          </table:table-cell>
          <table:table-cell office:value-type="float" office:value="1456077945.92188" calcext:value-type="float">
            <text:p>1456077945.92188</text:p>
          </table:table-cell>
          <table:table-cell office:value-type="float" office:value="7248" calcext:value-type="float">
            <text:p>7248</text:p>
          </table:table-cell>
          <table:table-cell table:formula="of:=[.B179]-[.B$2]" office:value-type="float" office:value="17.9978754520416" calcext:value-type="float">
            <text:p>17.997875452</text:p>
          </table:table-cell>
          <table:table-cell table:formula="of:=[.D179]/([.E179]-[.E178])" office:value-type="float" office:value="65238.8282712963" calcext:value-type="float">
            <text:p>65238.828271296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56077946.0308" calcext:value-type="float">
            <text:p>1456077946.0308</text:p>
          </table:table-cell>
          <table:table-cell office:value-type="float" office:value="1456077946.03169" calcext:value-type="float">
            <text:p>1456077946.03169</text:p>
          </table:table-cell>
          <table:table-cell office:value-type="float" office:value="7152" calcext:value-type="float">
            <text:p>7152</text:p>
          </table:table-cell>
          <table:table-cell table:formula="of:=[.B180]-[.B$2]" office:value-type="float" office:value="18.1076843738556" calcext:value-type="float">
            <text:p>18.1076843739</text:p>
          </table:table-cell>
          <table:table-cell table:formula="of:=[.D180]/([.E180]-[.E179])" office:value-type="float" office:value="65131.3197675933" calcext:value-type="float">
            <text:p>65131.319767593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56077946.13896" calcext:value-type="float">
            <text:p>1456077946.13896</text:p>
          </table:table-cell>
          <table:table-cell office:value-type="float" office:value="1456077946.13988" calcext:value-type="float">
            <text:p>1456077946.13988</text:p>
          </table:table-cell>
          <table:table-cell office:value-type="float" office:value="7048" calcext:value-type="float">
            <text:p>7048</text:p>
          </table:table-cell>
          <table:table-cell table:formula="of:=[.B181]-[.B$2]" office:value-type="float" office:value="18.2158501148224" calcext:value-type="float">
            <text:p>18.2158501148</text:p>
          </table:table-cell>
          <table:table-cell table:formula="of:=[.D181]/([.E181]-[.E180])" office:value-type="float" office:value="65159.263339799" calcext:value-type="float">
            <text:p>65159.26333979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56077946.24591" calcext:value-type="float">
            <text:p>1456077946.24591</text:p>
          </table:table-cell>
          <table:table-cell office:value-type="float" office:value="1456077946.24682" calcext:value-type="float">
            <text:p>1456077946.24682</text:p>
          </table:table-cell>
          <table:table-cell office:value-type="float" office:value="6936" calcext:value-type="float">
            <text:p>6936</text:p>
          </table:table-cell>
          <table:table-cell table:formula="of:=[.B182]-[.B$2]" office:value-type="float" office:value="18.3227968215942" calcext:value-type="float">
            <text:p>18.3227968216</text:p>
          </table:table-cell>
          <table:table-cell table:formula="of:=[.D182]/([.E182]-[.E181])" office:value-type="float" office:value="64854.7319441689" calcext:value-type="float">
            <text:p>64854.731944168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56077946.35129" calcext:value-type="float">
            <text:p>1456077946.35129</text:p>
          </table:table-cell>
          <table:table-cell office:value-type="float" office:value="1456077946.35218" calcext:value-type="float">
            <text:p>1456077946.35218</text:p>
          </table:table-cell>
          <table:table-cell office:value-type="float" office:value="6824" calcext:value-type="float">
            <text:p>6824</text:p>
          </table:table-cell>
          <table:table-cell table:formula="of:=[.B183]-[.B$2]" office:value-type="float" office:value="18.4281756877899" calcext:value-type="float">
            <text:p>18.4281756878</text:p>
          </table:table-cell>
          <table:table-cell table:formula="of:=[.D183]/([.E183]-[.E182])" office:value-type="float" office:value="64756.8174374591" calcext:value-type="float">
            <text:p>64756.817437459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56077946.45486" calcext:value-type="float">
            <text:p>1456077946.45486</text:p>
          </table:table-cell>
          <table:table-cell office:value-type="float" office:value="1456077946.45606" calcext:value-type="float">
            <text:p>1456077946.45606</text:p>
          </table:table-cell>
          <table:table-cell office:value-type="float" office:value="6704" calcext:value-type="float">
            <text:p>6704</text:p>
          </table:table-cell>
          <table:table-cell table:formula="of:=[.B184]-[.B$2]" office:value-type="float" office:value="18.5317490100861" calcext:value-type="float">
            <text:p>18.5317490101</text:p>
          </table:table-cell>
          <table:table-cell table:formula="of:=[.D184]/([.E184]-[.E183])" office:value-type="float" office:value="64727.0923764669" calcext:value-type="float">
            <text:p>64727.092376466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56077946.55721" calcext:value-type="float">
            <text:p>1456077946.55721</text:p>
          </table:table-cell>
          <table:table-cell office:value-type="float" office:value="1456077946.55838" calcext:value-type="float">
            <text:p>1456077946.55838</text:p>
          </table:table-cell>
          <table:table-cell office:value-type="float" office:value="6584" calcext:value-type="float">
            <text:p>6584</text:p>
          </table:table-cell>
          <table:table-cell table:formula="of:=[.B185]-[.B$2]" office:value-type="float" office:value="18.634096622467" calcext:value-type="float">
            <text:p>18.6340966225</text:p>
          </table:table-cell>
          <table:table-cell table:formula="of:=[.D185]/([.E185]-[.E184])" office:value-type="float" office:value="64329.7859796821" calcext:value-type="float">
            <text:p>64329.785979682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56077946.65716" calcext:value-type="float">
            <text:p>1456077946.65716</text:p>
          </table:table-cell>
          <table:table-cell office:value-type="float" office:value="1456077946.65806" calcext:value-type="float">
            <text:p>1456077946.65806</text:p>
          </table:table-cell>
          <table:table-cell office:value-type="float" office:value="6464" calcext:value-type="float">
            <text:p>6464</text:p>
          </table:table-cell>
          <table:table-cell table:formula="of:=[.B186]-[.B$2]" office:value-type="float" office:value="18.7340440750122" calcext:value-type="float">
            <text:p>18.734044075</text:p>
          </table:table-cell>
          <table:table-cell table:formula="of:=[.D186]/([.E186]-[.E185])" office:value-type="float" office:value="64673.9845328117" calcext:value-type="float">
            <text:p>64673.984532811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56077946.75551" calcext:value-type="float">
            <text:p>1456077946.75551</text:p>
          </table:table-cell>
          <table:table-cell office:value-type="float" office:value="1456077946.75657" calcext:value-type="float">
            <text:p>1456077946.75657</text:p>
          </table:table-cell>
          <table:table-cell office:value-type="float" office:value="6344" calcext:value-type="float">
            <text:p>6344</text:p>
          </table:table-cell>
          <table:table-cell table:formula="of:=[.B187]-[.B$2]" office:value-type="float" office:value="18.8323948383331" calcext:value-type="float">
            <text:p>18.8323948383</text:p>
          </table:table-cell>
          <table:table-cell table:formula="of:=[.D187]/([.E187]-[.E186])" office:value-type="float" office:value="64503.820669894" calcext:value-type="float">
            <text:p>64503.82066989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56077946.85226" calcext:value-type="float">
            <text:p>1456077946.85226</text:p>
          </table:table-cell>
          <table:table-cell office:value-type="float" office:value="1456077946.85316" calcext:value-type="float">
            <text:p>1456077946.85316</text:p>
          </table:table-cell>
          <table:table-cell office:value-type="float" office:value="6216" calcext:value-type="float">
            <text:p>6216</text:p>
          </table:table-cell>
          <table:table-cell table:formula="of:=[.B188]-[.B$2]" office:value-type="float" office:value="18.9291508197784" calcext:value-type="float">
            <text:p>18.9291508198</text:p>
          </table:table-cell>
          <table:table-cell table:formula="of:=[.D188]/([.E188]-[.E187])" office:value-type="float" office:value="64244.090206592" calcext:value-type="float">
            <text:p>64244.09020659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56077946.94748" calcext:value-type="float">
            <text:p>1456077946.94748</text:p>
          </table:table-cell>
          <table:table-cell office:value-type="float" office:value="1456077946.94837" calcext:value-type="float">
            <text:p>1456077946.94837</text:p>
          </table:table-cell>
          <table:table-cell office:value-type="float" office:value="6088" calcext:value-type="float">
            <text:p>6088</text:p>
          </table:table-cell>
          <table:table-cell table:formula="of:=[.B189]-[.B$2]" office:value-type="float" office:value="19.0243692398071" calcext:value-type="float">
            <text:p>19.0243692398</text:p>
          </table:table-cell>
          <table:table-cell table:formula="of:=[.D189]/([.E189]-[.E188])" office:value-type="float" office:value="63937.2087687011" calcext:value-type="float">
            <text:p>63937.208768701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56077947.04033" calcext:value-type="float">
            <text:p>1456077947.04033</text:p>
          </table:table-cell>
          <table:table-cell office:value-type="float" office:value="1456077947.04123" calcext:value-type="float">
            <text:p>1456077947.04123</text:p>
          </table:table-cell>
          <table:table-cell office:value-type="float" office:value="5968" calcext:value-type="float">
            <text:p>5968</text:p>
          </table:table-cell>
          <table:table-cell table:formula="of:=[.B190]-[.B$2]" office:value-type="float" office:value="19.1172201633453" calcext:value-type="float">
            <text:p>19.1172201633</text:p>
          </table:table-cell>
          <table:table-cell table:formula="of:=[.D190]/([.E190]-[.E189])" office:value-type="float" office:value="64275.0742004648" calcext:value-type="float">
            <text:p>64275.074200464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56077947.13204" calcext:value-type="float">
            <text:p>1456077947.13204</text:p>
          </table:table-cell>
          <table:table-cell office:value-type="float" office:value="1456077947.13295" calcext:value-type="float">
            <text:p>1456077947.13295</text:p>
          </table:table-cell>
          <table:table-cell office:value-type="float" office:value="5840" calcext:value-type="float">
            <text:p>5840</text:p>
          </table:table-cell>
          <table:table-cell table:formula="of:=[.B191]-[.B$2]" office:value-type="float" office:value="19.2089293003082" calcext:value-type="float">
            <text:p>19.2089293003</text:p>
          </table:table-cell>
          <table:table-cell table:formula="of:=[.D191]/([.E191]-[.E190])" office:value-type="float" office:value="63679.5873715736" calcext:value-type="float">
            <text:p>63679.587371573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56077947.22151" calcext:value-type="float">
            <text:p>1456077947.22151</text:p>
          </table:table-cell>
          <table:table-cell office:value-type="float" office:value="1456077947.22245" calcext:value-type="float">
            <text:p>1456077947.22245</text:p>
          </table:table-cell>
          <table:table-cell office:value-type="float" office:value="5712" calcext:value-type="float">
            <text:p>5712</text:p>
          </table:table-cell>
          <table:table-cell table:formula="of:=[.B192]-[.B$2]" office:value-type="float" office:value="19.2984008789063" calcext:value-type="float">
            <text:p>19.2984008789</text:p>
          </table:table-cell>
          <table:table-cell table:formula="of:=[.D192]/([.E192]-[.E191])" office:value-type="float" office:value="63841.502402264" calcext:value-type="float">
            <text:p>63841.50240226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56077947.30926" calcext:value-type="float">
            <text:p>1456077947.30926</text:p>
          </table:table-cell>
          <table:table-cell office:value-type="float" office:value="1456077947.31018" calcext:value-type="float">
            <text:p>1456077947.31018</text:p>
          </table:table-cell>
          <table:table-cell office:value-type="float" office:value="5592" calcext:value-type="float">
            <text:p>5592</text:p>
          </table:table-cell>
          <table:table-cell table:formula="of:=[.B193]-[.B$2]" office:value-type="float" office:value="19.3861520290375" calcext:value-type="float">
            <text:p>19.386152029</text:p>
          </table:table-cell>
          <table:table-cell table:formula="of:=[.D193]/([.E193]-[.E192])" office:value-type="float" office:value="63725.6604800913" calcext:value-type="float">
            <text:p>63725.660480091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56077947.39529" calcext:value-type="float">
            <text:p>1456077947.39529</text:p>
          </table:table-cell>
          <table:table-cell office:value-type="float" office:value="1456077947.39647" calcext:value-type="float">
            <text:p>1456077947.39647</text:p>
          </table:table-cell>
          <table:table-cell office:value-type="float" office:value="5472" calcext:value-type="float">
            <text:p>5472</text:p>
          </table:table-cell>
          <table:table-cell table:formula="of:=[.B194]-[.B$2]" office:value-type="float" office:value="19.4721803665161" calcext:value-type="float">
            <text:p>19.4721803665</text:p>
          </table:table-cell>
          <table:table-cell table:formula="of:=[.D194]/([.E194]-[.E193])" office:value-type="float" office:value="63606.9481333263" calcext:value-type="float">
            <text:p>63606.948133326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56077947.47965" calcext:value-type="float">
            <text:p>1456077947.47965</text:p>
          </table:table-cell>
          <table:table-cell office:value-type="float" office:value="1456077947.48057" calcext:value-type="float">
            <text:p>1456077947.48057</text:p>
          </table:table-cell>
          <table:table-cell office:value-type="float" office:value="5360" calcext:value-type="float">
            <text:p>5360</text:p>
          </table:table-cell>
          <table:table-cell table:formula="of:=[.B195]-[.B$2]" office:value-type="float" office:value="19.5565359592438" calcext:value-type="float">
            <text:p>19.5565359592</text:p>
          </table:table-cell>
          <table:table-cell table:formula="of:=[.D195]/([.E195]-[.E194])" office:value-type="float" office:value="63540.5410202565" calcext:value-type="float">
            <text:p>63540.541020256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56077947.56275" calcext:value-type="float">
            <text:p>1456077947.56275</text:p>
          </table:table-cell>
          <table:table-cell office:value-type="float" office:value="1456077947.56364" calcext:value-type="float">
            <text:p>1456077947.56364</text:p>
          </table:table-cell>
          <table:table-cell office:value-type="float" office:value="5248" calcext:value-type="float">
            <text:p>5248</text:p>
          </table:table-cell>
          <table:table-cell table:formula="of:=[.B196]-[.B$2]" office:value-type="float" office:value="19.6396398544312" calcext:value-type="float">
            <text:p>19.6396398544</text:p>
          </table:table-cell>
          <table:table-cell table:formula="of:=[.D196]/([.E196]-[.E195])" office:value-type="float" office:value="63149.8678631983" calcext:value-type="float">
            <text:p>63149.867863198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56077947.64349" calcext:value-type="float">
            <text:p>1456077947.64349</text:p>
          </table:table-cell>
          <table:table-cell office:value-type="float" office:value="1456077947.64439" calcext:value-type="float">
            <text:p>1456077947.64439</text:p>
          </table:table-cell>
          <table:table-cell office:value-type="float" office:value="5136" calcext:value-type="float">
            <text:p>5136</text:p>
          </table:table-cell>
          <table:table-cell table:formula="of:=[.B197]-[.B$2]" office:value-type="float" office:value="19.7203805446625" calcext:value-type="float">
            <text:p>19.7203805447</text:p>
          </table:table-cell>
          <table:table-cell table:formula="of:=[.D197]/([.E197]-[.E196])" office:value-type="float" office:value="63611.0489678164" calcext:value-type="float">
            <text:p>63611.048967816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56077947.72303" calcext:value-type="float">
            <text:p>1456077947.72303</text:p>
          </table:table-cell>
          <table:table-cell office:value-type="float" office:value="1456077947.72393" calcext:value-type="float">
            <text:p>1456077947.72393</text:p>
          </table:table-cell>
          <table:table-cell office:value-type="float" office:value="5032" calcext:value-type="float">
            <text:p>5032</text:p>
          </table:table-cell>
          <table:table-cell table:formula="of:=[.B198]-[.B$2]" office:value-type="float" office:value="19.7999198436737" calcext:value-type="float">
            <text:p>19.7999198437</text:p>
          </table:table-cell>
          <table:table-cell table:formula="of:=[.D198]/([.E198]-[.E197])" office:value-type="float" office:value="63264.3242089613" calcext:value-type="float">
            <text:p>63264.324208961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56077947.80144" calcext:value-type="float">
            <text:p>1456077947.80144</text:p>
          </table:table-cell>
          <table:table-cell office:value-type="float" office:value="1456077947.80233" calcext:value-type="float">
            <text:p>1456077947.80233</text:p>
          </table:table-cell>
          <table:table-cell office:value-type="float" office:value="4936" calcext:value-type="float">
            <text:p>4936</text:p>
          </table:table-cell>
          <table:table-cell table:formula="of:=[.B199]-[.B$2]" office:value-type="float" office:value="19.8783323764801" calcext:value-type="float">
            <text:p>19.8783323765</text:p>
          </table:table-cell>
          <table:table-cell table:formula="of:=[.D199]/([.E199]-[.E198])" office:value-type="float" office:value="62949.1208017368" calcext:value-type="float">
            <text:p>62949.120801736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56077947.87787" calcext:value-type="float">
            <text:p>1456077947.87787</text:p>
          </table:table-cell>
          <table:table-cell office:value-type="float" office:value="1456077947.87877" calcext:value-type="float">
            <text:p>1456077947.87877</text:p>
          </table:table-cell>
          <table:table-cell office:value-type="float" office:value="4840" calcext:value-type="float">
            <text:p>4840</text:p>
          </table:table-cell>
          <table:table-cell table:formula="of:=[.B200]-[.B$2]" office:value-type="float" office:value="19.9547610282898" calcext:value-type="float">
            <text:p>19.9547610283</text:p>
          </table:table-cell>
          <table:table-cell table:formula="of:=[.D200]/([.E200]-[.E199])" office:value-type="float" office:value="63327.0362017064" calcext:value-type="float">
            <text:p>63327.036201706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56077947.95306" calcext:value-type="float">
            <text:p>1456077947.95306</text:p>
          </table:table-cell>
          <table:table-cell office:value-type="float" office:value="1456077947.95396" calcext:value-type="float">
            <text:p>1456077947.95396</text:p>
          </table:table-cell>
          <table:table-cell office:value-type="float" office:value="4752" calcext:value-type="float">
            <text:p>4752</text:p>
          </table:table-cell>
          <table:table-cell table:formula="of:=[.B201]-[.B$2]" office:value-type="float" office:value="20.0299465656281" calcext:value-type="float">
            <text:p>20.0299465656</text:p>
          </table:table-cell>
          <table:table-cell table:formula="of:=[.D201]/([.E201]-[.E200])" office:value-type="float" office:value="63203.6448528782" calcext:value-type="float">
            <text:p>63203.644852878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56077948.02744" calcext:value-type="float">
            <text:p>1456077948.02744</text:p>
          </table:table-cell>
          <table:table-cell office:value-type="float" office:value="1456077948.02833" calcext:value-type="float">
            <text:p>1456077948.02833</text:p>
          </table:table-cell>
          <table:table-cell office:value-type="float" office:value="4672" calcext:value-type="float">
            <text:p>4672</text:p>
          </table:table-cell>
          <table:table-cell table:formula="of:=[.B202]-[.B$2]" office:value-type="float" office:value="20.104325056076" calcext:value-type="float">
            <text:p>20.1043250561</text:p>
          </table:table-cell>
          <table:table-cell table:formula="of:=[.D202]/([.E202]-[.E201])" office:value-type="float" office:value="62813.8588435919" calcext:value-type="float">
            <text:p>62813.858843591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56077948.1007" calcext:value-type="float">
            <text:p>1456077948.1007</text:p>
          </table:table-cell>
          <table:table-cell office:value-type="float" office:value="1456077948.10176" calcext:value-type="float">
            <text:p>1456077948.10176</text:p>
          </table:table-cell>
          <table:table-cell office:value-type="float" office:value="4600" calcext:value-type="float">
            <text:p>4600</text:p>
          </table:table-cell>
          <table:table-cell table:formula="of:=[.B203]-[.B$2]" office:value-type="float" office:value="20.1775894165039" calcext:value-type="float">
            <text:p>20.1775894165</text:p>
          </table:table-cell>
          <table:table-cell table:formula="of:=[.D203]/([.E203]-[.E202])" office:value-type="float" office:value="62786.3257542476" calcext:value-type="float">
            <text:p>62786.325754247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56077948.172" calcext:value-type="float">
            <text:p>1456077948.172</text:p>
          </table:table-cell>
          <table:table-cell office:value-type="float" office:value="1456077948.17289" calcext:value-type="float">
            <text:p>1456077948.17289</text:p>
          </table:table-cell>
          <table:table-cell office:value-type="float" office:value="4536" calcext:value-type="float">
            <text:p>4536</text:p>
          </table:table-cell>
          <table:table-cell table:formula="of:=[.B204]-[.B$2]" office:value-type="float" office:value="20.2488865852356" calcext:value-type="float">
            <text:p>20.2488865852</text:p>
          </table:table-cell>
          <table:table-cell table:formula="of:=[.D204]/([.E204]-[.E203])" office:value-type="float" office:value="63621.0396666689" calcext:value-type="float">
            <text:p>63621.039666668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56077948.24287" calcext:value-type="float">
            <text:p>1456077948.24287</text:p>
          </table:table-cell>
          <table:table-cell office:value-type="float" office:value="1456077948.24378" calcext:value-type="float">
            <text:p>1456077948.24378</text:p>
          </table:table-cell>
          <table:table-cell office:value-type="float" office:value="4472" calcext:value-type="float">
            <text:p>4472</text:p>
          </table:table-cell>
          <table:table-cell table:formula="of:=[.B205]-[.B$2]" office:value-type="float" office:value="20.3197634220123" calcext:value-type="float">
            <text:p>20.319763422</text:p>
          </table:table-cell>
          <table:table-cell table:formula="of:=[.D205]/([.E205]-[.E204])" office:value-type="float" office:value="63095.3666017445" calcext:value-type="float">
            <text:p>63095.366601744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56077948.31295" calcext:value-type="float">
            <text:p>1456077948.31295</text:p>
          </table:table-cell>
          <table:table-cell office:value-type="float" office:value="1456077948.31383" calcext:value-type="float">
            <text:p>1456077948.31383</text:p>
          </table:table-cell>
          <table:table-cell office:value-type="float" office:value="4424" calcext:value-type="float">
            <text:p>4424</text:p>
          </table:table-cell>
          <table:table-cell table:formula="of:=[.B206]-[.B$2]" office:value-type="float" office:value="20.3898406028748" calcext:value-type="float">
            <text:p>20.3898406029</text:p>
          </table:table-cell>
          <table:table-cell table:formula="of:=[.D206]/([.E206]-[.E205])" office:value-type="float" office:value="63130.3934541124" calcext:value-type="float">
            <text:p>63130.393454112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56077948.38228" calcext:value-type="float">
            <text:p>1456077948.38228</text:p>
          </table:table-cell>
          <table:table-cell office:value-type="float" office:value="1456077948.38319" calcext:value-type="float">
            <text:p>1456077948.38319</text:p>
          </table:table-cell>
          <table:table-cell office:value-type="float" office:value="4376" calcext:value-type="float">
            <text:p>4376</text:p>
          </table:table-cell>
          <table:table-cell table:formula="of:=[.B207]-[.B$2]" office:value-type="float" office:value="20.4591708183289" calcext:value-type="float">
            <text:p>20.4591708183</text:p>
          </table:table-cell>
          <table:table-cell table:formula="of:=[.D207]/([.E207]-[.E206])" office:value-type="float" office:value="63118.2230047594" calcext:value-type="float">
            <text:p>63118.223004759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56077948.45095" calcext:value-type="float">
            <text:p>1456077948.45095</text:p>
          </table:table-cell>
          <table:table-cell office:value-type="float" office:value="1456077948.45184" calcext:value-type="float">
            <text:p>1456077948.45184</text:p>
          </table:table-cell>
          <table:table-cell office:value-type="float" office:value="4344" calcext:value-type="float">
            <text:p>4344</text:p>
          </table:table-cell>
          <table:table-cell table:formula="of:=[.B208]-[.B$2]" office:value-type="float" office:value="20.5278389453888" calcext:value-type="float">
            <text:p>20.5278389454</text:p>
          </table:table-cell>
          <table:table-cell table:formula="of:=[.D208]/([.E208]-[.E207])" office:value-type="float" office:value="63260.7905004948" calcext:value-type="float">
            <text:p>63260.790500494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56077948.51922" calcext:value-type="float">
            <text:p>1456077948.51922</text:p>
          </table:table-cell>
          <table:table-cell office:value-type="float" office:value="1456077948.52021" calcext:value-type="float">
            <text:p>1456077948.52021</text:p>
          </table:table-cell>
          <table:table-cell office:value-type="float" office:value="4320" calcext:value-type="float">
            <text:p>4320</text:p>
          </table:table-cell>
          <table:table-cell table:formula="of:=[.B209]-[.B$2]" office:value-type="float" office:value="20.5961101055145" calcext:value-type="float">
            <text:p>20.5961101055</text:p>
          </table:table-cell>
          <table:table-cell table:formula="of:=[.D209]/([.E209]-[.E208])" office:value-type="float" office:value="63277.0849659508" calcext:value-type="float">
            <text:p>63277.084965950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56077948.60057" calcext:value-type="float">
            <text:p>1456077948.60057</text:p>
          </table:table-cell>
          <table:table-cell office:value-type="float" office:value="1456077948.60147" calcext:value-type="float">
            <text:p>1456077948.60147</text:p>
          </table:table-cell>
          <table:table-cell office:value-type="float" office:value="4304" calcext:value-type="float">
            <text:p>4304</text:p>
          </table:table-cell>
          <table:table-cell table:formula="of:=[.B210]-[.B$2]" office:value-type="float" office:value="20.6774578094482" calcext:value-type="float">
            <text:p>20.6774578094</text:p>
          </table:table-cell>
          <table:table-cell table:formula="of:=[.D210]/([.E210]-[.E209])" office:value-type="float" office:value="52908.6844726067" calcext:value-type="float">
            <text:p>52908.684472606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56077948.70068" calcext:value-type="float">
            <text:p>1456077948.70068</text:p>
          </table:table-cell>
          <table:table-cell office:value-type="float" office:value="1456077948.70162" calcext:value-type="float">
            <text:p>1456077948.70162</text:p>
          </table:table-cell>
          <table:table-cell office:value-type="float" office:value="4296" calcext:value-type="float">
            <text:p>4296</text:p>
          </table:table-cell>
          <table:table-cell table:formula="of:=[.B211]-[.B$2]" office:value-type="float" office:value="20.7775733470917" calcext:value-type="float">
            <text:p>20.7775733471</text:p>
          </table:table-cell>
          <table:table-cell table:formula="of:=[.D211]/([.E211]-[.E210])" office:value-type="float" office:value="42910.4223092769" calcext:value-type="float">
            <text:p>42910.422309276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56077948.80062" calcext:value-type="float">
            <text:p>1456077948.80062</text:p>
          </table:table-cell>
          <table:table-cell office:value-type="float" office:value="1456077948.8015" calcext:value-type="float">
            <text:p>1456077948.8015</text:p>
          </table:table-cell>
          <table:table-cell office:value-type="float" office:value="4296" calcext:value-type="float">
            <text:p>4296</text:p>
          </table:table-cell>
          <table:table-cell table:formula="of:=[.B212]-[.B$2]" office:value-type="float" office:value="20.8775117397308" calcext:value-type="float">
            <text:p>20.8775117397</text:p>
          </table:table-cell>
          <table:table-cell table:formula="of:=[.D212]/([.E212]-[.E211])" office:value-type="float" office:value="42986.4828375941" calcext:value-type="float">
            <text:p>42986.482837594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56077948.90067" calcext:value-type="float">
            <text:p>1456077948.90067</text:p>
          </table:table-cell>
          <table:table-cell office:value-type="float" office:value="1456077948.90157" calcext:value-type="float">
            <text:p>1456077948.90157</text:p>
          </table:table-cell>
          <table:table-cell office:value-type="float" office:value="4304" calcext:value-type="float">
            <text:p>4304</text:p>
          </table:table-cell>
          <table:table-cell table:formula="of:=[.B213]-[.B$2]" office:value-type="float" office:value="20.9775602817535" calcext:value-type="float">
            <text:p>20.9775602818</text:p>
          </table:table-cell>
          <table:table-cell table:formula="of:=[.D213]/([.E213]-[.E212])" office:value-type="float" office:value="43019.1176501427" calcext:value-type="float">
            <text:p>43019.117650142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56077949.00069" calcext:value-type="float">
            <text:p>1456077949.00069</text:p>
          </table:table-cell>
          <table:table-cell office:value-type="float" office:value="1456077949.00158" calcext:value-type="float">
            <text:p>1456077949.00158</text:p>
          </table:table-cell>
          <table:table-cell office:value-type="float" office:value="4320" calcext:value-type="float">
            <text:p>4320</text:p>
          </table:table-cell>
          <table:table-cell table:formula="of:=[.B214]-[.B$2]" office:value-type="float" office:value="21.0775792598724" calcext:value-type="float">
            <text:p>21.0775792599</text:p>
          </table:table-cell>
          <table:table-cell table:formula="of:=[.D214]/([.E214]-[.E213])" office:value-type="float" office:value="43191.8030082716" calcext:value-type="float">
            <text:p>43191.803008271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56077949.10096" calcext:value-type="float">
            <text:p>1456077949.10096</text:p>
          </table:table-cell>
          <table:table-cell office:value-type="float" office:value="1456077949.10187" calcext:value-type="float">
            <text:p>1456077949.10187</text:p>
          </table:table-cell>
          <table:table-cell office:value-type="float" office:value="4344" calcext:value-type="float">
            <text:p>4344</text:p>
          </table:table-cell>
          <table:table-cell table:formula="of:=[.B215]-[.B$2]" office:value-type="float" office:value="21.1778473854065" calcext:value-type="float">
            <text:p>21.1778473854</text:p>
          </table:table-cell>
          <table:table-cell table:formula="of:=[.D215]/([.E215]-[.E214])" office:value-type="float" office:value="43323.8377287156" calcext:value-type="float">
            <text:p>43323.837728715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56077949.20113" calcext:value-type="float">
            <text:p>1456077949.20113</text:p>
          </table:table-cell>
          <table:table-cell office:value-type="float" office:value="1456077949.20202" calcext:value-type="float">
            <text:p>1456077949.20202</text:p>
          </table:table-cell>
          <table:table-cell office:value-type="float" office:value="4384" calcext:value-type="float">
            <text:p>4384</text:p>
          </table:table-cell>
          <table:table-cell table:formula="of:=[.B216]-[.B$2]" office:value-type="float" office:value="21.2780146598816" calcext:value-type="float">
            <text:p>21.2780146599</text:p>
          </table:table-cell>
          <table:table-cell table:formula="of:=[.D216]/([.E216]-[.E215])" office:value-type="float" office:value="43766.7893328763" calcext:value-type="float">
            <text:p>43766.789332876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56077949.30139" calcext:value-type="float">
            <text:p>1456077949.30139</text:p>
          </table:table-cell>
          <table:table-cell office:value-type="float" office:value="1456077949.30228" calcext:value-type="float">
            <text:p>1456077949.30228</text:p>
          </table:table-cell>
          <table:table-cell office:value-type="float" office:value="4424" calcext:value-type="float">
            <text:p>4424</text:p>
          </table:table-cell>
          <table:table-cell table:formula="of:=[.B217]-[.B$2]" office:value-type="float" office:value="21.3782751560211" calcext:value-type="float">
            <text:p>21.378275156</text:p>
          </table:table-cell>
          <table:table-cell table:formula="of:=[.D217]/([.E217]-[.E216])" office:value-type="float" office:value="44125.0559327314" calcext:value-type="float">
            <text:p>44125.055932731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56077949.40146" calcext:value-type="float">
            <text:p>1456077949.40146</text:p>
          </table:table-cell>
          <table:table-cell office:value-type="float" office:value="1456077949.40237" calcext:value-type="float">
            <text:p>1456077949.40237</text:p>
          </table:table-cell>
          <table:table-cell office:value-type="float" office:value="4472" calcext:value-type="float">
            <text:p>4472</text:p>
          </table:table-cell>
          <table:table-cell table:formula="of:=[.B218]-[.B$2]" office:value-type="float" office:value="21.4783449172974" calcext:value-type="float">
            <text:p>21.4783449173</text:p>
          </table:table-cell>
          <table:table-cell table:formula="of:=[.D218]/([.E218]-[.E217])" office:value-type="float" office:value="44688.8245056859" calcext:value-type="float">
            <text:p>44688.824505685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56077949.50175" calcext:value-type="float">
            <text:p>1456077949.50175</text:p>
          </table:table-cell>
          <table:table-cell office:value-type="float" office:value="1456077949.50267" calcext:value-type="float">
            <text:p>1456077949.50267</text:p>
          </table:table-cell>
          <table:table-cell office:value-type="float" office:value="4536" calcext:value-type="float">
            <text:p>4536</text:p>
          </table:table-cell>
          <table:table-cell table:formula="of:=[.B219]-[.B$2]" office:value-type="float" office:value="21.5786411762238" calcext:value-type="float">
            <text:p>21.5786411762</text:p>
          </table:table-cell>
          <table:table-cell table:formula="of:=[.D219]/([.E219]-[.E218])" office:value-type="float" office:value="45226.0138967797" calcext:value-type="float">
            <text:p>45226.013896779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56077949.60064" calcext:value-type="float">
            <text:p>1456077949.60064</text:p>
          </table:table-cell>
          <table:table-cell office:value-type="float" office:value="1456077949.60154" calcext:value-type="float">
            <text:p>1456077949.60154</text:p>
          </table:table-cell>
          <table:table-cell office:value-type="float" office:value="4600" calcext:value-type="float">
            <text:p>4600</text:p>
          </table:table-cell>
          <table:table-cell table:formula="of:=[.B220]-[.B$2]" office:value-type="float" office:value="21.6775298118591" calcext:value-type="float">
            <text:p>21.6775298119</text:p>
          </table:table-cell>
          <table:table-cell table:formula="of:=[.D220]/([.E220]-[.E219])" office:value-type="float" office:value="46516.9730621141" calcext:value-type="float">
            <text:p>46516.973062114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56077949.70051" calcext:value-type="float">
            <text:p>1456077949.70051</text:p>
          </table:table-cell>
          <table:table-cell office:value-type="float" office:value="1456077949.70129" calcext:value-type="float">
            <text:p>1456077949.70129</text:p>
          </table:table-cell>
          <table:table-cell office:value-type="float" office:value="4672" calcext:value-type="float">
            <text:p>4672</text:p>
          </table:table-cell>
          <table:table-cell table:formula="of:=[.B221]-[.B$2]" office:value-type="float" office:value="21.7773995399475" calcext:value-type="float">
            <text:p>21.7773995399</text:p>
          </table:table-cell>
          <table:table-cell table:formula="of:=[.D221]/([.E221]-[.E220])" office:value-type="float" office:value="46780.9424279753" calcext:value-type="float">
            <text:p>46780.942427975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56077949.8005" calcext:value-type="float">
            <text:p>1456077949.8005</text:p>
          </table:table-cell>
          <table:table-cell office:value-type="float" office:value="1456077949.80125" calcext:value-type="float">
            <text:p>1456077949.80125</text:p>
          </table:table-cell>
          <table:table-cell office:value-type="float" office:value="4752" calcext:value-type="float">
            <text:p>4752</text:p>
          </table:table-cell>
          <table:table-cell table:formula="of:=[.B222]-[.B$2]" office:value-type="float" office:value="21.8773908615112" calcext:value-type="float">
            <text:p>21.8773908615</text:p>
          </table:table-cell>
          <table:table-cell table:formula="of:=[.D222]/([.E222]-[.E221])" office:value-type="float" office:value="47524.1243508491" calcext:value-type="float">
            <text:p>47524.124350849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56077949.90079" calcext:value-type="float">
            <text:p>1456077949.90079</text:p>
          </table:table-cell>
          <table:table-cell office:value-type="float" office:value="1456077949.90155" calcext:value-type="float">
            <text:p>1456077949.90155</text:p>
          </table:table-cell>
          <table:table-cell office:value-type="float" office:value="4840" calcext:value-type="float">
            <text:p>4840</text:p>
          </table:table-cell>
          <table:table-cell table:formula="of:=[.B223]-[.B$2]" office:value-type="float" office:value="21.9776740074158" calcext:value-type="float">
            <text:p>21.9776740074</text:p>
          </table:table-cell>
          <table:table-cell table:formula="of:=[.D223]/([.E223]-[.E222])" office:value-type="float" office:value="48263.3443171714" calcext:value-type="float">
            <text:p>48263.344317171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56077950.00134" calcext:value-type="float">
            <text:p>1456077950.00134</text:p>
          </table:table-cell>
          <table:table-cell office:value-type="float" office:value="1456077950.00223" calcext:value-type="float">
            <text:p>1456077950.00223</text:p>
          </table:table-cell>
          <table:table-cell office:value-type="float" office:value="4936" calcext:value-type="float">
            <text:p>4936</text:p>
          </table:table-cell>
          <table:table-cell table:formula="of:=[.B224]-[.B$2]" office:value-type="float" office:value="22.0782263278961" calcext:value-type="float">
            <text:p>22.0782263279</text:p>
          </table:table-cell>
          <table:table-cell table:formula="of:=[.D224]/([.E224]-[.E223])" office:value-type="float" office:value="49088.8721057885" calcext:value-type="float">
            <text:p>49088.872105788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56077950.10145" calcext:value-type="float">
            <text:p>1456077950.10145</text:p>
          </table:table-cell>
          <table:table-cell office:value-type="float" office:value="1456077950.10235" calcext:value-type="float">
            <text:p>1456077950.10235</text:p>
          </table:table-cell>
          <table:table-cell office:value-type="float" office:value="5032" calcext:value-type="float">
            <text:p>5032</text:p>
          </table:table-cell>
          <table:table-cell table:formula="of:=[.B225]-[.B$2]" office:value-type="float" office:value="22.178341627121" calcext:value-type="float">
            <text:p>22.1783416271</text:p>
          </table:table-cell>
          <table:table-cell table:formula="of:=[.D225]/([.E225]-[.E224])" office:value-type="float" office:value="50262.0482479746" calcext:value-type="float">
            <text:p>50262.048247974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56077950.20154" calcext:value-type="float">
            <text:p>1456077950.20154</text:p>
          </table:table-cell>
          <table:table-cell office:value-type="float" office:value="1456077950.20244" calcext:value-type="float">
            <text:p>1456077950.20244</text:p>
          </table:table-cell>
          <table:table-cell office:value-type="float" office:value="5136" calcext:value-type="float">
            <text:p>5136</text:p>
          </table:table-cell>
          <table:table-cell table:formula="of:=[.B226]-[.B$2]" office:value-type="float" office:value="22.2784333229065" calcext:value-type="float">
            <text:p>22.2784333229</text:p>
          </table:table-cell>
          <table:table-cell table:formula="of:=[.D226]/([.E226]-[.E225])" office:value-type="float" office:value="51312.9481890833" calcext:value-type="float">
            <text:p>51312.948189083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56077950.30047" calcext:value-type="float">
            <text:p>1456077950.30047</text:p>
          </table:table-cell>
          <table:table-cell office:value-type="float" office:value="1456077950.30136" calcext:value-type="float">
            <text:p>1456077950.30136</text:p>
          </table:table-cell>
          <table:table-cell office:value-type="float" office:value="5248" calcext:value-type="float">
            <text:p>5248</text:p>
          </table:table-cell>
          <table:table-cell table:formula="of:=[.B227]-[.B$2]" office:value-type="float" office:value="22.3773581981659" calcext:value-type="float">
            <text:p>22.3773581982</text:p>
          </table:table-cell>
          <table:table-cell table:formula="of:=[.D227]/([.E227]-[.E226])" office:value-type="float" office:value="53050.3575186602" calcext:value-type="float">
            <text:p>53050.357518660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56077950.40196" calcext:value-type="float">
            <text:p>1456077950.40196</text:p>
          </table:table-cell>
          <table:table-cell office:value-type="float" office:value="1456077950.40287" calcext:value-type="float">
            <text:p>1456077950.40287</text:p>
          </table:table-cell>
          <table:table-cell office:value-type="float" office:value="5360" calcext:value-type="float">
            <text:p>5360</text:p>
          </table:table-cell>
          <table:table-cell table:formula="of:=[.B228]-[.B$2]" office:value-type="float" office:value="22.4788460731506" calcext:value-type="float">
            <text:p>22.4788460732</text:p>
          </table:table-cell>
          <table:table-cell table:formula="of:=[.D228]/([.E228]-[.E227])" office:value-type="float" office:value="52814.1908657155" calcext:value-type="float">
            <text:p>52814.190865715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56077950.50103" calcext:value-type="float">
            <text:p>1456077950.50103</text:p>
          </table:table-cell>
          <table:table-cell office:value-type="float" office:value="1456077950.50206" calcext:value-type="float">
            <text:p>1456077950.50206</text:p>
          </table:table-cell>
          <table:table-cell office:value-type="float" office:value="5480" calcext:value-type="float">
            <text:p>5480</text:p>
          </table:table-cell>
          <table:table-cell table:formula="of:=[.B229]-[.B$2]" office:value-type="float" office:value="22.5779144763947" calcext:value-type="float">
            <text:p>22.5779144764</text:p>
          </table:table-cell>
          <table:table-cell table:formula="of:=[.D229]/([.E229]-[.E228])" office:value-type="float" office:value="55315.3156864963" calcext:value-type="float">
            <text:p>55315.315686496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56077950.60118" calcext:value-type="float">
            <text:p>1456077950.60118</text:p>
          </table:table-cell>
          <table:table-cell office:value-type="float" office:value="1456077950.60216" calcext:value-type="float">
            <text:p>1456077950.60216</text:p>
          </table:table-cell>
          <table:table-cell office:value-type="float" office:value="5600" calcext:value-type="float">
            <text:p>5600</text:p>
          </table:table-cell>
          <table:table-cell table:formula="of:=[.B230]-[.B$2]" office:value-type="float" office:value="22.678071975708" calcext:value-type="float">
            <text:p>22.6780719757</text:p>
          </table:table-cell>
          <table:table-cell table:formula="of:=[.D230]/([.E230]-[.E229])" office:value-type="float" office:value="55911.939079866" calcext:value-type="float">
            <text:p>55911.93907986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56077950.70142" calcext:value-type="float">
            <text:p>1456077950.70142</text:p>
          </table:table-cell>
          <table:table-cell office:value-type="float" office:value="1456077950.70234" calcext:value-type="float">
            <text:p>1456077950.70234</text:p>
          </table:table-cell>
          <table:table-cell office:value-type="float" office:value="5720" calcext:value-type="float">
            <text:p>5720</text:p>
          </table:table-cell>
          <table:table-cell table:formula="of:=[.B231]-[.B$2]" office:value-type="float" office:value="22.7783062458038" calcext:value-type="float">
            <text:p>22.7783062458</text:p>
          </table:table-cell>
          <table:table-cell table:formula="of:=[.D231]/([.E231]-[.E230])" office:value-type="float" office:value="57066.310699241" calcext:value-type="float">
            <text:p>57066.31069924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56077950.80158" calcext:value-type="float">
            <text:p>1456077950.80158</text:p>
          </table:table-cell>
          <table:table-cell office:value-type="float" office:value="1456077950.80249" calcext:value-type="float">
            <text:p>1456077950.80249</text:p>
          </table:table-cell>
          <table:table-cell office:value-type="float" office:value="5840" calcext:value-type="float">
            <text:p>5840</text:p>
          </table:table-cell>
          <table:table-cell table:formula="of:=[.B232]-[.B$2]" office:value-type="float" office:value="22.8784668445587" calcext:value-type="float">
            <text:p>22.8784668446</text:p>
          </table:table-cell>
          <table:table-cell table:formula="of:=[.D232]/([.E232]-[.E231])" office:value-type="float" office:value="58306.3607106812" calcext:value-type="float">
            <text:p>58306.360710681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56077950.90076" calcext:value-type="float">
            <text:p>1456077950.90076</text:p>
          </table:table-cell>
          <table:table-cell office:value-type="float" office:value="1456077950.90164" calcext:value-type="float">
            <text:p>1456077950.90164</text:p>
          </table:table-cell>
          <table:table-cell office:value-type="float" office:value="5968" calcext:value-type="float">
            <text:p>5968</text:p>
          </table:table-cell>
          <table:table-cell table:formula="of:=[.B233]-[.B$2]" office:value-type="float" office:value="22.977644443512" calcext:value-type="float">
            <text:p>22.9776444435</text:p>
          </table:table-cell>
          <table:table-cell table:formula="of:=[.D233]/([.E233]-[.E232])" office:value-type="float" office:value="60174.8788334083" calcext:value-type="float">
            <text:p>60174.878833408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56077951.00088" calcext:value-type="float">
            <text:p>1456077951.00088</text:p>
          </table:table-cell>
          <table:table-cell office:value-type="float" office:value="1456077951.00177" calcext:value-type="float">
            <text:p>1456077951.00177</text:p>
          </table:table-cell>
          <table:table-cell office:value-type="float" office:value="6096" calcext:value-type="float">
            <text:p>6096</text:p>
          </table:table-cell>
          <table:table-cell table:formula="of:=[.B234]-[.B$2]" office:value-type="float" office:value="23.0777640342712" calcext:value-type="float">
            <text:p>23.0777640343</text:p>
          </table:table-cell>
          <table:table-cell table:formula="of:=[.D234]/([.E234]-[.E233])" office:value-type="float" office:value="60887.1845536896" calcext:value-type="float">
            <text:p>60887.184553689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56077951.10116" calcext:value-type="float">
            <text:p>1456077951.10116</text:p>
          </table:table-cell>
          <table:table-cell office:value-type="float" office:value="1456077951.10207" calcext:value-type="float">
            <text:p>1456077951.10207</text:p>
          </table:table-cell>
          <table:table-cell office:value-type="float" office:value="6216" calcext:value-type="float">
            <text:p>6216</text:p>
          </table:table-cell>
          <table:table-cell table:formula="of:=[.B235]-[.B$2]" office:value-type="float" office:value="23.178053855896" calcext:value-type="float">
            <text:p>23.1780538559</text:p>
          </table:table-cell>
          <table:table-cell table:formula="of:=[.D235]/([.E235]-[.E234])" office:value-type="float" office:value="61980.3674919053" calcext:value-type="float">
            <text:p>61980.367491905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56077951.20131" calcext:value-type="float">
            <text:p>1456077951.20131</text:p>
          </table:table-cell>
          <table:table-cell office:value-type="float" office:value="1456077951.20222" calcext:value-type="float">
            <text:p>1456077951.20222</text:p>
          </table:table-cell>
          <table:table-cell office:value-type="float" office:value="6344" calcext:value-type="float">
            <text:p>6344</text:p>
          </table:table-cell>
          <table:table-cell table:formula="of:=[.B236]-[.B$2]" office:value-type="float" office:value="23.2781991958618" calcext:value-type="float">
            <text:p>23.2781991959</text:p>
          </table:table-cell>
          <table:table-cell table:formula="of:=[.D236]/([.E236]-[.E235])" office:value-type="float" office:value="63347.9301399867" calcext:value-type="float">
            <text:p>63347.930139986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56077951.30151" calcext:value-type="float">
            <text:p>1456077951.30151</text:p>
          </table:table-cell>
          <table:table-cell office:value-type="float" office:value="1456077951.3024" calcext:value-type="float">
            <text:p>1456077951.3024</text:p>
          </table:table-cell>
          <table:table-cell office:value-type="float" office:value="6464" calcext:value-type="float">
            <text:p>6464</text:p>
          </table:table-cell>
          <table:table-cell table:formula="of:=[.B237]-[.B$2]" office:value-type="float" office:value="23.378396987915" calcext:value-type="float">
            <text:p>23.3783969879</text:p>
          </table:table-cell>
          <table:table-cell table:formula="of:=[.D237]/([.E237]-[.E236])" office:value-type="float" office:value="64512.3996002475" calcext:value-type="float">
            <text:p>64512.399600247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56077951.40172" calcext:value-type="float">
            <text:p>1456077951.40172</text:p>
          </table:table-cell>
          <table:table-cell office:value-type="float" office:value="1456077951.40274" calcext:value-type="float">
            <text:p>1456077951.40274</text:p>
          </table:table-cell>
          <table:table-cell office:value-type="float" office:value="6592" calcext:value-type="float">
            <text:p>6592</text:p>
          </table:table-cell>
          <table:table-cell table:formula="of:=[.B238]-[.B$2]" office:value-type="float" office:value="23.4786109924316" calcext:value-type="float">
            <text:p>23.4786109924</text:p>
          </table:table-cell>
          <table:table-cell table:formula="of:=[.D238]/([.E238]-[.E237])" office:value-type="float" office:value="65779.2294779315" calcext:value-type="float">
            <text:p>65779.229477931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56077951.50158" calcext:value-type="float">
            <text:p>1456077951.50158</text:p>
          </table:table-cell>
          <table:table-cell office:value-type="float" office:value="1456077951.50249" calcext:value-type="float">
            <text:p>1456077951.50249</text:p>
          </table:table-cell>
          <table:table-cell office:value-type="float" office:value="6712" calcext:value-type="float">
            <text:p>6712</text:p>
          </table:table-cell>
          <table:table-cell table:formula="of:=[.B239]-[.B$2]" office:value-type="float" office:value="23.5784726142883" calcext:value-type="float">
            <text:p>23.5784726143</text:p>
          </table:table-cell>
          <table:table-cell table:formula="of:=[.D239]/([.E239]-[.E238])" office:value-type="float" office:value="67213.0081126895" calcext:value-type="float">
            <text:p>67213.008112689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56077951.60313" calcext:value-type="float">
            <text:p>1456077951.60313</text:p>
          </table:table-cell>
          <table:table-cell office:value-type="float" office:value="1456077951.60403" calcext:value-type="float">
            <text:p>1456077951.60403</text:p>
          </table:table-cell>
          <table:table-cell office:value-type="float" office:value="6824" calcext:value-type="float">
            <text:p>6824</text:p>
          </table:table-cell>
          <table:table-cell table:formula="of:=[.B240]-[.B$2]" office:value-type="float" office:value="23.6800181865692" calcext:value-type="float">
            <text:p>23.6800181866</text:p>
          </table:table-cell>
          <table:table-cell table:formula="of:=[.D240]/([.E240]-[.E239])" office:value-type="float" office:value="67201.3544925842" calcext:value-type="float">
            <text:p>67201.354492584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56077951.70689" calcext:value-type="float">
            <text:p>1456077951.70689</text:p>
          </table:table-cell>
          <table:table-cell office:value-type="float" office:value="1456077951.7079" calcext:value-type="float">
            <text:p>1456077951.7079</text:p>
          </table:table-cell>
          <table:table-cell office:value-type="float" office:value="6936" calcext:value-type="float">
            <text:p>6936</text:p>
          </table:table-cell>
          <table:table-cell table:formula="of:=[.B241]-[.B$2]" office:value-type="float" office:value="23.7837765216827" calcext:value-type="float">
            <text:p>23.7837765217</text:p>
          </table:table-cell>
          <table:table-cell table:formula="of:=[.D241]/([.E241]-[.E240])" office:value-type="float" office:value="66847.6416127061" calcext:value-type="float">
            <text:p>66847.641612706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56077951.81212" calcext:value-type="float">
            <text:p>1456077951.81212</text:p>
          </table:table-cell>
          <table:table-cell office:value-type="float" office:value="1456077951.813" calcext:value-type="float">
            <text:p>1456077951.813</text:p>
          </table:table-cell>
          <table:table-cell office:value-type="float" office:value="7048" calcext:value-type="float">
            <text:p>7048</text:p>
          </table:table-cell>
          <table:table-cell table:formula="of:=[.B242]-[.B$2]" office:value-type="float" office:value="23.8890113830566" calcext:value-type="float">
            <text:p>23.8890113831</text:p>
          </table:table-cell>
          <table:table-cell table:formula="of:=[.D242]/([.E242]-[.E241])" office:value-type="float" office:value="66974.0037472785" calcext:value-type="float">
            <text:p>66974.003747278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56077951.9188" calcext:value-type="float">
            <text:p>1456077951.9188</text:p>
          </table:table-cell>
          <table:table-cell office:value-type="float" office:value="1456077951.91972" calcext:value-type="float">
            <text:p>1456077951.91972</text:p>
          </table:table-cell>
          <table:table-cell office:value-type="float" office:value="7152" calcext:value-type="float">
            <text:p>7152</text:p>
          </table:table-cell>
          <table:table-cell table:formula="of:=[.B243]-[.B$2]" office:value-type="float" office:value="23.9956915378571" calcext:value-type="float">
            <text:p>23.9956915379</text:p>
          </table:table-cell>
          <table:table-cell table:formula="of:=[.D243]/([.E243]-[.E242])" office:value-type="float" office:value="67041.5225154152" calcext:value-type="float">
            <text:p>67041.522515415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56077952.02726" calcext:value-type="float">
            <text:p>1456077952.02726</text:p>
          </table:table-cell>
          <table:table-cell office:value-type="float" office:value="1456077952.02827" calcext:value-type="float">
            <text:p>1456077952.02827</text:p>
          </table:table-cell>
          <table:table-cell office:value-type="float" office:value="7248" calcext:value-type="float">
            <text:p>7248</text:p>
          </table:table-cell>
          <table:table-cell table:formula="of:=[.B244]-[.B$2]" office:value-type="float" office:value="24.1041493415833" calcext:value-type="float">
            <text:p>24.1041493416</text:p>
          </table:table-cell>
          <table:table-cell table:formula="of:=[.D244]/([.E244]-[.E243])" office:value-type="float" office:value="66827.8330464602" calcext:value-type="float">
            <text:p>66827.833046460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56077952.13691" calcext:value-type="float">
            <text:p>1456077952.13691</text:p>
          </table:table-cell>
          <table:table-cell office:value-type="float" office:value="1456077952.1378" calcext:value-type="float">
            <text:p>1456077952.1378</text:p>
          </table:table-cell>
          <table:table-cell office:value-type="float" office:value="7344" calcext:value-type="float">
            <text:p>7344</text:p>
          </table:table-cell>
          <table:table-cell table:formula="of:=[.B245]-[.B$2]" office:value-type="float" office:value="24.2138028144836" calcext:value-type="float">
            <text:p>24.2138028145</text:p>
          </table:table-cell>
          <table:table-cell table:formula="of:=[.D245]/([.E245]-[.E244])" office:value-type="float" office:value="66974.6229257262" calcext:value-type="float">
            <text:p>66974.622925726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56077952.24808" calcext:value-type="float">
            <text:p>1456077952.24808</text:p>
          </table:table-cell>
          <table:table-cell office:value-type="float" office:value="1456077952.24902" calcext:value-type="float">
            <text:p>1456077952.24902</text:p>
          </table:table-cell>
          <table:table-cell office:value-type="float" office:value="7432" calcext:value-type="float">
            <text:p>7432</text:p>
          </table:table-cell>
          <table:table-cell table:formula="of:=[.B246]-[.B$2]" office:value-type="float" office:value="24.32497382164" calcext:value-type="float">
            <text:p>24.3249738216</text:p>
          </table:table-cell>
          <table:table-cell table:formula="of:=[.D246]/([.E246]-[.E245])" office:value-type="float" office:value="66851.9624864621" calcext:value-type="float">
            <text:p>66851.962486462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56077952.36041" calcext:value-type="float">
            <text:p>1456077952.36041</text:p>
          </table:table-cell>
          <table:table-cell office:value-type="float" office:value="1456077952.36145" calcext:value-type="float">
            <text:p>1456077952.36145</text:p>
          </table:table-cell>
          <table:table-cell office:value-type="float" office:value="7512" calcext:value-type="float">
            <text:p>7512</text:p>
          </table:table-cell>
          <table:table-cell table:formula="of:=[.B247]-[.B$2]" office:value-type="float" office:value="24.4372963905334" calcext:value-type="float">
            <text:p>24.4372963905</text:p>
          </table:table-cell>
          <table:table-cell table:formula="of:=[.D247]/([.E247]-[.E246])" office:value-type="float" office:value="66878.8122815024" calcext:value-type="float">
            <text:p>66878.812281502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56077952.47372" calcext:value-type="float">
            <text:p>1456077952.47372</text:p>
          </table:table-cell>
          <table:table-cell office:value-type="float" office:value="1456077952.47462" calcext:value-type="float">
            <text:p>1456077952.47462</text:p>
          </table:table-cell>
          <table:table-cell office:value-type="float" office:value="7584" calcext:value-type="float">
            <text:p>7584</text:p>
          </table:table-cell>
          <table:table-cell table:formula="of:=[.B248]-[.B$2]" office:value-type="float" office:value="24.5506074428558" calcext:value-type="float">
            <text:p>24.5506074429</text:p>
          </table:table-cell>
          <table:table-cell table:formula="of:=[.D248]/([.E248]-[.E247])" office:value-type="float" office:value="66930.8054647867" calcext:value-type="float">
            <text:p>66930.805464786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6077952.5884" calcext:value-type="float">
            <text:p>1456077952.5884</text:p>
          </table:table-cell>
          <table:table-cell office:value-type="float" office:value="1456077952.58929" calcext:value-type="float">
            <text:p>1456077952.58929</text:p>
          </table:table-cell>
          <table:table-cell office:value-type="float" office:value="7648" calcext:value-type="float">
            <text:p>7648</text:p>
          </table:table-cell>
          <table:table-cell table:formula="of:=[.B249]-[.B$2]" office:value-type="float" office:value="24.6652846336365" calcext:value-type="float">
            <text:p>24.6652846336</text:p>
          </table:table-cell>
          <table:table-cell table:formula="of:=[.D249]/([.E249]-[.E248])" office:value-type="float" office:value="66691.5534635783" calcext:value-type="float">
            <text:p>66691.553463578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56077952.70382" calcext:value-type="float">
            <text:p>1456077952.70382</text:p>
          </table:table-cell>
          <table:table-cell office:value-type="float" office:value="1456077952.70481" calcext:value-type="float">
            <text:p>1456077952.70481</text:p>
          </table:table-cell>
          <table:table-cell office:value-type="float" office:value="7712" calcext:value-type="float">
            <text:p>7712</text:p>
          </table:table-cell>
          <table:table-cell table:formula="of:=[.B250]-[.B$2]" office:value-type="float" office:value="24.7807092666626" calcext:value-type="float">
            <text:p>24.7807092667</text:p>
          </table:table-cell>
          <table:table-cell table:formula="of:=[.D250]/([.E250]-[.E249])" office:value-type="float" office:value="66814.1608754746" calcext:value-type="float">
            <text:p>66814.160875474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56077952.82008" calcext:value-type="float">
            <text:p>1456077952.82008</text:p>
          </table:table-cell>
          <table:table-cell office:value-type="float" office:value="1456077952.82101" calcext:value-type="float">
            <text:p>1456077952.82101</text:p>
          </table:table-cell>
          <table:table-cell office:value-type="float" office:value="7760" calcext:value-type="float">
            <text:p>7760</text:p>
          </table:table-cell>
          <table:table-cell table:formula="of:=[.B251]-[.B$2]" office:value-type="float" office:value="24.8969714641571" calcext:value-type="float">
            <text:p>24.8969714642</text:p>
          </table:table-cell>
          <table:table-cell table:formula="of:=[.D251]/([.E251]-[.E250])" office:value-type="float" office:value="66745.684902151" calcext:value-type="float">
            <text:p>66745.68490215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56077952.9373" calcext:value-type="float">
            <text:p>1456077952.9373</text:p>
          </table:table-cell>
          <table:table-cell office:value-type="float" office:value="1456077952.93821" calcext:value-type="float">
            <text:p>1456077952.93821</text:p>
          </table:table-cell>
          <table:table-cell office:value-type="float" office:value="7808" calcext:value-type="float">
            <text:p>7808</text:p>
          </table:table-cell>
          <table:table-cell table:formula="of:=[.B252]-[.B$2]" office:value-type="float" office:value="25.0141909122467" calcext:value-type="float">
            <text:p>25.0141909122</text:p>
          </table:table-cell>
          <table:table-cell table:formula="of:=[.D252]/([.E252]-[.E251])" office:value-type="float" office:value="66610.1071729306" calcext:value-type="float">
            <text:p>66610.107172930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56077953.05551" calcext:value-type="float">
            <text:p>1456077953.05551</text:p>
          </table:table-cell>
          <table:table-cell office:value-type="float" office:value="1456077953.0566" calcext:value-type="float">
            <text:p>1456077953.0566</text:p>
          </table:table-cell>
          <table:table-cell office:value-type="float" office:value="7840" calcext:value-type="float">
            <text:p>7840</text:p>
          </table:table-cell>
          <table:table-cell table:formula="of:=[.B253]-[.B$2]" office:value-type="float" office:value="25.1324038505554" calcext:value-type="float">
            <text:p>25.1324038506</text:p>
          </table:table-cell>
          <table:table-cell table:formula="of:=[.D253]/([.E253]-[.E252])" office:value-type="float" office:value="66320.997618092" calcext:value-type="float">
            <text:p>66320.99761809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56077953.17324" calcext:value-type="float">
            <text:p>1456077953.17324</text:p>
          </table:table-cell>
          <table:table-cell office:value-type="float" office:value="1456077953.17413" calcext:value-type="float">
            <text:p>1456077953.17413</text:p>
          </table:table-cell>
          <table:table-cell office:value-type="float" office:value="7864" calcext:value-type="float">
            <text:p>7864</text:p>
          </table:table-cell>
          <table:table-cell table:formula="of:=[.B254]-[.B$2]" office:value-type="float" office:value="25.2501316070557" calcext:value-type="float">
            <text:p>25.2501316071</text:p>
          </table:table-cell>
          <table:table-cell table:formula="of:=[.D254]/([.E254]-[.E253])" office:value-type="float" office:value="66798.1811067953" calcext:value-type="float">
            <text:p>66798.181106795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6077953.29145" calcext:value-type="float">
            <text:p>1456077953.29145</text:p>
          </table:table-cell>
          <table:table-cell office:value-type="float" office:value="1456077953.29242" calcext:value-type="float">
            <text:p>1456077953.29242</text:p>
          </table:table-cell>
          <table:table-cell office:value-type="float" office:value="7880" calcext:value-type="float">
            <text:p>7880</text:p>
          </table:table-cell>
          <table:table-cell table:formula="of:=[.B255]-[.B$2]" office:value-type="float" office:value="25.3683364391327" calcext:value-type="float">
            <text:p>25.3683364391</text:p>
          </table:table-cell>
          <table:table-cell table:formula="of:=[.D255]/([.E255]-[.E254])" office:value-type="float" office:value="66663.9414103234" calcext:value-type="float">
            <text:p>66663.941410323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56077953.4104" calcext:value-type="float">
            <text:p>1456077953.4104</text:p>
          </table:table-cell>
          <table:table-cell office:value-type="float" office:value="1456077953.41133" calcext:value-type="float">
            <text:p>1456077953.41133</text:p>
          </table:table-cell>
          <table:table-cell office:value-type="float" office:value="7888" calcext:value-type="float">
            <text:p>7888</text:p>
          </table:table-cell>
          <table:table-cell table:formula="of:=[.B256]-[.B$2]" office:value-type="float" office:value="25.4872937202454" calcext:value-type="float">
            <text:p>25.4872937202</text:p>
          </table:table-cell>
          <table:table-cell table:formula="of:=[.D256]/([.E256]-[.E255])" office:value-type="float" office:value="66309.5182255288" calcext:value-type="float">
            <text:p>66309.518225528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56077953.52919" calcext:value-type="float">
            <text:p>1456077953.52919</text:p>
          </table:table-cell>
          <table:table-cell office:value-type="float" office:value="1456077953.53012" calcext:value-type="float">
            <text:p>1456077953.53012</text:p>
          </table:table-cell>
          <table:table-cell office:value-type="float" office:value="7888" calcext:value-type="float">
            <text:p>7888</text:p>
          </table:table-cell>
          <table:table-cell table:formula="of:=[.B257]-[.B$2]" office:value-type="float" office:value="25.6060793399811" calcext:value-type="float">
            <text:p>25.60607934</text:p>
          </table:table-cell>
          <table:table-cell table:formula="of:=[.D257]/([.E257]-[.E256])" office:value-type="float" office:value="66405.3444983471" calcext:value-type="float">
            <text:p>66405.344498347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56077953.648" calcext:value-type="float">
            <text:p>1456077953.648</text:p>
          </table:table-cell>
          <table:table-cell office:value-type="float" office:value="1456077953.6489" calcext:value-type="float">
            <text:p>1456077953.6489</text:p>
          </table:table-cell>
          <table:table-cell office:value-type="float" office:value="7880" calcext:value-type="float">
            <text:p>7880</text:p>
          </table:table-cell>
          <table:table-cell table:formula="of:=[.B258]-[.B$2]" office:value-type="float" office:value="25.7248933315277" calcext:value-type="float">
            <text:p>25.7248933315</text:p>
          </table:table-cell>
          <table:table-cell table:formula="of:=[.D258]/([.E258]-[.E257])" office:value-type="float" office:value="66322.155306998" calcext:value-type="float">
            <text:p>66322.15530699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56077953.7671" calcext:value-type="float">
            <text:p>1456077953.7671</text:p>
          </table:table-cell>
          <table:table-cell office:value-type="float" office:value="1456077953.768" calcext:value-type="float">
            <text:p>1456077953.768</text:p>
          </table:table-cell>
          <table:table-cell office:value-type="float" office:value="7864" calcext:value-type="float">
            <text:p>7864</text:p>
          </table:table-cell>
          <table:table-cell table:formula="of:=[.B259]-[.B$2]" office:value-type="float" office:value="25.843985080719" calcext:value-type="float">
            <text:p>25.8439850807</text:p>
          </table:table-cell>
          <table:table-cell table:formula="of:=[.D259]/([.E259]-[.E258])" office:value-type="float" office:value="66033.1219702627" calcext:value-type="float">
            <text:p>66033.121970262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6077953.88531" calcext:value-type="float">
            <text:p>1456077953.88531</text:p>
          </table:table-cell>
          <table:table-cell office:value-type="float" office:value="1456077953.88643" calcext:value-type="float">
            <text:p>1456077953.88643</text:p>
          </table:table-cell>
          <table:table-cell office:value-type="float" office:value="7840" calcext:value-type="float">
            <text:p>7840</text:p>
          </table:table-cell>
          <table:table-cell table:formula="of:=[.B260]-[.B$2]" office:value-type="float" office:value="25.9621996879578" calcext:value-type="float">
            <text:p>25.962199688</text:p>
          </table:table-cell>
          <table:table-cell table:formula="of:=[.D260]/([.E260]-[.E259])" office:value-type="float" office:value="66320.0613115839" calcext:value-type="float">
            <text:p>66320.061311583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56077954.00339" calcext:value-type="float">
            <text:p>1456077954.00339</text:p>
          </table:table-cell>
          <table:table-cell office:value-type="float" office:value="1456077954.0043" calcext:value-type="float">
            <text:p>1456077954.0043</text:p>
          </table:table-cell>
          <table:table-cell office:value-type="float" office:value="7800" calcext:value-type="float">
            <text:p>7800</text:p>
          </table:table-cell>
          <table:table-cell table:formula="of:=[.B261]-[.B$2]" office:value-type="float" office:value="26.0802774429321" calcext:value-type="float">
            <text:p>26.0802774429</text:p>
          </table:table-cell>
          <table:table-cell table:formula="of:=[.D261]/([.E261]-[.E260])" office:value-type="float" office:value="66058.1665165753" calcext:value-type="float">
            <text:p>66058.166516575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56077954.121" calcext:value-type="float">
            <text:p>1456077954.121</text:p>
          </table:table-cell>
          <table:table-cell office:value-type="float" office:value="1456077954.1219" calcext:value-type="float">
            <text:p>1456077954.1219</text:p>
          </table:table-cell>
          <table:table-cell office:value-type="float" office:value="7760" calcext:value-type="float">
            <text:p>7760</text:p>
          </table:table-cell>
          <table:table-cell table:formula="of:=[.B262]-[.B$2]" office:value-type="float" office:value="26.1978902816772" calcext:value-type="float">
            <text:p>26.1978902817</text:p>
          </table:table-cell>
          <table:table-cell table:formula="of:=[.D262]/([.E262]-[.E261])" office:value-type="float" office:value="65979.1914113812" calcext:value-type="float">
            <text:p>65979.191411381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56077954.23807" calcext:value-type="float">
            <text:p>1456077954.23807</text:p>
          </table:table-cell>
          <table:table-cell office:value-type="float" office:value="1456077954.23896" calcext:value-type="float">
            <text:p>1456077954.23896</text:p>
          </table:table-cell>
          <table:table-cell office:value-type="float" office:value="7712" calcext:value-type="float">
            <text:p>7712</text:p>
          </table:table-cell>
          <table:table-cell table:formula="of:=[.B263]-[.B$2]" office:value-type="float" office:value="26.314954996109" calcext:value-type="float">
            <text:p>26.3149549961</text:p>
          </table:table-cell>
          <table:table-cell table:formula="of:=[.D263]/([.E263]-[.E262])" office:value-type="float" office:value="65878.0917668863" calcext:value-type="float">
            <text:p>65878.091766886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56077954.35427" calcext:value-type="float">
            <text:p>1456077954.35427</text:p>
          </table:table-cell>
          <table:table-cell office:value-type="float" office:value="1456077954.35515" calcext:value-type="float">
            <text:p>1456077954.35515</text:p>
          </table:table-cell>
          <table:table-cell office:value-type="float" office:value="7648" calcext:value-type="float">
            <text:p>7648</text:p>
          </table:table-cell>
          <table:table-cell table:formula="of:=[.B264]-[.B$2]" office:value-type="float" office:value="26.4311611652374" calcext:value-type="float">
            <text:p>26.4311611652</text:p>
          </table:table-cell>
          <table:table-cell table:formula="of:=[.D264]/([.E264]-[.E263])" office:value-type="float" office:value="65814.0618296116" calcext:value-type="float">
            <text:p>65814.061829611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56077954.47013" calcext:value-type="float">
            <text:p>1456077954.47013</text:p>
          </table:table-cell>
          <table:table-cell office:value-type="float" office:value="1456077954.47104" calcext:value-type="float">
            <text:p>1456077954.47104</text:p>
          </table:table-cell>
          <table:table-cell office:value-type="float" office:value="7584" calcext:value-type="float">
            <text:p>7584</text:p>
          </table:table-cell>
          <table:table-cell table:formula="of:=[.B265]-[.B$2]" office:value-type="float" office:value="26.5470218658447" calcext:value-type="float">
            <text:p>26.5470218658</text:p>
          </table:table-cell>
          <table:table-cell table:formula="of:=[.D265]/([.E265]-[.E264])" office:value-type="float" office:value="65457.9159304874" calcext:value-type="float">
            <text:p>65457.915930487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56077954.58444" calcext:value-type="float">
            <text:p>1456077954.58444</text:p>
          </table:table-cell>
          <table:table-cell office:value-type="float" office:value="1456077954.58536" calcext:value-type="float">
            <text:p>1456077954.58536</text:p>
          </table:table-cell>
          <table:table-cell office:value-type="float" office:value="7512" calcext:value-type="float">
            <text:p>7512</text:p>
          </table:table-cell>
          <table:table-cell table:formula="of:=[.B266]-[.B$2]" office:value-type="float" office:value="26.6613323688507" calcext:value-type="float">
            <text:p>26.6613323689</text:p>
          </table:table-cell>
          <table:table-cell table:formula="of:=[.D266]/([.E266]-[.E265])" office:value-type="float" office:value="65715.7461690718" calcext:value-type="float">
            <text:p>65715.746169071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56077954.6979" calcext:value-type="float">
            <text:p>1456077954.6979</text:p>
          </table:table-cell>
          <table:table-cell office:value-type="float" office:value="1456077954.6988" calcext:value-type="float">
            <text:p>1456077954.6988</text:p>
          </table:table-cell>
          <table:table-cell office:value-type="float" office:value="7432" calcext:value-type="float">
            <text:p>7432</text:p>
          </table:table-cell>
          <table:table-cell table:formula="of:=[.B267]-[.B$2]" office:value-type="float" office:value="26.7747845649719" calcext:value-type="float">
            <text:p>26.774784565</text:p>
          </table:table-cell>
          <table:table-cell table:formula="of:=[.D267]/([.E267]-[.E266])" office:value-type="float" office:value="65507.7667430908" calcext:value-type="float">
            <text:p>65507.766743090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56077954.81007" calcext:value-type="float">
            <text:p>1456077954.81007</text:p>
          </table:table-cell>
          <table:table-cell office:value-type="float" office:value="1456077954.81096" calcext:value-type="float">
            <text:p>1456077954.81096</text:p>
          </table:table-cell>
          <table:table-cell office:value-type="float" office:value="7344" calcext:value-type="float">
            <text:p>7344</text:p>
          </table:table-cell>
          <table:table-cell table:formula="of:=[.B268]-[.B$2]" office:value-type="float" office:value="26.8869581222534" calcext:value-type="float">
            <text:p>26.8869581223</text:p>
          </table:table-cell>
          <table:table-cell table:formula="of:=[.D268]/([.E268]-[.E267])" office:value-type="float" office:value="65469.9750812982" calcext:value-type="float">
            <text:p>65469.975081298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56077954.92129" calcext:value-type="float">
            <text:p>1456077954.92129</text:p>
          </table:table-cell>
          <table:table-cell office:value-type="float" office:value="1456077954.92226" calcext:value-type="float">
            <text:p>1456077954.92226</text:p>
          </table:table-cell>
          <table:table-cell office:value-type="float" office:value="7248" calcext:value-type="float">
            <text:p>7248</text:p>
          </table:table-cell>
          <table:table-cell table:formula="of:=[.B269]-[.B$2]" office:value-type="float" office:value="26.9981739521027" calcext:value-type="float">
            <text:p>26.9981739521</text:p>
          </table:table-cell>
          <table:table-cell table:formula="of:=[.D269]/([.E269]-[.E268])" office:value-type="float" office:value="65170.578773048" calcext:value-type="float">
            <text:p>65170.57877304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56077955.0311" calcext:value-type="float">
            <text:p>1456077955.0311</text:p>
          </table:table-cell>
          <table:table-cell office:value-type="float" office:value="1456077955.03202" calcext:value-type="float">
            <text:p>1456077955.03202</text:p>
          </table:table-cell>
          <table:table-cell office:value-type="float" office:value="7152" calcext:value-type="float">
            <text:p>7152</text:p>
          </table:table-cell>
          <table:table-cell table:formula="of:=[.B270]-[.B$2]" office:value-type="float" office:value="27.1079940795898" calcext:value-type="float">
            <text:p>27.1079940796</text:p>
          </table:table-cell>
          <table:table-cell table:formula="of:=[.D270]/([.E270]-[.E269])" office:value-type="float" office:value="65124.6739886978" calcext:value-type="float">
            <text:p>65124.673988697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56077955.13925" calcext:value-type="float">
            <text:p>1456077955.13925</text:p>
          </table:table-cell>
          <table:table-cell office:value-type="float" office:value="1456077955.14017" calcext:value-type="float">
            <text:p>1456077955.14017</text:p>
          </table:table-cell>
          <table:table-cell office:value-type="float" office:value="7048" calcext:value-type="float">
            <text:p>7048</text:p>
          </table:table-cell>
          <table:table-cell table:formula="of:=[.B271]-[.B$2]" office:value-type="float" office:value="27.2161424160004" calcext:value-type="float">
            <text:p>27.216142416</text:p>
          </table:table-cell>
          <table:table-cell table:formula="of:=[.D271]/([.E271]-[.E270])" office:value-type="float" office:value="65169.7495673568" calcext:value-type="float">
            <text:p>65169.749567356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56077955.24621" calcext:value-type="float">
            <text:p>1456077955.24621</text:p>
          </table:table-cell>
          <table:table-cell office:value-type="float" office:value="1456077955.24711" calcext:value-type="float">
            <text:p>1456077955.24711</text:p>
          </table:table-cell>
          <table:table-cell office:value-type="float" office:value="6936" calcext:value-type="float">
            <text:p>6936</text:p>
          </table:table-cell>
          <table:table-cell table:formula="of:=[.B272]-[.B$2]" office:value-type="float" office:value="27.3230984210968" calcext:value-type="float">
            <text:p>27.3230984211</text:p>
          </table:table-cell>
          <table:table-cell table:formula="of:=[.D272]/([.E272]-[.E271])" office:value-type="float" office:value="64849.0937348141" calcext:value-type="float">
            <text:p>64849.093734814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56077955.35153" calcext:value-type="float">
            <text:p>1456077955.35153</text:p>
          </table:table-cell>
          <table:table-cell office:value-type="float" office:value="1456077955.35242" calcext:value-type="float">
            <text:p>1456077955.35242</text:p>
          </table:table-cell>
          <table:table-cell office:value-type="float" office:value="6824" calcext:value-type="float">
            <text:p>6824</text:p>
          </table:table-cell>
          <table:table-cell table:formula="of:=[.B273]-[.B$2]" office:value-type="float" office:value="27.4284191131592" calcext:value-type="float">
            <text:p>27.4284191132</text:p>
          </table:table-cell>
          <table:table-cell table:formula="of:=[.D273]/([.E273]-[.E272])" office:value-type="float" office:value="64792.586018694" calcext:value-type="float">
            <text:p>64792.58601869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56077955.45513" calcext:value-type="float">
            <text:p>1456077955.45513</text:p>
          </table:table-cell>
          <table:table-cell office:value-type="float" office:value="1456077955.45622" calcext:value-type="float">
            <text:p>1456077955.45622</text:p>
          </table:table-cell>
          <table:table-cell office:value-type="float" office:value="6704" calcext:value-type="float">
            <text:p>6704</text:p>
          </table:table-cell>
          <table:table-cell table:formula="of:=[.B274]-[.B$2]" office:value-type="float" office:value="27.5320184230804" calcext:value-type="float">
            <text:p>27.5320184231</text:p>
          </table:table-cell>
          <table:table-cell table:formula="of:=[.D274]/([.E274]-[.E273])" office:value-type="float" office:value="64710.8557488948" calcext:value-type="float">
            <text:p>64710.855748894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56077955.5575" calcext:value-type="float">
            <text:p>1456077955.5575</text:p>
          </table:table-cell>
          <table:table-cell office:value-type="float" office:value="1456077955.55841" calcext:value-type="float">
            <text:p>1456077955.55841</text:p>
          </table:table-cell>
          <table:table-cell office:value-type="float" office:value="6584" calcext:value-type="float">
            <text:p>6584</text:p>
          </table:table-cell>
          <table:table-cell table:formula="of:=[.B275]-[.B$2]" office:value-type="float" office:value="27.6343846321106" calcext:value-type="float">
            <text:p>27.6343846321</text:p>
          </table:table-cell>
          <table:table-cell table:formula="of:=[.D275]/([.E275]-[.E274])" office:value-type="float" office:value="64318.0993257328" calcext:value-type="float">
            <text:p>64318.099325732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56077955.65732" calcext:value-type="float">
            <text:p>1456077955.65732</text:p>
          </table:table-cell>
          <table:table-cell office:value-type="float" office:value="1456077955.65821" calcext:value-type="float">
            <text:p>1456077955.65821</text:p>
          </table:table-cell>
          <table:table-cell office:value-type="float" office:value="6464" calcext:value-type="float">
            <text:p>6464</text:p>
          </table:table-cell>
          <table:table-cell table:formula="of:=[.B276]-[.B$2]" office:value-type="float" office:value="27.7342104911804" calcext:value-type="float">
            <text:p>27.7342104912</text:p>
          </table:table-cell>
          <table:table-cell table:formula="of:=[.D276]/([.E276]-[.E275])" office:value-type="float" office:value="64752.7610604251" calcext:value-type="float">
            <text:p>64752.761060425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56077955.75588" calcext:value-type="float">
            <text:p>1456077955.75588</text:p>
          </table:table-cell>
          <table:table-cell office:value-type="float" office:value="1456077955.75682" calcext:value-type="float">
            <text:p>1456077955.75682</text:p>
          </table:table-cell>
          <table:table-cell office:value-type="float" office:value="6344" calcext:value-type="float">
            <text:p>6344</text:p>
          </table:table-cell>
          <table:table-cell table:formula="of:=[.B277]-[.B$2]" office:value-type="float" office:value="27.832772731781" calcext:value-type="float">
            <text:p>27.8327727318</text:p>
          </table:table-cell>
          <table:table-cell table:formula="of:=[.D277]/([.E277]-[.E276])" office:value-type="float" office:value="64365.4198742138" calcext:value-type="float">
            <text:p>64365.419874213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56077955.85254" calcext:value-type="float">
            <text:p>1456077955.85254</text:p>
          </table:table-cell>
          <table:table-cell office:value-type="float" office:value="1456077955.85343" calcext:value-type="float">
            <text:p>1456077955.85343</text:p>
          </table:table-cell>
          <table:table-cell office:value-type="float" office:value="6216" calcext:value-type="float">
            <text:p>6216</text:p>
          </table:table-cell>
          <table:table-cell table:formula="of:=[.B278]-[.B$2]" office:value-type="float" office:value="27.9294273853302" calcext:value-type="float">
            <text:p>27.9294273853</text:p>
          </table:table-cell>
          <table:table-cell table:formula="of:=[.D278]/([.E278]-[.E277])" office:value-type="float" office:value="64311.4404919598" calcext:value-type="float">
            <text:p>64311.440491959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56077955.94778" calcext:value-type="float">
            <text:p>1456077955.94778</text:p>
          </table:table-cell>
          <table:table-cell office:value-type="float" office:value="1456077955.94867" calcext:value-type="float">
            <text:p>1456077955.94867</text:p>
          </table:table-cell>
          <table:table-cell office:value-type="float" office:value="6088" calcext:value-type="float">
            <text:p>6088</text:p>
          </table:table-cell>
          <table:table-cell table:formula="of:=[.B279]-[.B$2]" office:value-type="float" office:value="28.0246729850769" calcext:value-type="float">
            <text:p>28.0246729851</text:p>
          </table:table-cell>
          <table:table-cell table:formula="of:=[.D279]/([.E279]-[.E278])" office:value-type="float" office:value="63918.9633556869" calcext:value-type="float">
            <text:p>63918.963355686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56077956.04066" calcext:value-type="float">
            <text:p>1456077956.04066</text:p>
          </table:table-cell>
          <table:table-cell office:value-type="float" office:value="1456077956.04156" calcext:value-type="float">
            <text:p>1456077956.04156</text:p>
          </table:table-cell>
          <table:table-cell office:value-type="float" office:value="5968" calcext:value-type="float">
            <text:p>5968</text:p>
          </table:table-cell>
          <table:table-cell table:formula="of:=[.B280]-[.B$2]" office:value-type="float" office:value="28.1175484657288" calcext:value-type="float">
            <text:p>28.1175484657</text:p>
          </table:table-cell>
          <table:table-cell table:formula="of:=[.D280]/([.E280]-[.E279])" office:value-type="float" office:value="64258.0792918973" calcext:value-type="float">
            <text:p>64258.079291897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56077956.13227" calcext:value-type="float">
            <text:p>1456077956.13227</text:p>
          </table:table-cell>
          <table:table-cell office:value-type="float" office:value="1456077956.1332" calcext:value-type="float">
            <text:p>1456077956.1332</text:p>
          </table:table-cell>
          <table:table-cell office:value-type="float" office:value="5840" calcext:value-type="float">
            <text:p>5840</text:p>
          </table:table-cell>
          <table:table-cell table:formula="of:=[.B281]-[.B$2]" office:value-type="float" office:value="28.2091550827026" calcext:value-type="float">
            <text:p>28.2091550827</text:p>
          </table:table-cell>
          <table:table-cell table:formula="of:=[.D281]/([.E281]-[.E280])" office:value-type="float" office:value="63750.8532998808" calcext:value-type="float">
            <text:p>63750.853299880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56077956.22176" calcext:value-type="float">
            <text:p>1456077956.22176</text:p>
          </table:table-cell>
          <table:table-cell office:value-type="float" office:value="1456077956.22278" calcext:value-type="float">
            <text:p>1456077956.22278</text:p>
          </table:table-cell>
          <table:table-cell office:value-type="float" office:value="5720" calcext:value-type="float">
            <text:p>5720</text:p>
          </table:table-cell>
          <table:table-cell table:formula="of:=[.B282]-[.B$2]" office:value-type="float" office:value="28.2986450195312" calcext:value-type="float">
            <text:p>28.2986450195</text:p>
          </table:table-cell>
          <table:table-cell table:formula="of:=[.D282]/([.E282]-[.E281])" office:value-type="float" office:value="63917.8012937328" calcext:value-type="float">
            <text:p>63917.801293732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56077956.30955" calcext:value-type="float">
            <text:p>1456077956.30955</text:p>
          </table:table-cell>
          <table:table-cell office:value-type="float" office:value="1456077956.31044" calcext:value-type="float">
            <text:p>1456077956.31044</text:p>
          </table:table-cell>
          <table:table-cell office:value-type="float" office:value="5592" calcext:value-type="float">
            <text:p>5592</text:p>
          </table:table-cell>
          <table:table-cell table:formula="of:=[.B283]-[.B$2]" office:value-type="float" office:value="28.3864340782166" calcext:value-type="float">
            <text:p>28.3864340782</text:p>
          </table:table-cell>
          <table:table-cell table:formula="of:=[.D283]/([.E283]-[.E282])" office:value-type="float" office:value="63698.142840848" calcext:value-type="float">
            <text:p>63698.14284084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56077956.39548" calcext:value-type="float">
            <text:p>1456077956.39548</text:p>
          </table:table-cell>
          <table:table-cell office:value-type="float" office:value="1456077956.39658" calcext:value-type="float">
            <text:p>1456077956.39658</text:p>
          </table:table-cell>
          <table:table-cell office:value-type="float" office:value="5472" calcext:value-type="float">
            <text:p>5472</text:p>
          </table:table-cell>
          <table:table-cell table:formula="of:=[.B284]-[.B$2]" office:value-type="float" office:value="28.4723725318909" calcext:value-type="float">
            <text:p>28.4723725319</text:p>
          </table:table-cell>
          <table:table-cell table:formula="of:=[.D284]/([.E284]-[.E283])" office:value-type="float" office:value="63673.475214453" calcext:value-type="float">
            <text:p>63673.47521445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56077956.48035" calcext:value-type="float">
            <text:p>1456077956.48035</text:p>
          </table:table-cell>
          <table:table-cell office:value-type="float" office:value="1456077956.48125" calcext:value-type="float">
            <text:p>1456077956.48125</text:p>
          </table:table-cell>
          <table:table-cell office:value-type="float" office:value="5360" calcext:value-type="float">
            <text:p>5360</text:p>
          </table:table-cell>
          <table:table-cell table:formula="of:=[.B285]-[.B$2]" office:value-type="float" office:value="28.5572412014008" calcext:value-type="float">
            <text:p>28.5572412014</text:p>
          </table:table-cell>
          <table:table-cell table:formula="of:=[.D285]/([.E285]-[.E284])" office:value-type="float" office:value="63156.4042532271" calcext:value-type="float">
            <text:p>63156.404253227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56077956.56285" calcext:value-type="float">
            <text:p>1456077956.56285</text:p>
          </table:table-cell>
          <table:table-cell office:value-type="float" office:value="1456077956.56377" calcext:value-type="float">
            <text:p>1456077956.56377</text:p>
          </table:table-cell>
          <table:table-cell office:value-type="float" office:value="5248" calcext:value-type="float">
            <text:p>5248</text:p>
          </table:table-cell>
          <table:table-cell table:formula="of:=[.B286]-[.B$2]" office:value-type="float" office:value="28.6397378444672" calcext:value-type="float">
            <text:p>28.6397378445</text:p>
          </table:table-cell>
          <table:table-cell table:formula="of:=[.D286]/([.E286]-[.E285])" office:value-type="float" office:value="63614.7097012855" calcext:value-type="float">
            <text:p>63614.709701285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56077956.64381" calcext:value-type="float">
            <text:p>1456077956.64381</text:p>
          </table:table-cell>
          <table:table-cell office:value-type="float" office:value="1456077956.64471" calcext:value-type="float">
            <text:p>1456077956.64471</text:p>
          </table:table-cell>
          <table:table-cell office:value-type="float" office:value="5136" calcext:value-type="float">
            <text:p>5136</text:p>
          </table:table-cell>
          <table:table-cell table:formula="of:=[.B287]-[.B$2]" office:value-type="float" office:value="28.7207005023956" calcext:value-type="float">
            <text:p>28.7207005024</text:p>
          </table:table-cell>
          <table:table-cell table:formula="of:=[.D287]/([.E287]-[.E286])" office:value-type="float" office:value="63436.652543421" calcext:value-type="float">
            <text:p>63436.65254342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56077956.72334" calcext:value-type="float">
            <text:p>1456077956.72334</text:p>
          </table:table-cell>
          <table:table-cell office:value-type="float" office:value="1456077956.72424" calcext:value-type="float">
            <text:p>1456077956.72424</text:p>
          </table:table-cell>
          <table:table-cell office:value-type="float" office:value="5032" calcext:value-type="float">
            <text:p>5032</text:p>
          </table:table-cell>
          <table:table-cell table:formula="of:=[.B288]-[.B$2]" office:value-type="float" office:value="28.8002305030823" calcext:value-type="float">
            <text:p>28.8002305031</text:p>
          </table:table-cell>
          <table:table-cell table:formula="of:=[.D288]/([.E288]-[.E287])" office:value-type="float" office:value="63271.7208167328" calcext:value-type="float">
            <text:p>63271.720816732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56077956.80151" calcext:value-type="float">
            <text:p>1456077956.80151</text:p>
          </table:table-cell>
          <table:table-cell office:value-type="float" office:value="1456077956.80239" calcext:value-type="float">
            <text:p>1456077956.80239</text:p>
          </table:table-cell>
          <table:table-cell office:value-type="float" office:value="4936" calcext:value-type="float">
            <text:p>4936</text:p>
          </table:table-cell>
          <table:table-cell table:formula="of:=[.B289]-[.B$2]" office:value-type="float" office:value="28.8783960342407" calcext:value-type="float">
            <text:p>28.8783960342</text:p>
          </table:table-cell>
          <table:table-cell table:formula="of:=[.D289]/([.E289]-[.E288])" office:value-type="float" office:value="63148.0388714351" calcext:value-type="float">
            <text:p>63148.038871435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56077956.8783" calcext:value-type="float">
            <text:p>1456077956.8783</text:p>
          </table:table-cell>
          <table:table-cell office:value-type="float" office:value="1456077956.87932" calcext:value-type="float">
            <text:p>1456077956.87932</text:p>
          </table:table-cell>
          <table:table-cell office:value-type="float" office:value="4840" calcext:value-type="float">
            <text:p>4840</text:p>
          </table:table-cell>
          <table:table-cell table:formula="of:=[.B290]-[.B$2]" office:value-type="float" office:value="28.9551846981049" calcext:value-type="float">
            <text:p>28.9551846981</text:p>
          </table:table-cell>
          <table:table-cell table:formula="of:=[.D290]/([.E290]-[.E289])" office:value-type="float" office:value="63030.136955678" calcext:value-type="float">
            <text:p>63030.13695567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56077956.95335" calcext:value-type="float">
            <text:p>1456077956.95335</text:p>
          </table:table-cell>
          <table:table-cell office:value-type="float" office:value="1456077956.95438" calcext:value-type="float">
            <text:p>1456077956.95438</text:p>
          </table:table-cell>
          <table:table-cell office:value-type="float" office:value="4752" calcext:value-type="float">
            <text:p>4752</text:p>
          </table:table-cell>
          <table:table-cell table:formula="of:=[.B291]-[.B$2]" office:value-type="float" office:value="29.0302410125732" calcext:value-type="float">
            <text:p>29.0302410126</text:p>
          </table:table-cell>
          <table:table-cell table:formula="of:=[.D291]/([.E291]-[.E290])" office:value-type="float" office:value="63312.4612320486" calcext:value-type="float">
            <text:p>63312.461232048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56077957.02769" calcext:value-type="float">
            <text:p>1456077957.02769</text:p>
          </table:table-cell>
          <table:table-cell office:value-type="float" office:value="1456077957.02861" calcext:value-type="float">
            <text:p>1456077957.02861</text:p>
          </table:table-cell>
          <table:table-cell office:value-type="float" office:value="4672" calcext:value-type="float">
            <text:p>4672</text:p>
          </table:table-cell>
          <table:table-cell table:formula="of:=[.B292]-[.B$2]" office:value-type="float" office:value="29.1045818328857" calcext:value-type="float">
            <text:p>29.1045818329</text:p>
          </table:table-cell>
          <table:table-cell table:formula="of:=[.D292]/([.E292]-[.E291])" office:value-type="float" office:value="62845.6880131363" calcext:value-type="float">
            <text:p>62845.688013136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56077957.1016" calcext:value-type="float">
            <text:p>1456077957.1016</text:p>
          </table:table-cell>
          <table:table-cell office:value-type="float" office:value="1456077957.10249" calcext:value-type="float">
            <text:p>1456077957.10249</text:p>
          </table:table-cell>
          <table:table-cell office:value-type="float" office:value="4600" calcext:value-type="float">
            <text:p>4600</text:p>
          </table:table-cell>
          <table:table-cell table:formula="of:=[.B293]-[.B$2]" office:value-type="float" office:value="29.1784851551056" calcext:value-type="float">
            <text:p>29.1784851551</text:p>
          </table:table-cell>
          <table:table-cell table:formula="of:=[.D293]/([.E293]-[.E292])" office:value-type="float" office:value="62243.4805612102" calcext:value-type="float">
            <text:p>62243.480561210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56077957.17264" calcext:value-type="float">
            <text:p>1456077957.17264</text:p>
          </table:table-cell>
          <table:table-cell office:value-type="float" office:value="1456077957.17367" calcext:value-type="float">
            <text:p>1456077957.17367</text:p>
          </table:table-cell>
          <table:table-cell office:value-type="float" office:value="4536" calcext:value-type="float">
            <text:p>4536</text:p>
          </table:table-cell>
          <table:table-cell table:formula="of:=[.B294]-[.B$2]" office:value-type="float" office:value="29.2495248317719" calcext:value-type="float">
            <text:p>29.2495248318</text:p>
          </table:table-cell>
          <table:table-cell table:formula="of:=[.D294]/([.E294]-[.E293])" office:value-type="float" office:value="63851.6419677677" calcext:value-type="float">
            <text:p>63851.641967767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56077957.24343" calcext:value-type="float">
            <text:p>1456077957.24343</text:p>
          </table:table-cell>
          <table:table-cell office:value-type="float" office:value="1456077957.24434" calcext:value-type="float">
            <text:p>1456077957.24434</text:p>
          </table:table-cell>
          <table:table-cell office:value-type="float" office:value="4472" calcext:value-type="float">
            <text:p>4472</text:p>
          </table:table-cell>
          <table:table-cell table:formula="of:=[.B295]-[.B$2]" office:value-type="float" office:value="29.3203151226044" calcext:value-type="float">
            <text:p>29.3203151226</text:p>
          </table:table-cell>
          <table:table-cell table:formula="of:=[.D295]/([.E295]-[.E294])" office:value-type="float" office:value="63172.5049778389" calcext:value-type="float">
            <text:p>63172.504977838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56077957.31345" calcext:value-type="float">
            <text:p>1456077957.31345</text:p>
          </table:table-cell>
          <table:table-cell office:value-type="float" office:value="1456077957.31434" calcext:value-type="float">
            <text:p>1456077957.31434</text:p>
          </table:table-cell>
          <table:table-cell office:value-type="float" office:value="4424" calcext:value-type="float">
            <text:p>4424</text:p>
          </table:table-cell>
          <table:table-cell table:formula="of:=[.B296]-[.B$2]" office:value-type="float" office:value="29.3903348445892" calcext:value-type="float">
            <text:p>29.3903348446</text:p>
          </table:table-cell>
          <table:table-cell table:formula="of:=[.D296]/([.E296]-[.E295])" office:value-type="float" office:value="63182.1988804293" calcext:value-type="float">
            <text:p>63182.198880429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56077957.38304" calcext:value-type="float">
            <text:p>1456077957.38304</text:p>
          </table:table-cell>
          <table:table-cell office:value-type="float" office:value="1456077957.38404" calcext:value-type="float">
            <text:p>1456077957.38404</text:p>
          </table:table-cell>
          <table:table-cell office:value-type="float" office:value="4376" calcext:value-type="float">
            <text:p>4376</text:p>
          </table:table-cell>
          <table:table-cell table:formula="of:=[.B297]-[.B$2]" office:value-type="float" office:value="29.4599251747131" calcext:value-type="float">
            <text:p>29.4599251747</text:p>
          </table:table-cell>
          <table:table-cell table:formula="of:=[.D297]/([.E297]-[.E296])" office:value-type="float" office:value="62882.2997707986" calcext:value-type="float">
            <text:p>62882.299770798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56077957.45158" calcext:value-type="float">
            <text:p>1456077957.45158</text:p>
          </table:table-cell>
          <table:table-cell office:value-type="float" office:value="1456077957.45246" calcext:value-type="float">
            <text:p>1456077957.45246</text:p>
          </table:table-cell>
          <table:table-cell office:value-type="float" office:value="4344" calcext:value-type="float">
            <text:p>4344</text:p>
          </table:table-cell>
          <table:table-cell table:formula="of:=[.B298]-[.B$2]" office:value-type="float" office:value="29.5284640789032" calcext:value-type="float">
            <text:p>29.5284640789</text:p>
          </table:table-cell>
          <table:table-cell table:formula="of:=[.D298]/([.E298]-[.E297])" office:value-type="float" office:value="63380.0620440876" calcext:value-type="float">
            <text:p>63380.062044087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56077957.51961" calcext:value-type="float">
            <text:p>1456077957.51961</text:p>
          </table:table-cell>
          <table:table-cell office:value-type="float" office:value="1456077957.5205" calcext:value-type="float">
            <text:p>1456077957.5205</text:p>
          </table:table-cell>
          <table:table-cell office:value-type="float" office:value="4320" calcext:value-type="float">
            <text:p>4320</text:p>
          </table:table-cell>
          <table:table-cell table:formula="of:=[.B299]-[.B$2]" office:value-type="float" office:value="29.5964999198914" calcext:value-type="float">
            <text:p>29.5964999199</text:p>
          </table:table-cell>
          <table:table-cell table:formula="of:=[.D299]/([.E299]-[.E298])" office:value-type="float" office:value="63495.9447440628" calcext:value-type="float">
            <text:p>63495.944744062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56077957.60175" calcext:value-type="float">
            <text:p>1456077957.60175</text:p>
          </table:table-cell>
          <table:table-cell office:value-type="float" office:value="1456077957.60267" calcext:value-type="float">
            <text:p>1456077957.60267</text:p>
          </table:table-cell>
          <table:table-cell office:value-type="float" office:value="4304" calcext:value-type="float">
            <text:p>4304</text:p>
          </table:table-cell>
          <table:table-cell table:formula="of:=[.B300]-[.B$2]" office:value-type="float" office:value="29.6786413192749" calcext:value-type="float">
            <text:p>29.6786413193</text:p>
          </table:table-cell>
          <table:table-cell table:formula="of:=[.D300]/([.E300]-[.E299])" office:value-type="float" office:value="52397.4516175847" calcext:value-type="float">
            <text:p>52397.451617584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56077957.70064" calcext:value-type="float">
            <text:p>1456077957.70064</text:p>
          </table:table-cell>
          <table:table-cell office:value-type="float" office:value="1456077957.70155" calcext:value-type="float">
            <text:p>1456077957.70155</text:p>
          </table:table-cell>
          <table:table-cell office:value-type="float" office:value="4296" calcext:value-type="float">
            <text:p>4296</text:p>
          </table:table-cell>
          <table:table-cell table:formula="of:=[.B301]-[.B$2]" office:value-type="float" office:value="29.7775251865387" calcext:value-type="float">
            <text:p>29.7775251865</text:p>
          </table:table-cell>
          <table:table-cell table:formula="of:=[.D301]/([.E301]-[.E300])" office:value-type="float" office:value="43444.9027821646" calcext:value-type="float">
            <text:p>43444.90278216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56077957.80045" calcext:value-type="float">
            <text:p>1456077957.80045</text:p>
          </table:table-cell>
          <table:table-cell office:value-type="float" office:value="1456077957.80134" calcext:value-type="float">
            <text:p>1456077957.80134</text:p>
          </table:table-cell>
          <table:table-cell office:value-type="float" office:value="4296" calcext:value-type="float">
            <text:p>4296</text:p>
          </table:table-cell>
          <table:table-cell table:formula="of:=[.B302]-[.B$2]" office:value-type="float" office:value="29.8773374557495" calcext:value-type="float">
            <text:p>29.8773374557</text:p>
          </table:table-cell>
          <table:table-cell table:formula="of:=[.D302]/([.E302]-[.E301])" office:value-type="float" office:value="43040.8008350791" calcext:value-type="float">
            <text:p>43040.800835079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56077957.9016" calcext:value-type="float">
            <text:p>1456077957.9016</text:p>
          </table:table-cell>
          <table:table-cell office:value-type="float" office:value="1456077957.90248" calcext:value-type="float">
            <text:p>1456077957.90248</text:p>
          </table:table-cell>
          <table:table-cell office:value-type="float" office:value="4304" calcext:value-type="float">
            <text:p>4304</text:p>
          </table:table-cell>
          <table:table-cell table:formula="of:=[.B303]-[.B$2]" office:value-type="float" office:value="29.9784913063049" calcext:value-type="float">
            <text:p>29.9784913063</text:p>
          </table:table-cell>
          <table:table-cell table:formula="of:=[.D303]/([.E303]-[.E302])" office:value-type="float" office:value="42549.0475781931" calcext:value-type="float">
            <text:p>42549.047578193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56077958.00078" calcext:value-type="float">
            <text:p>1456077958.00078</text:p>
          </table:table-cell>
          <table:table-cell office:value-type="float" office:value="1456077958.00166" calcext:value-type="float">
            <text:p>1456077958.00166</text:p>
          </table:table-cell>
          <table:table-cell office:value-type="float" office:value="4320" calcext:value-type="float">
            <text:p>4320</text:p>
          </table:table-cell>
          <table:table-cell table:formula="of:=[.B304]-[.B$2]" office:value-type="float" office:value="30.0776710510254" calcext:value-type="float">
            <text:p>30.077671051</text:p>
          </table:table-cell>
          <table:table-cell table:formula="of:=[.D304]/([.E304]-[.E303])" office:value-type="float" office:value="43557.2808961754" calcext:value-type="float">
            <text:p>43557.280896175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56077958.10118" calcext:value-type="float">
            <text:p>1456077958.10118</text:p>
          </table:table-cell>
          <table:table-cell office:value-type="float" office:value="1456077958.10209" calcext:value-type="float">
            <text:p>1456077958.10209</text:p>
          </table:table-cell>
          <table:table-cell office:value-type="float" office:value="4344" calcext:value-type="float">
            <text:p>4344</text:p>
          </table:table-cell>
          <table:table-cell table:formula="of:=[.B305]-[.B$2]" office:value-type="float" office:value="30.1780722141266" calcext:value-type="float">
            <text:p>30.1780722141</text:p>
          </table:table-cell>
          <table:table-cell table:formula="of:=[.D305]/([.E305]-[.E304])" office:value-type="float" office:value="43266.4310434492" calcext:value-type="float">
            <text:p>43266.431043449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56077958.20124" calcext:value-type="float">
            <text:p>1456077958.20124</text:p>
          </table:table-cell>
          <table:table-cell office:value-type="float" office:value="1456077958.20214" calcext:value-type="float">
            <text:p>1456077958.20214</text:p>
          </table:table-cell>
          <table:table-cell office:value-type="float" office:value="4384" calcext:value-type="float">
            <text:p>4384</text:p>
          </table:table-cell>
          <table:table-cell table:formula="of:=[.B306]-[.B$2]" office:value-type="float" office:value="30.2781338691711" calcext:value-type="float">
            <text:p>30.2781338692</text:p>
          </table:table-cell>
          <table:table-cell table:formula="of:=[.D306]/([.E306]-[.E305])" office:value-type="float" office:value="43812.9870832926" calcext:value-type="float">
            <text:p>43812.987083292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56077958.30134" calcext:value-type="float">
            <text:p>1456077958.30134</text:p>
          </table:table-cell>
          <table:table-cell office:value-type="float" office:value="1456077958.30223" calcext:value-type="float">
            <text:p>1456077958.30223</text:p>
          </table:table-cell>
          <table:table-cell office:value-type="float" office:value="4424" calcext:value-type="float">
            <text:p>4424</text:p>
          </table:table-cell>
          <table:table-cell table:formula="of:=[.B307]-[.B$2]" office:value-type="float" office:value="30.3782312870026" calcext:value-type="float">
            <text:p>30.378231287</text:p>
          </table:table-cell>
          <table:table-cell table:formula="of:=[.D307]/([.E307]-[.E306])" office:value-type="float" office:value="44196.9442953132" calcext:value-type="float">
            <text:p>44196.944295313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56077958.40158" calcext:value-type="float">
            <text:p>1456077958.40158</text:p>
          </table:table-cell>
          <table:table-cell office:value-type="float" office:value="1456077958.40247" calcext:value-type="float">
            <text:p>1456077958.40247</text:p>
          </table:table-cell>
          <table:table-cell office:value-type="float" office:value="4472" calcext:value-type="float">
            <text:p>4472</text:p>
          </table:table-cell>
          <table:table-cell table:formula="of:=[.B308]-[.B$2]" office:value-type="float" office:value="30.4784729480743" calcext:value-type="float">
            <text:p>30.4784729481</text:p>
          </table:table-cell>
          <table:table-cell table:formula="of:=[.D308]/([.E308]-[.E307])" office:value-type="float" office:value="44612.1897042174" calcext:value-type="float">
            <text:p>44612.189704217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56077958.50056" calcext:value-type="float">
            <text:p>1456077958.50056</text:p>
          </table:table-cell>
          <table:table-cell office:value-type="float" office:value="1456077958.50144" calcext:value-type="float">
            <text:p>1456077958.50144</text:p>
          </table:table-cell>
          <table:table-cell office:value-type="float" office:value="4536" calcext:value-type="float">
            <text:p>4536</text:p>
          </table:table-cell>
          <table:table-cell table:formula="of:=[.B309]-[.B$2]" office:value-type="float" office:value="30.5774531364441" calcext:value-type="float">
            <text:p>30.5774531364</text:p>
          </table:table-cell>
          <table:table-cell table:formula="of:=[.D309]/([.E309]-[.E308])" office:value-type="float" office:value="45827.3526723883" calcext:value-type="float">
            <text:p>45827.352672388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56077958.60156" calcext:value-type="float">
            <text:p>1456077958.60156</text:p>
          </table:table-cell>
          <table:table-cell office:value-type="float" office:value="1456077958.60245" calcext:value-type="float">
            <text:p>1456077958.60245</text:p>
          </table:table-cell>
          <table:table-cell office:value-type="float" office:value="4600" calcext:value-type="float">
            <text:p>4600</text:p>
          </table:table-cell>
          <table:table-cell table:formula="of:=[.B310]-[.B$2]" office:value-type="float" office:value="30.678448677063" calcext:value-type="float">
            <text:p>30.6784486771</text:p>
          </table:table-cell>
          <table:table-cell table:formula="of:=[.D310]/([.E310]-[.E309])" office:value-type="float" office:value="45546.5654405273" calcext:value-type="float">
            <text:p>45546.565440527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56077958.70049" calcext:value-type="float">
            <text:p>1456077958.70049</text:p>
          </table:table-cell>
          <table:table-cell office:value-type="float" office:value="1456077958.7014" calcext:value-type="float">
            <text:p>1456077958.7014</text:p>
          </table:table-cell>
          <table:table-cell office:value-type="float" office:value="4672" calcext:value-type="float">
            <text:p>4672</text:p>
          </table:table-cell>
          <table:table-cell table:formula="of:=[.B311]-[.B$2]" office:value-type="float" office:value="30.7773785591125" calcext:value-type="float">
            <text:p>30.7773785591</text:p>
          </table:table-cell>
          <table:table-cell table:formula="of:=[.D311]/([.E311]-[.E310])" office:value-type="float" office:value="47225.3671308279" calcext:value-type="float">
            <text:p>47225.367130827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56077958.80184" calcext:value-type="float">
            <text:p>1456077958.80184</text:p>
          </table:table-cell>
          <table:table-cell office:value-type="float" office:value="1456077958.80275" calcext:value-type="float">
            <text:p>1456077958.80275</text:p>
          </table:table-cell>
          <table:table-cell office:value-type="float" office:value="4752" calcext:value-type="float">
            <text:p>4752</text:p>
          </table:table-cell>
          <table:table-cell table:formula="of:=[.B312]-[.B$2]" office:value-type="float" office:value="30.8787293434143" calcext:value-type="float">
            <text:p>30.8787293434</text:p>
          </table:table-cell>
          <table:table-cell table:formula="of:=[.D312]/([.E312]-[.E311])" office:value-type="float" office:value="46886.6623256864" calcext:value-type="float">
            <text:p>46886.662325686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56077958.90102" calcext:value-type="float">
            <text:p>1456077958.90102</text:p>
          </table:table-cell>
          <table:table-cell office:value-type="float" office:value="1456077958.90191" calcext:value-type="float">
            <text:p>1456077958.90191</text:p>
          </table:table-cell>
          <table:table-cell office:value-type="float" office:value="4840" calcext:value-type="float">
            <text:p>4840</text:p>
          </table:table-cell>
          <table:table-cell table:formula="of:=[.B313]-[.B$2]" office:value-type="float" office:value="30.9779057502747" calcext:value-type="float">
            <text:p>30.9779057503</text:p>
          </table:table-cell>
          <table:table-cell table:formula="of:=[.D313]/([.E313]-[.E312])" office:value-type="float" office:value="48801.9293420774" calcext:value-type="float">
            <text:p>48801.929342077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56077959.00123" calcext:value-type="float">
            <text:p>1456077959.00123</text:p>
          </table:table-cell>
          <table:table-cell office:value-type="float" office:value="1456077959.00214" calcext:value-type="float">
            <text:p>1456077959.00214</text:p>
          </table:table-cell>
          <table:table-cell office:value-type="float" office:value="4936" calcext:value-type="float">
            <text:p>4936</text:p>
          </table:table-cell>
          <table:table-cell table:formula="of:=[.B314]-[.B$2]" office:value-type="float" office:value="31.0781168937683" calcext:value-type="float">
            <text:p>31.0781168938</text:p>
          </table:table-cell>
          <table:table-cell table:formula="of:=[.D314]/([.E314]-[.E313])" office:value-type="float" office:value="49255.9991625349" calcext:value-type="float">
            <text:p>49255.999162534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56077959.10127" calcext:value-type="float">
            <text:p>1456077959.10127</text:p>
          </table:table-cell>
          <table:table-cell office:value-type="float" office:value="1456077959.10218" calcext:value-type="float">
            <text:p>1456077959.10218</text:p>
          </table:table-cell>
          <table:table-cell office:value-type="float" office:value="5032" calcext:value-type="float">
            <text:p>5032</text:p>
          </table:table-cell>
          <table:table-cell table:formula="of:=[.B315]-[.B$2]" office:value-type="float" office:value="31.1781630516052" calcext:value-type="float">
            <text:p>31.1781630516</text:p>
          </table:table-cell>
          <table:table-cell table:formula="of:=[.D315]/([.E315]-[.E314])" office:value-type="float" office:value="50296.7840924256" calcext:value-type="float">
            <text:p>50296.784092425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56077959.20128" calcext:value-type="float">
            <text:p>1456077959.20128</text:p>
          </table:table-cell>
          <table:table-cell office:value-type="float" office:value="1456077959.20219" calcext:value-type="float">
            <text:p>1456077959.20219</text:p>
          </table:table-cell>
          <table:table-cell office:value-type="float" office:value="5136" calcext:value-type="float">
            <text:p>5136</text:p>
          </table:table-cell>
          <table:table-cell table:formula="of:=[.B316]-[.B$2]" office:value-type="float" office:value="31.2781715393066" calcext:value-type="float">
            <text:p>31.2781715393</text:p>
          </table:table-cell>
          <table:table-cell table:formula="of:=[.D316]/([.E316]-[.E315])" office:value-type="float" office:value="51355.6410865243" calcext:value-type="float">
            <text:p>51355.641086524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56077959.3014" calcext:value-type="float">
            <text:p>1456077959.3014</text:p>
          </table:table-cell>
          <table:table-cell office:value-type="float" office:value="1456077959.30228" calcext:value-type="float">
            <text:p>1456077959.30228</text:p>
          </table:table-cell>
          <table:table-cell office:value-type="float" office:value="5248" calcext:value-type="float">
            <text:p>5248</text:p>
          </table:table-cell>
          <table:table-cell table:formula="of:=[.B317]-[.B$2]" office:value-type="float" office:value="31.37828540802" calcext:value-type="float">
            <text:p>31.378285408</text:p>
          </table:table-cell>
          <table:table-cell table:formula="of:=[.D317]/([.E317]-[.E316])" office:value-type="float" office:value="52420.309667832" calcext:value-type="float">
            <text:p>52420.30966783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56077959.40167" calcext:value-type="float">
            <text:p>1456077959.40167</text:p>
          </table:table-cell>
          <table:table-cell office:value-type="float" office:value="1456077959.40256" calcext:value-type="float">
            <text:p>1456077959.40256</text:p>
          </table:table-cell>
          <table:table-cell office:value-type="float" office:value="5360" calcext:value-type="float">
            <text:p>5360</text:p>
          </table:table-cell>
          <table:table-cell table:formula="of:=[.B318]-[.B$2]" office:value-type="float" office:value="31.4785573482513" calcext:value-type="float">
            <text:p>31.4785573483</text:p>
          </table:table-cell>
          <table:table-cell table:formula="of:=[.D318]/([.E318]-[.E317])" office:value-type="float" office:value="53454.6353410007" calcext:value-type="float">
            <text:p>53454.635341000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56077959.50051" calcext:value-type="float">
            <text:p>1456077959.50051</text:p>
          </table:table-cell>
          <table:table-cell office:value-type="float" office:value="1456077959.50142" calcext:value-type="float">
            <text:p>1456077959.50142</text:p>
          </table:table-cell>
          <table:table-cell office:value-type="float" office:value="5480" calcext:value-type="float">
            <text:p>5480</text:p>
          </table:table-cell>
          <table:table-cell table:formula="of:=[.B319]-[.B$2]" office:value-type="float" office:value="31.5773992538452" calcext:value-type="float">
            <text:p>31.5773992538</text:p>
          </table:table-cell>
          <table:table-cell table:formula="of:=[.D319]/([.E319]-[.E318])" office:value-type="float" office:value="55442.071529019" calcext:value-type="float">
            <text:p>55442.07152901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56077959.60156" calcext:value-type="float">
            <text:p>1456077959.60156</text:p>
          </table:table-cell>
          <table:table-cell office:value-type="float" office:value="1456077959.60244" calcext:value-type="float">
            <text:p>1456077959.60244</text:p>
          </table:table-cell>
          <table:table-cell office:value-type="float" office:value="5600" calcext:value-type="float">
            <text:p>5600</text:p>
          </table:table-cell>
          <table:table-cell table:formula="of:=[.B320]-[.B$2]" office:value-type="float" office:value="31.6784446239471" calcext:value-type="float">
            <text:p>31.6784446239</text:p>
          </table:table-cell>
          <table:table-cell table:formula="of:=[.D320]/([.E320]-[.E319])" office:value-type="float" office:value="55420.6491039723" calcext:value-type="float">
            <text:p>55420.649103972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56077959.70077" calcext:value-type="float">
            <text:p>1456077959.70077</text:p>
          </table:table-cell>
          <table:table-cell office:value-type="float" office:value="1456077959.70171" calcext:value-type="float">
            <text:p>1456077959.70171</text:p>
          </table:table-cell>
          <table:table-cell office:value-type="float" office:value="5720" calcext:value-type="float">
            <text:p>5720</text:p>
          </table:table-cell>
          <table:table-cell table:formula="of:=[.B321]-[.B$2]" office:value-type="float" office:value="31.7776598930359" calcext:value-type="float">
            <text:p>31.777659893</text:p>
          </table:table-cell>
          <table:table-cell table:formula="of:=[.D321]/([.E321]-[.E320])" office:value-type="float" office:value="57652.4163320429" calcext:value-type="float">
            <text:p>57652.416332042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56077959.80092" calcext:value-type="float">
            <text:p>1456077959.80092</text:p>
          </table:table-cell>
          <table:table-cell office:value-type="float" office:value="1456077959.80182" calcext:value-type="float">
            <text:p>1456077959.80182</text:p>
          </table:table-cell>
          <table:table-cell office:value-type="float" office:value="5840" calcext:value-type="float">
            <text:p>5840</text:p>
          </table:table-cell>
          <table:table-cell table:formula="of:=[.B322]-[.B$2]" office:value-type="float" office:value="31.8778131008148" calcext:value-type="float">
            <text:p>31.8778131008</text:p>
          </table:table-cell>
          <table:table-cell table:formula="of:=[.D322]/([.E322]-[.E321])" office:value-type="float" office:value="58310.6635275297" calcext:value-type="float">
            <text:p>58310.663527529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56077959.90117" calcext:value-type="float">
            <text:p>1456077959.90117</text:p>
          </table:table-cell>
          <table:table-cell office:value-type="float" office:value="1456077959.90212" calcext:value-type="float">
            <text:p>1456077959.90212</text:p>
          </table:table-cell>
          <table:table-cell office:value-type="float" office:value="5968" calcext:value-type="float">
            <text:p>5968</text:p>
          </table:table-cell>
          <table:table-cell table:formula="of:=[.B323]-[.B$2]" office:value-type="float" office:value="31.9780552387238" calcext:value-type="float">
            <text:p>31.9780552387</text:p>
          </table:table-cell>
          <table:table-cell table:formula="of:=[.D323]/([.E323]-[.E322])" office:value-type="float" office:value="59535.8411591501" calcext:value-type="float">
            <text:p>59535.841159150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56077960.00116" calcext:value-type="float">
            <text:p>1456077960.00116</text:p>
          </table:table-cell>
          <table:table-cell office:value-type="float" office:value="1456077960.00207" calcext:value-type="float">
            <text:p>1456077960.00207</text:p>
          </table:table-cell>
          <table:table-cell office:value-type="float" office:value="6096" calcext:value-type="float">
            <text:p>6096</text:p>
          </table:table-cell>
          <table:table-cell table:formula="of:=[.B324]-[.B$2]" office:value-type="float" office:value="32.0780456066132" calcext:value-type="float">
            <text:p>32.0780456066</text:p>
          </table:table-cell>
          <table:table-cell table:formula="of:=[.D324]/([.E324]-[.E323])" office:value-type="float" office:value="60965.8723002456" calcext:value-type="float">
            <text:p>60965.872300245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56077960.10128" calcext:value-type="float">
            <text:p>1456077960.10128</text:p>
          </table:table-cell>
          <table:table-cell office:value-type="float" office:value="1456077960.1022" calcext:value-type="float">
            <text:p>1456077960.1022</text:p>
          </table:table-cell>
          <table:table-cell office:value-type="float" office:value="6216" calcext:value-type="float">
            <text:p>6216</text:p>
          </table:table-cell>
          <table:table-cell table:formula="of:=[.B325]-[.B$2]" office:value-type="float" office:value="32.1781704425812" calcext:value-type="float">
            <text:p>32.1781704426</text:p>
          </table:table-cell>
          <table:table-cell table:formula="of:=[.D325]/([.E325]-[.E324])" office:value-type="float" office:value="62082.4987117637" calcext:value-type="float">
            <text:p>62082.498711763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56077960.20137" calcext:value-type="float">
            <text:p>1456077960.20137</text:p>
          </table:table-cell>
          <table:table-cell office:value-type="float" office:value="1456077960.20244" calcext:value-type="float">
            <text:p>1456077960.20244</text:p>
          </table:table-cell>
          <table:table-cell office:value-type="float" office:value="6344" calcext:value-type="float">
            <text:p>6344</text:p>
          </table:table-cell>
          <table:table-cell table:formula="of:=[.B326]-[.B$2]" office:value-type="float" office:value="32.2782628536224" calcext:value-type="float">
            <text:p>32.2782628536</text:p>
          </table:table-cell>
          <table:table-cell table:formula="of:=[.D326]/([.E326]-[.E325])" office:value-type="float" office:value="63381.4285619006" calcext:value-type="float">
            <text:p>63381.428561900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56077960.30146" calcext:value-type="float">
            <text:p>1456077960.30146</text:p>
          </table:table-cell>
          <table:table-cell office:value-type="float" office:value="1456077960.30235" calcext:value-type="float">
            <text:p>1456077960.30235</text:p>
          </table:table-cell>
          <table:table-cell office:value-type="float" office:value="6464" calcext:value-type="float">
            <text:p>6464</text:p>
          </table:table-cell>
          <table:table-cell table:formula="of:=[.B327]-[.B$2]" office:value-type="float" office:value="32.3783526420593" calcext:value-type="float">
            <text:p>32.3783526421</text:p>
          </table:table-cell>
          <table:table-cell table:formula="of:=[.D327]/([.E327]-[.E326])" office:value-type="float" office:value="64582.0128201769" calcext:value-type="float">
            <text:p>64582.012820176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56077960.40175" calcext:value-type="float">
            <text:p>1456077960.40175</text:p>
          </table:table-cell>
          <table:table-cell office:value-type="float" office:value="1456077960.40263" calcext:value-type="float">
            <text:p>1456077960.40263</text:p>
          </table:table-cell>
          <table:table-cell office:value-type="float" office:value="6592" calcext:value-type="float">
            <text:p>6592</text:p>
          </table:table-cell>
          <table:table-cell table:formula="of:=[.B328]-[.B$2]" office:value-type="float" office:value="32.4786405563354" calcext:value-type="float">
            <text:p>32.4786405563</text:p>
          </table:table-cell>
          <table:table-cell table:formula="of:=[.D328]/([.E328]-[.E327])" office:value-type="float" office:value="65730.7517818172" calcext:value-type="float">
            <text:p>65730.751781817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56077960.50102" calcext:value-type="float">
            <text:p>1456077960.50102</text:p>
          </table:table-cell>
          <table:table-cell office:value-type="float" office:value="1456077960.50191" calcext:value-type="float">
            <text:p>1456077960.50191</text:p>
          </table:table-cell>
          <table:table-cell office:value-type="float" office:value="6712" calcext:value-type="float">
            <text:p>6712</text:p>
          </table:table-cell>
          <table:table-cell table:formula="of:=[.B329]-[.B$2]" office:value-type="float" office:value="32.5779099464417" calcext:value-type="float">
            <text:p>32.5779099464</text:p>
          </table:table-cell>
          <table:table-cell table:formula="of:=[.D329]/([.E329]-[.E328])" office:value-type="float" office:value="67613.9945336555" calcext:value-type="float">
            <text:p>67613.994533655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56077960.60324" calcext:value-type="float">
            <text:p>1456077960.60324</text:p>
          </table:table-cell>
          <table:table-cell office:value-type="float" office:value="1456077960.60414" calcext:value-type="float">
            <text:p>1456077960.60414</text:p>
          </table:table-cell>
          <table:table-cell office:value-type="float" office:value="6824" calcext:value-type="float">
            <text:p>6824</text:p>
          </table:table-cell>
          <table:table-cell table:formula="of:=[.B330]-[.B$2]" office:value-type="float" office:value="32.6801283359528" calcext:value-type="float">
            <text:p>32.680128336</text:p>
          </table:table-cell>
          <table:table-cell table:formula="of:=[.D330]/([.E330]-[.E329])" office:value-type="float" office:value="66759.0247962028" calcext:value-type="float">
            <text:p>66759.024796202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56077960.70676" calcext:value-type="float">
            <text:p>1456077960.70676</text:p>
          </table:table-cell>
          <table:table-cell office:value-type="float" office:value="1456077960.70767" calcext:value-type="float">
            <text:p>1456077960.70767</text:p>
          </table:table-cell>
          <table:table-cell office:value-type="float" office:value="6936" calcext:value-type="float">
            <text:p>6936</text:p>
          </table:table-cell>
          <table:table-cell table:formula="of:=[.B331]-[.B$2]" office:value-type="float" office:value="32.7836465835571" calcext:value-type="float">
            <text:p>32.7836465836</text:p>
          </table:table-cell>
          <table:table-cell table:formula="of:=[.D331]/([.E331]-[.E330])" office:value-type="float" office:value="67002.6798222886" calcext:value-type="float">
            <text:p>67002.679822288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56077960.8121" calcext:value-type="float">
            <text:p>1456077960.8121</text:p>
          </table:table-cell>
          <table:table-cell office:value-type="float" office:value="1456077960.813" calcext:value-type="float">
            <text:p>1456077960.813</text:p>
          </table:table-cell>
          <table:table-cell office:value-type="float" office:value="7048" calcext:value-type="float">
            <text:p>7048</text:p>
          </table:table-cell>
          <table:table-cell table:formula="of:=[.B332]-[.B$2]" office:value-type="float" office:value="32.888993024826" calcext:value-type="float">
            <text:p>32.8889930248</text:p>
          </table:table-cell>
          <table:table-cell table:formula="of:=[.D332]/([.E332]-[.E331])" office:value-type="float" office:value="66903.0668250897" calcext:value-type="float">
            <text:p>66903.066825089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56077960.91878" calcext:value-type="float">
            <text:p>1456077960.91878</text:p>
          </table:table-cell>
          <table:table-cell office:value-type="float" office:value="1456077960.91977" calcext:value-type="float">
            <text:p>1456077960.91977</text:p>
          </table:table-cell>
          <table:table-cell office:value-type="float" office:value="7152" calcext:value-type="float">
            <text:p>7152</text:p>
          </table:table-cell>
          <table:table-cell table:formula="of:=[.B333]-[.B$2]" office:value-type="float" office:value="32.9956650733948" calcext:value-type="float">
            <text:p>32.9956650734</text:p>
          </table:table-cell>
          <table:table-cell table:formula="of:=[.D333]/([.E333]-[.E332])" office:value-type="float" office:value="67046.6171406859" calcext:value-type="float">
            <text:p>67046.617140685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56077961.0275" calcext:value-type="float">
            <text:p>1456077961.0275</text:p>
          </table:table-cell>
          <table:table-cell office:value-type="float" office:value="1456077961.02842" calcext:value-type="float">
            <text:p>1456077961.02842</text:p>
          </table:table-cell>
          <table:table-cell office:value-type="float" office:value="7248" calcext:value-type="float">
            <text:p>7248</text:p>
          </table:table-cell>
          <table:table-cell table:formula="of:=[.B334]-[.B$2]" office:value-type="float" office:value="33.1043903827667" calcext:value-type="float">
            <text:p>33.1043903828</text:p>
          </table:table-cell>
          <table:table-cell table:formula="of:=[.D334]/([.E334]-[.E333])" office:value-type="float" office:value="66663.4111401299" calcext:value-type="float">
            <text:p>66663.411140129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56077961.137" calcext:value-type="float">
            <text:p>1456077961.137</text:p>
          </table:table-cell>
          <table:table-cell office:value-type="float" office:value="1456077961.13803" calcext:value-type="float">
            <text:p>1456077961.13803</text:p>
          </table:table-cell>
          <table:table-cell office:value-type="float" office:value="7344" calcext:value-type="float">
            <text:p>7344</text:p>
          </table:table-cell>
          <table:table-cell table:formula="of:=[.B335]-[.B$2]" office:value-type="float" office:value="33.2138845920563" calcext:value-type="float">
            <text:p>33.2138845921</text:p>
          </table:table-cell>
          <table:table-cell table:formula="of:=[.D335]/([.E335]-[.E334])" office:value-type="float" office:value="67072.0401348279" calcext:value-type="float">
            <text:p>67072.040134827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56077961.24807" calcext:value-type="float">
            <text:p>1456077961.24807</text:p>
          </table:table-cell>
          <table:table-cell office:value-type="float" office:value="1456077961.24898" calcext:value-type="float">
            <text:p>1456077961.24898</text:p>
          </table:table-cell>
          <table:table-cell office:value-type="float" office:value="7432" calcext:value-type="float">
            <text:p>7432</text:p>
          </table:table-cell>
          <table:table-cell table:formula="of:=[.B336]-[.B$2]" office:value-type="float" office:value="33.3249547481537" calcext:value-type="float">
            <text:p>33.3249547482</text:p>
          </table:table-cell>
          <table:table-cell table:formula="of:=[.D336]/([.E336]-[.E335])" office:value-type="float" office:value="66912.6636815194" calcext:value-type="float">
            <text:p>66912.663681519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56077961.36038" calcext:value-type="float">
            <text:p>1456077961.36038</text:p>
          </table:table-cell>
          <table:table-cell office:value-type="float" office:value="1456077961.36127" calcext:value-type="float">
            <text:p>1456077961.36127</text:p>
          </table:table-cell>
          <table:table-cell office:value-type="float" office:value="7512" calcext:value-type="float">
            <text:p>7512</text:p>
          </table:table-cell>
          <table:table-cell table:formula="of:=[.B337]-[.B$2]" office:value-type="float" office:value="33.437269449234" calcext:value-type="float">
            <text:p>33.4372694492</text:p>
          </table:table-cell>
          <table:table-cell table:formula="of:=[.D337]/([.E337]-[.E336])" office:value-type="float" office:value="66883.4972425183" calcext:value-type="float">
            <text:p>66883.497242518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56077961.47392" calcext:value-type="float">
            <text:p>1456077961.47392</text:p>
          </table:table-cell>
          <table:table-cell office:value-type="float" office:value="1456077961.47481" calcext:value-type="float">
            <text:p>1456077961.47481</text:p>
          </table:table-cell>
          <table:table-cell office:value-type="float" office:value="7584" calcext:value-type="float">
            <text:p>7584</text:p>
          </table:table-cell>
          <table:table-cell table:formula="of:=[.B338]-[.B$2]" office:value-type="float" office:value="33.5508055686951" calcext:value-type="float">
            <text:p>33.5508055687</text:p>
          </table:table-cell>
          <table:table-cell table:formula="of:=[.D338]/([.E338]-[.E337])" office:value-type="float" office:value="66798.1258827606" calcext:value-type="float">
            <text:p>66798.125882760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56077961.5887" calcext:value-type="float">
            <text:p>1456077961.5887</text:p>
          </table:table-cell>
          <table:table-cell office:value-type="float" office:value="1456077961.58989" calcext:value-type="float">
            <text:p>1456077961.58989</text:p>
          </table:table-cell>
          <table:table-cell office:value-type="float" office:value="7648" calcext:value-type="float">
            <text:p>7648</text:p>
          </table:table-cell>
          <table:table-cell table:formula="of:=[.B339]-[.B$2]" office:value-type="float" office:value="33.6655919551849" calcext:value-type="float">
            <text:p>33.6655919552</text:p>
          </table:table-cell>
          <table:table-cell table:formula="of:=[.D339]/([.E339]-[.E338])" office:value-type="float" office:value="66628.1101258908" calcext:value-type="float">
            <text:p>66628.110125890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56077961.70394" calcext:value-type="float">
            <text:p>1456077961.70394</text:p>
          </table:table-cell>
          <table:table-cell office:value-type="float" office:value="1456077961.70483" calcext:value-type="float">
            <text:p>1456077961.70483</text:p>
          </table:table-cell>
          <table:table-cell office:value-type="float" office:value="7712" calcext:value-type="float">
            <text:p>7712</text:p>
          </table:table-cell>
          <table:table-cell table:formula="of:=[.B340]-[.B$2]" office:value-type="float" office:value="33.7808265686035" calcext:value-type="float">
            <text:p>33.7808265686</text:p>
          </table:table-cell>
          <table:table-cell table:formula="of:=[.D340]/([.E340]-[.E339])" office:value-type="float" office:value="66924.3361105996" calcext:value-type="float">
            <text:p>66924.336110599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56077961.82006" calcext:value-type="float">
            <text:p>1456077961.82006</text:p>
          </table:table-cell>
          <table:table-cell office:value-type="float" office:value="1456077961.82097" calcext:value-type="float">
            <text:p>1456077961.82097</text:p>
          </table:table-cell>
          <table:table-cell office:value-type="float" office:value="7760" calcext:value-type="float">
            <text:p>7760</text:p>
          </table:table-cell>
          <table:table-cell table:formula="of:=[.B341]-[.B$2]" office:value-type="float" office:value="33.8969495296478" calcext:value-type="float">
            <text:p>33.8969495296</text:p>
          </table:table-cell>
          <table:table-cell table:formula="of:=[.D341]/([.E341]-[.E340])" office:value-type="float" office:value="66825.7158637115" calcext:value-type="float">
            <text:p>66825.715863711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56077961.93721" calcext:value-type="float">
            <text:p>1456077961.93721</text:p>
          </table:table-cell>
          <table:table-cell office:value-type="float" office:value="1456077961.93811" calcext:value-type="float">
            <text:p>1456077961.93811</text:p>
          </table:table-cell>
          <table:table-cell office:value-type="float" office:value="7808" calcext:value-type="float">
            <text:p>7808</text:p>
          </table:table-cell>
          <table:table-cell table:formula="of:=[.B342]-[.B$2]" office:value-type="float" office:value="34.0140941143036" calcext:value-type="float">
            <text:p>34.0140941143</text:p>
          </table:table-cell>
          <table:table-cell table:formula="of:=[.D342]/([.E342]-[.E341])" office:value-type="float" office:value="66652.675605487" calcext:value-type="float">
            <text:p>66652.67560548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56077962.05479" calcext:value-type="float">
            <text:p>1456077962.05479</text:p>
          </table:table-cell>
          <table:table-cell office:value-type="float" office:value="1456077962.05582" calcext:value-type="float">
            <text:p>1456077962.05582</text:p>
          </table:table-cell>
          <table:table-cell office:value-type="float" office:value="7840" calcext:value-type="float">
            <text:p>7840</text:p>
          </table:table-cell>
          <table:table-cell table:formula="of:=[.B343]-[.B$2]" office:value-type="float" office:value="34.131683588028" calcext:value-type="float">
            <text:p>34.131683588</text:p>
          </table:table-cell>
          <table:table-cell table:formula="of:=[.D343]/([.E343]-[.E342])" office:value-type="float" office:value="66672.6344772772" calcext:value-type="float">
            <text:p>66672.634477277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56077962.17309" calcext:value-type="float">
            <text:p>1456077962.17309</text:p>
          </table:table-cell>
          <table:table-cell office:value-type="float" office:value="1456077962.17414" calcext:value-type="float">
            <text:p>1456077962.17414</text:p>
          </table:table-cell>
          <table:table-cell office:value-type="float" office:value="7864" calcext:value-type="float">
            <text:p>7864</text:p>
          </table:table-cell>
          <table:table-cell table:formula="of:=[.B344]-[.B$2]" office:value-type="float" office:value="34.2499749660492" calcext:value-type="float">
            <text:p>34.249974966</text:p>
          </table:table-cell>
          <table:table-cell table:formula="of:=[.D344]/([.E344]-[.E343])" office:value-type="float" office:value="66479.9086082838" calcext:value-type="float">
            <text:p>66479.908608283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56077962.29176" calcext:value-type="float">
            <text:p>1456077962.29176</text:p>
          </table:table-cell>
          <table:table-cell office:value-type="float" office:value="1456077962.29293" calcext:value-type="float">
            <text:p>1456077962.29293</text:p>
          </table:table-cell>
          <table:table-cell office:value-type="float" office:value="7880" calcext:value-type="float">
            <text:p>7880</text:p>
          </table:table-cell>
          <table:table-cell table:formula="of:=[.B345]-[.B$2]" office:value-type="float" office:value="34.3686442375183" calcext:value-type="float">
            <text:p>34.3686442375</text:p>
          </table:table-cell>
          <table:table-cell table:formula="of:=[.D345]/([.E345]-[.E344])" office:value-type="float" office:value="66403.036796689" calcext:value-type="float">
            <text:p>66403.03679668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56077962.41023" calcext:value-type="float">
            <text:p>1456077962.41023</text:p>
          </table:table-cell>
          <table:table-cell office:value-type="float" office:value="1456077962.41122" calcext:value-type="float">
            <text:p>1456077962.41122</text:p>
          </table:table-cell>
          <table:table-cell office:value-type="float" office:value="7888" calcext:value-type="float">
            <text:p>7888</text:p>
          </table:table-cell>
          <table:table-cell table:formula="of:=[.B346]-[.B$2]" office:value-type="float" office:value="34.4871201515198" calcext:value-type="float">
            <text:p>34.4871201515</text:p>
          </table:table-cell>
          <table:table-cell table:formula="of:=[.D346]/([.E346]-[.E345])" office:value-type="float" office:value="66578.9335029099" calcext:value-type="float">
            <text:p>66578.933502909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56077962.52911" calcext:value-type="float">
            <text:p>1456077962.52911</text:p>
          </table:table-cell>
          <table:table-cell office:value-type="float" office:value="1456077962.53" calcext:value-type="float">
            <text:p>1456077962.53</text:p>
          </table:table-cell>
          <table:table-cell office:value-type="float" office:value="7888" calcext:value-type="float">
            <text:p>7888</text:p>
          </table:table-cell>
          <table:table-cell table:formula="of:=[.B347]-[.B$2]" office:value-type="float" office:value="34.6059947013855" calcext:value-type="float">
            <text:p>34.6059947014</text:p>
          </table:table-cell>
          <table:table-cell table:formula="of:=[.D347]/([.E347]-[.E346])" office:value-type="float" office:value="66355.6666158573" calcext:value-type="float">
            <text:p>66355.666615857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56077962.64821" calcext:value-type="float">
            <text:p>1456077962.64821</text:p>
          </table:table-cell>
          <table:table-cell office:value-type="float" office:value="1456077962.64911" calcext:value-type="float">
            <text:p>1456077962.64911</text:p>
          </table:table-cell>
          <table:table-cell office:value-type="float" office:value="7880" calcext:value-type="float">
            <text:p>7880</text:p>
          </table:table-cell>
          <table:table-cell table:formula="of:=[.B348]-[.B$2]" office:value-type="float" office:value="34.7251019477844" calcext:value-type="float">
            <text:p>34.7251019478</text:p>
          </table:table-cell>
          <table:table-cell table:formula="of:=[.D348]/([.E348]-[.E347])" office:value-type="float" office:value="66158.8630267509" calcext:value-type="float">
            <text:p>66158.863026750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56077962.76689" calcext:value-type="float">
            <text:p>1456077962.76689</text:p>
          </table:table-cell>
          <table:table-cell office:value-type="float" office:value="1456077962.76779" calcext:value-type="float">
            <text:p>1456077962.76779</text:p>
          </table:table-cell>
          <table:table-cell office:value-type="float" office:value="7864" calcext:value-type="float">
            <text:p>7864</text:p>
          </table:table-cell>
          <table:table-cell table:formula="of:=[.B349]-[.B$2]" office:value-type="float" office:value="34.8437809944153" calcext:value-type="float">
            <text:p>34.8437809944</text:p>
          </table:table-cell>
          <table:table-cell table:formula="of:=[.D349]/([.E349]-[.E348])" office:value-type="float" office:value="66262.7500241072" calcext:value-type="float">
            <text:p>66262.750024107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56077962.88529" calcext:value-type="float">
            <text:p>1456077962.88529</text:p>
          </table:table-cell>
          <table:table-cell office:value-type="float" office:value="1456077962.88633" calcext:value-type="float">
            <text:p>1456077962.88633</text:p>
          </table:table-cell>
          <table:table-cell office:value-type="float" office:value="7840" calcext:value-type="float">
            <text:p>7840</text:p>
          </table:table-cell>
          <table:table-cell table:formula="of:=[.B350]-[.B$2]" office:value-type="float" office:value="34.9621751308441" calcext:value-type="float">
            <text:p>34.9621751308</text:p>
          </table:table-cell>
          <table:table-cell table:formula="of:=[.D350]/([.E350]-[.E349])" office:value-type="float" office:value="66219.4956311256" calcext:value-type="float">
            <text:p>66219.495631125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56077963.00352" calcext:value-type="float">
            <text:p>1456077963.00352</text:p>
          </table:table-cell>
          <table:table-cell office:value-type="float" office:value="1456077963.00444" calcext:value-type="float">
            <text:p>1456077963.00444</text:p>
          </table:table-cell>
          <table:table-cell office:value-type="float" office:value="7800" calcext:value-type="float">
            <text:p>7800</text:p>
          </table:table-cell>
          <table:table-cell table:formula="of:=[.B351]-[.B$2]" office:value-type="float" office:value="35.0804083347321" calcext:value-type="float">
            <text:p>35.0804083347</text:p>
          </table:table-cell>
          <table:table-cell table:formula="of:=[.D351]/([.E351]-[.E350])" office:value-type="float" office:value="65971.3155315725" calcext:value-type="float">
            <text:p>65971.315531572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56077963.12101" calcext:value-type="float">
            <text:p>1456077963.12101</text:p>
          </table:table-cell>
          <table:table-cell office:value-type="float" office:value="1456077963.1219" calcext:value-type="float">
            <text:p>1456077963.1219</text:p>
          </table:table-cell>
          <table:table-cell office:value-type="float" office:value="7760" calcext:value-type="float">
            <text:p>7760</text:p>
          </table:table-cell>
          <table:table-cell table:formula="of:=[.B352]-[.B$2]" office:value-type="float" office:value="35.1978957653046" calcext:value-type="float">
            <text:p>35.1978957653</text:p>
          </table:table-cell>
          <table:table-cell table:formula="of:=[.D352]/([.E352]-[.E351])" office:value-type="float" office:value="66049.6187735654" calcext:value-type="float">
            <text:p>66049.618773565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56077963.2383" calcext:value-type="float">
            <text:p>1456077963.2383</text:p>
          </table:table-cell>
          <table:table-cell office:value-type="float" office:value="1456077963.2392" calcext:value-type="float">
            <text:p>1456077963.2392</text:p>
          </table:table-cell>
          <table:table-cell office:value-type="float" office:value="7712" calcext:value-type="float">
            <text:p>7712</text:p>
          </table:table-cell>
          <table:table-cell table:formula="of:=[.B353]-[.B$2]" office:value-type="float" office:value="35.3151912689209" calcext:value-type="float">
            <text:p>35.3151912689</text:p>
          </table:table-cell>
          <table:table-cell table:formula="of:=[.D353]/([.E353]-[.E352])" office:value-type="float" office:value="65748.4708469774" calcext:value-type="float">
            <text:p>65748.470846977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56077963.35431" calcext:value-type="float">
            <text:p>1456077963.35431</text:p>
          </table:table-cell>
          <table:table-cell office:value-type="float" office:value="1456077963.35519" calcext:value-type="float">
            <text:p>1456077963.35519</text:p>
          </table:table-cell>
          <table:table-cell office:value-type="float" office:value="7648" calcext:value-type="float">
            <text:p>7648</text:p>
          </table:table-cell>
          <table:table-cell table:formula="of:=[.B354]-[.B$2]" office:value-type="float" office:value="35.4312019348145" calcext:value-type="float">
            <text:p>35.4312019348</text:p>
          </table:table-cell>
          <table:table-cell table:formula="of:=[.D354]/([.E354]-[.E353])" office:value-type="float" office:value="65924.9728556632" calcext:value-type="float">
            <text:p>65924.972855663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56077963.46988" calcext:value-type="float">
            <text:p>1456077963.46988</text:p>
          </table:table-cell>
          <table:table-cell office:value-type="float" office:value="1456077963.47077" calcext:value-type="float">
            <text:p>1456077963.47077</text:p>
          </table:table-cell>
          <table:table-cell office:value-type="float" office:value="7584" calcext:value-type="float">
            <text:p>7584</text:p>
          </table:table-cell>
          <table:table-cell table:formula="of:=[.B355]-[.B$2]" office:value-type="float" office:value="35.5467643737793" calcext:value-type="float">
            <text:p>35.5467643738</text:p>
          </table:table-cell>
          <table:table-cell table:formula="of:=[.D355]/([.E355]-[.E354])" office:value-type="float" office:value="65626.8599722717" calcext:value-type="float">
            <text:p>65626.859972271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56077963.58427" calcext:value-type="float">
            <text:p>1456077963.58427</text:p>
          </table:table-cell>
          <table:table-cell office:value-type="float" office:value="1456077963.58517" calcext:value-type="float">
            <text:p>1456077963.58517</text:p>
          </table:table-cell>
          <table:table-cell office:value-type="float" office:value="7512" calcext:value-type="float">
            <text:p>7512</text:p>
          </table:table-cell>
          <table:table-cell table:formula="of:=[.B356]-[.B$2]" office:value-type="float" office:value="35.6611568927765" calcext:value-type="float">
            <text:p>35.6611568928</text:p>
          </table:table-cell>
          <table:table-cell table:formula="of:=[.D356]/([.E356]-[.E355])" office:value-type="float" office:value="65668.6299580864" calcext:value-type="float">
            <text:p>65668.629958086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56077963.69842" calcext:value-type="float">
            <text:p>1456077963.69842</text:p>
          </table:table-cell>
          <table:table-cell office:value-type="float" office:value="1456077963.6996" calcext:value-type="float">
            <text:p>1456077963.6996</text:p>
          </table:table-cell>
          <table:table-cell office:value-type="float" office:value="7432" calcext:value-type="float">
            <text:p>7432</text:p>
          </table:table-cell>
          <table:table-cell table:formula="of:=[.B357]-[.B$2]" office:value-type="float" office:value="35.7753086090088" calcext:value-type="float">
            <text:p>35.775308609</text:p>
          </table:table-cell>
          <table:table-cell table:formula="of:=[.D357]/([.E357]-[.E356])" office:value-type="float" office:value="65106.3360701105" calcext:value-type="float">
            <text:p>65106.336070110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56077963.8101" calcext:value-type="float">
            <text:p>1456077963.8101</text:p>
          </table:table-cell>
          <table:table-cell office:value-type="float" office:value="1456077963.811" calcext:value-type="float">
            <text:p>1456077963.811</text:p>
          </table:table-cell>
          <table:table-cell office:value-type="float" office:value="7344" calcext:value-type="float">
            <text:p>7344</text:p>
          </table:table-cell>
          <table:table-cell table:formula="of:=[.B358]-[.B$2]" office:value-type="float" office:value="35.8869872093201" calcext:value-type="float">
            <text:p>35.8869872093</text:p>
          </table:table-cell>
          <table:table-cell table:formula="of:=[.D358]/([.E358]-[.E357])" office:value-type="float" office:value="65760.1364946394" calcext:value-type="float">
            <text:p>65760.136494639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56077963.92129" calcext:value-type="float">
            <text:p>1456077963.92129</text:p>
          </table:table-cell>
          <table:table-cell office:value-type="float" office:value="1456077963.92217" calcext:value-type="float">
            <text:p>1456077963.92217</text:p>
          </table:table-cell>
          <table:table-cell office:value-type="float" office:value="7248" calcext:value-type="float">
            <text:p>7248</text:p>
          </table:table-cell>
          <table:table-cell table:formula="of:=[.B359]-[.B$2]" office:value-type="float" office:value="35.9981822967529" calcext:value-type="float">
            <text:p>35.9981822968</text:p>
          </table:table-cell>
          <table:table-cell table:formula="of:=[.D359]/([.E359]-[.E358])" office:value-type="float" office:value="65182.7357424966" calcext:value-type="float">
            <text:p>65182.735742496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56077964.03094" calcext:value-type="float">
            <text:p>1456077964.03094</text:p>
          </table:table-cell>
          <table:table-cell office:value-type="float" office:value="1456077964.03183" calcext:value-type="float">
            <text:p>1456077964.03183</text:p>
          </table:table-cell>
          <table:table-cell office:value-type="float" office:value="7152" calcext:value-type="float">
            <text:p>7152</text:p>
          </table:table-cell>
          <table:table-cell table:formula="of:=[.B360]-[.B$2]" office:value-type="float" office:value="36.1078298091888" calcext:value-type="float">
            <text:p>36.1078298092</text:p>
          </table:table-cell>
          <table:table-cell table:formula="of:=[.D360]/([.E360]-[.E359])" office:value-type="float" office:value="65227.1979647528" calcext:value-type="float">
            <text:p>65227.197964752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56077964.13937" calcext:value-type="float">
            <text:p>1456077964.13937</text:p>
          </table:table-cell>
          <table:table-cell office:value-type="float" office:value="1456077964.14029" calcext:value-type="float">
            <text:p>1456077964.14029</text:p>
          </table:table-cell>
          <table:table-cell office:value-type="float" office:value="7048" calcext:value-type="float">
            <text:p>7048</text:p>
          </table:table-cell>
          <table:table-cell table:formula="of:=[.B361]-[.B$2]" office:value-type="float" office:value="36.2162594795227" calcext:value-type="float">
            <text:p>36.2162594795</text:p>
          </table:table-cell>
          <table:table-cell table:formula="of:=[.D361]/([.E361]-[.E360])" office:value-type="float" office:value="65000.658752339" calcext:value-type="float">
            <text:p>65000.65875233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56077964.24666" calcext:value-type="float">
            <text:p>1456077964.24666</text:p>
          </table:table-cell>
          <table:table-cell office:value-type="float" office:value="1456077964.24757" calcext:value-type="float">
            <text:p>1456077964.24757</text:p>
          </table:table-cell>
          <table:table-cell office:value-type="float" office:value="6936" calcext:value-type="float">
            <text:p>6936</text:p>
          </table:table-cell>
          <table:table-cell table:formula="of:=[.B362]-[.B$2]" office:value-type="float" office:value="36.323545217514" calcext:value-type="float">
            <text:p>36.3235452175</text:p>
          </table:table-cell>
          <table:table-cell table:formula="of:=[.D362]/([.E362]-[.E361])" office:value-type="float" office:value="64649.7859814351" calcext:value-type="float">
            <text:p>64649.785981435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56077964.35163" calcext:value-type="float">
            <text:p>1456077964.35163</text:p>
          </table:table-cell>
          <table:table-cell office:value-type="float" office:value="1456077964.35264" calcext:value-type="float">
            <text:p>1456077964.35264</text:p>
          </table:table-cell>
          <table:table-cell office:value-type="float" office:value="6824" calcext:value-type="float">
            <text:p>6824</text:p>
          </table:table-cell>
          <table:table-cell table:formula="of:=[.B363]-[.B$2]" office:value-type="float" office:value="36.4285147190094" calcext:value-type="float">
            <text:p>36.428514719</text:p>
          </table:table-cell>
          <table:table-cell table:formula="of:=[.D363]/([.E363]-[.E362])" office:value-type="float" office:value="65009.3589355719" calcext:value-type="float">
            <text:p>65009.358935571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56077964.45524" calcext:value-type="float">
            <text:p>1456077964.45524</text:p>
          </table:table-cell>
          <table:table-cell office:value-type="float" office:value="1456077964.45629" calcext:value-type="float">
            <text:p>1456077964.45629</text:p>
          </table:table-cell>
          <table:table-cell office:value-type="float" office:value="6704" calcext:value-type="float">
            <text:p>6704</text:p>
          </table:table-cell>
          <table:table-cell table:formula="of:=[.B364]-[.B$2]" office:value-type="float" office:value="36.532130241394" calcext:value-type="float">
            <text:p>36.5321302414</text:p>
          </table:table-cell>
          <table:table-cell table:formula="of:=[.D364]/([.E364]-[.E363])" office:value-type="float" office:value="64700.7306020548" calcext:value-type="float">
            <text:p>64700.730602054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56077964.55753" calcext:value-type="float">
            <text:p>1456077964.55753</text:p>
          </table:table-cell>
          <table:table-cell office:value-type="float" office:value="1456077964.55842" calcext:value-type="float">
            <text:p>1456077964.55842</text:p>
          </table:table-cell>
          <table:table-cell office:value-type="float" office:value="6584" calcext:value-type="float">
            <text:p>6584</text:p>
          </table:table-cell>
          <table:table-cell table:formula="of:=[.B365]-[.B$2]" office:value-type="float" office:value="36.6344180107117" calcext:value-type="float">
            <text:p>36.6344180107</text:p>
          </table:table-cell>
          <table:table-cell table:formula="of:=[.D365]/([.E365]-[.E364])" office:value-type="float" office:value="64367.4218718679" calcext:value-type="float">
            <text:p>64367.421871867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56077964.65741" calcext:value-type="float">
            <text:p>1456077964.65741</text:p>
          </table:table-cell>
          <table:table-cell office:value-type="float" office:value="1456077964.65832" calcext:value-type="float">
            <text:p>1456077964.65832</text:p>
          </table:table-cell>
          <table:table-cell office:value-type="float" office:value="6464" calcext:value-type="float">
            <text:p>6464</text:p>
          </table:table-cell>
          <table:table-cell table:formula="of:=[.B366]-[.B$2]" office:value-type="float" office:value="36.7342972755432" calcext:value-type="float">
            <text:p>36.7342972755</text:p>
          </table:table-cell>
          <table:table-cell table:formula="of:=[.D366]/([.E366]-[.E365])" office:value-type="float" office:value="64718.1375523961" calcext:value-type="float">
            <text:p>64718.137552396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56077964.75604" calcext:value-type="float">
            <text:p>1456077964.75604</text:p>
          </table:table-cell>
          <table:table-cell office:value-type="float" office:value="1456077964.75695" calcext:value-type="float">
            <text:p>1456077964.75695</text:p>
          </table:table-cell>
          <table:table-cell office:value-type="float" office:value="6344" calcext:value-type="float">
            <text:p>6344</text:p>
          </table:table-cell>
          <table:table-cell table:formula="of:=[.B367]-[.B$2]" office:value-type="float" office:value="36.8329327106476" calcext:value-type="float">
            <text:p>36.8329327106</text:p>
          </table:table-cell>
          <table:table-cell table:formula="of:=[.D367]/([.E367]-[.E366])" office:value-type="float" office:value="64317.6561576188" calcext:value-type="float">
            <text:p>64317.656157618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56077964.85257" calcext:value-type="float">
            <text:p>1456077964.85257</text:p>
          </table:table-cell>
          <table:table-cell office:value-type="float" office:value="1456077964.85352" calcext:value-type="float">
            <text:p>1456077964.85352</text:p>
          </table:table-cell>
          <table:table-cell office:value-type="float" office:value="6216" calcext:value-type="float">
            <text:p>6216</text:p>
          </table:table-cell>
          <table:table-cell table:formula="of:=[.B368]-[.B$2]" office:value-type="float" office:value="36.929461479187" calcext:value-type="float">
            <text:p>36.9294614792</text:p>
          </table:table-cell>
          <table:table-cell table:formula="of:=[.D368]/([.E368]-[.E367])" office:value-type="float" office:value="64395.3102691969" calcext:value-type="float">
            <text:p>64395.310269196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56077964.94803" calcext:value-type="float">
            <text:p>1456077964.94803</text:p>
          </table:table-cell>
          <table:table-cell office:value-type="float" office:value="1456077964.94892" calcext:value-type="float">
            <text:p>1456077964.94892</text:p>
          </table:table-cell>
          <table:table-cell office:value-type="float" office:value="6088" calcext:value-type="float">
            <text:p>6088</text:p>
          </table:table-cell>
          <table:table-cell table:formula="of:=[.B369]-[.B$2]" office:value-type="float" office:value="37.0249207019806" calcext:value-type="float">
            <text:p>37.024920702</text:p>
          </table:table-cell>
          <table:table-cell table:formula="of:=[.D369]/([.E369]-[.E368])" office:value-type="float" office:value="63775.9225545413" calcext:value-type="float">
            <text:p>63775.922554541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56077965.04072" calcext:value-type="float">
            <text:p>1456077965.04072</text:p>
          </table:table-cell>
          <table:table-cell office:value-type="float" office:value="1456077965.04177" calcext:value-type="float">
            <text:p>1456077965.04177</text:p>
          </table:table-cell>
          <table:table-cell office:value-type="float" office:value="5968" calcext:value-type="float">
            <text:p>5968</text:p>
          </table:table-cell>
          <table:table-cell table:formula="of:=[.B370]-[.B$2]" office:value-type="float" office:value="37.1176109313965" calcext:value-type="float">
            <text:p>37.1176109314</text:p>
          </table:table-cell>
          <table:table-cell table:formula="of:=[.D370]/([.E370]-[.E369])" office:value-type="float" office:value="64386.5058659211" calcext:value-type="float">
            <text:p>64386.505865921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56077965.13214" calcext:value-type="float">
            <text:p>1456077965.13214</text:p>
          </table:table-cell>
          <table:table-cell office:value-type="float" office:value="1456077965.13306" calcext:value-type="float">
            <text:p>1456077965.13306</text:p>
          </table:table-cell>
          <table:table-cell office:value-type="float" office:value="5840" calcext:value-type="float">
            <text:p>5840</text:p>
          </table:table-cell>
          <table:table-cell table:formula="of:=[.B371]-[.B$2]" office:value-type="float" office:value="37.2090284824371" calcext:value-type="float">
            <text:p>37.2090284824</text:p>
          </table:table-cell>
          <table:table-cell table:formula="of:=[.D371]/([.E371]-[.E370])" office:value-type="float" office:value="63882.7001327481" calcext:value-type="float">
            <text:p>63882.700132748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56077965.22178" calcext:value-type="float">
            <text:p>1456077965.22178</text:p>
          </table:table-cell>
          <table:table-cell office:value-type="float" office:value="1456077965.22269" calcext:value-type="float">
            <text:p>1456077965.22269</text:p>
          </table:table-cell>
          <table:table-cell office:value-type="float" office:value="5720" calcext:value-type="float">
            <text:p>5720</text:p>
          </table:table-cell>
          <table:table-cell table:formula="of:=[.B372]-[.B$2]" office:value-type="float" office:value="37.2986664772034" calcext:value-type="float">
            <text:p>37.2986664772</text:p>
          </table:table-cell>
          <table:table-cell table:formula="of:=[.D372]/([.E372]-[.E371])" office:value-type="float" office:value="63812.2262207788" calcext:value-type="float">
            <text:p>63812.226220778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56077965.30968" calcext:value-type="float">
            <text:p>1456077965.30968</text:p>
          </table:table-cell>
          <table:table-cell office:value-type="float" office:value="1456077965.3106" calcext:value-type="float">
            <text:p>1456077965.3106</text:p>
          </table:table-cell>
          <table:table-cell office:value-type="float" office:value="5592" calcext:value-type="float">
            <text:p>5592</text:p>
          </table:table-cell>
          <table:table-cell table:formula="of:=[.B373]-[.B$2]" office:value-type="float" office:value="37.3865730762482" calcext:value-type="float">
            <text:p>37.3865730762</text:p>
          </table:table-cell>
          <table:table-cell table:formula="of:=[.D373]/([.E373]-[.E372])" office:value-type="float" office:value="63612.9717309408" calcext:value-type="float">
            <text:p>63612.971730940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56077965.39577" calcext:value-type="float">
            <text:p>1456077965.39577</text:p>
          </table:table-cell>
          <table:table-cell office:value-type="float" office:value="1456077965.39671" calcext:value-type="float">
            <text:p>1456077965.39671</text:p>
          </table:table-cell>
          <table:table-cell office:value-type="float" office:value="5472" calcext:value-type="float">
            <text:p>5472</text:p>
          </table:table-cell>
          <table:table-cell table:formula="of:=[.B374]-[.B$2]" office:value-type="float" office:value="37.4726545810699" calcext:value-type="float">
            <text:p>37.4726545811</text:p>
          </table:table-cell>
          <table:table-cell table:formula="of:=[.D374]/([.E374]-[.E373])" office:value-type="float" office:value="63567.6619655894" calcext:value-type="float">
            <text:p>63567.661965589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56077965.48011" calcext:value-type="float">
            <text:p>1456077965.48011</text:p>
          </table:table-cell>
          <table:table-cell office:value-type="float" office:value="1456077965.48099" calcext:value-type="float">
            <text:p>1456077965.48099</text:p>
          </table:table-cell>
          <table:table-cell office:value-type="float" office:value="5360" calcext:value-type="float">
            <text:p>5360</text:p>
          </table:table-cell>
          <table:table-cell table:formula="of:=[.B375]-[.B$2]" office:value-type="float" office:value="37.5570003986359" calcext:value-type="float">
            <text:p>37.5570003986</text:p>
          </table:table-cell>
          <table:table-cell table:formula="of:=[.D375]/([.E375]-[.E374])" office:value-type="float" office:value="63547.9049783476" calcext:value-type="float">
            <text:p>63547.904978347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56077965.56279" calcext:value-type="float">
            <text:p>1456077965.56279</text:p>
          </table:table-cell>
          <table:table-cell office:value-type="float" office:value="1456077965.56369" calcext:value-type="float">
            <text:p>1456077965.56369</text:p>
          </table:table-cell>
          <table:table-cell office:value-type="float" office:value="5248" calcext:value-type="float">
            <text:p>5248</text:p>
          </table:table-cell>
          <table:table-cell table:formula="of:=[.B376]-[.B$2]" office:value-type="float" office:value="37.6396799087524" calcext:value-type="float">
            <text:p>37.6396799088</text:p>
          </table:table-cell>
          <table:table-cell table:formula="of:=[.D376]/([.E376]-[.E375])" office:value-type="float" office:value="63474.009371855" calcext:value-type="float">
            <text:p>63474.00937185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56077965.64393" calcext:value-type="float">
            <text:p>1456077965.64393</text:p>
          </table:table-cell>
          <table:table-cell office:value-type="float" office:value="1456077965.64484" calcext:value-type="float">
            <text:p>1456077965.64484</text:p>
          </table:table-cell>
          <table:table-cell office:value-type="float" office:value="5136" calcext:value-type="float">
            <text:p>5136</text:p>
          </table:table-cell>
          <table:table-cell table:formula="of:=[.B377]-[.B$2]" office:value-type="float" office:value="37.7208189964294" calcext:value-type="float">
            <text:p>37.7208189964</text:p>
          </table:table-cell>
          <table:table-cell table:formula="of:=[.D377]/([.E377]-[.E376])" office:value-type="float" office:value="63298.715169751" calcext:value-type="float">
            <text:p>63298.71516975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56077965.72338" calcext:value-type="float">
            <text:p>1456077965.72338</text:p>
          </table:table-cell>
          <table:table-cell office:value-type="float" office:value="1456077965.72425" calcext:value-type="float">
            <text:p>1456077965.72425</text:p>
          </table:table-cell>
          <table:table-cell office:value-type="float" office:value="5032" calcext:value-type="float">
            <text:p>5032</text:p>
          </table:table-cell>
          <table:table-cell table:formula="of:=[.B378]-[.B$2]" office:value-type="float" office:value="37.8002641201019" calcext:value-type="float">
            <text:p>37.8002641201</text:p>
          </table:table-cell>
          <table:table-cell table:formula="of:=[.D378]/([.E378]-[.E377])" office:value-type="float" office:value="63339.3186061936" calcext:value-type="float">
            <text:p>63339.318606193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56077965.80182" calcext:value-type="float">
            <text:p>1456077965.80182</text:p>
          </table:table-cell>
          <table:table-cell office:value-type="float" office:value="1456077965.80281" calcext:value-type="float">
            <text:p>1456077965.80281</text:p>
          </table:table-cell>
          <table:table-cell office:value-type="float" office:value="4936" calcext:value-type="float">
            <text:p>4936</text:p>
          </table:table-cell>
          <table:table-cell table:formula="of:=[.B379]-[.B$2]" office:value-type="float" office:value="37.8787105083466" calcext:value-type="float">
            <text:p>37.8787105083</text:p>
          </table:table-cell>
          <table:table-cell table:formula="of:=[.D379]/([.E379]-[.E378])" office:value-type="float" office:value="62921.9535844974" calcext:value-type="float">
            <text:p>62921.953584497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56077965.87816" calcext:value-type="float">
            <text:p>1456077965.87816</text:p>
          </table:table-cell>
          <table:table-cell office:value-type="float" office:value="1456077965.87905" calcext:value-type="float">
            <text:p>1456077965.87905</text:p>
          </table:table-cell>
          <table:table-cell office:value-type="float" office:value="4840" calcext:value-type="float">
            <text:p>4840</text:p>
          </table:table-cell>
          <table:table-cell table:formula="of:=[.B380]-[.B$2]" office:value-type="float" office:value="37.9550518989563" calcext:value-type="float">
            <text:p>37.955051899</text:p>
          </table:table-cell>
          <table:table-cell table:formula="of:=[.D380]/([.E380]-[.E379])" office:value-type="float" office:value="63399.4214847642" calcext:value-type="float">
            <text:p>63399.421484764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56077965.95352" calcext:value-type="float">
            <text:p>1456077965.95352</text:p>
          </table:table-cell>
          <table:table-cell office:value-type="float" office:value="1456077965.95444" calcext:value-type="float">
            <text:p>1456077965.95444</text:p>
          </table:table-cell>
          <table:table-cell office:value-type="float" office:value="4752" calcext:value-type="float">
            <text:p>4752</text:p>
          </table:table-cell>
          <table:table-cell table:formula="of:=[.B381]-[.B$2]" office:value-type="float" office:value="38.0304062366486" calcext:value-type="float">
            <text:p>38.0304062366</text:p>
          </table:table-cell>
          <table:table-cell table:formula="of:=[.D381]/([.E381]-[.E380])" office:value-type="float" office:value="63062.0631211261" calcext:value-type="float">
            <text:p>63062.063121126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56077966.02756" calcext:value-type="float">
            <text:p>1456077966.02756</text:p>
          </table:table-cell>
          <table:table-cell office:value-type="float" office:value="1456077966.02844" calcext:value-type="float">
            <text:p>1456077966.02844</text:p>
          </table:table-cell>
          <table:table-cell office:value-type="float" office:value="4672" calcext:value-type="float">
            <text:p>4672</text:p>
          </table:table-cell>
          <table:table-cell table:formula="of:=[.B382]-[.B$2]" office:value-type="float" office:value="38.1044461727142" calcext:value-type="float">
            <text:p>38.1044461727</text:p>
          </table:table-cell>
          <table:table-cell table:formula="of:=[.D382]/([.E382]-[.E381])" office:value-type="float" office:value="63101.0809606306" calcext:value-type="float">
            <text:p>63101.080960630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56077966.10176" calcext:value-type="float">
            <text:p>1456077966.10176</text:p>
          </table:table-cell>
          <table:table-cell office:value-type="float" office:value="1456077966.10278" calcext:value-type="float">
            <text:p>1456077966.10278</text:p>
          </table:table-cell>
          <table:table-cell office:value-type="float" office:value="4600" calcext:value-type="float">
            <text:p>4600</text:p>
          </table:table-cell>
          <table:table-cell table:formula="of:=[.B383]-[.B$2]" office:value-type="float" office:value="38.1786522865295" calcext:value-type="float">
            <text:p>38.1786522865</text:p>
          </table:table-cell>
          <table:table-cell table:formula="of:=[.D383]/([.E383]-[.E382])" office:value-type="float" office:value="61989.501450635" calcext:value-type="float">
            <text:p>61989.50145063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56077966.17246" calcext:value-type="float">
            <text:p>1456077966.17246</text:p>
          </table:table-cell>
          <table:table-cell office:value-type="float" office:value="1456077966.17335" calcext:value-type="float">
            <text:p>1456077966.17335</text:p>
          </table:table-cell>
          <table:table-cell office:value-type="float" office:value="4536" calcext:value-type="float">
            <text:p>4536</text:p>
          </table:table-cell>
          <table:table-cell table:formula="of:=[.B384]-[.B$2]" office:value-type="float" office:value="38.2493495941162" calcext:value-type="float">
            <text:p>38.2493495941</text:p>
          </table:table-cell>
          <table:table-cell table:formula="of:=[.D384]/([.E384]-[.E383])" office:value-type="float" office:value="64160.859229882" calcext:value-type="float">
            <text:p>64160.85922988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56077966.24351" calcext:value-type="float">
            <text:p>1456077966.24351</text:p>
          </table:table-cell>
          <table:table-cell office:value-type="float" office:value="1456077966.24443" calcext:value-type="float">
            <text:p>1456077966.24443</text:p>
          </table:table-cell>
          <table:table-cell office:value-type="float" office:value="4472" calcext:value-type="float">
            <text:p>4472</text:p>
          </table:table-cell>
          <table:table-cell table:formula="of:=[.B385]-[.B$2]" office:value-type="float" office:value="38.3204023838043" calcext:value-type="float">
            <text:p>38.3204023838</text:p>
          </table:table-cell>
          <table:table-cell table:formula="of:=[.D385]/([.E385]-[.E384])" office:value-type="float" office:value="62939.1192046091" calcext:value-type="float">
            <text:p>62939.119204609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56077966.31344" calcext:value-type="float">
            <text:p>1456077966.31344</text:p>
          </table:table-cell>
          <table:table-cell office:value-type="float" office:value="1456077966.31433" calcext:value-type="float">
            <text:p>1456077966.31433</text:p>
          </table:table-cell>
          <table:table-cell office:value-type="float" office:value="4424" calcext:value-type="float">
            <text:p>4424</text:p>
          </table:table-cell>
          <table:table-cell table:formula="of:=[.B386]-[.B$2]" office:value-type="float" office:value="38.390326499939" calcext:value-type="float">
            <text:p>38.3903264999</text:p>
          </table:table-cell>
          <table:table-cell table:formula="of:=[.D386]/([.E386]-[.E385])" office:value-type="float" office:value="63268.5866415715" calcext:value-type="float">
            <text:p>63268.586641571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56077966.38293" calcext:value-type="float">
            <text:p>1456077966.38293</text:p>
          </table:table-cell>
          <table:table-cell office:value-type="float" office:value="1456077966.38382" calcext:value-type="float">
            <text:p>1456077966.38382</text:p>
          </table:table-cell>
          <table:table-cell office:value-type="float" office:value="4376" calcext:value-type="float">
            <text:p>4376</text:p>
          </table:table-cell>
          <table:table-cell table:formula="of:=[.B387]-[.B$2]" office:value-type="float" office:value="38.4598171710968" calcext:value-type="float">
            <text:p>38.4598171711</text:p>
          </table:table-cell>
          <table:table-cell table:formula="of:=[.D387]/([.E387]-[.E386])" office:value-type="float" office:value="62972.4814437411" calcext:value-type="float">
            <text:p>62972.481443741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56077966.45155" calcext:value-type="float">
            <text:p>1456077966.45155</text:p>
          </table:table-cell>
          <table:table-cell office:value-type="float" office:value="1456077966.45258" calcext:value-type="float">
            <text:p>1456077966.45258</text:p>
          </table:table-cell>
          <table:table-cell office:value-type="float" office:value="4344" calcext:value-type="float">
            <text:p>4344</text:p>
          </table:table-cell>
          <table:table-cell table:formula="of:=[.B388]-[.B$2]" office:value-type="float" office:value="38.5284371376038" calcext:value-type="float">
            <text:p>38.5284371376</text:p>
          </table:table-cell>
          <table:table-cell table:formula="of:=[.D388]/([.E388]-[.E387])" office:value-type="float" office:value="63305.1897447301" calcext:value-type="float">
            <text:p>63305.189744730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56077966.51984" calcext:value-type="float">
            <text:p>1456077966.51984</text:p>
          </table:table-cell>
          <table:table-cell office:value-type="float" office:value="1456077966.52073" calcext:value-type="float">
            <text:p>1456077966.52073</text:p>
          </table:table-cell>
          <table:table-cell office:value-type="float" office:value="4320" calcext:value-type="float">
            <text:p>4320</text:p>
          </table:table-cell>
          <table:table-cell table:formula="of:=[.B389]-[.B$2]" office:value-type="float" office:value="38.5967264175415" calcext:value-type="float">
            <text:p>38.5967264175</text:p>
          </table:table-cell>
          <table:table-cell table:formula="of:=[.D389]/([.E389]-[.E388])" office:value-type="float" office:value="63260.2950849434" calcext:value-type="float">
            <text:p>63260.295084943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56077966.60074" calcext:value-type="float">
            <text:p>1456077966.60074</text:p>
          </table:table-cell>
          <table:table-cell office:value-type="float" office:value="1456077966.60172" calcext:value-type="float">
            <text:p>1456077966.60172</text:p>
          </table:table-cell>
          <table:table-cell office:value-type="float" office:value="4304" calcext:value-type="float">
            <text:p>4304</text:p>
          </table:table-cell>
          <table:table-cell table:formula="of:=[.B390]-[.B$2]" office:value-type="float" office:value="38.6776297092438" calcext:value-type="float">
            <text:p>38.6776297092</text:p>
          </table:table-cell>
          <table:table-cell table:formula="of:=[.D390]/([.E390]-[.E389])" office:value-type="float" office:value="53199.3187105292" calcext:value-type="float">
            <text:p>53199.318710529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56077966.70096" calcext:value-type="float">
            <text:p>1456077966.70096</text:p>
          </table:table-cell>
          <table:table-cell office:value-type="float" office:value="1456077966.70187" calcext:value-type="float">
            <text:p>1456077966.70187</text:p>
          </table:table-cell>
          <table:table-cell office:value-type="float" office:value="4296" calcext:value-type="float">
            <text:p>4296</text:p>
          </table:table-cell>
          <table:table-cell table:formula="of:=[.B391]-[.B$2]" office:value-type="float" office:value="38.7778449058533" calcext:value-type="float">
            <text:p>38.7778449059</text:p>
          </table:table-cell>
          <table:table-cell table:formula="of:=[.D391]/([.E391]-[.E390])" office:value-type="float" office:value="42867.7500553133" calcext:value-type="float">
            <text:p>42867.750055313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56077966.801" calcext:value-type="float">
            <text:p>1456077966.801</text:p>
          </table:table-cell>
          <table:table-cell office:value-type="float" office:value="1456077966.80189" calcext:value-type="float">
            <text:p>1456077966.80189</text:p>
          </table:table-cell>
          <table:table-cell office:value-type="float" office:value="4296" calcext:value-type="float">
            <text:p>4296</text:p>
          </table:table-cell>
          <table:table-cell table:formula="of:=[.B392]-[.B$2]" office:value-type="float" office:value="38.8778877258301" calcext:value-type="float">
            <text:p>38.8778877258</text:p>
          </table:table-cell>
          <table:table-cell table:formula="of:=[.D392]/([.E392]-[.E391])" office:value-type="float" office:value="42941.612411525" calcext:value-type="float">
            <text:p>42941.61241152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56077966.90131" calcext:value-type="float">
            <text:p>1456077966.90131</text:p>
          </table:table-cell>
          <table:table-cell office:value-type="float" office:value="1456077966.90223" calcext:value-type="float">
            <text:p>1456077966.90223</text:p>
          </table:table-cell>
          <table:table-cell office:value-type="float" office:value="4304" calcext:value-type="float">
            <text:p>4304</text:p>
          </table:table-cell>
          <table:table-cell table:formula="of:=[.B393]-[.B$2]" office:value-type="float" office:value="38.9781994819641" calcext:value-type="float">
            <text:p>38.978199482</text:p>
          </table:table-cell>
          <table:table-cell table:formula="of:=[.D393]/([.E393]-[.E392])" office:value-type="float" office:value="42906.2371737281" calcext:value-type="float">
            <text:p>42906.237173728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56077967.00128" calcext:value-type="float">
            <text:p>1456077967.00128</text:p>
          </table:table-cell>
          <table:table-cell office:value-type="float" office:value="1456077967.00217" calcext:value-type="float">
            <text:p>1456077967.00217</text:p>
          </table:table-cell>
          <table:table-cell office:value-type="float" office:value="4320" calcext:value-type="float">
            <text:p>4320</text:p>
          </table:table-cell>
          <table:table-cell table:formula="of:=[.B394]-[.B$2]" office:value-type="float" office:value="39.0781724452972" calcext:value-type="float">
            <text:p>39.0781724453</text:p>
          </table:table-cell>
          <table:table-cell table:formula="of:=[.D394]/([.E394]-[.E393])" office:value-type="float" office:value="43211.6829987814" calcext:value-type="float">
            <text:p>43211.682998781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56077967.10139" calcext:value-type="float">
            <text:p>1456077967.10139</text:p>
          </table:table-cell>
          <table:table-cell office:value-type="float" office:value="1456077967.10229" calcext:value-type="float">
            <text:p>1456077967.10229</text:p>
          </table:table-cell>
          <table:table-cell office:value-type="float" office:value="4344" calcext:value-type="float">
            <text:p>4344</text:p>
          </table:table-cell>
          <table:table-cell table:formula="of:=[.B395]-[.B$2]" office:value-type="float" office:value="39.1782813072205" calcext:value-type="float">
            <text:p>39.1782813072</text:p>
          </table:table-cell>
          <table:table-cell table:formula="of:=[.D395]/([.E395]-[.E394])" office:value-type="float" office:value="43392.7618049618" calcext:value-type="float">
            <text:p>43392.761804961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56077967.20148" calcext:value-type="float">
            <text:p>1456077967.20148</text:p>
          </table:table-cell>
          <table:table-cell office:value-type="float" office:value="1456077967.20237" calcext:value-type="float">
            <text:p>1456077967.20237</text:p>
          </table:table-cell>
          <table:table-cell office:value-type="float" office:value="4384" calcext:value-type="float">
            <text:p>4384</text:p>
          </table:table-cell>
          <table:table-cell table:formula="of:=[.B396]-[.B$2]" office:value-type="float" office:value="39.2783672809601" calcext:value-type="float">
            <text:p>39.278367281</text:p>
          </table:table-cell>
          <table:table-cell table:formula="of:=[.D396]/([.E396]-[.E395])" office:value-type="float" office:value="43802.341488979" calcext:value-type="float">
            <text:p>43802.34148897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56077967.30182" calcext:value-type="float">
            <text:p>1456077967.30182</text:p>
          </table:table-cell>
          <table:table-cell office:value-type="float" office:value="1456077967.30275" calcext:value-type="float">
            <text:p>1456077967.30275</text:p>
          </table:table-cell>
          <table:table-cell office:value-type="float" office:value="4424" calcext:value-type="float">
            <text:p>4424</text:p>
          </table:table-cell>
          <table:table-cell table:formula="of:=[.B397]-[.B$2]" office:value-type="float" office:value="39.3787107467651" calcext:value-type="float">
            <text:p>39.3787107468</text:p>
          </table:table-cell>
          <table:table-cell table:formula="of:=[.D397]/([.E397]-[.E396])" office:value-type="float" office:value="44088.5708352441" calcext:value-type="float">
            <text:p>44088.570835244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56077967.40067" calcext:value-type="float">
            <text:p>1456077967.40067</text:p>
          </table:table-cell>
          <table:table-cell office:value-type="float" office:value="1456077967.40155" calcext:value-type="float">
            <text:p>1456077967.40155</text:p>
          </table:table-cell>
          <table:table-cell office:value-type="float" office:value="4472" calcext:value-type="float">
            <text:p>4472</text:p>
          </table:table-cell>
          <table:table-cell table:formula="of:=[.B398]-[.B$2]" office:value-type="float" office:value="39.4775550365448" calcext:value-type="float">
            <text:p>39.4775550365</text:p>
          </table:table-cell>
          <table:table-cell table:formula="of:=[.D398]/([.E398]-[.E397])" office:value-type="float" office:value="45242.8765482425" calcext:value-type="float">
            <text:p>45242.876548242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56077967.50081" calcext:value-type="float">
            <text:p>1456077967.50081</text:p>
          </table:table-cell>
          <table:table-cell office:value-type="float" office:value="1456077967.5017" calcext:value-type="float">
            <text:p>1456077967.5017</text:p>
          </table:table-cell>
          <table:table-cell office:value-type="float" office:value="4536" calcext:value-type="float">
            <text:p>4536</text:p>
          </table:table-cell>
          <table:table-cell table:formula="of:=[.B399]-[.B$2]" office:value-type="float" office:value="39.5776972770691" calcext:value-type="float">
            <text:p>39.5776972771</text:p>
          </table:table-cell>
          <table:table-cell table:formula="of:=[.D399]/([.E399]-[.E398])" office:value-type="float" office:value="45295.5713418423" calcext:value-type="float">
            <text:p>45295.571341842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56077967.60099" calcext:value-type="float">
            <text:p>1456077967.60099</text:p>
          </table:table-cell>
          <table:table-cell office:value-type="float" office:value="1456077967.60189" calcext:value-type="float">
            <text:p>1456077967.60189</text:p>
          </table:table-cell>
          <table:table-cell office:value-type="float" office:value="4600" calcext:value-type="float">
            <text:p>4600</text:p>
          </table:table-cell>
          <table:table-cell table:formula="of:=[.B400]-[.B$2]" office:value-type="float" office:value="39.6778819561005" calcext:value-type="float">
            <text:p>39.6778819561</text:p>
          </table:table-cell>
          <table:table-cell table:formula="of:=[.D400]/([.E400]-[.E399])" office:value-type="float" office:value="45915.2042455468" calcext:value-type="float">
            <text:p>45915.204245546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56077967.70093" calcext:value-type="float">
            <text:p>1456077967.70093</text:p>
          </table:table-cell>
          <table:table-cell office:value-type="float" office:value="1456077967.70183" calcext:value-type="float">
            <text:p>1456077967.70183</text:p>
          </table:table-cell>
          <table:table-cell office:value-type="float" office:value="4672" calcext:value-type="float">
            <text:p>4672</text:p>
          </table:table-cell>
          <table:table-cell table:formula="of:=[.B401]-[.B$2]" office:value-type="float" office:value="39.7778174877167" calcext:value-type="float">
            <text:p>39.7778174877</text:p>
          </table:table-cell>
          <table:table-cell table:formula="of:=[.D401]/([.E401]-[.E400])" office:value-type="float" office:value="46750.1390590705" calcext:value-type="float">
            <text:p>46750.139059070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56077967.80099" calcext:value-type="float">
            <text:p>1456077967.80099</text:p>
          </table:table-cell>
          <table:table-cell office:value-type="float" office:value="1456077967.80187" calcext:value-type="float">
            <text:p>1456077967.80187</text:p>
          </table:table-cell>
          <table:table-cell office:value-type="float" office:value="4752" calcext:value-type="float">
            <text:p>4752</text:p>
          </table:table-cell>
          <table:table-cell table:formula="of:=[.B402]-[.B$2]" office:value-type="float" office:value="39.877875328064" calcext:value-type="float">
            <text:p>39.8778753281</text:p>
          </table:table-cell>
          <table:table-cell table:formula="of:=[.D402]/([.E402]-[.E401])" office:value-type="float" office:value="47492.5301556212" calcext:value-type="float">
            <text:p>47492.530155621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56077967.90105" calcext:value-type="float">
            <text:p>1456077967.90105</text:p>
          </table:table-cell>
          <table:table-cell office:value-type="float" office:value="1456077967.90194" calcext:value-type="float">
            <text:p>1456077967.90194</text:p>
          </table:table-cell>
          <table:table-cell office:value-type="float" office:value="4840" calcext:value-type="float">
            <text:p>4840</text:p>
          </table:table-cell>
          <table:table-cell table:formula="of:=[.B403]-[.B$2]" office:value-type="float" office:value="39.97793841362" calcext:value-type="float">
            <text:p>39.9779384136</text:p>
          </table:table-cell>
          <table:table-cell table:formula="of:=[.D403]/([.E403]-[.E402])" office:value-type="float" office:value="48369.4858409083" calcext:value-type="float">
            <text:p>48369.485840908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56077968.00121" calcext:value-type="float">
            <text:p>1456077968.00121</text:p>
          </table:table-cell>
          <table:table-cell office:value-type="float" office:value="1456077968.00211" calcext:value-type="float">
            <text:p>1456077968.00211</text:p>
          </table:table-cell>
          <table:table-cell office:value-type="float" office:value="4936" calcext:value-type="float">
            <text:p>4936</text:p>
          </table:table-cell>
          <table:table-cell table:formula="of:=[.B404]-[.B$2]" office:value-type="float" office:value="40.0780980587006" calcext:value-type="float">
            <text:p>40.0780980587</text:p>
          </table:table-cell>
          <table:table-cell table:formula="of:=[.D404]/([.E404]-[.E403])" office:value-type="float" office:value="49281.3247893359" calcext:value-type="float">
            <text:p>49281.324789335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56077968.10131" calcext:value-type="float">
            <text:p>1456077968.10131</text:p>
          </table:table-cell>
          <table:table-cell office:value-type="float" office:value="1456077968.10221" calcext:value-type="float">
            <text:p>1456077968.10221</text:p>
          </table:table-cell>
          <table:table-cell office:value-type="float" office:value="5032" calcext:value-type="float">
            <text:p>5032</text:p>
          </table:table-cell>
          <table:table-cell table:formula="of:=[.B405]-[.B$2]" office:value-type="float" office:value="40.1781969070435" calcext:value-type="float">
            <text:p>40.178196907</text:p>
          </table:table-cell>
          <table:table-cell table:formula="of:=[.D405]/([.E405]-[.E404])" office:value-type="float" office:value="50270.3086329479" calcext:value-type="float">
            <text:p>50270.308632947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56077968.20157" calcext:value-type="float">
            <text:p>1456077968.20157</text:p>
          </table:table-cell>
          <table:table-cell office:value-type="float" office:value="1456077968.20246" calcext:value-type="float">
            <text:p>1456077968.20246</text:p>
          </table:table-cell>
          <table:table-cell office:value-type="float" office:value="5136" calcext:value-type="float">
            <text:p>5136</text:p>
          </table:table-cell>
          <table:table-cell table:formula="of:=[.B406]-[.B$2]" office:value-type="float" office:value="40.2784624099732" calcext:value-type="float">
            <text:p>40.27846241</text:p>
          </table:table-cell>
          <table:table-cell table:formula="of:=[.D406]/([.E406]-[.E405])" office:value-type="float" office:value="51223.9987825293" calcext:value-type="float">
            <text:p>51223.998782529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56077968.30168" calcext:value-type="float">
            <text:p>1456077968.30168</text:p>
          </table:table-cell>
          <table:table-cell office:value-type="float" office:value="1456077968.30258" calcext:value-type="float">
            <text:p>1456077968.30258</text:p>
          </table:table-cell>
          <table:table-cell office:value-type="float" office:value="5248" calcext:value-type="float">
            <text:p>5248</text:p>
          </table:table-cell>
          <table:table-cell table:formula="of:=[.B407]-[.B$2]" office:value-type="float" office:value="40.3785674571991" calcext:value-type="float">
            <text:p>40.3785674572</text:p>
          </table:table-cell>
          <table:table-cell table:formula="of:=[.D407]/([.E407]-[.E406])" office:value-type="float" office:value="52424.9290663085" calcext:value-type="float">
            <text:p>52424.929066308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56077968.40074" calcext:value-type="float">
            <text:p>1456077968.40074</text:p>
          </table:table-cell>
          <table:table-cell office:value-type="float" office:value="1456077968.40164" calcext:value-type="float">
            <text:p>1456077968.40164</text:p>
          </table:table-cell>
          <table:table-cell office:value-type="float" office:value="5360" calcext:value-type="float">
            <text:p>5360</text:p>
          </table:table-cell>
          <table:table-cell table:formula="of:=[.B408]-[.B$2]" office:value-type="float" office:value="40.477630853653" calcext:value-type="float">
            <text:p>40.4776308537</text:p>
          </table:table-cell>
          <table:table-cell table:formula="of:=[.D408]/([.E408]-[.E407])" office:value-type="float" office:value="54106.7658880102" calcext:value-type="float">
            <text:p>54106.765888010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56077968.5009" calcext:value-type="float">
            <text:p>1456077968.5009</text:p>
          </table:table-cell>
          <table:table-cell office:value-type="float" office:value="1456077968.50178" calcext:value-type="float">
            <text:p>1456077968.50178</text:p>
          </table:table-cell>
          <table:table-cell office:value-type="float" office:value="5480" calcext:value-type="float">
            <text:p>5480</text:p>
          </table:table-cell>
          <table:table-cell table:formula="of:=[.B409]-[.B$2]" office:value-type="float" office:value="40.5777928829193" calcext:value-type="float">
            <text:p>40.5777928829</text:p>
          </table:table-cell>
          <table:table-cell table:formula="of:=[.D409]/([.E409]-[.E408])" office:value-type="float" office:value="54711.3515983909" calcext:value-type="float">
            <text:p>54711.351598390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56077968.60097" calcext:value-type="float">
            <text:p>1456077968.60097</text:p>
          </table:table-cell>
          <table:table-cell office:value-type="float" office:value="1456077968.60186" calcext:value-type="float">
            <text:p>1456077968.60186</text:p>
          </table:table-cell>
          <table:table-cell office:value-type="float" office:value="5600" calcext:value-type="float">
            <text:p>5600</text:p>
          </table:table-cell>
          <table:table-cell table:formula="of:=[.B410]-[.B$2]" office:value-type="float" office:value="40.6778566837311" calcext:value-type="float">
            <text:p>40.6778566837</text:p>
          </table:table-cell>
          <table:table-cell table:formula="of:=[.D410]/([.E410]-[.E409])" office:value-type="float" office:value="55964.2943259201" calcext:value-type="float">
            <text:p>55964.294325920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56077968.70114" calcext:value-type="float">
            <text:p>1456077968.70114</text:p>
          </table:table-cell>
          <table:table-cell office:value-type="float" office:value="1456077968.70208" calcext:value-type="float">
            <text:p>1456077968.70208</text:p>
          </table:table-cell>
          <table:table-cell office:value-type="float" office:value="5720" calcext:value-type="float">
            <text:p>5720</text:p>
          </table:table-cell>
          <table:table-cell table:formula="of:=[.B411]-[.B$2]" office:value-type="float" office:value="40.7780289649963" calcext:value-type="float">
            <text:p>40.778028965</text:p>
          </table:table-cell>
          <table:table-cell table:formula="of:=[.D411]/([.E411]-[.E410])" office:value-type="float" office:value="57101.6245986581" calcext:value-type="float">
            <text:p>57101.624598658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56077968.80109" calcext:value-type="float">
            <text:p>1456077968.80109</text:p>
          </table:table-cell>
          <table:table-cell office:value-type="float" office:value="1456077968.80197" calcext:value-type="float">
            <text:p>1456077968.80197</text:p>
          </table:table-cell>
          <table:table-cell office:value-type="float" office:value="5840" calcext:value-type="float">
            <text:p>5840</text:p>
          </table:table-cell>
          <table:table-cell table:formula="of:=[.B412]-[.B$2]" office:value-type="float" office:value="40.8779740333557" calcext:value-type="float">
            <text:p>40.8779740334</text:p>
          </table:table-cell>
          <table:table-cell table:formula="of:=[.D412]/([.E412]-[.E411])" office:value-type="float" office:value="58432.0977099237" calcext:value-type="float">
            <text:p>58432.097709923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56077968.90132" calcext:value-type="float">
            <text:p>1456077968.90132</text:p>
          </table:table-cell>
          <table:table-cell office:value-type="float" office:value="1456077968.90222" calcext:value-type="float">
            <text:p>1456077968.90222</text:p>
          </table:table-cell>
          <table:table-cell office:value-type="float" office:value="5968" calcext:value-type="float">
            <text:p>5968</text:p>
          </table:table-cell>
          <table:table-cell table:formula="of:=[.B413]-[.B$2]" office:value-type="float" office:value="40.9782044887543" calcext:value-type="float">
            <text:p>40.9782044888</text:p>
          </table:table-cell>
          <table:table-cell table:formula="of:=[.D413]/([.E413]-[.E412])" office:value-type="float" office:value="59542.7804480051" calcext:value-type="float">
            <text:p>59542.780448005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56077969.0016" calcext:value-type="float">
            <text:p>1456077969.0016</text:p>
          </table:table-cell>
          <table:table-cell office:value-type="float" office:value="1456077969.00249" calcext:value-type="float">
            <text:p>1456077969.00249</text:p>
          </table:table-cell>
          <table:table-cell office:value-type="float" office:value="6096" calcext:value-type="float">
            <text:p>6096</text:p>
          </table:table-cell>
          <table:table-cell table:formula="of:=[.B414]-[.B$2]" office:value-type="float" office:value="41.0784876346588" calcext:value-type="float">
            <text:p>41.0784876347</text:p>
          </table:table-cell>
          <table:table-cell table:formula="of:=[.D414]/([.E414]-[.E413])" office:value-type="float" office:value="60787.8816027845" calcext:value-type="float">
            <text:p>60787.881602784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56077969.10064" calcext:value-type="float">
            <text:p>1456077969.10064</text:p>
          </table:table-cell>
          <table:table-cell office:value-type="float" office:value="1456077969.10154" calcext:value-type="float">
            <text:p>1456077969.10154</text:p>
          </table:table-cell>
          <table:table-cell office:value-type="float" office:value="6216" calcext:value-type="float">
            <text:p>6216</text:p>
          </table:table-cell>
          <table:table-cell table:formula="of:=[.B415]-[.B$2]" office:value-type="float" office:value="41.1775298118591" calcext:value-type="float">
            <text:p>41.1775298119</text:p>
          </table:table-cell>
          <table:table-cell table:formula="of:=[.D415]/([.E415]-[.E414])" office:value-type="float" office:value="62761.1405131761" calcext:value-type="float">
            <text:p>62761.140513176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56077969.20049" calcext:value-type="float">
            <text:p>1456077969.20049</text:p>
          </table:table-cell>
          <table:table-cell office:value-type="float" office:value="1456077969.20139" calcext:value-type="float">
            <text:p>1456077969.20139</text:p>
          </table:table-cell>
          <table:table-cell office:value-type="float" office:value="6344" calcext:value-type="float">
            <text:p>6344</text:p>
          </table:table-cell>
          <table:table-cell table:formula="of:=[.B416]-[.B$2]" office:value-type="float" office:value="41.2773809432983" calcext:value-type="float">
            <text:p>41.2773809433</text:p>
          </table:table-cell>
          <table:table-cell table:formula="of:=[.D416]/([.E416]-[.E415])" office:value-type="float" office:value="63534.5830193455" calcext:value-type="float">
            <text:p>63534.583019345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56077969.30158" calcext:value-type="float">
            <text:p>1456077969.30158</text:p>
          </table:table-cell>
          <table:table-cell office:value-type="float" office:value="1456077969.30247" calcext:value-type="float">
            <text:p>1456077969.30247</text:p>
          </table:table-cell>
          <table:table-cell office:value-type="float" office:value="6472" calcext:value-type="float">
            <text:p>6472</text:p>
          </table:table-cell>
          <table:table-cell table:formula="of:=[.B417]-[.B$2]" office:value-type="float" office:value="41.3784697055817" calcext:value-type="float">
            <text:p>41.3784697056</text:p>
          </table:table-cell>
          <table:table-cell table:formula="of:=[.D417]/([.E417]-[.E416])" office:value-type="float" office:value="64022.9423510072" calcext:value-type="float">
            <text:p>64022.942351007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56077969.40177" calcext:value-type="float">
            <text:p>1456077969.40177</text:p>
          </table:table-cell>
          <table:table-cell office:value-type="float" office:value="1456077969.40268" calcext:value-type="float">
            <text:p>1456077969.40268</text:p>
          </table:table-cell>
          <table:table-cell office:value-type="float" office:value="6592" calcext:value-type="float">
            <text:p>6592</text:p>
          </table:table-cell>
          <table:table-cell table:formula="of:=[.B418]-[.B$2]" office:value-type="float" office:value="41.4786620140076" calcext:value-type="float">
            <text:p>41.478662014</text:p>
          </table:table-cell>
          <table:table-cell table:formula="of:=[.D418]/([.E418]-[.E417])" office:value-type="float" office:value="65793.4736065601" calcext:value-type="float">
            <text:p>65793.473606560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56077969.50125" calcext:value-type="float">
            <text:p>1456077969.50125</text:p>
          </table:table-cell>
          <table:table-cell office:value-type="float" office:value="1456077969.50214" calcext:value-type="float">
            <text:p>1456077969.50214</text:p>
          </table:table-cell>
          <table:table-cell office:value-type="float" office:value="6712" calcext:value-type="float">
            <text:p>6712</text:p>
          </table:table-cell>
          <table:table-cell table:formula="of:=[.B419]-[.B$2]" office:value-type="float" office:value="41.5781395435333" calcext:value-type="float">
            <text:p>41.5781395435</text:p>
          </table:table-cell>
          <table:table-cell table:formula="of:=[.D419]/([.E419]-[.E418])" office:value-type="float" office:value="67472.5240162113" calcext:value-type="float">
            <text:p>67472.524016211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56077969.60336" calcext:value-type="float">
            <text:p>1456077969.60336</text:p>
          </table:table-cell>
          <table:table-cell office:value-type="float" office:value="1456077969.60425" calcext:value-type="float">
            <text:p>1456077969.60425</text:p>
          </table:table-cell>
          <table:table-cell office:value-type="float" office:value="6824" calcext:value-type="float">
            <text:p>6824</text:p>
          </table:table-cell>
          <table:table-cell table:formula="of:=[.B420]-[.B$2]" office:value-type="float" office:value="41.680251121521" calcext:value-type="float">
            <text:p>41.6802511215</text:p>
          </table:table-cell>
          <table:table-cell table:formula="of:=[.D420]/([.E420]-[.E419])" office:value-type="float" office:value="66828.856575147" calcext:value-type="float">
            <text:p>66828.85657514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56077969.70673" calcext:value-type="float">
            <text:p>1456077969.70673</text:p>
          </table:table-cell>
          <table:table-cell office:value-type="float" office:value="1456077969.70765" calcext:value-type="float">
            <text:p>1456077969.70765</text:p>
          </table:table-cell>
          <table:table-cell office:value-type="float" office:value="6936" calcext:value-type="float">
            <text:p>6936</text:p>
          </table:table-cell>
          <table:table-cell table:formula="of:=[.B421]-[.B$2]" office:value-type="float" office:value="41.7836165428162" calcext:value-type="float">
            <text:p>41.7836165428</text:p>
          </table:table-cell>
          <table:table-cell table:formula="of:=[.D421]/([.E421]-[.E420])" office:value-type="float" office:value="67101.7436304337" calcext:value-type="float">
            <text:p>67101.743630433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56077969.81244" calcext:value-type="float">
            <text:p>1456077969.81244</text:p>
          </table:table-cell>
          <table:table-cell office:value-type="float" office:value="1456077969.8133" calcext:value-type="float">
            <text:p>1456077969.8133</text:p>
          </table:table-cell>
          <table:table-cell office:value-type="float" office:value="7048" calcext:value-type="float">
            <text:p>7048</text:p>
          </table:table-cell>
          <table:table-cell table:formula="of:=[.B422]-[.B$2]" office:value-type="float" office:value="41.889331817627" calcext:value-type="float">
            <text:p>41.8893318176</text:p>
          </table:table-cell>
          <table:table-cell table:formula="of:=[.D422]/([.E422]-[.E421])" office:value-type="float" office:value="66669.6464878372" calcext:value-type="float">
            <text:p>66669.646487837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56077969.91873" calcext:value-type="float">
            <text:p>1456077969.91873</text:p>
          </table:table-cell>
          <table:table-cell office:value-type="float" office:value="1456077969.91977" calcext:value-type="float">
            <text:p>1456077969.91977</text:p>
          </table:table-cell>
          <table:table-cell office:value-type="float" office:value="7152" calcext:value-type="float">
            <text:p>7152</text:p>
          </table:table-cell>
          <table:table-cell table:formula="of:=[.B423]-[.B$2]" office:value-type="float" office:value="41.9956214427948" calcext:value-type="float">
            <text:p>41.9956214428</text:p>
          </table:table-cell>
          <table:table-cell table:formula="of:=[.D423]/([.E423]-[.E422])" office:value-type="float" office:value="67287.8466614776" calcext:value-type="float">
            <text:p>67287.846661477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56077970.02731" calcext:value-type="float">
            <text:p>1456077970.02731</text:p>
          </table:table-cell>
          <table:table-cell office:value-type="float" office:value="1456077970.0282" calcext:value-type="float">
            <text:p>1456077970.0282</text:p>
          </table:table-cell>
          <table:table-cell office:value-type="float" office:value="7248" calcext:value-type="float">
            <text:p>7248</text:p>
          </table:table-cell>
          <table:table-cell table:formula="of:=[.B424]-[.B$2]" office:value-type="float" office:value="42.1041967868805" calcext:value-type="float">
            <text:p>42.1041967869</text:p>
          </table:table-cell>
          <table:table-cell table:formula="of:=[.D424]/([.E424]-[.E423])" office:value-type="float" office:value="66755.4872704755" calcext:value-type="float">
            <text:p>66755.487270475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56077970.13698" calcext:value-type="float">
            <text:p>1456077970.13698</text:p>
          </table:table-cell>
          <table:table-cell office:value-type="float" office:value="1456077970.13787" calcext:value-type="float">
            <text:p>1456077970.13787</text:p>
          </table:table-cell>
          <table:table-cell office:value-type="float" office:value="7344" calcext:value-type="float">
            <text:p>7344</text:p>
          </table:table-cell>
          <table:table-cell table:formula="of:=[.B425]-[.B$2]" office:value-type="float" office:value="42.2138648033142" calcext:value-type="float">
            <text:p>42.2138648033</text:p>
          </table:table-cell>
          <table:table-cell table:formula="of:=[.D425]/([.E425]-[.E424])" office:value-type="float" office:value="66965.7411414819" calcext:value-type="float">
            <text:p>66965.741141481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56077970.24816" calcext:value-type="float">
            <text:p>1456077970.24816</text:p>
          </table:table-cell>
          <table:table-cell office:value-type="float" office:value="1456077970.24907" calcext:value-type="float">
            <text:p>1456077970.24907</text:p>
          </table:table-cell>
          <table:table-cell office:value-type="float" office:value="7432" calcext:value-type="float">
            <text:p>7432</text:p>
          </table:table-cell>
          <table:table-cell table:formula="of:=[.B426]-[.B$2]" office:value-type="float" office:value="42.3250527381897" calcext:value-type="float">
            <text:p>42.3250527382</text:p>
          </table:table-cell>
          <table:table-cell table:formula="of:=[.D426]/([.E426]-[.E425])" office:value-type="float" office:value="66841.7846623609" calcext:value-type="float">
            <text:p>66841.784662360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56077970.36035" calcext:value-type="float">
            <text:p>1456077970.36035</text:p>
          </table:table-cell>
          <table:table-cell office:value-type="float" office:value="1456077970.36126" calcext:value-type="float">
            <text:p>1456077970.36126</text:p>
          </table:table-cell>
          <table:table-cell office:value-type="float" office:value="7512" calcext:value-type="float">
            <text:p>7512</text:p>
          </table:table-cell>
          <table:table-cell table:formula="of:=[.B427]-[.B$2]" office:value-type="float" office:value="42.4372410774231" calcext:value-type="float">
            <text:p>42.4372410774</text:p>
          </table:table-cell>
          <table:table-cell table:formula="of:=[.D427]/([.E427]-[.E426])" office:value-type="float" office:value="66958.8305819548" calcext:value-type="float">
            <text:p>66958.830581954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56077970.47365" calcext:value-type="float">
            <text:p>1456077970.47365</text:p>
          </table:table-cell>
          <table:table-cell office:value-type="float" office:value="1456077970.47454" calcext:value-type="float">
            <text:p>1456077970.47454</text:p>
          </table:table-cell>
          <table:table-cell office:value-type="float" office:value="7584" calcext:value-type="float">
            <text:p>7584</text:p>
          </table:table-cell>
          <table:table-cell table:formula="of:=[.B428]-[.B$2]" office:value-type="float" office:value="42.5505402088165" calcext:value-type="float">
            <text:p>42.5505402088</text:p>
          </table:table-cell>
          <table:table-cell table:formula="of:=[.D428]/([.E428]-[.E427])" office:value-type="float" office:value="66937.8476845023" calcext:value-type="float">
            <text:p>66937.847684502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56077970.58839" calcext:value-type="float">
            <text:p>1456077970.58839</text:p>
          </table:table-cell>
          <table:table-cell office:value-type="float" office:value="1456077970.5893" calcext:value-type="float">
            <text:p>1456077970.5893</text:p>
          </table:table-cell>
          <table:table-cell office:value-type="float" office:value="7648" calcext:value-type="float">
            <text:p>7648</text:p>
          </table:table-cell>
          <table:table-cell table:formula="of:=[.B429]-[.B$2]" office:value-type="float" office:value="42.6652779579163" calcext:value-type="float">
            <text:p>42.6652779579</text:p>
          </table:table-cell>
          <table:table-cell table:formula="of:=[.D429]/([.E429]-[.E428])" office:value-type="float" office:value="66656.3538156241" calcext:value-type="float">
            <text:p>66656.353815624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56077970.70389" calcext:value-type="float">
            <text:p>1456077970.70389</text:p>
          </table:table-cell>
          <table:table-cell office:value-type="float" office:value="1456077970.70478" calcext:value-type="float">
            <text:p>1456077970.70478</text:p>
          </table:table-cell>
          <table:table-cell office:value-type="float" office:value="7712" calcext:value-type="float">
            <text:p>7712</text:p>
          </table:table-cell>
          <table:table-cell table:formula="of:=[.B430]-[.B$2]" office:value-type="float" office:value="42.7807755470276" calcext:value-type="float">
            <text:p>42.780775547</text:p>
          </table:table-cell>
          <table:table-cell table:formula="of:=[.D430]/([.E430]-[.E429])" office:value-type="float" office:value="66771.9565346633" calcext:value-type="float">
            <text:p>66771.956534663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56077970.81999" calcext:value-type="float">
            <text:p>1456077970.81999</text:p>
          </table:table-cell>
          <table:table-cell office:value-type="float" office:value="1456077970.8209" calcext:value-type="float">
            <text:p>1456077970.8209</text:p>
          </table:table-cell>
          <table:table-cell office:value-type="float" office:value="7760" calcext:value-type="float">
            <text:p>7760</text:p>
          </table:table-cell>
          <table:table-cell table:formula="of:=[.B431]-[.B$2]" office:value-type="float" office:value="42.896876335144" calcext:value-type="float">
            <text:p>42.8968763351</text:p>
          </table:table-cell>
          <table:table-cell table:formula="of:=[.D431]/([.E431]-[.E430])" office:value-type="float" office:value="66838.4782385484" calcext:value-type="float">
            <text:p>66838.478238548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56077970.93731" calcext:value-type="float">
            <text:p>1456077970.93731</text:p>
          </table:table-cell>
          <table:table-cell office:value-type="float" office:value="1456077970.93834" calcext:value-type="float">
            <text:p>1456077970.93834</text:p>
          </table:table-cell>
          <table:table-cell office:value-type="float" office:value="7808" calcext:value-type="float">
            <text:p>7808</text:p>
          </table:table-cell>
          <table:table-cell table:formula="of:=[.B432]-[.B$2]" office:value-type="float" office:value="43.0141975879669" calcext:value-type="float">
            <text:p>43.014197588</text:p>
          </table:table-cell>
          <table:table-cell table:formula="of:=[.D432]/([.E432]-[.E431])" office:value-type="float" office:value="66552.3066974746" calcext:value-type="float">
            <text:p>66552.306697474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56077971.05495" calcext:value-type="float">
            <text:p>1456077971.05495</text:p>
          </table:table-cell>
          <table:table-cell office:value-type="float" office:value="1456077971.05599" calcext:value-type="float">
            <text:p>1456077971.05599</text:p>
          </table:table-cell>
          <table:table-cell office:value-type="float" office:value="7840" calcext:value-type="float">
            <text:p>7840</text:p>
          </table:table-cell>
          <table:table-cell table:formula="of:=[.B433]-[.B$2]" office:value-type="float" office:value="43.1318380832672" calcext:value-type="float">
            <text:p>43.1318380833</text:p>
          </table:table-cell>
          <table:table-cell table:formula="of:=[.D433]/([.E433]-[.E432])" office:value-type="float" office:value="66643.7180495319" calcext:value-type="float">
            <text:p>66643.718049531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56077971.1729" calcext:value-type="float">
            <text:p>1456077971.1729</text:p>
          </table:table-cell>
          <table:table-cell office:value-type="float" office:value="1456077971.17379" calcext:value-type="float">
            <text:p>1456077971.17379</text:p>
          </table:table-cell>
          <table:table-cell office:value-type="float" office:value="7864" calcext:value-type="float">
            <text:p>7864</text:p>
          </table:table-cell>
          <table:table-cell table:formula="of:=[.B434]-[.B$2]" office:value-type="float" office:value="43.2497899532318" calcext:value-type="float">
            <text:p>43.2497899532</text:p>
          </table:table-cell>
          <table:table-cell table:formula="of:=[.D434]/([.E434]-[.E433])" office:value-type="float" office:value="66671.2617812688" calcext:value-type="float">
            <text:p>66671.261781268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56077971.2914" calcext:value-type="float">
            <text:p>1456077971.2914</text:p>
          </table:table-cell>
          <table:table-cell office:value-type="float" office:value="1456077971.29228" calcext:value-type="float">
            <text:p>1456077971.29228</text:p>
          </table:table-cell>
          <table:table-cell office:value-type="float" office:value="7880" calcext:value-type="float">
            <text:p>7880</text:p>
          </table:table-cell>
          <table:table-cell table:formula="of:=[.B435]-[.B$2]" office:value-type="float" office:value="43.3682854175568" calcext:value-type="float">
            <text:p>43.3682854176</text:p>
          </table:table-cell>
          <table:table-cell table:formula="of:=[.D435]/([.E435]-[.E434])" office:value-type="float" office:value="66500.4356486642" calcext:value-type="float">
            <text:p>66500.435648664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56077971.41017" calcext:value-type="float">
            <text:p>1456077971.41017</text:p>
          </table:table-cell>
          <table:table-cell office:value-type="float" office:value="1456077971.41106" calcext:value-type="float">
            <text:p>1456077971.41106</text:p>
          </table:table-cell>
          <table:table-cell office:value-type="float" office:value="7888" calcext:value-type="float">
            <text:p>7888</text:p>
          </table:table-cell>
          <table:table-cell table:formula="of:=[.B436]-[.B$2]" office:value-type="float" office:value="43.4870588779449" calcext:value-type="float">
            <text:p>43.4870588779</text:p>
          </table:table-cell>
          <table:table-cell table:formula="of:=[.D436]/([.E436]-[.E435])" office:value-type="float" office:value="66412.1426977028" calcext:value-type="float">
            <text:p>66412.142697702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56077971.52909" calcext:value-type="float">
            <text:p>1456077971.52909</text:p>
          </table:table-cell>
          <table:table-cell office:value-type="float" office:value="1456077971.53015" calcext:value-type="float">
            <text:p>1456077971.53015</text:p>
          </table:table-cell>
          <table:table-cell office:value-type="float" office:value="7888" calcext:value-type="float">
            <text:p>7888</text:p>
          </table:table-cell>
          <table:table-cell table:formula="of:=[.B437]-[.B$2]" office:value-type="float" office:value="43.6059811115265" calcext:value-type="float">
            <text:p>43.6059811115</text:p>
          </table:table-cell>
          <table:table-cell table:formula="of:=[.D437]/([.E437]-[.E436])" office:value-type="float" office:value="66329.060281157" calcext:value-type="float">
            <text:p>66329.06028115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56077971.64817" calcext:value-type="float">
            <text:p>1456077971.64817</text:p>
          </table:table-cell>
          <table:table-cell office:value-type="float" office:value="1456077971.64915" calcext:value-type="float">
            <text:p>1456077971.64915</text:p>
          </table:table-cell>
          <table:table-cell office:value-type="float" office:value="7880" calcext:value-type="float">
            <text:p>7880</text:p>
          </table:table-cell>
          <table:table-cell table:formula="of:=[.B438]-[.B$2]" office:value-type="float" office:value="43.7250597476959" calcext:value-type="float">
            <text:p>43.7250597477</text:p>
          </table:table-cell>
          <table:table-cell table:formula="of:=[.D438]/([.E438]-[.E437])" office:value-type="float" office:value="66174.7585753986" calcext:value-type="float">
            <text:p>66174.758575398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56077971.76696" calcext:value-type="float">
            <text:p>1456077971.76696</text:p>
          </table:table-cell>
          <table:table-cell office:value-type="float" office:value="1456077971.76798" calcext:value-type="float">
            <text:p>1456077971.76798</text:p>
          </table:table-cell>
          <table:table-cell office:value-type="float" office:value="7864" calcext:value-type="float">
            <text:p>7864</text:p>
          </table:table-cell>
          <table:table-cell table:formula="of:=[.B439]-[.B$2]" office:value-type="float" office:value="43.8438529968262" calcext:value-type="float">
            <text:p>43.8438529968</text:p>
          </table:table-cell>
          <table:table-cell table:formula="of:=[.D439]/([.E439]-[.E438])" office:value-type="float" office:value="66199.0479894833" calcext:value-type="float">
            <text:p>66199.047989483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56077971.88512" calcext:value-type="float">
            <text:p>1456077971.88512</text:p>
          </table:table-cell>
          <table:table-cell office:value-type="float" office:value="1456077971.88617" calcext:value-type="float">
            <text:p>1456077971.88617</text:p>
          </table:table-cell>
          <table:table-cell office:value-type="float" office:value="7840" calcext:value-type="float">
            <text:p>7840</text:p>
          </table:table-cell>
          <table:table-cell table:formula="of:=[.B440]-[.B$2]" office:value-type="float" office:value="43.9620132446289" calcext:value-type="float">
            <text:p>43.9620132446</text:p>
          </table:table-cell>
          <table:table-cell table:formula="of:=[.D440]/([.E440]-[.E439])" office:value-type="float" office:value="66350.5717514124" calcext:value-type="float">
            <text:p>66350.571751412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56077972.00355" calcext:value-type="float">
            <text:p>1456077972.00355</text:p>
          </table:table-cell>
          <table:table-cell office:value-type="float" office:value="1456077972.00448" calcext:value-type="float">
            <text:p>1456077972.00448</text:p>
          </table:table-cell>
          <table:table-cell office:value-type="float" office:value="7800" calcext:value-type="float">
            <text:p>7800</text:p>
          </table:table-cell>
          <table:table-cell table:formula="of:=[.B441]-[.B$2]" office:value-type="float" office:value="44.080442905426" calcext:value-type="float">
            <text:p>44.0804429054</text:p>
          </table:table-cell>
          <table:table-cell table:formula="of:=[.D441]/([.E441]-[.E440])" office:value-type="float" office:value="65861.8790892437" calcext:value-type="float">
            <text:p>65861.879089243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56077972.12088" calcext:value-type="float">
            <text:p>1456077972.12088</text:p>
          </table:table-cell>
          <table:table-cell office:value-type="float" office:value="1456077972.12176" calcext:value-type="float">
            <text:p>1456077972.12176</text:p>
          </table:table-cell>
          <table:table-cell office:value-type="float" office:value="7760" calcext:value-type="float">
            <text:p>7760</text:p>
          </table:table-cell>
          <table:table-cell table:formula="of:=[.B442]-[.B$2]" office:value-type="float" office:value="44.197765827179" calcext:value-type="float">
            <text:p>44.1977658272</text:p>
          </table:table-cell>
          <table:table-cell table:formula="of:=[.D442]/([.E442]-[.E441])" office:value-type="float" office:value="66142.2327713742" calcext:value-type="float">
            <text:p>66142.232771374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56077972.2381" calcext:value-type="float">
            <text:p>1456077972.2381</text:p>
          </table:table-cell>
          <table:table-cell office:value-type="float" office:value="1456077972.23898" calcext:value-type="float">
            <text:p>1456077972.23898</text:p>
          </table:table-cell>
          <table:table-cell office:value-type="float" office:value="7712" calcext:value-type="float">
            <text:p>7712</text:p>
          </table:table-cell>
          <table:table-cell table:formula="of:=[.B443]-[.B$2]" office:value-type="float" office:value="44.3149886131287" calcext:value-type="float">
            <text:p>44.3149886131</text:p>
          </table:table-cell>
          <table:table-cell table:formula="of:=[.D443]/([.E443]-[.E442])" office:value-type="float" office:value="65789.257075913" calcext:value-type="float">
            <text:p>65789.25707591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56077972.35448" calcext:value-type="float">
            <text:p>1456077972.35448</text:p>
          </table:table-cell>
          <table:table-cell office:value-type="float" office:value="1456077972.35538" calcext:value-type="float">
            <text:p>1456077972.35538</text:p>
          </table:table-cell>
          <table:table-cell office:value-type="float" office:value="7648" calcext:value-type="float">
            <text:p>7648</text:p>
          </table:table-cell>
          <table:table-cell table:formula="of:=[.B444]-[.B$2]" office:value-type="float" office:value="44.4313640594482" calcext:value-type="float">
            <text:p>44.4313640594</text:p>
          </table:table-cell>
          <table:table-cell table:formula="of:=[.D444]/([.E444]-[.E443])" office:value-type="float" office:value="65718.330127798" calcext:value-type="float">
            <text:p>65718.33012779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56077972.47013" calcext:value-type="float">
            <text:p>1456077972.47013</text:p>
          </table:table-cell>
          <table:table-cell office:value-type="float" office:value="1456077972.47114" calcext:value-type="float">
            <text:p>1456077972.47114</text:p>
          </table:table-cell>
          <table:table-cell office:value-type="float" office:value="7584" calcext:value-type="float">
            <text:p>7584</text:p>
          </table:table-cell>
          <table:table-cell table:formula="of:=[.B445]-[.B$2]" office:value-type="float" office:value="44.5470175743103" calcext:value-type="float">
            <text:p>44.5470175743</text:p>
          </table:table-cell>
          <table:table-cell table:formula="of:=[.D445]/([.E445]-[.E444])" office:value-type="float" office:value="65575.1795269293" calcext:value-type="float">
            <text:p>65575.179526929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56077972.58433" calcext:value-type="float">
            <text:p>1456077972.58433</text:p>
          </table:table-cell>
          <table:table-cell office:value-type="float" office:value="1456077972.58523" calcext:value-type="float">
            <text:p>1456077972.58523</text:p>
          </table:table-cell>
          <table:table-cell office:value-type="float" office:value="7512" calcext:value-type="float">
            <text:p>7512</text:p>
          </table:table-cell>
          <table:table-cell table:formula="of:=[.B446]-[.B$2]" office:value-type="float" office:value="44.6612238883972" calcext:value-type="float">
            <text:p>44.6612238884</text:p>
          </table:table-cell>
          <table:table-cell table:formula="of:=[.D446]/([.E446]-[.E445])" office:value-type="float" office:value="65775.6977804499" calcext:value-type="float">
            <text:p>65775.697780449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56077972.69787" calcext:value-type="float">
            <text:p>1456077972.69787</text:p>
          </table:table-cell>
          <table:table-cell office:value-type="float" office:value="1456077972.69876" calcext:value-type="float">
            <text:p>1456077972.69876</text:p>
          </table:table-cell>
          <table:table-cell office:value-type="float" office:value="7432" calcext:value-type="float">
            <text:p>7432</text:p>
          </table:table-cell>
          <table:table-cell table:formula="of:=[.B447]-[.B$2]" office:value-type="float" office:value="44.7747633457184" calcext:value-type="float">
            <text:p>44.7747633457</text:p>
          </table:table-cell>
          <table:table-cell table:formula="of:=[.D447]/([.E447]-[.E446])" office:value-type="float" office:value="65457.4204893127" calcext:value-type="float">
            <text:p>65457.420489312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56077972.81004" calcext:value-type="float">
            <text:p>1456077972.81004</text:p>
          </table:table-cell>
          <table:table-cell office:value-type="float" office:value="1456077972.81092" calcext:value-type="float">
            <text:p>1456077972.81092</text:p>
          </table:table-cell>
          <table:table-cell office:value-type="float" office:value="7344" calcext:value-type="float">
            <text:p>7344</text:p>
          </table:table-cell>
          <table:table-cell table:formula="of:=[.B448]-[.B$2]" office:value-type="float" office:value="44.8869240283966" calcext:value-type="float">
            <text:p>44.8869240284</text:p>
          </table:table-cell>
          <table:table-cell table:formula="of:=[.D448]/([.E448]-[.E447])" office:value-type="float" office:value="65477.4901920771" calcext:value-type="float">
            <text:p>65477.490192077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56077972.92114" calcext:value-type="float">
            <text:p>1456077972.92114</text:p>
          </table:table-cell>
          <table:table-cell office:value-type="float" office:value="1456077972.92206" calcext:value-type="float">
            <text:p>1456077972.92206</text:p>
          </table:table-cell>
          <table:table-cell office:value-type="float" office:value="7248" calcext:value-type="float">
            <text:p>7248</text:p>
          </table:table-cell>
          <table:table-cell table:formula="of:=[.B449]-[.B$2]" office:value-type="float" office:value="44.998033285141" calcext:value-type="float">
            <text:p>44.9980332851</text:p>
          </table:table-cell>
          <table:table-cell table:formula="of:=[.D449]/([.E449]-[.E448])" office:value-type="float" office:value="65233.0886946222" calcext:value-type="float">
            <text:p>65233.088694622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56077973.03108" calcext:value-type="float">
            <text:p>1456077973.03108</text:p>
          </table:table-cell>
          <table:table-cell office:value-type="float" office:value="1456077973.03198" calcext:value-type="float">
            <text:p>1456077973.03198</text:p>
          </table:table-cell>
          <table:table-cell office:value-type="float" office:value="7152" calcext:value-type="float">
            <text:p>7152</text:p>
          </table:table-cell>
          <table:table-cell table:formula="of:=[.B450]-[.B$2]" office:value-type="float" office:value="45.1079709529877" calcext:value-type="float">
            <text:p>45.107970953</text:p>
          </table:table-cell>
          <table:table-cell table:formula="of:=[.D450]/([.E450]-[.E449])" office:value-type="float" office:value="65055.0456461771" calcext:value-type="float">
            <text:p>65055.045646177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56077973.13915" calcext:value-type="float">
            <text:p>1456077973.13915</text:p>
          </table:table-cell>
          <table:table-cell office:value-type="float" office:value="1456077973.14007" calcext:value-type="float">
            <text:p>1456077973.14007</text:p>
          </table:table-cell>
          <table:table-cell office:value-type="float" office:value="7048" calcext:value-type="float">
            <text:p>7048</text:p>
          </table:table-cell>
          <table:table-cell table:formula="of:=[.B451]-[.B$2]" office:value-type="float" office:value="45.2160360813141" calcext:value-type="float">
            <text:p>45.2160360813</text:p>
          </table:table-cell>
          <table:table-cell table:formula="of:=[.D451]/([.E451]-[.E450])" office:value-type="float" office:value="65219.9290293828" calcext:value-type="float">
            <text:p>65219.929029382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56077973.2463" calcext:value-type="float">
            <text:p>1456077973.2463</text:p>
          </table:table-cell>
          <table:table-cell office:value-type="float" office:value="1456077973.24719" calcext:value-type="float">
            <text:p>1456077973.24719</text:p>
          </table:table-cell>
          <table:table-cell office:value-type="float" office:value="6936" calcext:value-type="float">
            <text:p>6936</text:p>
          </table:table-cell>
          <table:table-cell table:formula="of:=[.B452]-[.B$2]" office:value-type="float" office:value="45.3231866359711" calcext:value-type="float">
            <text:p>45.323186636</text:p>
          </table:table-cell>
          <table:table-cell table:formula="of:=[.D452]/([.E452]-[.E451])" office:value-type="float" office:value="64731.3494755486" calcext:value-type="float">
            <text:p>64731.349475548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56077973.35155" calcext:value-type="float">
            <text:p>1456077973.35155</text:p>
          </table:table-cell>
          <table:table-cell office:value-type="float" office:value="1456077973.35242" calcext:value-type="float">
            <text:p>1456077973.35242</text:p>
          </table:table-cell>
          <table:table-cell office:value-type="float" office:value="6824" calcext:value-type="float">
            <text:p>6824</text:p>
          </table:table-cell>
          <table:table-cell table:formula="of:=[.B453]-[.B$2]" office:value-type="float" office:value="45.4284431934357" calcext:value-type="float">
            <text:p>45.4284431934</text:p>
          </table:table-cell>
          <table:table-cell table:formula="of:=[.D453]/([.E453]-[.E452])" office:value-type="float" office:value="64832.0652354138" calcext:value-type="float">
            <text:p>64832.065235413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56077973.45503" calcext:value-type="float">
            <text:p>1456077973.45503</text:p>
          </table:table-cell>
          <table:table-cell office:value-type="float" office:value="1456077973.45607" calcext:value-type="float">
            <text:p>1456077973.45607</text:p>
          </table:table-cell>
          <table:table-cell office:value-type="float" office:value="6704" calcext:value-type="float">
            <text:p>6704</text:p>
          </table:table-cell>
          <table:table-cell table:formula="of:=[.B454]-[.B$2]" office:value-type="float" office:value="45.5319228172302" calcext:value-type="float">
            <text:p>45.5319228172</text:p>
          </table:table-cell>
          <table:table-cell table:formula="of:=[.D454]/([.E454]-[.E453])" office:value-type="float" office:value="64785.7013213525" calcext:value-type="float">
            <text:p>64785.701321352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56077973.55729" calcext:value-type="float">
            <text:p>1456077973.55729</text:p>
          </table:table-cell>
          <table:table-cell office:value-type="float" office:value="1456077973.55819" calcext:value-type="float">
            <text:p>1456077973.55819</text:p>
          </table:table-cell>
          <table:table-cell office:value-type="float" office:value="6584" calcext:value-type="float">
            <text:p>6584</text:p>
          </table:table-cell>
          <table:table-cell table:formula="of:=[.B455]-[.B$2]" office:value-type="float" office:value="45.6341812610626" calcext:value-type="float">
            <text:p>45.6341812611</text:p>
          </table:table-cell>
          <table:table-cell table:formula="of:=[.D455]/([.E455]-[.E454])" office:value-type="float" office:value="64385.8810407015" calcext:value-type="float">
            <text:p>64385.881040701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56077973.65735" calcext:value-type="float">
            <text:p>1456077973.65735</text:p>
          </table:table-cell>
          <table:table-cell office:value-type="float" office:value="1456077973.65826" calcext:value-type="float">
            <text:p>1456077973.65826</text:p>
          </table:table-cell>
          <table:table-cell office:value-type="float" office:value="6464" calcext:value-type="float">
            <text:p>6464</text:p>
          </table:table-cell>
          <table:table-cell table:formula="of:=[.B456]-[.B$2]" office:value-type="float" office:value="45.7342367172241" calcext:value-type="float">
            <text:p>45.7342367172</text:p>
          </table:table-cell>
          <table:table-cell table:formula="of:=[.D456]/([.E456]-[.E455])" office:value-type="float" office:value="64604.173005483" calcext:value-type="float">
            <text:p>64604.17300548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56077973.75591" calcext:value-type="float">
            <text:p>1456077973.75591</text:p>
          </table:table-cell>
          <table:table-cell office:value-type="float" office:value="1456077973.75686" calcext:value-type="float">
            <text:p>1456077973.75686</text:p>
          </table:table-cell>
          <table:table-cell office:value-type="float" office:value="6344" calcext:value-type="float">
            <text:p>6344</text:p>
          </table:table-cell>
          <table:table-cell table:formula="of:=[.B457]-[.B$2]" office:value-type="float" office:value="45.8327996730804" calcext:value-type="float">
            <text:p>45.8327996731</text:p>
          </table:table-cell>
          <table:table-cell table:formula="of:=[.D457]/([.E457]-[.E456])" office:value-type="float" office:value="64364.952784571" calcext:value-type="float">
            <text:p>64364.95278457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56077973.8526" calcext:value-type="float">
            <text:p>1456077973.8526</text:p>
          </table:table-cell>
          <table:table-cell office:value-type="float" office:value="1456077973.85351" calcext:value-type="float">
            <text:p>1456077973.85351</text:p>
          </table:table-cell>
          <table:table-cell office:value-type="float" office:value="6216" calcext:value-type="float">
            <text:p>6216</text:p>
          </table:table-cell>
          <table:table-cell table:formula="of:=[.B458]-[.B$2]" office:value-type="float" office:value="45.9294862747192" calcext:value-type="float">
            <text:p>45.9294862747</text:p>
          </table:table-cell>
          <table:table-cell table:formula="of:=[.D458]/([.E458]-[.E457])" office:value-type="float" office:value="64290.1901053675" calcext:value-type="float">
            <text:p>64290.190105367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56077973.9479" calcext:value-type="float">
            <text:p>1456077973.9479</text:p>
          </table:table-cell>
          <table:table-cell office:value-type="float" office:value="1456077973.94879" calcext:value-type="float">
            <text:p>1456077973.94879</text:p>
          </table:table-cell>
          <table:table-cell office:value-type="float" office:value="6088" calcext:value-type="float">
            <text:p>6088</text:p>
          </table:table-cell>
          <table:table-cell table:formula="of:=[.B459]-[.B$2]" office:value-type="float" office:value="46.0247900485993" calcext:value-type="float">
            <text:p>46.0247900486</text:p>
          </table:table-cell>
          <table:table-cell table:formula="of:=[.D459]/([.E459]-[.E458])" office:value-type="float" office:value="63879.9467444519" calcext:value-type="float">
            <text:p>63879.946744451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56077974.04088" calcext:value-type="float">
            <text:p>1456077974.04088</text:p>
          </table:table-cell>
          <table:table-cell office:value-type="float" office:value="1456077974.04175" calcext:value-type="float">
            <text:p>1456077974.04175</text:p>
          </table:table-cell>
          <table:table-cell office:value-type="float" office:value="5968" calcext:value-type="float">
            <text:p>5968</text:p>
          </table:table-cell>
          <table:table-cell table:formula="of:=[.B460]-[.B$2]" office:value-type="float" office:value="46.1177730560303" calcext:value-type="float">
            <text:p>46.117773056</text:p>
          </table:table-cell>
          <table:table-cell table:formula="of:=[.D460]/([.E460]-[.E459])" office:value-type="float" office:value="64183.7703994113" calcext:value-type="float">
            <text:p>64183.770399411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56077974.13204" calcext:value-type="float">
            <text:p>1456077974.13204</text:p>
          </table:table-cell>
          <table:table-cell office:value-type="float" office:value="1456077974.13296" calcext:value-type="float">
            <text:p>1456077974.13296</text:p>
          </table:table-cell>
          <table:table-cell office:value-type="float" office:value="5840" calcext:value-type="float">
            <text:p>5840</text:p>
          </table:table-cell>
          <table:table-cell table:formula="of:=[.B461]-[.B$2]" office:value-type="float" office:value="46.2089257240295" calcext:value-type="float">
            <text:p>46.208925724</text:p>
          </table:table-cell>
          <table:table-cell table:formula="of:=[.D461]/([.E461]-[.E460])" office:value-type="float" office:value="64068.3386255565" calcext:value-type="float">
            <text:p>64068.338625556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56077974.2217" calcext:value-type="float">
            <text:p>1456077974.2217</text:p>
          </table:table-cell>
          <table:table-cell office:value-type="float" office:value="1456077974.22274" calcext:value-type="float">
            <text:p>1456077974.22274</text:p>
          </table:table-cell>
          <table:table-cell office:value-type="float" office:value="5720" calcext:value-type="float">
            <text:p>5720</text:p>
          </table:table-cell>
          <table:table-cell table:formula="of:=[.B462]-[.B$2]" office:value-type="float" office:value="46.2985920906067" calcext:value-type="float">
            <text:p>46.2985920906</text:p>
          </table:table-cell>
          <table:table-cell table:formula="of:=[.D462]/([.E462]-[.E461])" office:value-type="float" office:value="63792.0350556253" calcext:value-type="float">
            <text:p>63792.035055625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56077974.30953" calcext:value-type="float">
            <text:p>1456077974.30953</text:p>
          </table:table-cell>
          <table:table-cell office:value-type="float" office:value="1456077974.31042" calcext:value-type="float">
            <text:p>1456077974.31042</text:p>
          </table:table-cell>
          <table:table-cell office:value-type="float" office:value="5592" calcext:value-type="float">
            <text:p>5592</text:p>
          </table:table-cell>
          <table:table-cell table:formula="of:=[.B463]-[.B$2]" office:value-type="float" office:value="46.3864221572876" calcext:value-type="float">
            <text:p>46.3864221573</text:p>
          </table:table-cell>
          <table:table-cell table:formula="of:=[.D463]/([.E463]-[.E462])" office:value-type="float" office:value="63668.4020782549" calcext:value-type="float">
            <text:p>63668.402078254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56077974.39552" calcext:value-type="float">
            <text:p>1456077974.39552</text:p>
          </table:table-cell>
          <table:table-cell office:value-type="float" office:value="1456077974.39656" calcext:value-type="float">
            <text:p>1456077974.39656</text:p>
          </table:table-cell>
          <table:table-cell office:value-type="float" office:value="5472" calcext:value-type="float">
            <text:p>5472</text:p>
          </table:table-cell>
          <table:table-cell table:formula="of:=[.B464]-[.B$2]" office:value-type="float" office:value="46.4724044799805" calcext:value-type="float">
            <text:p>46.47240448</text:p>
          </table:table-cell>
          <table:table-cell table:formula="of:=[.D464]/([.E464]-[.E463])" office:value-type="float" office:value="63640.9883871827" calcext:value-type="float">
            <text:p>63640.988387182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56077974.47996" calcext:value-type="float">
            <text:p>1456077974.47996</text:p>
          </table:table-cell>
          <table:table-cell office:value-type="float" office:value="1456077974.48086" calcext:value-type="float">
            <text:p>1456077974.48086</text:p>
          </table:table-cell>
          <table:table-cell office:value-type="float" office:value="5360" calcext:value-type="float">
            <text:p>5360</text:p>
          </table:table-cell>
          <table:table-cell table:formula="of:=[.B465]-[.B$2]" office:value-type="float" office:value="46.5568473339081" calcext:value-type="float">
            <text:p>46.5568473339</text:p>
          </table:table-cell>
          <table:table-cell table:formula="of:=[.D465]/([.E465]-[.E464])" office:value-type="float" office:value="63474.879764187" calcext:value-type="float">
            <text:p>63474.87976418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56077974.56271" calcext:value-type="float">
            <text:p>1456077974.56271</text:p>
          </table:table-cell>
          <table:table-cell office:value-type="float" office:value="1456077974.56361" calcext:value-type="float">
            <text:p>1456077974.56361</text:p>
          </table:table-cell>
          <table:table-cell office:value-type="float" office:value="5248" calcext:value-type="float">
            <text:p>5248</text:p>
          </table:table-cell>
          <table:table-cell table:formula="of:=[.B466]-[.B$2]" office:value-type="float" office:value="46.6396000385284" calcext:value-type="float">
            <text:p>46.6396000385</text:p>
          </table:table-cell>
          <table:table-cell table:formula="of:=[.D466]/([.E466]-[.E465])" office:value-type="float" office:value="63417.8668126423" calcext:value-type="float">
            <text:p>63417.866812642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56077974.64421" calcext:value-type="float">
            <text:p>1456077974.64421</text:p>
          </table:table-cell>
          <table:table-cell office:value-type="float" office:value="1456077974.64533" calcext:value-type="float">
            <text:p>1456077974.64533</text:p>
          </table:table-cell>
          <table:table-cell office:value-type="float" office:value="5136" calcext:value-type="float">
            <text:p>5136</text:p>
          </table:table-cell>
          <table:table-cell table:formula="of:=[.B467]-[.B$2]" office:value-type="float" office:value="46.7211012840271" calcext:value-type="float">
            <text:p>46.721101284</text:p>
          </table:table-cell>
          <table:table-cell table:formula="of:=[.D467]/([.E467]-[.E466])" office:value-type="float" office:value="63017.4418633224" calcext:value-type="float">
            <text:p>63017.441863322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56077974.72348" calcext:value-type="float">
            <text:p>1456077974.72348</text:p>
          </table:table-cell>
          <table:table-cell office:value-type="float" office:value="1456077974.72454" calcext:value-type="float">
            <text:p>1456077974.72454</text:p>
          </table:table-cell>
          <table:table-cell office:value-type="float" office:value="5032" calcext:value-type="float">
            <text:p>5032</text:p>
          </table:table-cell>
          <table:table-cell table:formula="of:=[.B468]-[.B$2]" office:value-type="float" office:value="46.8003692626953" calcext:value-type="float">
            <text:p>46.8003692627</text:p>
          </table:table-cell>
          <table:table-cell table:formula="of:=[.D468]/([.E468]-[.E467])" office:value-type="float" office:value="63480.8668587619" calcext:value-type="float">
            <text:p>63480.866858761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56077974.80155" calcext:value-type="float">
            <text:p>1456077974.80155</text:p>
          </table:table-cell>
          <table:table-cell office:value-type="float" office:value="1456077974.80243" calcext:value-type="float">
            <text:p>1456077974.80243</text:p>
          </table:table-cell>
          <table:table-cell office:value-type="float" office:value="4936" calcext:value-type="float">
            <text:p>4936</text:p>
          </table:table-cell>
          <table:table-cell table:formula="of:=[.B469]-[.B$2]" office:value-type="float" office:value="46.8784370422363" calcext:value-type="float">
            <text:p>46.8784370422</text:p>
          </table:table-cell>
          <table:table-cell table:formula="of:=[.D469]/([.E469]-[.E468])" office:value-type="float" office:value="63227.1089176643" calcext:value-type="float">
            <text:p>63227.108917664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56077974.87822" calcext:value-type="float">
            <text:p>1456077974.87822</text:p>
          </table:table-cell>
          <table:table-cell office:value-type="float" office:value="1456077974.87912" calcext:value-type="float">
            <text:p>1456077974.87912</text:p>
          </table:table-cell>
          <table:table-cell office:value-type="float" office:value="4840" calcext:value-type="float">
            <text:p>4840</text:p>
          </table:table-cell>
          <table:table-cell table:formula="of:=[.B470]-[.B$2]" office:value-type="float" office:value="46.9551095962524" calcext:value-type="float">
            <text:p>46.9551095963</text:p>
          </table:table-cell>
          <table:table-cell table:formula="of:=[.D470]/([.E470]-[.E469])" office:value-type="float" office:value="63125.587273157" calcext:value-type="float">
            <text:p>63125.58727315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56077974.95327" calcext:value-type="float">
            <text:p>1456077974.95327</text:p>
          </table:table-cell>
          <table:table-cell office:value-type="float" office:value="1456077974.95416" calcext:value-type="float">
            <text:p>1456077974.95416</text:p>
          </table:table-cell>
          <table:table-cell office:value-type="float" office:value="4752" calcext:value-type="float">
            <text:p>4752</text:p>
          </table:table-cell>
          <table:table-cell table:formula="of:=[.B471]-[.B$2]" office:value-type="float" office:value="47.030154466629" calcext:value-type="float">
            <text:p>47.0301544666</text:p>
          </table:table-cell>
          <table:table-cell table:formula="of:=[.D471]/([.E471]-[.E470])" office:value-type="float" office:value="63322.1161706819" calcext:value-type="float">
            <text:p>63322.116170681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56077975.02787" calcext:value-type="float">
            <text:p>1456077975.02787</text:p>
          </table:table-cell>
          <table:table-cell office:value-type="float" office:value="1456077975.02876" calcext:value-type="float">
            <text:p>1456077975.02876</text:p>
          </table:table-cell>
          <table:table-cell office:value-type="float" office:value="4672" calcext:value-type="float">
            <text:p>4672</text:p>
          </table:table-cell>
          <table:table-cell table:formula="of:=[.B472]-[.B$2]" office:value-type="float" office:value="47.1047596931458" calcext:value-type="float">
            <text:p>47.1047596931</text:p>
          </table:table-cell>
          <table:table-cell table:formula="of:=[.D472]/([.E472]-[.E471])" office:value-type="float" office:value="62622.9584458499" calcext:value-type="float">
            <text:p>62622.958445849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56077975.10161" calcext:value-type="float">
            <text:p>1456077975.10161</text:p>
          </table:table-cell>
          <table:table-cell office:value-type="float" office:value="1456077975.10251" calcext:value-type="float">
            <text:p>1456077975.10251</text:p>
          </table:table-cell>
          <table:table-cell office:value-type="float" office:value="4600" calcext:value-type="float">
            <text:p>4600</text:p>
          </table:table-cell>
          <table:table-cell table:formula="of:=[.B473]-[.B$2]" office:value-type="float" office:value="47.1785027980804" calcext:value-type="float">
            <text:p>47.1785027981</text:p>
          </table:table-cell>
          <table:table-cell table:formula="of:=[.D473]/([.E473]-[.E472])" office:value-type="float" office:value="62378.7132922299" calcext:value-type="float">
            <text:p>62378.713292229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56077975.17247" calcext:value-type="float">
            <text:p>1456077975.17247</text:p>
          </table:table-cell>
          <table:table-cell office:value-type="float" office:value="1456077975.17335" calcext:value-type="float">
            <text:p>1456077975.17335</text:p>
          </table:table-cell>
          <table:table-cell office:value-type="float" office:value="4536" calcext:value-type="float">
            <text:p>4536</text:p>
          </table:table-cell>
          <table:table-cell table:formula="of:=[.B474]-[.B$2]" office:value-type="float" office:value="47.2493586540222" calcext:value-type="float">
            <text:p>47.249358654</text:p>
          </table:table-cell>
          <table:table-cell table:formula="of:=[.D474]/([.E474]-[.E473])" office:value-type="float" office:value="64017.2917214855" calcext:value-type="float">
            <text:p>64017.291721485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56077975.2434" calcext:value-type="float">
            <text:p>1456077975.2434</text:p>
          </table:table-cell>
          <table:table-cell office:value-type="float" office:value="1456077975.24436" calcext:value-type="float">
            <text:p>1456077975.24436</text:p>
          </table:table-cell>
          <table:table-cell office:value-type="float" office:value="4472" calcext:value-type="float">
            <text:p>4472</text:p>
          </table:table-cell>
          <table:table-cell table:formula="of:=[.B475]-[.B$2]" office:value-type="float" office:value="47.3202922344208" calcext:value-type="float">
            <text:p>47.3202922344</text:p>
          </table:table-cell>
          <table:table-cell table:formula="of:=[.D475]/([.E475]-[.E474])" office:value-type="float" office:value="63044.8931926579" calcext:value-type="float">
            <text:p>63044.893192657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56077975.31349" calcext:value-type="float">
            <text:p>1456077975.31349</text:p>
          </table:table-cell>
          <table:table-cell office:value-type="float" office:value="1456077975.31452" calcext:value-type="float">
            <text:p>1456077975.31452</text:p>
          </table:table-cell>
          <table:table-cell office:value-type="float" office:value="4424" calcext:value-type="float">
            <text:p>4424</text:p>
          </table:table-cell>
          <table:table-cell table:formula="of:=[.B476]-[.B$2]" office:value-type="float" office:value="47.3903775215149" calcext:value-type="float">
            <text:p>47.3903775215</text:p>
          </table:table-cell>
          <table:table-cell table:formula="of:=[.D476]/([.E476]-[.E475])" office:value-type="float" office:value="63123.0916420317" calcext:value-type="float">
            <text:p>63123.091642031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56077975.38289" calcext:value-type="float">
            <text:p>1456077975.38289</text:p>
          </table:table-cell>
          <table:table-cell office:value-type="float" office:value="1456077975.38389" calcext:value-type="float">
            <text:p>1456077975.38389</text:p>
          </table:table-cell>
          <table:table-cell office:value-type="float" office:value="4376" calcext:value-type="float">
            <text:p>4376</text:p>
          </table:table-cell>
          <table:table-cell table:formula="of:=[.B477]-[.B$2]" office:value-type="float" office:value="47.4597806930542" calcext:value-type="float">
            <text:p>47.4597806931</text:p>
          </table:table-cell>
          <table:table-cell table:formula="of:=[.D477]/([.E477]-[.E476])" office:value-type="float" office:value="63051.8736095748" calcext:value-type="float">
            <text:p>63051.873609574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56077975.45151" calcext:value-type="float">
            <text:p>1456077975.45151</text:p>
          </table:table-cell>
          <table:table-cell office:value-type="float" office:value="1456077975.45241" calcext:value-type="float">
            <text:p>1456077975.45241</text:p>
          </table:table-cell>
          <table:table-cell office:value-type="float" office:value="4344" calcext:value-type="float">
            <text:p>4344</text:p>
          </table:table-cell>
          <table:table-cell table:formula="of:=[.B478]-[.B$2]" office:value-type="float" office:value="47.5284004211426" calcext:value-type="float">
            <text:p>47.5284004211</text:p>
          </table:table-cell>
          <table:table-cell table:formula="of:=[.D478]/([.E478]-[.E477])" office:value-type="float" office:value="63305.4096979973" calcext:value-type="float">
            <text:p>63305.409697997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56077975.51968" calcext:value-type="float">
            <text:p>1456077975.51968</text:p>
          </table:table-cell>
          <table:table-cell office:value-type="float" office:value="1456077975.52056" calcext:value-type="float">
            <text:p>1456077975.52056</text:p>
          </table:table-cell>
          <table:table-cell office:value-type="float" office:value="4320" calcext:value-type="float">
            <text:p>4320</text:p>
          </table:table-cell>
          <table:table-cell table:formula="of:=[.B479]-[.B$2]" office:value-type="float" office:value="47.5965719223022" calcext:value-type="float">
            <text:p>47.5965719223</text:p>
          </table:table-cell>
          <table:table-cell table:formula="of:=[.D479]/([.E479]-[.E478])" office:value-type="float" office:value="63369.5888532938" calcext:value-type="float">
            <text:p>63369.588853293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56077975.60072" calcext:value-type="float">
            <text:p>1456077975.60072</text:p>
          </table:table-cell>
          <table:table-cell office:value-type="float" office:value="1456077975.6017" calcext:value-type="float">
            <text:p>1456077975.6017</text:p>
          </table:table-cell>
          <table:table-cell office:value-type="float" office:value="4304" calcext:value-type="float">
            <text:p>4304</text:p>
          </table:table-cell>
          <table:table-cell table:formula="of:=[.B480]-[.B$2]" office:value-type="float" office:value="47.6776068210602" calcext:value-type="float">
            <text:p>47.6776068211</text:p>
          </table:table-cell>
          <table:table-cell table:formula="of:=[.D480]/([.E480]-[.E479])" office:value-type="float" office:value="53112.9188284273" calcext:value-type="float">
            <text:p>53112.918828427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56077975.7012" calcext:value-type="float">
            <text:p>1456077975.7012</text:p>
          </table:table-cell>
          <table:table-cell office:value-type="float" office:value="1456077975.70212" calcext:value-type="float">
            <text:p>1456077975.70212</text:p>
          </table:table-cell>
          <table:table-cell office:value-type="float" office:value="4296" calcext:value-type="float">
            <text:p>4296</text:p>
          </table:table-cell>
          <table:table-cell table:formula="of:=[.B481]-[.B$2]" office:value-type="float" office:value="47.7780840396881" calcext:value-type="float">
            <text:p>47.7780840397</text:p>
          </table:table-cell>
          <table:table-cell table:formula="of:=[.D481]/([.E481]-[.E480])" office:value-type="float" office:value="42755.9605915071" calcext:value-type="float">
            <text:p>42755.960591507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56077975.80115" calcext:value-type="float">
            <text:p>1456077975.80115</text:p>
          </table:table-cell>
          <table:table-cell office:value-type="float" office:value="1456077975.80204" calcext:value-type="float">
            <text:p>1456077975.80204</text:p>
          </table:table-cell>
          <table:table-cell office:value-type="float" office:value="4296" calcext:value-type="float">
            <text:p>4296</text:p>
          </table:table-cell>
          <table:table-cell table:formula="of:=[.B482]-[.B$2]" office:value-type="float" office:value="47.8780372142792" calcext:value-type="float">
            <text:p>47.8780372143</text:p>
          </table:table-cell>
          <table:table-cell table:formula="of:=[.D482]/([.E482]-[.E481])" office:value-type="float" office:value="42980.1256195824" calcext:value-type="float">
            <text:p>42980.125619582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56077975.90126" calcext:value-type="float">
            <text:p>1456077975.90126</text:p>
          </table:table-cell>
          <table:table-cell office:value-type="float" office:value="1456077975.90216" calcext:value-type="float">
            <text:p>1456077975.90216</text:p>
          </table:table-cell>
          <table:table-cell office:value-type="float" office:value="4304" calcext:value-type="float">
            <text:p>4304</text:p>
          </table:table-cell>
          <table:table-cell table:formula="of:=[.B483]-[.B$2]" office:value-type="float" office:value="47.9781503677368" calcext:value-type="float">
            <text:p>47.9781503677</text:p>
          </table:table-cell>
          <table:table-cell table:formula="of:=[.D483]/([.E483]-[.E482])" office:value-type="float" office:value="42991.3537966921" calcext:value-type="float">
            <text:p>42991.353796692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56077976.00146" calcext:value-type="float">
            <text:p>1456077976.00146</text:p>
          </table:table-cell>
          <table:table-cell office:value-type="float" office:value="1456077976.00235" calcext:value-type="float">
            <text:p>1456077976.00235</text:p>
          </table:table-cell>
          <table:table-cell office:value-type="float" office:value="4320" calcext:value-type="float">
            <text:p>4320</text:p>
          </table:table-cell>
          <table:table-cell table:formula="of:=[.B484]-[.B$2]" office:value-type="float" office:value="48.0783452987671" calcext:value-type="float">
            <text:p>48.0783452988</text:p>
          </table:table-cell>
          <table:table-cell table:formula="of:=[.D484]/([.E484]-[.E483])" office:value-type="float" office:value="43115.9536273819" calcext:value-type="float">
            <text:p>43115.953627381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56077976.10168" calcext:value-type="float">
            <text:p>1456077976.10168</text:p>
          </table:table-cell>
          <table:table-cell office:value-type="float" office:value="1456077976.10273" calcext:value-type="float">
            <text:p>1456077976.10273</text:p>
          </table:table-cell>
          <table:table-cell office:value-type="float" office:value="4344" calcext:value-type="float">
            <text:p>4344</text:p>
          </table:table-cell>
          <table:table-cell table:formula="of:=[.B485]-[.B$2]" office:value-type="float" office:value="48.1785688400269" calcext:value-type="float">
            <text:p>48.17856884</text:p>
          </table:table-cell>
          <table:table-cell table:formula="of:=[.D485]/([.E485]-[.E484])" office:value-type="float" office:value="43343.1102652914" calcext:value-type="float">
            <text:p>43343.110265291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56077976.20062" calcext:value-type="float">
            <text:p>1456077976.20062</text:p>
          </table:table-cell>
          <table:table-cell office:value-type="float" office:value="1456077976.20151" calcext:value-type="float">
            <text:p>1456077976.20151</text:p>
          </table:table-cell>
          <table:table-cell office:value-type="float" office:value="4384" calcext:value-type="float">
            <text:p>4384</text:p>
          </table:table-cell>
          <table:table-cell table:formula="of:=[.B486]-[.B$2]" office:value-type="float" office:value="48.2775042057037" calcext:value-type="float">
            <text:p>48.2775042057</text:p>
          </table:table-cell>
          <table:table-cell table:formula="of:=[.D486]/([.E486]-[.E485])" office:value-type="float" office:value="44311.758186835" calcext:value-type="float">
            <text:p>44311.75818683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56077976.30071" calcext:value-type="float">
            <text:p>1456077976.30071</text:p>
          </table:table-cell>
          <table:table-cell office:value-type="float" office:value="1456077976.30162" calcext:value-type="float">
            <text:p>1456077976.30162</text:p>
          </table:table-cell>
          <table:table-cell office:value-type="float" office:value="4424" calcext:value-type="float">
            <text:p>4424</text:p>
          </table:table-cell>
          <table:table-cell table:formula="of:=[.B487]-[.B$2]" office:value-type="float" office:value="48.3775987625122" calcext:value-type="float">
            <text:p>48.3775987625</text:p>
          </table:table-cell>
          <table:table-cell table:formula="of:=[.D487]/([.E487]-[.E486])" office:value-type="float" office:value="44198.2075855055" calcext:value-type="float">
            <text:p>44198.207585505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56077976.40098" calcext:value-type="float">
            <text:p>1456077976.40098</text:p>
          </table:table-cell>
          <table:table-cell office:value-type="float" office:value="1456077976.4019" calcext:value-type="float">
            <text:p>1456077976.4019</text:p>
          </table:table-cell>
          <table:table-cell office:value-type="float" office:value="4472" calcext:value-type="float">
            <text:p>4472</text:p>
          </table:table-cell>
          <table:table-cell table:formula="of:=[.B488]-[.B$2]" office:value-type="float" office:value="48.4778671264648" calcext:value-type="float">
            <text:p>48.4778671265</text:p>
          </table:table-cell>
          <table:table-cell table:formula="of:=[.D488]/([.E488]-[.E487])" office:value-type="float" office:value="44600.3088482866" calcext:value-type="float">
            <text:p>44600.308848286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56077976.501" calcext:value-type="float">
            <text:p>1456077976.501</text:p>
          </table:table-cell>
          <table:table-cell office:value-type="float" office:value="1456077976.50189" calcext:value-type="float">
            <text:p>1456077976.50189</text:p>
          </table:table-cell>
          <table:table-cell office:value-type="float" office:value="4536" calcext:value-type="float">
            <text:p>4536</text:p>
          </table:table-cell>
          <table:table-cell table:formula="of:=[.B489]-[.B$2]" office:value-type="float" office:value="48.577888250351" calcext:value-type="float">
            <text:p>48.5778882504</text:p>
          </table:table-cell>
          <table:table-cell table:formula="of:=[.D489]/([.E489]-[.E488])" office:value-type="float" office:value="45350.4202288812" calcext:value-type="float">
            <text:p>45350.420228881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56077976.60121" calcext:value-type="float">
            <text:p>1456077976.60121</text:p>
          </table:table-cell>
          <table:table-cell office:value-type="float" office:value="1456077976.60211" calcext:value-type="float">
            <text:p>1456077976.60211</text:p>
          </table:table-cell>
          <table:table-cell office:value-type="float" office:value="4600" calcext:value-type="float">
            <text:p>4600</text:p>
          </table:table-cell>
          <table:table-cell table:formula="of:=[.B490]-[.B$2]" office:value-type="float" office:value="48.6781013011932" calcext:value-type="float">
            <text:p>48.6781013012</text:p>
          </table:table-cell>
          <table:table-cell table:formula="of:=[.D490]/([.E490]-[.E489])" office:value-type="float" office:value="45902.2049656931" calcext:value-type="float">
            <text:p>45902.204965693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56077976.70133" calcext:value-type="float">
            <text:p>1456077976.70133</text:p>
          </table:table-cell>
          <table:table-cell office:value-type="float" office:value="1456077976.70226" calcext:value-type="float">
            <text:p>1456077976.70226</text:p>
          </table:table-cell>
          <table:table-cell office:value-type="float" office:value="4672" calcext:value-type="float">
            <text:p>4672</text:p>
          </table:table-cell>
          <table:table-cell table:formula="of:=[.B491]-[.B$2]" office:value-type="float" office:value="48.7782144546509" calcext:value-type="float">
            <text:p>48.7782144547</text:p>
          </table:table-cell>
          <table:table-cell table:formula="of:=[.D491]/([.E491]-[.E490])" office:value-type="float" office:value="46667.1944558888" calcext:value-type="float">
            <text:p>46667.194455888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56077976.80139" calcext:value-type="float">
            <text:p>1456077976.80139</text:p>
          </table:table-cell>
          <table:table-cell office:value-type="float" office:value="1456077976.8023" calcext:value-type="float">
            <text:p>1456077976.8023</text:p>
          </table:table-cell>
          <table:table-cell office:value-type="float" office:value="4752" calcext:value-type="float">
            <text:p>4752</text:p>
          </table:table-cell>
          <table:table-cell table:formula="of:=[.B492]-[.B$2]" office:value-type="float" office:value="48.8782787322998" calcext:value-type="float">
            <text:p>48.8782787323</text:p>
          </table:table-cell>
          <table:table-cell table:formula="of:=[.D492]/([.E492]-[.E491])" office:value-type="float" office:value="47489.4748820586" calcext:value-type="float">
            <text:p>47489.474882058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56077976.90142" calcext:value-type="float">
            <text:p>1456077976.90142</text:p>
          </table:table-cell>
          <table:table-cell office:value-type="float" office:value="1456077976.90232" calcext:value-type="float">
            <text:p>1456077976.90232</text:p>
          </table:table-cell>
          <table:table-cell office:value-type="float" office:value="4840" calcext:value-type="float">
            <text:p>4840</text:p>
          </table:table-cell>
          <table:table-cell table:formula="of:=[.B493]-[.B$2]" office:value-type="float" office:value="48.9783058166504" calcext:value-type="float">
            <text:p>48.9783058167</text:p>
          </table:table-cell>
          <table:table-cell table:formula="of:=[.D493]/([.E493]-[.E492])" office:value-type="float" office:value="48386.8947237954" calcext:value-type="float">
            <text:p>48386.894723795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56077977.00165" calcext:value-type="float">
            <text:p>1456077977.00165</text:p>
          </table:table-cell>
          <table:table-cell office:value-type="float" office:value="1456077977.00258" calcext:value-type="float">
            <text:p>1456077977.00258</text:p>
          </table:table-cell>
          <table:table-cell office:value-type="float" office:value="4936" calcext:value-type="float">
            <text:p>4936</text:p>
          </table:table-cell>
          <table:table-cell table:formula="of:=[.B494]-[.B$2]" office:value-type="float" office:value="49.078537940979" calcext:value-type="float">
            <text:p>49.078537941</text:p>
          </table:table-cell>
          <table:table-cell table:formula="of:=[.D494]/([.E494]-[.E493])" office:value-type="float" office:value="49245.6887755588" calcext:value-type="float">
            <text:p>49245.688775558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56077977.10192" calcext:value-type="float">
            <text:p>1456077977.10192</text:p>
          </table:table-cell>
          <table:table-cell office:value-type="float" office:value="1456077977.10283" calcext:value-type="float">
            <text:p>1456077977.10283</text:p>
          </table:table-cell>
          <table:table-cell office:value-type="float" office:value="5032" calcext:value-type="float">
            <text:p>5032</text:p>
          </table:table-cell>
          <table:table-cell table:formula="of:=[.B495]-[.B$2]" office:value-type="float" office:value="49.178804397583" calcext:value-type="float">
            <text:p>49.1788043976</text:p>
          </table:table-cell>
          <table:table-cell table:formula="of:=[.D495]/([.E495]-[.E494])" office:value-type="float" office:value="50186.275355013" calcext:value-type="float">
            <text:p>50186.27535501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56077977.20095" calcext:value-type="float">
            <text:p>1456077977.20095</text:p>
          </table:table-cell>
          <table:table-cell office:value-type="float" office:value="1456077977.20184" calcext:value-type="float">
            <text:p>1456077977.20184</text:p>
          </table:table-cell>
          <table:table-cell office:value-type="float" office:value="5136" calcext:value-type="float">
            <text:p>5136</text:p>
          </table:table-cell>
          <table:table-cell table:formula="of:=[.B496]-[.B$2]" office:value-type="float" office:value="49.2778360843658" calcext:value-type="float">
            <text:p>49.2778360844</text:p>
          </table:table-cell>
          <table:table-cell table:formula="of:=[.D496]/([.E496]-[.E495])" office:value-type="float" office:value="51862.1884252315" calcext:value-type="float">
            <text:p>51862.188425231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56077977.30126" calcext:value-type="float">
            <text:p>1456077977.30126</text:p>
          </table:table-cell>
          <table:table-cell office:value-type="float" office:value="1456077977.30215" calcext:value-type="float">
            <text:p>1456077977.30215</text:p>
          </table:table-cell>
          <table:table-cell office:value-type="float" office:value="5248" calcext:value-type="float">
            <text:p>5248</text:p>
          </table:table-cell>
          <table:table-cell table:formula="of:=[.B497]-[.B$2]" office:value-type="float" office:value="49.3781478404999" calcext:value-type="float">
            <text:p>49.3781478405</text:p>
          </table:table-cell>
          <table:table-cell table:formula="of:=[.D497]/([.E497]-[.E496])" office:value-type="float" office:value="52316.8988586721" calcext:value-type="float">
            <text:p>52316.898858672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56077977.40149" calcext:value-type="float">
            <text:p>1456077977.40149</text:p>
          </table:table-cell>
          <table:table-cell office:value-type="float" office:value="1456077977.40238" calcext:value-type="float">
            <text:p>1456077977.40238</text:p>
          </table:table-cell>
          <table:table-cell office:value-type="float" office:value="5360" calcext:value-type="float">
            <text:p>5360</text:p>
          </table:table-cell>
          <table:table-cell table:formula="of:=[.B498]-[.B$2]" office:value-type="float" office:value="49.4783811569214" calcext:value-type="float">
            <text:p>49.4783811569</text:p>
          </table:table-cell>
          <table:table-cell table:formula="of:=[.D498]/([.E498]-[.E497])" office:value-type="float" office:value="53475.2334988071" calcext:value-type="float">
            <text:p>53475.233498807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56077977.50167" calcext:value-type="float">
            <text:p>1456077977.50167</text:p>
          </table:table-cell>
          <table:table-cell office:value-type="float" office:value="1456077977.50257" calcext:value-type="float">
            <text:p>1456077977.50257</text:p>
          </table:table-cell>
          <table:table-cell office:value-type="float" office:value="5480" calcext:value-type="float">
            <text:p>5480</text:p>
          </table:table-cell>
          <table:table-cell table:formula="of:=[.B499]-[.B$2]" office:value-type="float" office:value="49.5785548686981" calcext:value-type="float">
            <text:p>49.5785548687</text:p>
          </table:table-cell>
          <table:table-cell table:formula="of:=[.D499]/([.E499]-[.E498])" office:value-type="float" office:value="54704.9710228747" calcext:value-type="float">
            <text:p>54704.971022874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56077977.60051" calcext:value-type="float">
            <text:p>1456077977.60051</text:p>
          </table:table-cell>
          <table:table-cell office:value-type="float" office:value="1456077977.6014" calcext:value-type="float">
            <text:p>1456077977.6014</text:p>
          </table:table-cell>
          <table:table-cell office:value-type="float" office:value="5600" calcext:value-type="float">
            <text:p>5600</text:p>
          </table:table-cell>
          <table:table-cell table:formula="of:=[.B500]-[.B$2]" office:value-type="float" office:value="49.6774027347565" calcext:value-type="float">
            <text:p>49.6774027348</text:p>
          </table:table-cell>
          <table:table-cell table:formula="of:=[.D500]/([.E500]-[.E499])" office:value-type="float" office:value="56652.7151602275" calcext:value-type="float">
            <text:p>56652.715160227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56077977.70447" calcext:value-type="float">
            <text:p>1456077977.70447</text:p>
          </table:table-cell>
          <table:table-cell office:value-type="float" office:value="1456077977.70538" calcext:value-type="float">
            <text:p>1456077977.70538</text:p>
          </table:table-cell>
          <table:table-cell office:value-type="float" office:value="5720" calcext:value-type="float">
            <text:p>5720</text:p>
          </table:table-cell>
          <table:table-cell table:formula="of:=[.B501]-[.B$2]" office:value-type="float" office:value="49.7813589572907" calcext:value-type="float">
            <text:p>49.7813589573</text:p>
          </table:table-cell>
          <table:table-cell table:formula="of:=[.D501]/([.E501]-[.E500])" office:value-type="float" office:value="55023.1612938737" calcext:value-type="float">
            <text:p>55023.16129387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1T12:12:44.645401034</dc:date>
    <meta:editing-duration>PT3M45S</meta:editing-duration>
    <meta:editing-cycles>2</meta:editing-cycles>
    <meta:generator>LibreOffice/4.4.6.3$Linux_X86_64 LibreOffice_project/40m0$Build-3</meta:generator>
    <meta:document-statistic meta:table-count="1" meta:cell-count="30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4.727cm" svg:height="20.534cm" xlink:href=".." xlink:type="simple" chart:class="chart:scatter" chart:style-name="ch1">
        <chart:plot-area chart:style-name="ch2" table:cell-range-address="'receiver.sub.sub.network'.E2:'receiver.sub.sub.network'.F501" svg:x="0.694cm" svg:y="0.41cm" svg:width="33.339cm" svg:height="19.714cm">
          <chartooo:coordinate-region svg:x="1.871cm" svg:y="0.609cm" svg:width="31.975cm" svg:height="18.86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receiver.sub.sub.network'.F2:'receiver.sub.sub.network'.F501" chart:class="chart:scatter">
            <chart:domain table:cell-range-address="'receiver.sub.sub.network'.E2:'receiver.sub.sub.network'.E501"/>
            <chart:data-point chart:repeated="5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ceiver.sub.sub.network'.E2:'receiver.sub.sub.network'.E501</svg:desc>
                </draw:g>
              </table:table-cell>
              <table:table-cell office:value-type="float" office:value="0">
                <text:p>0</text:p>
                <draw:g>
                  <svg:desc>'receiver.sub.sub.network'.F2:'receiver.sub.sub.network'.F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69582080841064">
                <text:p>0.0469582080841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6868877410889">
                <text:p>0.216868877410889</text:p>
              </table:table-cell>
              <table:table-cell office:value-type="float" office:value="39456.0272557486">
                <text:p>39456.02725574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891942024231">
                <text:p>0.31891942024231</text:p>
              </table:table-cell>
              <table:table-cell office:value-type="float" office:value="64517.0502510332">
                <text:p>64517.0502510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28145885467529">
                <text:p>0.428145885467529</text:p>
              </table:table-cell>
              <table:table-cell office:value-type="float" office:value="59179.7966424304">
                <text:p>59179.7966424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33855676651001">
                <text:p>0.533855676651001</text:p>
              </table:table-cell>
              <table:table-cell office:value-type="float" office:value="60013.3623288428">
                <text:p>60013.36232884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91152715682983">
                <text:p>0.791152715682983</text:p>
              </table:table-cell>
              <table:table-cell office:value-type="float" office:value="24158.8477791512">
                <text:p>24158.84777915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327028274536">
                <text:p>0.886327028274536</text:p>
              </table:table-cell>
              <table:table-cell office:value-type="float" office:value="63966.8397304542">
                <text:p>63966.83973045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859355926514">
                <text:p>1.00859355926514</text:p>
              </table:table-cell>
              <table:table-cell office:value-type="float" office:value="48811.3954951319">
                <text:p>48811.39549513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9992170333862">
                <text:p>1.09992170333862</text:p>
              </table:table-cell>
              <table:table-cell office:value-type="float" office:value="63945.2389977497">
                <text:p>63945.23899774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8955755233765">
                <text:p>1.18955755233765</text:p>
              </table:table-cell>
              <table:table-cell office:value-type="float" office:value="63813.7538035961">
                <text:p>63813.75380359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7896451950073">
                <text:p>1.27896451950073</text:p>
              </table:table-cell>
              <table:table-cell office:value-type="float" office:value="62545.461248">
                <text:p>62545.4612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6398315429688">
                <text:p>1.36398315429688</text:p>
              </table:table-cell>
              <table:table-cell office:value-type="float" office:value="64362.3602416193">
                <text:p>64362.36024161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4805526733398">
                <text:p>1.44805526733398</text:p>
              </table:table-cell>
              <table:table-cell office:value-type="float" office:value="63754.7910522256">
                <text:p>63754.79105222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3088045120239">
                <text:p>1.53088045120239</text:p>
              </table:table-cell>
              <table:table-cell office:value-type="float" office:value="63362.3706569486">
                <text:p>63362.37065694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1206603050232">
                <text:p>1.61206603050232</text:p>
              </table:table-cell>
              <table:table-cell office:value-type="float" office:value="63262.4666140017">
                <text:p>63262.4666140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9189810752869">
                <text:p>1.69189810752869</text:p>
              </table:table-cell>
              <table:table-cell office:value-type="float" office:value="63032.3071556564">
                <text:p>63032.30715565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6945209503174">
                <text:p>1.76945209503174</text:p>
              </table:table-cell>
              <table:table-cell office:value-type="float" office:value="63645.9859630785">
                <text:p>63645.98596307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4620833396912">
                <text:p>1.84620833396912</text:p>
              </table:table-cell>
              <table:table-cell office:value-type="float" office:value="63056.7634241269">
                <text:p>63056.76342412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2148184776306">
                <text:p>1.92148184776306</text:p>
              </table:table-cell>
              <table:table-cell office:value-type="float" office:value="63129.7751425314">
                <text:p>63129.77514253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9559760093689">
                <text:p>1.99559760093689</text:p>
              </table:table-cell>
              <table:table-cell office:value-type="float" office:value="63036.5313706315">
                <text:p>63036.53137063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684916973114">
                <text:p>2.0684916973114</text:p>
              </table:table-cell>
              <table:table-cell office:value-type="float" office:value="63105.2475959966">
                <text:p>63105.24759599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4038419723511">
                <text:p>2.14038419723511</text:p>
              </table:table-cell>
              <table:table-cell office:value-type="float" office:value="63094.2032174943">
                <text:p>63094.20321749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1145868301392">
                <text:p>2.21145868301392</text:p>
              </table:table-cell>
              <table:table-cell office:value-type="float" office:value="62919.9065036832">
                <text:p>62919.90650368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8139495849609">
                <text:p>2.28139495849609</text:p>
              </table:table-cell>
              <table:table-cell office:value-type="float" office:value="63257.5865600306">
                <text:p>63257.58656003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7802410125732">
                <text:p>2.37802410125732</text:p>
              </table:table-cell>
              <table:table-cell office:value-type="float" office:value="45286.5447726577">
                <text:p>45286.54477265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47803330421448">
                <text:p>2.47803330421448</text:p>
              </table:table-cell>
              <table:table-cell office:value-type="float" office:value="43436.0026032913">
                <text:p>43436.00260329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57821226119995">
                <text:p>2.57821226119995</text:p>
              </table:table-cell>
              <table:table-cell office:value-type="float" office:value="43122.8286857331">
                <text:p>43122.82868573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67843174934387">
                <text:p>2.67843174934387</text:p>
              </table:table-cell>
              <table:table-cell office:value-type="float" office:value="42945.7391941497">
                <text:p>42945.73919414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77756857872009">
                <text:p>2.77756857872009</text:p>
              </table:table-cell>
              <table:table-cell office:value-type="float" office:value="43334.0467617421">
                <text:p>43334.04676174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87758255004883">
                <text:p>2.87758255004883</text:p>
              </table:table-cell>
              <table:table-cell office:value-type="float" office:value="42953.9987556289">
                <text:p>42953.99875562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97796607017517">
                <text:p>2.97796607017517</text:p>
              </table:table-cell>
              <table:table-cell office:value-type="float" office:value="42875.563584371">
                <text:p>42875.5635843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07819271087646">
                <text:p>3.07819271087646</text:p>
              </table:table-cell>
              <table:table-cell office:value-type="float" office:value="43102.3126164123">
                <text:p>43102.31261641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1782238483429">
                <text:p>3.1782238483429</text:p>
              </table:table-cell>
              <table:table-cell office:value-type="float" office:value="43426.4780949612">
                <text:p>43426.47809496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27851629257202">
                <text:p>3.27851629257202</text:p>
              </table:table-cell>
              <table:table-cell office:value-type="float" office:value="43712.1662922524">
                <text:p>43712.16629225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37749314308166">
                <text:p>3.37749314308166</text:p>
              </table:table-cell>
              <table:table-cell office:value-type="float" office:value="44697.3204059363">
                <text:p>44697.32040593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4776463508606">
                <text:p>3.4776463508606</text:p>
              </table:table-cell>
              <table:table-cell office:value-type="float" office:value="44651.5902902591">
                <text:p>44651.59029025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57774829864502">
                <text:p>3.57774829864502</text:p>
              </table:table-cell>
              <table:table-cell office:value-type="float" office:value="45313.8035812108">
                <text:p>45313.80358121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67785549163818">
                <text:p>3.67785549163818</text:p>
              </table:table-cell>
              <table:table-cell office:value-type="float" office:value="45950.7440221016">
                <text:p>45950.74402210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77803683280945">
                <text:p>3.77803683280945</text:p>
              </table:table-cell>
              <table:table-cell office:value-type="float" office:value="46635.4307636289">
                <text:p>46635.43076362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87822437286377">
                <text:p>3.87822437286377</text:p>
              </table:table-cell>
              <table:table-cell office:value-type="float" office:value="47431.0477872147">
                <text:p>47431.04778721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97844338417053">
                <text:p>3.97844338417053</text:p>
              </table:table-cell>
              <table:table-cell office:value-type="float" office:value="48294.2301754019">
                <text:p>48294.23017540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07753038406372">
                <text:p>4.07753038406372</text:p>
              </table:table-cell>
              <table:table-cell office:value-type="float" office:value="49814.8092617679">
                <text:p>49814.80926176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17770409584045">
                <text:p>4.17770409584045</text:p>
              </table:table-cell>
              <table:table-cell office:value-type="float" office:value="50232.7398151652">
                <text:p>50232.73981516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27789735794067">
                <text:p>4.27789735794067</text:p>
              </table:table-cell>
              <table:table-cell office:value-type="float" office:value="51260.9320461354">
                <text:p>51260.93204613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37810277938843">
                <text:p>4.37810277938843</text:p>
              </table:table-cell>
              <table:table-cell office:value-type="float" office:value="52372.4158251882">
                <text:p>52372.41582518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47843766212463">
                <text:p>4.47843766212463</text:p>
              </table:table-cell>
              <table:table-cell office:value-type="float" office:value="53421.1019520715">
                <text:p>53421.10195207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57843518257141">
                <text:p>4.57843518257141</text:p>
              </table:table-cell>
              <table:table-cell office:value-type="float" office:value="54801.3588288589">
                <text:p>54801.35882885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67769312858582">
                <text:p>4.67769312858582</text:p>
              </table:table-cell>
              <table:table-cell office:value-type="float" office:value="56418.6568920873">
                <text:p>56418.65689208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77781653404236">
                <text:p>4.77781653404236</text:p>
              </table:table-cell>
              <table:table-cell office:value-type="float" office:value="57129.4990808386">
                <text:p>57129.49908083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87809920310974">
                <text:p>4.87809920310974</text:p>
              </table:table-cell>
              <table:table-cell office:value-type="float" office:value="58235.3865758792">
                <text:p>58235.38657587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97806763648987">
                <text:p>4.97806763648987</text:p>
              </table:table-cell>
              <table:table-cell office:value-type="float" office:value="59698.8449074405">
                <text:p>59698.84490744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07809543609619">
                <text:p>5.07809543609619</text:p>
              </table:table-cell>
              <table:table-cell office:value-type="float" office:value="60943.0580697753">
                <text:p>60943.05806977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17817354202271">
                <text:p>5.17817354202271</text:p>
              </table:table-cell>
              <table:table-cell office:value-type="float" office:value="62111.487247414">
                <text:p>62111.4872474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27830672264099">
                <text:p>5.27830672264099</text:p>
              </table:table-cell>
              <table:table-cell office:value-type="float" office:value="63355.6225901155">
                <text:p>63355.62259011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37851119041443">
                <text:p>5.37851119041443</text:p>
              </table:table-cell>
              <table:table-cell office:value-type="float" office:value="64587.9384802802">
                <text:p>64587.93848028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47766160964966">
                <text:p>5.47766160964966</text:p>
              </table:table-cell>
              <table:table-cell office:value-type="float" office:value="66484.842432797">
                <text:p>66484.8424327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57813286781311">
                <text:p>5.57813286781311</text:p>
              </table:table-cell>
              <table:table-cell office:value-type="float" office:value="66805.1751584573">
                <text:p>66805.17515845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67899131774902">
                <text:p>5.67899131774902</text:p>
              </table:table-cell>
              <table:table-cell office:value-type="float" office:value="67659.1798142453">
                <text:p>67659.17981424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78286457061768">
                <text:p>5.78286457061768</text:p>
              </table:table-cell>
              <table:table-cell office:value-type="float" office:value="66773.6862806306">
                <text:p>66773.68628063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8881995677948">
                <text:p>5.8881995677948</text:p>
              </table:table-cell>
              <table:table-cell office:value-type="float" office:value="66910.3354903838">
                <text:p>66910.33549038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9949676990509">
                <text:p>5.9949676990509</text:p>
              </table:table-cell>
              <table:table-cell office:value-type="float" office:value="66986.2806050672">
                <text:p>66986.28060506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10319924354553">
                <text:p>6.10319924354553</text:p>
              </table:table-cell>
              <table:table-cell office:value-type="float" office:value="66967.5373648547">
                <text:p>66967.53736485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21295809745789">
                <text:p>6.21295809745789</text:p>
              </table:table-cell>
              <table:table-cell office:value-type="float" office:value="66910.319652795">
                <text:p>66910.3196527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32410550117493">
                <text:p>6.32410550117493</text:p>
              </table:table-cell>
              <table:table-cell office:value-type="float" office:value="66866.1592754823">
                <text:p>66866.15927548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43657231330872">
                <text:p>6.43657231330872</text:p>
              </table:table-cell>
              <table:table-cell office:value-type="float" office:value="66793.0374968202">
                <text:p>66793.03749682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54992890357971">
                <text:p>6.54992890357971</text:p>
              </table:table-cell>
              <table:table-cell office:value-type="float" office:value="66903.9178213574">
                <text:p>66903.91782135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66434383392334">
                <text:p>6.66434383392334</text:p>
              </table:table-cell>
              <table:table-cell office:value-type="float" office:value="66844.4229877201">
                <text:p>66844.42298772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77983903884888">
                <text:p>6.77983903884888</text:p>
              </table:table-cell>
              <table:table-cell office:value-type="float" office:value="66773.3349187279">
                <text:p>66773.33491872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89617133140564">
                <text:p>6.89617133140564</text:p>
              </table:table-cell>
              <table:table-cell office:value-type="float" office:value="66705.4678408716">
                <text:p>66705.46784087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01318001747131">
                <text:p>7.01318001747131</text:p>
              </table:table-cell>
              <table:table-cell office:value-type="float" office:value="66730.0887014284">
                <text:p>66730.08870142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3080477714539">
                <text:p>7.13080477714539</text:p>
              </table:table-cell>
              <table:table-cell office:value-type="float" office:value="66652.6335248118">
                <text:p>66652.63352481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4900245666504">
                <text:p>7.24900245666504</text:p>
              </table:table-cell>
              <table:table-cell office:value-type="float" office:value="66532.6090322477">
                <text:p>66532.60903224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6742067337036">
                <text:p>7.36742067337036</text:p>
              </table:table-cell>
              <table:table-cell office:value-type="float" office:value="66543.8158016598">
                <text:p>66543.81580165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8618745803833">
                <text:p>7.48618745803833</text:p>
              </table:table-cell>
              <table:table-cell office:value-type="float" office:value="66415.8756343547">
                <text:p>66415.87563435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60513734817505">
                <text:p>7.60513734817505</text:p>
              </table:table-cell>
              <table:table-cell office:value-type="float" office:value="66313.6383811173">
                <text:p>66313.63838111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72412824630737">
                <text:p>7.72412824630737</text:p>
              </table:table-cell>
              <table:table-cell office:value-type="float" office:value="66223.5525883418">
                <text:p>66223.55258834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84278464317322">
                <text:p>7.84278464317322</text:p>
              </table:table-cell>
              <table:table-cell office:value-type="float" office:value="66275.3986107567">
                <text:p>66275.39861075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96151351928711">
                <text:p>7.96151351928711</text:p>
              </table:table-cell>
              <table:table-cell office:value-type="float" office:value="66032.7988995652">
                <text:p>66032.79889956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07956767082214">
                <text:p>8.07956767082214</text:p>
              </table:table-cell>
              <table:table-cell office:value-type="float" office:value="66071.3740141976">
                <text:p>66071.37401419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19697618484497">
                <text:p>8.19697618484497</text:p>
              </table:table-cell>
              <table:table-cell office:value-type="float" office:value="66094.0142594025">
                <text:p>66094.01425940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31408286094666">
                <text:p>8.31408286094666</text:p>
              </table:table-cell>
              <table:table-cell office:value-type="float" office:value="65854.4863258147">
                <text:p>65854.48632581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43025684356689">
                <text:p>8.43025684356689</text:p>
              </table:table-cell>
              <table:table-cell office:value-type="float" office:value="65832.2959022634">
                <text:p>65832.29590226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54592633247376">
                <text:p>8.54592633247376</text:p>
              </table:table-cell>
              <table:table-cell office:value-type="float" office:value="65566.1235445313">
                <text:p>65566.12354453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66045546531677">
                <text:p>8.66045546531677</text:p>
              </table:table-cell>
              <table:table-cell office:value-type="float" office:value="65590.298411641">
                <text:p>65590.2984116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77350449562073">
                <text:p>8.77350449562073</text:p>
              </table:table-cell>
              <table:table-cell office:value-type="float" office:value="65741.3865472138">
                <text:p>65741.38654721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88603186607361">
                <text:p>8.88603186607361</text:p>
              </table:table-cell>
              <table:table-cell office:value-type="float" office:value="65264.1217016192">
                <text:p>65264.12170161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99721050262451">
                <text:p>8.99721050262451</text:p>
              </table:table-cell>
              <table:table-cell office:value-type="float" office:value="65192.3807023977">
                <text:p>65192.38070239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10694169998169">
                <text:p>9.10694169998169</text:p>
              </table:table-cell>
              <table:table-cell office:value-type="float" office:value="65177.4533792798">
                <text:p>65177.45337927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21537923812866">
                <text:p>9.21537923812866</text:p>
              </table:table-cell>
              <table:table-cell office:value-type="float" office:value="64995.9425530979">
                <text:p>64995.94255309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32210350036621">
                <text:p>9.32210350036621</text:p>
              </table:table-cell>
              <table:table-cell office:value-type="float" office:value="64989.9081481746">
                <text:p>64989.90814817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42749404907227">
                <text:p>9.42749404907227</text:p>
              </table:table-cell>
              <table:table-cell office:value-type="float" office:value="64749.6391638766">
                <text:p>64749.63916387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53103685379028">
                <text:p>9.53103685379028</text:p>
              </table:table-cell>
              <table:table-cell office:value-type="float" office:value="64746.1696470101">
                <text:p>64746.16964701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63337159156799">
                <text:p>9.63337159156799</text:p>
              </table:table-cell>
              <table:table-cell office:value-type="float" office:value="64337.8792282799">
                <text:p>64337.87922827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73341155052185">
                <text:p>9.73341155052185</text:p>
              </table:table-cell>
              <table:table-cell office:value-type="float" office:value="64614.1808492891">
                <text:p>64614.18084928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83170747756958">
                <text:p>9.83170747756958</text:p>
              </table:table-cell>
              <table:table-cell office:value-type="float" office:value="64539.805366702">
                <text:p>64539.8053667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92848801612854">
                <text:p>9.92848801612854</text:p>
              </table:table-cell>
              <table:table-cell office:value-type="float" office:value="64227.7888980038">
                <text:p>64227.78889800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0239536762238">
                <text:p>10.0239536762238</text:p>
              </table:table-cell>
              <table:table-cell office:value-type="float" office:value="63771.6221092275">
                <text:p>63771.62210922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1165990829468">
                <text:p>10.1165990829468</text:p>
              </table:table-cell>
              <table:table-cell office:value-type="float" office:value="64417.6566447837">
                <text:p>64417.65664478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2080500125885">
                <text:p>10.2080500125885</text:p>
              </table:table-cell>
              <table:table-cell office:value-type="float" office:value="63859.3836375344">
                <text:p>63859.38363753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2976658344269">
                <text:p>10.2976658344269</text:p>
              </table:table-cell>
              <table:table-cell office:value-type="float" office:value="63828.0147708287">
                <text:p>63828.01477082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3855214118958">
                <text:p>10.3855214118958</text:p>
              </table:table-cell>
              <table:table-cell office:value-type="float" office:value="63649.9145655413">
                <text:p>63649.91456554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4715704917908">
                <text:p>10.4715704917908</text:p>
              </table:table-cell>
              <table:table-cell office:value-type="float" office:value="63591.615467311">
                <text:p>63591.6154673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5563406944275">
                <text:p>10.5563406944275</text:p>
              </table:table-cell>
              <table:table-cell office:value-type="float" office:value="63229.765097651">
                <text:p>63229.7650976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6388101577759">
                <text:p>10.6388101577759</text:p>
              </table:table-cell>
              <table:table-cell office:value-type="float" office:value="63635.6753993906">
                <text:p>63635.67539939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7198348045349">
                <text:p>10.7198348045349</text:p>
              </table:table-cell>
              <table:table-cell office:value-type="float" office:value="63388.119608524">
                <text:p>63388.1196085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7993924617767">
                <text:p>10.7993924617767</text:p>
              </table:table-cell>
              <table:table-cell office:value-type="float" office:value="63249.7257266497">
                <text:p>63249.72572664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8785381317139">
                <text:p>10.8785381317139</text:p>
              </table:table-cell>
              <table:table-cell office:value-type="float" office:value="62366.0145137531">
                <text:p>62366.01451375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9542014598846">
                <text:p>10.9542014598846</text:p>
              </table:table-cell>
              <table:table-cell office:value-type="float" office:value="63967.5800286745">
                <text:p>63967.58002867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.0294024944305">
                <text:p>11.0294024944305</text:p>
              </table:table-cell>
              <table:table-cell office:value-type="float" office:value="63190.6200319578">
                <text:p>63190.62003195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1035606861115">
                <text:p>11.1035606861115</text:p>
              </table:table-cell>
              <table:table-cell office:value-type="float" office:value="63000.4574559063">
                <text:p>63000.45745590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777262687683">
                <text:p>11.1777262687683</text:p>
              </table:table-cell>
              <table:table-cell office:value-type="float" office:value="62023.3784352869">
                <text:p>62023.37843528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483394145966">
                <text:p>11.2483394145966</text:p>
              </table:table-cell>
              <table:table-cell office:value-type="float" office:value="64237.3306952356">
                <text:p>64237.33069523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194940090179">
                <text:p>11.3194940090179</text:p>
              </table:table-cell>
              <table:table-cell office:value-type="float" office:value="62849.0687968262">
                <text:p>62849.06879682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3893554210663">
                <text:p>11.3893554210663</text:p>
              </table:table-cell>
              <table:table-cell office:value-type="float" office:value="63325.3733397038">
                <text:p>63325.37333970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4587421417236">
                <text:p>11.4587421417236</text:p>
              </table:table-cell>
              <table:table-cell office:value-type="float" office:value="63066.8225640744">
                <text:p>63066.82256407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527410030365">
                <text:p>11.527410030365</text:p>
              </table:table-cell>
              <table:table-cell office:value-type="float" office:value="63261.0101453402">
                <text:p>63261.01014534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5956869125366">
                <text:p>11.5956869125366</text:p>
              </table:table-cell>
              <table:table-cell office:value-type="float" office:value="63271.7819355109">
                <text:p>63271.78193551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6781539916992">
                <text:p>11.6781539916992</text:p>
              </table:table-cell>
              <table:table-cell office:value-type="float" office:value="52190.5230996959">
                <text:p>52190.52309969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7785310745239">
                <text:p>11.7785310745239</text:p>
              </table:table-cell>
              <table:table-cell office:value-type="float" office:value="42798.6137782296">
                <text:p>42798.61377822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8775427341461">
                <text:p>11.8775427341461</text:p>
              </table:table-cell>
              <table:table-cell office:value-type="float" office:value="43388.8293196239">
                <text:p>43388.82931962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.9775171279907">
                <text:p>11.9775171279907</text:p>
              </table:table-cell>
              <table:table-cell office:value-type="float" office:value="43051.0237120311">
                <text:p>43051.02371203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077737569809">
                <text:p>12.077737569809</text:p>
              </table:table-cell>
              <table:table-cell office:value-type="float" office:value="43104.9786014202">
                <text:p>43104.97860142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1778481006622">
                <text:p>12.1778481006622</text:p>
              </table:table-cell>
              <table:table-cell office:value-type="float" office:value="43392.0384096939">
                <text:p>43392.03840969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2781398296356">
                <text:p>12.2781398296356</text:p>
              </table:table-cell>
              <table:table-cell office:value-type="float" office:value="43712.4780365811">
                <text:p>43712.47803658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3781757354736">
                <text:p>12.3781757354736</text:p>
              </table:table-cell>
              <table:table-cell office:value-type="float" office:value="44224.120958766">
                <text:p>44224.1209587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4784550666809">
                <text:p>12.4784550666809</text:p>
              </table:table-cell>
              <table:table-cell office:value-type="float" office:value="44595.4310440749">
                <text:p>44595.43104407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5791528224945">
                <text:p>12.5791528224945</text:p>
              </table:table-cell>
              <table:table-cell office:value-type="float" office:value="45045.691071771">
                <text:p>45045.6910717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6781742572784">
                <text:p>12.6781742572784</text:p>
              </table:table-cell>
              <table:table-cell office:value-type="float" office:value="46454.5884437767">
                <text:p>46454.58844377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7783627510071">
                <text:p>12.7783627510071</text:p>
              </table:table-cell>
              <table:table-cell office:value-type="float" office:value="46632.101413304">
                <text:p>46632.1014133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.878525018692">
                <text:p>12.878525018692</text:p>
              </table:table-cell>
              <table:table-cell office:value-type="float" office:value="47443.0153173804">
                <text:p>47443.01531738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.9778108596802">
                <text:p>12.9778108596802</text:p>
              </table:table-cell>
              <table:table-cell office:value-type="float" office:value="48748.1392294116">
                <text:p>48748.13922941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0778079032898">
                <text:p>13.0778079032898</text:p>
              </table:table-cell>
              <table:table-cell office:value-type="float" office:value="49361.4593174351">
                <text:p>49361.45931743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1781010627747">
                <text:p>13.1781010627747</text:p>
              </table:table-cell>
              <table:table-cell office:value-type="float" office:value="50172.9133456949">
                <text:p>50172.91334569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2782652378082">
                <text:p>13.2782652378082</text:p>
              </table:table-cell>
              <table:table-cell office:value-type="float" office:value="51275.8179087354">
                <text:p>51275.81790873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3784365653992">
                <text:p>13.3784365653992</text:p>
              </table:table-cell>
              <table:table-cell office:value-type="float" office:value="52390.2410620994">
                <text:p>52390.24106209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4785945415497">
                <text:p>13.4785945415497</text:p>
              </table:table-cell>
              <table:table-cell office:value-type="float" office:value="53515.4583389868">
                <text:p>53515.45833898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5777888298035">
                <text:p>13.5777888298035</text:p>
              </table:table-cell>
              <table:table-cell office:value-type="float" office:value="55245.1163919808">
                <text:p>55245.11639198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6779565811157">
                <text:p>13.6779565811157</text:p>
              </table:table-cell>
              <table:table-cell office:value-type="float" office:value="55906.216588041">
                <text:p>55906.2165880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7779839038849">
                <text:p>13.7779839038849</text:p>
              </table:table-cell>
              <table:table-cell office:value-type="float" office:value="57184.375645044">
                <text:p>57184.3756450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.8781642913818">
                <text:p>13.8781642913818</text:p>
              </table:table-cell>
              <table:table-cell office:value-type="float" office:value="58294.8433911568">
                <text:p>58294.84339115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.9784600734711">
                <text:p>13.9784600734711</text:p>
              </table:table-cell>
              <table:table-cell office:value-type="float" office:value="59503.997832035">
                <text:p>59503.9978320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0776937007904">
                <text:p>14.0776937007904</text:p>
              </table:table-cell>
              <table:table-cell office:value-type="float" office:value="61430.7887827474">
                <text:p>61430.78878274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1779384613037">
                <text:p>14.1779384613037</text:p>
              </table:table-cell>
              <table:table-cell office:value-type="float" office:value="62008.2283420183">
                <text:p>62008.228342018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2781050205231">
                <text:p>14.2781050205231</text:p>
              </table:table-cell>
              <table:table-cell office:value-type="float" office:value="63334.5105336694">
                <text:p>63334.51053366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3782386779785">
                <text:p>14.3782386779785</text:p>
              </table:table-cell>
              <table:table-cell office:value-type="float" office:value="64553.7191416007">
                <text:p>64553.71914160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4783666133881">
                <text:p>14.4783666133881</text:p>
              </table:table-cell>
              <table:table-cell office:value-type="float" office:value="65835.7727345244">
                <text:p>65835.77273452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57847905159">
                <text:p>14.57847905159</text:p>
              </table:table-cell>
              <table:table-cell office:value-type="float" office:value="67044.6162390272">
                <text:p>67044.61623902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679779291153">
                <text:p>14.679779291153</text:p>
              </table:table-cell>
              <table:table-cell office:value-type="float" office:value="67364.1052522571">
                <text:p>67364.10525225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7834105491638">
                <text:p>14.7834105491638</text:p>
              </table:table-cell>
              <table:table-cell office:value-type="float" office:value="66929.613063974">
                <text:p>66929.6130639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.8887057304382">
                <text:p>14.8887057304382</text:p>
              </table:table-cell>
              <table:table-cell office:value-type="float" office:value="66935.6366995743">
                <text:p>66935.63669957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.9953894615173">
                <text:p>14.9953894615173</text:p>
              </table:table-cell>
              <table:table-cell office:value-type="float" office:value="67039.2751327481">
                <text:p>67039.27513274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1038308143616">
                <text:p>15.1038308143616</text:p>
              </table:table-cell>
              <table:table-cell office:value-type="float" office:value="66837.9710313168">
                <text:p>66837.97103131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2136332988739">
                <text:p>15.2136332988739</text:p>
              </table:table-cell>
              <table:table-cell office:value-type="float" office:value="66883.7324821679">
                <text:p>66883.73248216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3251225948334">
                <text:p>15.3251225948334</text:p>
              </table:table-cell>
              <table:table-cell office:value-type="float" office:value="66661.108010778">
                <text:p>66661.1080107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4369547367096">
                <text:p>15.4369547367096</text:p>
              </table:table-cell>
              <table:table-cell office:value-type="float" office:value="67172.1016334867">
                <text:p>67172.10163348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5504035949707">
                <text:p>15.5504035949707</text:p>
              </table:table-cell>
              <table:table-cell office:value-type="float" office:value="66849.5048451262">
                <text:p>66849.50484512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6651675701141">
                <text:p>15.6651675701141</text:p>
              </table:table-cell>
              <table:table-cell office:value-type="float" office:value="66641.121401045">
                <text:p>66641.1214010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78067278862">
                <text:p>15.78067278862</text:p>
              </table:table-cell>
              <table:table-cell office:value-type="float" office:value="66767.5460880478">
                <text:p>66767.54608804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8967223167419">
                <text:p>15.8967223167419</text:p>
              </table:table-cell>
              <table:table-cell office:value-type="float" office:value="66868.0013230693">
                <text:p>66868.00132306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0139744281769">
                <text:p>16.0139744281769</text:p>
              </table:table-cell>
              <table:table-cell office:value-type="float" office:value="66591.5513541321">
                <text:p>66591.55135413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315541267395">
                <text:p>16.1315541267395</text:p>
              </table:table-cell>
              <table:table-cell office:value-type="float" office:value="66678.1774051281">
                <text:p>66678.177405128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495818138123">
                <text:p>16.2495818138123</text:p>
              </table:table-cell>
              <table:table-cell office:value-type="float" office:value="66628.43435331">
                <text:p>66628.434353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680894374847">
                <text:p>16.3680894374847</text:p>
              </table:table-cell>
              <table:table-cell office:value-type="float" office:value="66493.6124428386">
                <text:p>66493.61244283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869613647461">
                <text:p>16.4869613647461</text:p>
              </table:table-cell>
              <table:table-cell office:value-type="float" office:value="66357.1305835515">
                <text:p>66357.13058355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6057319641113">
                <text:p>16.6057319641113</text:p>
              </table:table-cell>
              <table:table-cell office:value-type="float" office:value="66413.7424763128">
                <text:p>66413.74247631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7249617576599">
                <text:p>16.7249617576599</text:p>
              </table:table-cell>
              <table:table-cell office:value-type="float" office:value="66090.8634114932">
                <text:p>66090.86341149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8436377048492">
                <text:p>16.8436377048492</text:p>
              </table:table-cell>
              <table:table-cell office:value-type="float" office:value="66264.4805981963">
                <text:p>66264.48059819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962016582489">
                <text:p>16.962016582489</text:p>
              </table:table-cell>
              <table:table-cell office:value-type="float" office:value="66228.0311852364">
                <text:p>66228.03118523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.080020904541">
                <text:p>17.080020904541</text:p>
              </table:table-cell>
              <table:table-cell office:value-type="float" office:value="66099.2738601787">
                <text:p>66099.27386017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1976747512817">
                <text:p>17.1976747512817</text:p>
              </table:table-cell>
              <table:table-cell office:value-type="float" office:value="65956.1945059132">
                <text:p>65956.19450591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3147022724152">
                <text:p>17.3147022724152</text:p>
              </table:table-cell>
              <table:table-cell office:value-type="float" office:value="65899.0289233553">
                <text:p>65899.02892335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431202173233">
                <text:p>17.431202173233</text:p>
              </table:table-cell>
              <table:table-cell office:value-type="float" office:value="65648.1245589764">
                <text:p>65648.12455897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546811580658">
                <text:p>17.546811580658</text:p>
              </table:table-cell>
              <table:table-cell office:value-type="float" office:value="65600.1978465707">
                <text:p>65600.19784657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6610443592072">
                <text:p>17.6610443592072</text:p>
              </table:table-cell>
              <table:table-cell office:value-type="float" office:value="65760.4594355985">
                <text:p>65760.45943559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7748041152954">
                <text:p>17.7748041152954</text:p>
              </table:table-cell>
              <table:table-cell office:value-type="float" office:value="65330.6604686645">
                <text:p>65330.66046866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886775970459">
                <text:p>17.886775970459</text:p>
              </table:table-cell>
              <table:table-cell office:value-type="float" office:value="65587.9103661497">
                <text:p>65587.91036614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9978754520416">
                <text:p>17.9978754520416</text:p>
              </table:table-cell>
              <table:table-cell office:value-type="float" office:value="65238.8282712963">
                <text:p>65238.82827129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.1076843738556">
                <text:p>18.1076843738556</text:p>
              </table:table-cell>
              <table:table-cell office:value-type="float" office:value="65131.3197675933">
                <text:p>65131.31976759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.2158501148224">
                <text:p>18.2158501148224</text:p>
              </table:table-cell>
              <table:table-cell office:value-type="float" office:value="65159.263339799">
                <text:p>65159.2633397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.3227968215942">
                <text:p>18.3227968215942</text:p>
              </table:table-cell>
              <table:table-cell office:value-type="float" office:value="64854.7319441689">
                <text:p>64854.73194416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4281756877899">
                <text:p>18.4281756877899</text:p>
              </table:table-cell>
              <table:table-cell office:value-type="float" office:value="64756.8174374591">
                <text:p>64756.81743745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5317490100861">
                <text:p>18.5317490100861</text:p>
              </table:table-cell>
              <table:table-cell office:value-type="float" office:value="64727.0923764669">
                <text:p>64727.09237646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634096622467">
                <text:p>18.634096622467</text:p>
              </table:table-cell>
              <table:table-cell office:value-type="float" office:value="64329.7859796821">
                <text:p>64329.78597968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7340440750122">
                <text:p>18.7340440750122</text:p>
              </table:table-cell>
              <table:table-cell office:value-type="float" office:value="64673.9845328117">
                <text:p>64673.98453281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8323948383331">
                <text:p>18.8323948383331</text:p>
              </table:table-cell>
              <table:table-cell office:value-type="float" office:value="64503.820669894">
                <text:p>64503.8206698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9291508197784">
                <text:p>18.9291508197784</text:p>
              </table:table-cell>
              <table:table-cell office:value-type="float" office:value="64244.090206592">
                <text:p>64244.0902065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.0243692398071">
                <text:p>19.0243692398071</text:p>
              </table:table-cell>
              <table:table-cell office:value-type="float" office:value="63937.2087687011">
                <text:p>63937.20876870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.1172201633453">
                <text:p>19.1172201633453</text:p>
              </table:table-cell>
              <table:table-cell office:value-type="float" office:value="64275.0742004648">
                <text:p>64275.07420046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.2089293003082">
                <text:p>19.2089293003082</text:p>
              </table:table-cell>
              <table:table-cell office:value-type="float" office:value="63679.5873715736">
                <text:p>63679.58737157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.2984008789063">
                <text:p>19.2984008789063</text:p>
              </table:table-cell>
              <table:table-cell office:value-type="float" office:value="63841.502402264">
                <text:p>63841.5024022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3861520290375">
                <text:p>19.3861520290375</text:p>
              </table:table-cell>
              <table:table-cell office:value-type="float" office:value="63725.6604800913">
                <text:p>63725.66048009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4721803665161">
                <text:p>19.4721803665161</text:p>
              </table:table-cell>
              <table:table-cell office:value-type="float" office:value="63606.9481333263">
                <text:p>63606.94813332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5565359592438">
                <text:p>19.5565359592438</text:p>
              </table:table-cell>
              <table:table-cell office:value-type="float" office:value="63540.5410202565">
                <text:p>63540.54102025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6396398544312">
                <text:p>19.6396398544312</text:p>
              </table:table-cell>
              <table:table-cell office:value-type="float" office:value="63149.8678631983">
                <text:p>63149.86786319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7203805446625">
                <text:p>19.7203805446625</text:p>
              </table:table-cell>
              <table:table-cell office:value-type="float" office:value="63611.0489678164">
                <text:p>63611.04896781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7999198436737">
                <text:p>19.7999198436737</text:p>
              </table:table-cell>
              <table:table-cell office:value-type="float" office:value="63264.3242089613">
                <text:p>63264.32420896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8783323764801">
                <text:p>19.8783323764801</text:p>
              </table:table-cell>
              <table:table-cell office:value-type="float" office:value="62949.1208017368">
                <text:p>62949.12080173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9547610282898">
                <text:p>19.9547610282898</text:p>
              </table:table-cell>
              <table:table-cell office:value-type="float" office:value="63327.0362017064">
                <text:p>63327.03620170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.0299465656281">
                <text:p>20.0299465656281</text:p>
              </table:table-cell>
              <table:table-cell office:value-type="float" office:value="63203.6448528782">
                <text:p>63203.64485287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.104325056076">
                <text:p>20.104325056076</text:p>
              </table:table-cell>
              <table:table-cell office:value-type="float" office:value="62813.8588435919">
                <text:p>62813.85884359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775894165039">
                <text:p>20.1775894165039</text:p>
              </table:table-cell>
              <table:table-cell office:value-type="float" office:value="62786.3257542476">
                <text:p>62786.325754247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488865852356">
                <text:p>20.2488865852356</text:p>
              </table:table-cell>
              <table:table-cell office:value-type="float" office:value="63621.0396666689">
                <text:p>63621.03966666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197634220123">
                <text:p>20.3197634220123</text:p>
              </table:table-cell>
              <table:table-cell office:value-type="float" office:value="63095.3666017445">
                <text:p>63095.36660174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3898406028748">
                <text:p>20.3898406028748</text:p>
              </table:table-cell>
              <table:table-cell office:value-type="float" office:value="63130.3934541124">
                <text:p>63130.39345411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4591708183289">
                <text:p>20.4591708183289</text:p>
              </table:table-cell>
              <table:table-cell office:value-type="float" office:value="63118.2230047594">
                <text:p>63118.22300475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5278389453888">
                <text:p>20.5278389453888</text:p>
              </table:table-cell>
              <table:table-cell office:value-type="float" office:value="63260.7905004948">
                <text:p>63260.79050049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5961101055145">
                <text:p>20.5961101055145</text:p>
              </table:table-cell>
              <table:table-cell office:value-type="float" office:value="63277.0849659508">
                <text:p>63277.08496595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6774578094482">
                <text:p>20.6774578094482</text:p>
              </table:table-cell>
              <table:table-cell office:value-type="float" office:value="52908.6844726067">
                <text:p>52908.68447260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7775733470917">
                <text:p>20.7775733470917</text:p>
              </table:table-cell>
              <table:table-cell office:value-type="float" office:value="42910.4223092769">
                <text:p>42910.42230927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.8775117397308">
                <text:p>20.8775117397308</text:p>
              </table:table-cell>
              <table:table-cell office:value-type="float" office:value="42986.4828375941">
                <text:p>42986.482837594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.9775602817535">
                <text:p>20.9775602817535</text:p>
              </table:table-cell>
              <table:table-cell office:value-type="float" office:value="43019.1176501427">
                <text:p>43019.11765014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0775792598724">
                <text:p>21.0775792598724</text:p>
              </table:table-cell>
              <table:table-cell office:value-type="float" office:value="43191.8030082716">
                <text:p>43191.80300827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1778473854065">
                <text:p>21.1778473854065</text:p>
              </table:table-cell>
              <table:table-cell office:value-type="float" office:value="43323.8377287156">
                <text:p>43323.837728715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2780146598816">
                <text:p>21.2780146598816</text:p>
              </table:table-cell>
              <table:table-cell office:value-type="float" office:value="43766.7893328763">
                <text:p>43766.78933287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3782751560211">
                <text:p>21.3782751560211</text:p>
              </table:table-cell>
              <table:table-cell office:value-type="float" office:value="44125.0559327314">
                <text:p>44125.05593273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4783449172974">
                <text:p>21.4783449172974</text:p>
              </table:table-cell>
              <table:table-cell office:value-type="float" office:value="44688.8245056859">
                <text:p>44688.824505685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5786411762238">
                <text:p>21.5786411762238</text:p>
              </table:table-cell>
              <table:table-cell office:value-type="float" office:value="45226.0138967797">
                <text:p>45226.013896779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6775298118591">
                <text:p>21.6775298118591</text:p>
              </table:table-cell>
              <table:table-cell office:value-type="float" office:value="46516.9730621141">
                <text:p>46516.97306211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7773995399475">
                <text:p>21.7773995399475</text:p>
              </table:table-cell>
              <table:table-cell office:value-type="float" office:value="46780.9424279753">
                <text:p>46780.942427975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.8773908615112">
                <text:p>21.8773908615112</text:p>
              </table:table-cell>
              <table:table-cell office:value-type="float" office:value="47524.1243508491">
                <text:p>47524.12435084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.9776740074158">
                <text:p>21.9776740074158</text:p>
              </table:table-cell>
              <table:table-cell office:value-type="float" office:value="48263.3443171714">
                <text:p>48263.34431717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0782263278961">
                <text:p>22.0782263278961</text:p>
              </table:table-cell>
              <table:table-cell office:value-type="float" office:value="49088.8721057885">
                <text:p>49088.87210578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178341627121">
                <text:p>22.178341627121</text:p>
              </table:table-cell>
              <table:table-cell office:value-type="float" office:value="50262.0482479746">
                <text:p>50262.04824797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2784333229065">
                <text:p>22.2784333229065</text:p>
              </table:table-cell>
              <table:table-cell office:value-type="float" office:value="51312.9481890833">
                <text:p>51312.94818908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3773581981659">
                <text:p>22.3773581981659</text:p>
              </table:table-cell>
              <table:table-cell office:value-type="float" office:value="53050.3575186602">
                <text:p>53050.35751866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4788460731506">
                <text:p>22.4788460731506</text:p>
              </table:table-cell>
              <table:table-cell office:value-type="float" office:value="52814.1908657155">
                <text:p>52814.19086571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5779144763947">
                <text:p>22.5779144763947</text:p>
              </table:table-cell>
              <table:table-cell office:value-type="float" office:value="55315.3156864963">
                <text:p>55315.315686496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678071975708">
                <text:p>22.678071975708</text:p>
              </table:table-cell>
              <table:table-cell office:value-type="float" office:value="55911.939079866">
                <text:p>55911.9390798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7783062458038">
                <text:p>22.7783062458038</text:p>
              </table:table-cell>
              <table:table-cell office:value-type="float" office:value="57066.310699241">
                <text:p>57066.31069924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.8784668445587">
                <text:p>22.8784668445587</text:p>
              </table:table-cell>
              <table:table-cell office:value-type="float" office:value="58306.3607106812">
                <text:p>58306.36071068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2.977644443512">
                <text:p>22.977644443512</text:p>
              </table:table-cell>
              <table:table-cell office:value-type="float" office:value="60174.8788334083">
                <text:p>60174.87883340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0777640342712">
                <text:p>23.0777640342712</text:p>
              </table:table-cell>
              <table:table-cell office:value-type="float" office:value="60887.1845536896">
                <text:p>60887.18455368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178053855896">
                <text:p>23.178053855896</text:p>
              </table:table-cell>
              <table:table-cell office:value-type="float" office:value="61980.3674919053">
                <text:p>61980.367491905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2781991958618">
                <text:p>23.2781991958618</text:p>
              </table:table-cell>
              <table:table-cell office:value-type="float" office:value="63347.9301399867">
                <text:p>63347.93013998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378396987915">
                <text:p>23.378396987915</text:p>
              </table:table-cell>
              <table:table-cell office:value-type="float" office:value="64512.3996002475">
                <text:p>64512.39960024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4786109924316">
                <text:p>23.4786109924316</text:p>
              </table:table-cell>
              <table:table-cell office:value-type="float" office:value="65779.2294779315">
                <text:p>65779.22947793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5784726142883">
                <text:p>23.5784726142883</text:p>
              </table:table-cell>
              <table:table-cell office:value-type="float" office:value="67213.0081126895">
                <text:p>67213.00811268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6800181865692">
                <text:p>23.6800181865692</text:p>
              </table:table-cell>
              <table:table-cell office:value-type="float" office:value="67201.3544925842">
                <text:p>67201.354492584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7837765216827">
                <text:p>23.7837765216827</text:p>
              </table:table-cell>
              <table:table-cell office:value-type="float" office:value="66847.6416127061">
                <text:p>66847.64161270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.8890113830566">
                <text:p>23.8890113830566</text:p>
              </table:table-cell>
              <table:table-cell office:value-type="float" office:value="66974.0037472785">
                <text:p>66974.003747278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3.9956915378571">
                <text:p>23.9956915378571</text:p>
              </table:table-cell>
              <table:table-cell office:value-type="float" office:value="67041.5225154152">
                <text:p>67041.52251541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1041493415833">
                <text:p>24.1041493415833</text:p>
              </table:table-cell>
              <table:table-cell office:value-type="float" office:value="66827.8330464602">
                <text:p>66827.83304646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2138028144836">
                <text:p>24.2138028144836</text:p>
              </table:table-cell>
              <table:table-cell office:value-type="float" office:value="66974.6229257262">
                <text:p>66974.62292572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32497382164">
                <text:p>24.32497382164</text:p>
              </table:table-cell>
              <table:table-cell office:value-type="float" office:value="66851.9624864621">
                <text:p>66851.96248646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4372963905334">
                <text:p>24.4372963905334</text:p>
              </table:table-cell>
              <table:table-cell office:value-type="float" office:value="66878.8122815024">
                <text:p>66878.81228150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5506074428558">
                <text:p>24.5506074428558</text:p>
              </table:table-cell>
              <table:table-cell office:value-type="float" office:value="66930.8054647867">
                <text:p>66930.80546478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6652846336365">
                <text:p>24.6652846336365</text:p>
              </table:table-cell>
              <table:table-cell office:value-type="float" office:value="66691.5534635783">
                <text:p>66691.553463578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7807092666626">
                <text:p>24.7807092666626</text:p>
              </table:table-cell>
              <table:table-cell office:value-type="float" office:value="66814.1608754746">
                <text:p>66814.16087547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8969714641571">
                <text:p>24.8969714641571</text:p>
              </table:table-cell>
              <table:table-cell office:value-type="float" office:value="66745.684902151">
                <text:p>66745.68490215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.0141909122467">
                <text:p>25.0141909122467</text:p>
              </table:table-cell>
              <table:table-cell office:value-type="float" office:value="66610.1071729306">
                <text:p>66610.107172930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1324038505554">
                <text:p>25.1324038505554</text:p>
              </table:table-cell>
              <table:table-cell office:value-type="float" office:value="66320.997618092">
                <text:p>66320.99761809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2501316070557">
                <text:p>25.2501316070557</text:p>
              </table:table-cell>
              <table:table-cell office:value-type="float" office:value="66798.1811067953">
                <text:p>66798.18110679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3683364391327">
                <text:p>25.3683364391327</text:p>
              </table:table-cell>
              <table:table-cell office:value-type="float" office:value="66663.9414103234">
                <text:p>66663.94141032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4872937202454">
                <text:p>25.4872937202454</text:p>
              </table:table-cell>
              <table:table-cell office:value-type="float" office:value="66309.5182255288">
                <text:p>66309.51822552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6060793399811">
                <text:p>25.6060793399811</text:p>
              </table:table-cell>
              <table:table-cell office:value-type="float" office:value="66405.3444983471">
                <text:p>66405.34449834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7248933315277">
                <text:p>25.7248933315277</text:p>
              </table:table-cell>
              <table:table-cell office:value-type="float" office:value="66322.155306998">
                <text:p>66322.1553069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843985080719">
                <text:p>25.843985080719</text:p>
              </table:table-cell>
              <table:table-cell office:value-type="float" office:value="66033.1219702627">
                <text:p>66033.121970262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9621996879578">
                <text:p>25.9621996879578</text:p>
              </table:table-cell>
              <table:table-cell office:value-type="float" office:value="66320.0613115839">
                <text:p>66320.061311583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.0802774429321">
                <text:p>26.0802774429321</text:p>
              </table:table-cell>
              <table:table-cell office:value-type="float" office:value="66058.1665165753">
                <text:p>66058.166516575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.1978902816772">
                <text:p>26.1978902816772</text:p>
              </table:table-cell>
              <table:table-cell office:value-type="float" office:value="65979.1914113812">
                <text:p>65979.19141138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314954996109">
                <text:p>26.314954996109</text:p>
              </table:table-cell>
              <table:table-cell office:value-type="float" office:value="65878.0917668863">
                <text:p>65878.09176688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4311611652374">
                <text:p>26.4311611652374</text:p>
              </table:table-cell>
              <table:table-cell office:value-type="float" office:value="65814.0618296116">
                <text:p>65814.061829611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5470218658447">
                <text:p>26.5470218658447</text:p>
              </table:table-cell>
              <table:table-cell office:value-type="float" office:value="65457.9159304874">
                <text:p>65457.915930487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6613323688507">
                <text:p>26.6613323688507</text:p>
              </table:table-cell>
              <table:table-cell office:value-type="float" office:value="65715.7461690718">
                <text:p>65715.74616907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7747845649719">
                <text:p>26.7747845649719</text:p>
              </table:table-cell>
              <table:table-cell office:value-type="float" office:value="65507.7667430908">
                <text:p>65507.76674309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8869581222534">
                <text:p>26.8869581222534</text:p>
              </table:table-cell>
              <table:table-cell office:value-type="float" office:value="65469.9750812982">
                <text:p>65469.975081298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9981739521027">
                <text:p>26.9981739521027</text:p>
              </table:table-cell>
              <table:table-cell office:value-type="float" office:value="65170.578773048">
                <text:p>65170.5787730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.1079940795898">
                <text:p>27.1079940795898</text:p>
              </table:table-cell>
              <table:table-cell office:value-type="float" office:value="65124.6739886978">
                <text:p>65124.67398869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.2161424160004">
                <text:p>27.2161424160004</text:p>
              </table:table-cell>
              <table:table-cell office:value-type="float" office:value="65169.7495673568">
                <text:p>65169.74956735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.3230984210968">
                <text:p>27.3230984210968</text:p>
              </table:table-cell>
              <table:table-cell office:value-type="float" office:value="64849.0937348141">
                <text:p>64849.09373481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4284191131592">
                <text:p>27.4284191131592</text:p>
              </table:table-cell>
              <table:table-cell office:value-type="float" office:value="64792.586018694">
                <text:p>64792.58601869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5320184230804">
                <text:p>27.5320184230804</text:p>
              </table:table-cell>
              <table:table-cell office:value-type="float" office:value="64710.8557488948">
                <text:p>64710.85574889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6343846321106">
                <text:p>27.6343846321106</text:p>
              </table:table-cell>
              <table:table-cell office:value-type="float" office:value="64318.0993257328">
                <text:p>64318.099325732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7342104911804">
                <text:p>27.7342104911804</text:p>
              </table:table-cell>
              <table:table-cell office:value-type="float" office:value="64752.7610604251">
                <text:p>64752.76106042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832772731781">
                <text:p>27.832772731781</text:p>
              </table:table-cell>
              <table:table-cell office:value-type="float" office:value="64365.4198742138">
                <text:p>64365.41987421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9294273853302">
                <text:p>27.9294273853302</text:p>
              </table:table-cell>
              <table:table-cell office:value-type="float" office:value="64311.4404919598">
                <text:p>64311.440491959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.0246729850769">
                <text:p>28.0246729850769</text:p>
              </table:table-cell>
              <table:table-cell office:value-type="float" office:value="63918.9633556869">
                <text:p>63918.963355686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.1175484657288">
                <text:p>28.1175484657288</text:p>
              </table:table-cell>
              <table:table-cell office:value-type="float" office:value="64258.0792918973">
                <text:p>64258.079291897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.2091550827026">
                <text:p>28.2091550827026</text:p>
              </table:table-cell>
              <table:table-cell office:value-type="float" office:value="63750.8532998808">
                <text:p>63750.85329988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.2986450195312">
                <text:p>28.2986450195312</text:p>
              </table:table-cell>
              <table:table-cell office:value-type="float" office:value="63917.8012937328">
                <text:p>63917.80129373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3864340782166">
                <text:p>28.3864340782166</text:p>
              </table:table-cell>
              <table:table-cell office:value-type="float" office:value="63698.142840848">
                <text:p>63698.14284084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4723725318909">
                <text:p>28.4723725318909</text:p>
              </table:table-cell>
              <table:table-cell office:value-type="float" office:value="63673.475214453">
                <text:p>63673.47521445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5572412014008">
                <text:p>28.5572412014008</text:p>
              </table:table-cell>
              <table:table-cell office:value-type="float" office:value="63156.4042532271">
                <text:p>63156.404253227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6397378444672">
                <text:p>28.6397378444672</text:p>
              </table:table-cell>
              <table:table-cell office:value-type="float" office:value="63614.7097012855">
                <text:p>63614.709701285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7207005023956">
                <text:p>28.7207005023956</text:p>
              </table:table-cell>
              <table:table-cell office:value-type="float" office:value="63436.652543421">
                <text:p>63436.65254342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8002305030823">
                <text:p>28.8002305030823</text:p>
              </table:table-cell>
              <table:table-cell office:value-type="float" office:value="63271.7208167328">
                <text:p>63271.720816732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8783960342407">
                <text:p>28.8783960342407</text:p>
              </table:table-cell>
              <table:table-cell office:value-type="float" office:value="63148.0388714351">
                <text:p>63148.03887143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9551846981049">
                <text:p>28.9551846981049</text:p>
              </table:table-cell>
              <table:table-cell office:value-type="float" office:value="63030.136955678">
                <text:p>63030.13695567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.0302410125732">
                <text:p>29.0302410125732</text:p>
              </table:table-cell>
              <table:table-cell office:value-type="float" office:value="63312.4612320486">
                <text:p>63312.46123204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.1045818328857">
                <text:p>29.1045818328857</text:p>
              </table:table-cell>
              <table:table-cell office:value-type="float" office:value="62845.6880131363">
                <text:p>62845.688013136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1784851551056">
                <text:p>29.1784851551056</text:p>
              </table:table-cell>
              <table:table-cell office:value-type="float" office:value="62243.4805612102">
                <text:p>62243.48056121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2495248317719">
                <text:p>29.2495248317719</text:p>
              </table:table-cell>
              <table:table-cell office:value-type="float" office:value="63851.6419677677">
                <text:p>63851.641967767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3203151226044">
                <text:p>29.3203151226044</text:p>
              </table:table-cell>
              <table:table-cell office:value-type="float" office:value="63172.5049778389">
                <text:p>63172.504977838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3903348445892">
                <text:p>29.3903348445892</text:p>
              </table:table-cell>
              <table:table-cell office:value-type="float" office:value="63182.1988804293">
                <text:p>63182.198880429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4599251747131">
                <text:p>29.4599251747131</text:p>
              </table:table-cell>
              <table:table-cell office:value-type="float" office:value="62882.2997707986">
                <text:p>62882.299770798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5284640789032">
                <text:p>29.5284640789032</text:p>
              </table:table-cell>
              <table:table-cell office:value-type="float" office:value="63380.0620440876">
                <text:p>63380.062044087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5964999198914">
                <text:p>29.5964999198914</text:p>
              </table:table-cell>
              <table:table-cell office:value-type="float" office:value="63495.9447440628">
                <text:p>63495.944744062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6786413192749">
                <text:p>29.6786413192749</text:p>
              </table:table-cell>
              <table:table-cell office:value-type="float" office:value="52397.4516175847">
                <text:p>52397.45161758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.7775251865387">
                <text:p>29.7775251865387</text:p>
              </table:table-cell>
              <table:table-cell office:value-type="float" office:value="43444.9027821646">
                <text:p>43444.90278216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.8773374557495">
                <text:p>29.8773374557495</text:p>
              </table:table-cell>
              <table:table-cell office:value-type="float" office:value="43040.8008350791">
                <text:p>43040.800835079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9.9784913063049">
                <text:p>29.9784913063049</text:p>
              </table:table-cell>
              <table:table-cell office:value-type="float" office:value="42549.0475781931">
                <text:p>42549.047578193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.0776710510254">
                <text:p>30.0776710510254</text:p>
              </table:table-cell>
              <table:table-cell office:value-type="float" office:value="43557.2808961754">
                <text:p>43557.280896175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1780722141266">
                <text:p>30.1780722141266</text:p>
              </table:table-cell>
              <table:table-cell office:value-type="float" office:value="43266.4310434492">
                <text:p>43266.431043449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.2781338691711">
                <text:p>30.2781338691711</text:p>
              </table:table-cell>
              <table:table-cell office:value-type="float" office:value="43812.9870832926">
                <text:p>43812.987083292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3782312870026">
                <text:p>30.3782312870026</text:p>
              </table:table-cell>
              <table:table-cell office:value-type="float" office:value="44196.9442953132">
                <text:p>44196.944295313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4784729480743">
                <text:p>30.4784729480743</text:p>
              </table:table-cell>
              <table:table-cell office:value-type="float" office:value="44612.1897042174">
                <text:p>44612.189704217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5774531364441">
                <text:p>30.5774531364441</text:p>
              </table:table-cell>
              <table:table-cell office:value-type="float" office:value="45827.3526723883">
                <text:p>45827.352672388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678448677063">
                <text:p>30.678448677063</text:p>
              </table:table-cell>
              <table:table-cell office:value-type="float" office:value="45546.5654405273">
                <text:p>45546.565440527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.7773785591125">
                <text:p>30.7773785591125</text:p>
              </table:table-cell>
              <table:table-cell office:value-type="float" office:value="47225.3671308279">
                <text:p>47225.367130827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.8787293434143">
                <text:p>30.8787293434143</text:p>
              </table:table-cell>
              <table:table-cell office:value-type="float" office:value="46886.6623256864">
                <text:p>46886.662325686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0.9779057502747">
                <text:p>30.9779057502747</text:p>
              </table:table-cell>
              <table:table-cell office:value-type="float" office:value="48801.9293420774">
                <text:p>48801.929342077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.0781168937683">
                <text:p>31.0781168937683</text:p>
              </table:table-cell>
              <table:table-cell office:value-type="float" office:value="49255.9991625349">
                <text:p>49255.999162534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.1781630516052">
                <text:p>31.1781630516052</text:p>
              </table:table-cell>
              <table:table-cell office:value-type="float" office:value="50296.7840924256">
                <text:p>50296.784092425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.2781715393066">
                <text:p>31.2781715393066</text:p>
              </table:table-cell>
              <table:table-cell office:value-type="float" office:value="51355.6410865243">
                <text:p>51355.641086524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.37828540802">
                <text:p>31.37828540802</text:p>
              </table:table-cell>
              <table:table-cell office:value-type="float" office:value="52420.309667832">
                <text:p>52420.30966783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.4785573482513">
                <text:p>31.4785573482513</text:p>
              </table:table-cell>
              <table:table-cell office:value-type="float" office:value="53454.6353410007">
                <text:p>53454.635341000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.5773992538452">
                <text:p>31.5773992538452</text:p>
              </table:table-cell>
              <table:table-cell office:value-type="float" office:value="55442.071529019">
                <text:p>55442.0715290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.6784446239471">
                <text:p>31.6784446239471</text:p>
              </table:table-cell>
              <table:table-cell office:value-type="float" office:value="55420.6491039723">
                <text:p>55420.649103972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.7776598930359">
                <text:p>31.7776598930359</text:p>
              </table:table-cell>
              <table:table-cell office:value-type="float" office:value="57652.4163320429">
                <text:p>57652.416332042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1.8778131008148">
                <text:p>31.8778131008148</text:p>
              </table:table-cell>
              <table:table-cell office:value-type="float" office:value="58310.6635275297">
                <text:p>58310.663527529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1.9780552387238">
                <text:p>31.9780552387238</text:p>
              </table:table-cell>
              <table:table-cell office:value-type="float" office:value="59535.8411591501">
                <text:p>59535.841159150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.0780456066132">
                <text:p>32.0780456066132</text:p>
              </table:table-cell>
              <table:table-cell office:value-type="float" office:value="60965.8723002456">
                <text:p>60965.87230024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.1781704425812">
                <text:p>32.1781704425812</text:p>
              </table:table-cell>
              <table:table-cell office:value-type="float" office:value="62082.4987117637">
                <text:p>62082.498711763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.2782628536224">
                <text:p>32.2782628536224</text:p>
              </table:table-cell>
              <table:table-cell office:value-type="float" office:value="63381.4285619006">
                <text:p>63381.428561900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.3783526420593">
                <text:p>32.3783526420593</text:p>
              </table:table-cell>
              <table:table-cell office:value-type="float" office:value="64582.0128201769">
                <text:p>64582.012820176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.4786405563354">
                <text:p>32.4786405563354</text:p>
              </table:table-cell>
              <table:table-cell office:value-type="float" office:value="65730.7517818172">
                <text:p>65730.751781817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.5779099464417">
                <text:p>32.5779099464417</text:p>
              </table:table-cell>
              <table:table-cell office:value-type="float" office:value="67613.9945336555">
                <text:p>67613.994533655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.6801283359528">
                <text:p>32.6801283359528</text:p>
              </table:table-cell>
              <table:table-cell office:value-type="float" office:value="66759.0247962028">
                <text:p>66759.024796202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.7836465835571">
                <text:p>32.7836465835571</text:p>
              </table:table-cell>
              <table:table-cell office:value-type="float" office:value="67002.6798222886">
                <text:p>67002.679822288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2.888993024826">
                <text:p>32.888993024826</text:p>
              </table:table-cell>
              <table:table-cell office:value-type="float" office:value="66903.0668250897">
                <text:p>66903.066825089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2.9956650733948">
                <text:p>32.9956650733948</text:p>
              </table:table-cell>
              <table:table-cell office:value-type="float" office:value="67046.6171406859">
                <text:p>67046.617140685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.1043903827667">
                <text:p>33.1043903827667</text:p>
              </table:table-cell>
              <table:table-cell office:value-type="float" office:value="66663.4111401299">
                <text:p>66663.411140129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.2138845920563">
                <text:p>33.2138845920563</text:p>
              </table:table-cell>
              <table:table-cell office:value-type="float" office:value="67072.0401348279">
                <text:p>67072.040134827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.3249547481537">
                <text:p>33.3249547481537</text:p>
              </table:table-cell>
              <table:table-cell office:value-type="float" office:value="66912.6636815194">
                <text:p>66912.663681519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.437269449234">
                <text:p>33.437269449234</text:p>
              </table:table-cell>
              <table:table-cell office:value-type="float" office:value="66883.4972425183">
                <text:p>66883.497242518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.5508055686951">
                <text:p>33.5508055686951</text:p>
              </table:table-cell>
              <table:table-cell office:value-type="float" office:value="66798.1258827606">
                <text:p>66798.125882760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.6655919551849">
                <text:p>33.6655919551849</text:p>
              </table:table-cell>
              <table:table-cell office:value-type="float" office:value="66628.1101258908">
                <text:p>66628.110125890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.7808265686035">
                <text:p>33.7808265686035</text:p>
              </table:table-cell>
              <table:table-cell office:value-type="float" office:value="66924.3361105996">
                <text:p>66924.336110599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.8969495296478">
                <text:p>33.8969495296478</text:p>
              </table:table-cell>
              <table:table-cell office:value-type="float" office:value="66825.7158637115">
                <text:p>66825.71586371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.0140941143036">
                <text:p>34.0140941143036</text:p>
              </table:table-cell>
              <table:table-cell office:value-type="float" office:value="66652.675605487">
                <text:p>66652.67560548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.131683588028">
                <text:p>34.131683588028</text:p>
              </table:table-cell>
              <table:table-cell office:value-type="float" office:value="66672.6344772772">
                <text:p>66672.634477277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.2499749660492">
                <text:p>34.2499749660492</text:p>
              </table:table-cell>
              <table:table-cell office:value-type="float" office:value="66479.9086082838">
                <text:p>66479.908608283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.3686442375183">
                <text:p>34.3686442375183</text:p>
              </table:table-cell>
              <table:table-cell office:value-type="float" office:value="66403.036796689">
                <text:p>66403.03679668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.4871201515198">
                <text:p>34.4871201515198</text:p>
              </table:table-cell>
              <table:table-cell office:value-type="float" office:value="66578.9335029099">
                <text:p>66578.933502909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.6059947013855">
                <text:p>34.6059947013855</text:p>
              </table:table-cell>
              <table:table-cell office:value-type="float" office:value="66355.6666158573">
                <text:p>66355.66661585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.7251019477844">
                <text:p>34.7251019477844</text:p>
              </table:table-cell>
              <table:table-cell office:value-type="float" office:value="66158.8630267509">
                <text:p>66158.863026750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.8437809944153">
                <text:p>34.8437809944153</text:p>
              </table:table-cell>
              <table:table-cell office:value-type="float" office:value="66262.7500241072">
                <text:p>66262.750024107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.9621751308441">
                <text:p>34.9621751308441</text:p>
              </table:table-cell>
              <table:table-cell office:value-type="float" office:value="66219.4956311256">
                <text:p>66219.495631125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.0804083347321">
                <text:p>35.0804083347321</text:p>
              </table:table-cell>
              <table:table-cell office:value-type="float" office:value="65971.3155315725">
                <text:p>65971.31553157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.1978957653046">
                <text:p>35.1978957653046</text:p>
              </table:table-cell>
              <table:table-cell office:value-type="float" office:value="66049.6187735654">
                <text:p>66049.618773565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.3151912689209">
                <text:p>35.3151912689209</text:p>
              </table:table-cell>
              <table:table-cell office:value-type="float" office:value="65748.4708469774">
                <text:p>65748.470846977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.4312019348145">
                <text:p>35.4312019348145</text:p>
              </table:table-cell>
              <table:table-cell office:value-type="float" office:value="65924.9728556632">
                <text:p>65924.972855663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.5467643737793">
                <text:p>35.5467643737793</text:p>
              </table:table-cell>
              <table:table-cell office:value-type="float" office:value="65626.8599722717">
                <text:p>65626.859972271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.6611568927765">
                <text:p>35.6611568927765</text:p>
              </table:table-cell>
              <table:table-cell office:value-type="float" office:value="65668.6299580864">
                <text:p>65668.629958086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.7753086090088">
                <text:p>35.7753086090088</text:p>
              </table:table-cell>
              <table:table-cell office:value-type="float" office:value="65106.3360701105">
                <text:p>65106.336070110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.8869872093201">
                <text:p>35.8869872093201</text:p>
              </table:table-cell>
              <table:table-cell office:value-type="float" office:value="65760.1364946394">
                <text:p>65760.136494639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.9981822967529">
                <text:p>35.9981822967529</text:p>
              </table:table-cell>
              <table:table-cell office:value-type="float" office:value="65182.7357424966">
                <text:p>65182.735742496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.1078298091888">
                <text:p>36.1078298091888</text:p>
              </table:table-cell>
              <table:table-cell office:value-type="float" office:value="65227.1979647528">
                <text:p>65227.19796475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.2162594795227">
                <text:p>36.2162594795227</text:p>
              </table:table-cell>
              <table:table-cell office:value-type="float" office:value="65000.658752339">
                <text:p>65000.65875233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.323545217514">
                <text:p>36.323545217514</text:p>
              </table:table-cell>
              <table:table-cell office:value-type="float" office:value="64649.7859814351">
                <text:p>64649.785981435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.4285147190094">
                <text:p>36.4285147190094</text:p>
              </table:table-cell>
              <table:table-cell office:value-type="float" office:value="65009.3589355719">
                <text:p>65009.35893557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.532130241394">
                <text:p>36.532130241394</text:p>
              </table:table-cell>
              <table:table-cell office:value-type="float" office:value="64700.7306020548">
                <text:p>64700.730602054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.6344180107117">
                <text:p>36.6344180107117</text:p>
              </table:table-cell>
              <table:table-cell office:value-type="float" office:value="64367.4218718679">
                <text:p>64367.421871867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.7342972755432">
                <text:p>36.7342972755432</text:p>
              </table:table-cell>
              <table:table-cell office:value-type="float" office:value="64718.1375523961">
                <text:p>64718.137552396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.8329327106476">
                <text:p>36.8329327106476</text:p>
              </table:table-cell>
              <table:table-cell office:value-type="float" office:value="64317.6561576188">
                <text:p>64317.656157618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.929461479187">
                <text:p>36.929461479187</text:p>
              </table:table-cell>
              <table:table-cell office:value-type="float" office:value="64395.3102691969">
                <text:p>64395.310269196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.0249207019806">
                <text:p>37.0249207019806</text:p>
              </table:table-cell>
              <table:table-cell office:value-type="float" office:value="63775.9225545413">
                <text:p>63775.92255454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.1176109313965">
                <text:p>37.1176109313965</text:p>
              </table:table-cell>
              <table:table-cell office:value-type="float" office:value="64386.5058659211">
                <text:p>64386.505865921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.2090284824371">
                <text:p>37.2090284824371</text:p>
              </table:table-cell>
              <table:table-cell office:value-type="float" office:value="63882.7001327481">
                <text:p>63882.700132748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.2986664772034">
                <text:p>37.2986664772034</text:p>
              </table:table-cell>
              <table:table-cell office:value-type="float" office:value="63812.2262207788">
                <text:p>63812.226220778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.3865730762482">
                <text:p>37.3865730762482</text:p>
              </table:table-cell>
              <table:table-cell office:value-type="float" office:value="63612.9717309408">
                <text:p>63612.971730940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.4726545810699">
                <text:p>37.4726545810699</text:p>
              </table:table-cell>
              <table:table-cell office:value-type="float" office:value="63567.6619655894">
                <text:p>63567.661965589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.5570003986359">
                <text:p>37.5570003986359</text:p>
              </table:table-cell>
              <table:table-cell office:value-type="float" office:value="63547.9049783476">
                <text:p>63547.904978347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.6396799087524">
                <text:p>37.6396799087524</text:p>
              </table:table-cell>
              <table:table-cell office:value-type="float" office:value="63474.009371855">
                <text:p>63474.00937185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.7208189964294">
                <text:p>37.7208189964294</text:p>
              </table:table-cell>
              <table:table-cell office:value-type="float" office:value="63298.715169751">
                <text:p>63298.71516975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.8002641201019">
                <text:p>37.8002641201019</text:p>
              </table:table-cell>
              <table:table-cell office:value-type="float" office:value="63339.3186061936">
                <text:p>63339.318606193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.8787105083466">
                <text:p>37.8787105083466</text:p>
              </table:table-cell>
              <table:table-cell office:value-type="float" office:value="62921.9535844974">
                <text:p>62921.953584497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.9550518989563">
                <text:p>37.9550518989563</text:p>
              </table:table-cell>
              <table:table-cell office:value-type="float" office:value="63399.4214847642">
                <text:p>63399.421484764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.0304062366486">
                <text:p>38.0304062366486</text:p>
              </table:table-cell>
              <table:table-cell office:value-type="float" office:value="63062.0631211261">
                <text:p>63062.063121126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.1044461727142">
                <text:p>38.1044461727142</text:p>
              </table:table-cell>
              <table:table-cell office:value-type="float" office:value="63101.0809606306">
                <text:p>63101.080960630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.1786522865295">
                <text:p>38.1786522865295</text:p>
              </table:table-cell>
              <table:table-cell office:value-type="float" office:value="61989.501450635">
                <text:p>61989.50145063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.2493495941162">
                <text:p>38.2493495941162</text:p>
              </table:table-cell>
              <table:table-cell office:value-type="float" office:value="64160.859229882">
                <text:p>64160.8592298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.3204023838043">
                <text:p>38.3204023838043</text:p>
              </table:table-cell>
              <table:table-cell office:value-type="float" office:value="62939.1192046091">
                <text:p>62939.119204609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.390326499939">
                <text:p>38.390326499939</text:p>
              </table:table-cell>
              <table:table-cell office:value-type="float" office:value="63268.5866415715">
                <text:p>63268.586641571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.4598171710968">
                <text:p>38.4598171710968</text:p>
              </table:table-cell>
              <table:table-cell office:value-type="float" office:value="62972.4814437411">
                <text:p>62972.481443741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.5284371376038">
                <text:p>38.5284371376038</text:p>
              </table:table-cell>
              <table:table-cell office:value-type="float" office:value="63305.1897447301">
                <text:p>63305.189744730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.5967264175415">
                <text:p>38.5967264175415</text:p>
              </table:table-cell>
              <table:table-cell office:value-type="float" office:value="63260.2950849434">
                <text:p>63260.295084943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.6776297092438">
                <text:p>38.6776297092438</text:p>
              </table:table-cell>
              <table:table-cell office:value-type="float" office:value="53199.3187105292">
                <text:p>53199.318710529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.7778449058533">
                <text:p>38.7778449058533</text:p>
              </table:table-cell>
              <table:table-cell office:value-type="float" office:value="42867.7500553133">
                <text:p>42867.750055313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8.8778877258301">
                <text:p>38.8778877258301</text:p>
              </table:table-cell>
              <table:table-cell office:value-type="float" office:value="42941.612411525">
                <text:p>42941.6124115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8.9781994819641">
                <text:p>38.9781994819641</text:p>
              </table:table-cell>
              <table:table-cell office:value-type="float" office:value="42906.2371737281">
                <text:p>42906.237173728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.0781724452972">
                <text:p>39.0781724452972</text:p>
              </table:table-cell>
              <table:table-cell office:value-type="float" office:value="43211.6829987814">
                <text:p>43211.682998781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.1782813072205">
                <text:p>39.1782813072205</text:p>
              </table:table-cell>
              <table:table-cell office:value-type="float" office:value="43392.7618049618">
                <text:p>43392.761804961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.2783672809601">
                <text:p>39.2783672809601</text:p>
              </table:table-cell>
              <table:table-cell office:value-type="float" office:value="43802.341488979">
                <text:p>43802.34148897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.3787107467651">
                <text:p>39.3787107467651</text:p>
              </table:table-cell>
              <table:table-cell office:value-type="float" office:value="44088.5708352441">
                <text:p>44088.570835244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.4775550365448">
                <text:p>39.4775550365448</text:p>
              </table:table-cell>
              <table:table-cell office:value-type="float" office:value="45242.8765482425">
                <text:p>45242.87654824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.5776972770691">
                <text:p>39.5776972770691</text:p>
              </table:table-cell>
              <table:table-cell office:value-type="float" office:value="45295.5713418423">
                <text:p>45295.571341842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.6778819561005">
                <text:p>39.6778819561005</text:p>
              </table:table-cell>
              <table:table-cell office:value-type="float" office:value="45915.2042455468">
                <text:p>45915.204245546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.7778174877167">
                <text:p>39.7778174877167</text:p>
              </table:table-cell>
              <table:table-cell office:value-type="float" office:value="46750.1390590705">
                <text:p>46750.139059070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9.877875328064">
                <text:p>39.877875328064</text:p>
              </table:table-cell>
              <table:table-cell office:value-type="float" office:value="47492.5301556212">
                <text:p>47492.530155621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9.97793841362">
                <text:p>39.97793841362</text:p>
              </table:table-cell>
              <table:table-cell office:value-type="float" office:value="48369.4858409083">
                <text:p>48369.485840908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.0780980587006">
                <text:p>40.0780980587006</text:p>
              </table:table-cell>
              <table:table-cell office:value-type="float" office:value="49281.3247893359">
                <text:p>49281.324789335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.1781969070435">
                <text:p>40.1781969070435</text:p>
              </table:table-cell>
              <table:table-cell office:value-type="float" office:value="50270.3086329479">
                <text:p>50270.308632947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.2784624099732">
                <text:p>40.2784624099732</text:p>
              </table:table-cell>
              <table:table-cell office:value-type="float" office:value="51223.9987825293">
                <text:p>51223.998782529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.3785674571991">
                <text:p>40.3785674571991</text:p>
              </table:table-cell>
              <table:table-cell office:value-type="float" office:value="52424.9290663085">
                <text:p>52424.929066308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.477630853653">
                <text:p>40.477630853653</text:p>
              </table:table-cell>
              <table:table-cell office:value-type="float" office:value="54106.7658880102">
                <text:p>54106.765888010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.5777928829193">
                <text:p>40.5777928829193</text:p>
              </table:table-cell>
              <table:table-cell office:value-type="float" office:value="54711.3515983909">
                <text:p>54711.351598390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.6778566837311">
                <text:p>40.6778566837311</text:p>
              </table:table-cell>
              <table:table-cell office:value-type="float" office:value="55964.2943259201">
                <text:p>55964.29432592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.7780289649963">
                <text:p>40.7780289649963</text:p>
              </table:table-cell>
              <table:table-cell office:value-type="float" office:value="57101.6245986581">
                <text:p>57101.624598658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0.8779740333557">
                <text:p>40.8779740333557</text:p>
              </table:table-cell>
              <table:table-cell office:value-type="float" office:value="58432.0977099237">
                <text:p>58432.097709923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0.9782044887543">
                <text:p>40.9782044887543</text:p>
              </table:table-cell>
              <table:table-cell office:value-type="float" office:value="59542.7804480051">
                <text:p>59542.780448005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.0784876346588">
                <text:p>41.0784876346588</text:p>
              </table:table-cell>
              <table:table-cell office:value-type="float" office:value="60787.8816027845">
                <text:p>60787.881602784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.1775298118591">
                <text:p>41.1775298118591</text:p>
              </table:table-cell>
              <table:table-cell office:value-type="float" office:value="62761.1405131761">
                <text:p>62761.140513176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.2773809432983">
                <text:p>41.2773809432983</text:p>
              </table:table-cell>
              <table:table-cell office:value-type="float" office:value="63534.5830193455">
                <text:p>63534.583019345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.3784697055817">
                <text:p>41.3784697055817</text:p>
              </table:table-cell>
              <table:table-cell office:value-type="float" office:value="64022.9423510072">
                <text:p>64022.942351007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.4786620140076">
                <text:p>41.4786620140076</text:p>
              </table:table-cell>
              <table:table-cell office:value-type="float" office:value="65793.4736065601">
                <text:p>65793.473606560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.5781395435333">
                <text:p>41.5781395435333</text:p>
              </table:table-cell>
              <table:table-cell office:value-type="float" office:value="67472.5240162113">
                <text:p>67472.524016211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.680251121521">
                <text:p>41.680251121521</text:p>
              </table:table-cell>
              <table:table-cell office:value-type="float" office:value="66828.856575147">
                <text:p>66828.85657514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.7836165428162">
                <text:p>41.7836165428162</text:p>
              </table:table-cell>
              <table:table-cell office:value-type="float" office:value="67101.7436304337">
                <text:p>67101.743630433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1.889331817627">
                <text:p>41.889331817627</text:p>
              </table:table-cell>
              <table:table-cell office:value-type="float" office:value="66669.6464878372">
                <text:p>66669.646487837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1.9956214427948">
                <text:p>41.9956214427948</text:p>
              </table:table-cell>
              <table:table-cell office:value-type="float" office:value="67287.8466614776">
                <text:p>67287.846661477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.1041967868805">
                <text:p>42.1041967868805</text:p>
              </table:table-cell>
              <table:table-cell office:value-type="float" office:value="66755.4872704755">
                <text:p>66755.487270475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.2138648033142">
                <text:p>42.2138648033142</text:p>
              </table:table-cell>
              <table:table-cell office:value-type="float" office:value="66965.7411414819">
                <text:p>66965.741141481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.3250527381897">
                <text:p>42.3250527381897</text:p>
              </table:table-cell>
              <table:table-cell office:value-type="float" office:value="66841.7846623609">
                <text:p>66841.784662360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.4372410774231">
                <text:p>42.4372410774231</text:p>
              </table:table-cell>
              <table:table-cell office:value-type="float" office:value="66958.8305819548">
                <text:p>66958.830581954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.5505402088165">
                <text:p>42.5505402088165</text:p>
              </table:table-cell>
              <table:table-cell office:value-type="float" office:value="66937.8476845023">
                <text:p>66937.847684502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.6652779579163">
                <text:p>42.6652779579163</text:p>
              </table:table-cell>
              <table:table-cell office:value-type="float" office:value="66656.3538156241">
                <text:p>66656.353815624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.7807755470276">
                <text:p>42.7807755470276</text:p>
              </table:table-cell>
              <table:table-cell office:value-type="float" office:value="66771.9565346633">
                <text:p>66771.956534663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.896876335144">
                <text:p>42.896876335144</text:p>
              </table:table-cell>
              <table:table-cell office:value-type="float" office:value="66838.4782385484">
                <text:p>66838.478238548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.0141975879669">
                <text:p>43.0141975879669</text:p>
              </table:table-cell>
              <table:table-cell office:value-type="float" office:value="66552.3066974746">
                <text:p>66552.306697474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.1318380832672">
                <text:p>43.1318380832672</text:p>
              </table:table-cell>
              <table:table-cell office:value-type="float" office:value="66643.7180495319">
                <text:p>66643.718049531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.2497899532318">
                <text:p>43.2497899532318</text:p>
              </table:table-cell>
              <table:table-cell office:value-type="float" office:value="66671.2617812688">
                <text:p>66671.261781268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.3682854175568">
                <text:p>43.3682854175568</text:p>
              </table:table-cell>
              <table:table-cell office:value-type="float" office:value="66500.4356486642">
                <text:p>66500.435648664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.4870588779449">
                <text:p>43.4870588779449</text:p>
              </table:table-cell>
              <table:table-cell office:value-type="float" office:value="66412.1426977028">
                <text:p>66412.142697702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.6059811115265">
                <text:p>43.6059811115265</text:p>
              </table:table-cell>
              <table:table-cell office:value-type="float" office:value="66329.060281157">
                <text:p>66329.06028115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.7250597476959">
                <text:p>43.7250597476959</text:p>
              </table:table-cell>
              <table:table-cell office:value-type="float" office:value="66174.7585753986">
                <text:p>66174.758575398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.8438529968262">
                <text:p>43.8438529968262</text:p>
              </table:table-cell>
              <table:table-cell office:value-type="float" office:value="66199.0479894833">
                <text:p>66199.04798948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.9620132446289">
                <text:p>43.9620132446289</text:p>
              </table:table-cell>
              <table:table-cell office:value-type="float" office:value="66350.5717514124">
                <text:p>66350.571751412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.080442905426">
                <text:p>44.080442905426</text:p>
              </table:table-cell>
              <table:table-cell office:value-type="float" office:value="65861.8790892437">
                <text:p>65861.879089243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.197765827179">
                <text:p>44.197765827179</text:p>
              </table:table-cell>
              <table:table-cell office:value-type="float" office:value="66142.2327713742">
                <text:p>66142.232771374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.3149886131287">
                <text:p>44.3149886131287</text:p>
              </table:table-cell>
              <table:table-cell office:value-type="float" office:value="65789.257075913">
                <text:p>65789.25707591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.4313640594482">
                <text:p>44.4313640594482</text:p>
              </table:table-cell>
              <table:table-cell office:value-type="float" office:value="65718.330127798">
                <text:p>65718.33012779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.5470175743103">
                <text:p>44.5470175743103</text:p>
              </table:table-cell>
              <table:table-cell office:value-type="float" office:value="65575.1795269293">
                <text:p>65575.179526929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.6612238883972">
                <text:p>44.6612238883972</text:p>
              </table:table-cell>
              <table:table-cell office:value-type="float" office:value="65775.6977804499">
                <text:p>65775.697780449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.7747633457184">
                <text:p>44.7747633457184</text:p>
              </table:table-cell>
              <table:table-cell office:value-type="float" office:value="65457.4204893127">
                <text:p>65457.420489312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.8869240283966">
                <text:p>44.8869240283966</text:p>
              </table:table-cell>
              <table:table-cell office:value-type="float" office:value="65477.4901920771">
                <text:p>65477.490192077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.998033285141">
                <text:p>44.998033285141</text:p>
              </table:table-cell>
              <table:table-cell office:value-type="float" office:value="65233.0886946222">
                <text:p>65233.088694622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.1079709529877">
                <text:p>45.1079709529877</text:p>
              </table:table-cell>
              <table:table-cell office:value-type="float" office:value="65055.0456461771">
                <text:p>65055.045646177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.2160360813141">
                <text:p>45.2160360813141</text:p>
              </table:table-cell>
              <table:table-cell office:value-type="float" office:value="65219.9290293828">
                <text:p>65219.929029382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.3231866359711">
                <text:p>45.3231866359711</text:p>
              </table:table-cell>
              <table:table-cell office:value-type="float" office:value="64731.3494755486">
                <text:p>64731.349475548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.4284431934357">
                <text:p>45.4284431934357</text:p>
              </table:table-cell>
              <table:table-cell office:value-type="float" office:value="64832.0652354138">
                <text:p>64832.065235413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.5319228172302">
                <text:p>45.5319228172302</text:p>
              </table:table-cell>
              <table:table-cell office:value-type="float" office:value="64785.7013213525">
                <text:p>64785.70132135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.6341812610626">
                <text:p>45.6341812610626</text:p>
              </table:table-cell>
              <table:table-cell office:value-type="float" office:value="64385.8810407015">
                <text:p>64385.881040701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.7342367172241">
                <text:p>45.7342367172241</text:p>
              </table:table-cell>
              <table:table-cell office:value-type="float" office:value="64604.173005483">
                <text:p>64604.17300548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.8327996730804">
                <text:p>45.8327996730804</text:p>
              </table:table-cell>
              <table:table-cell office:value-type="float" office:value="64364.952784571">
                <text:p>64364.95278457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.9294862747192">
                <text:p>45.9294862747192</text:p>
              </table:table-cell>
              <table:table-cell office:value-type="float" office:value="64290.1901053675">
                <text:p>64290.190105367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6.0247900485993">
                <text:p>46.0247900485993</text:p>
              </table:table-cell>
              <table:table-cell office:value-type="float" office:value="63879.9467444519">
                <text:p>63879.946744451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.1177730560303">
                <text:p>46.1177730560303</text:p>
              </table:table-cell>
              <table:table-cell office:value-type="float" office:value="64183.7703994113">
                <text:p>64183.77039941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.2089257240295">
                <text:p>46.2089257240295</text:p>
              </table:table-cell>
              <table:table-cell office:value-type="float" office:value="64068.3386255565">
                <text:p>64068.338625556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.2985920906067">
                <text:p>46.2985920906067</text:p>
              </table:table-cell>
              <table:table-cell office:value-type="float" office:value="63792.0350556253">
                <text:p>63792.035055625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.3864221572876">
                <text:p>46.3864221572876</text:p>
              </table:table-cell>
              <table:table-cell office:value-type="float" office:value="63668.4020782549">
                <text:p>63668.402078254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.4724044799805">
                <text:p>46.4724044799805</text:p>
              </table:table-cell>
              <table:table-cell office:value-type="float" office:value="63640.9883871827">
                <text:p>63640.988387182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.5568473339081">
                <text:p>46.5568473339081</text:p>
              </table:table-cell>
              <table:table-cell office:value-type="float" office:value="63474.879764187">
                <text:p>63474.87976418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.6396000385284">
                <text:p>46.6396000385284</text:p>
              </table:table-cell>
              <table:table-cell office:value-type="float" office:value="63417.8668126423">
                <text:p>63417.866812642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.7211012840271">
                <text:p>46.7211012840271</text:p>
              </table:table-cell>
              <table:table-cell office:value-type="float" office:value="63017.4418633224">
                <text:p>63017.441863322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.8003692626953">
                <text:p>46.8003692626953</text:p>
              </table:table-cell>
              <table:table-cell office:value-type="float" office:value="63480.8668587619">
                <text:p>63480.866858761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.8784370422363">
                <text:p>46.8784370422363</text:p>
              </table:table-cell>
              <table:table-cell office:value-type="float" office:value="63227.1089176643">
                <text:p>63227.108917664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.9551095962524">
                <text:p>46.9551095962524</text:p>
              </table:table-cell>
              <table:table-cell office:value-type="float" office:value="63125.587273157">
                <text:p>63125.58727315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.030154466629">
                <text:p>47.030154466629</text:p>
              </table:table-cell>
              <table:table-cell office:value-type="float" office:value="63322.1161706819">
                <text:p>63322.116170681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.1047596931458">
                <text:p>47.1047596931458</text:p>
              </table:table-cell>
              <table:table-cell office:value-type="float" office:value="62622.9584458499">
                <text:p>62622.958445849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.1785027980804">
                <text:p>47.1785027980804</text:p>
              </table:table-cell>
              <table:table-cell office:value-type="float" office:value="62378.7132922299">
                <text:p>62378.713292229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.2493586540222">
                <text:p>47.2493586540222</text:p>
              </table:table-cell>
              <table:table-cell office:value-type="float" office:value="64017.2917214855">
                <text:p>64017.291721485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.3202922344208">
                <text:p>47.3202922344208</text:p>
              </table:table-cell>
              <table:table-cell office:value-type="float" office:value="63044.8931926579">
                <text:p>63044.893192657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.3903775215149">
                <text:p>47.3903775215149</text:p>
              </table:table-cell>
              <table:table-cell office:value-type="float" office:value="63123.0916420317">
                <text:p>63123.091642031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.4597806930542">
                <text:p>47.4597806930542</text:p>
              </table:table-cell>
              <table:table-cell office:value-type="float" office:value="63051.8736095748">
                <text:p>63051.873609574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.5284004211426">
                <text:p>47.5284004211426</text:p>
              </table:table-cell>
              <table:table-cell office:value-type="float" office:value="63305.4096979973">
                <text:p>63305.409697997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.5965719223022">
                <text:p>47.5965719223022</text:p>
              </table:table-cell>
              <table:table-cell office:value-type="float" office:value="63369.5888532938">
                <text:p>63369.588853293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.6776068210602">
                <text:p>47.6776068210602</text:p>
              </table:table-cell>
              <table:table-cell office:value-type="float" office:value="53112.9188284273">
                <text:p>53112.918828427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.7780840396881">
                <text:p>47.7780840396881</text:p>
              </table:table-cell>
              <table:table-cell office:value-type="float" office:value="42755.9605915071">
                <text:p>42755.960591507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7.8780372142792">
                <text:p>47.8780372142792</text:p>
              </table:table-cell>
              <table:table-cell office:value-type="float" office:value="42980.1256195824">
                <text:p>42980.125619582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7.9781503677368">
                <text:p>47.9781503677368</text:p>
              </table:table-cell>
              <table:table-cell office:value-type="float" office:value="42991.3537966921">
                <text:p>42991.353796692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.0783452987671">
                <text:p>48.0783452987671</text:p>
              </table:table-cell>
              <table:table-cell office:value-type="float" office:value="43115.9536273819">
                <text:p>43115.953627381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.1785688400269">
                <text:p>48.1785688400269</text:p>
              </table:table-cell>
              <table:table-cell office:value-type="float" office:value="43343.1102652914">
                <text:p>43343.110265291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.2775042057037">
                <text:p>48.2775042057037</text:p>
              </table:table-cell>
              <table:table-cell office:value-type="float" office:value="44311.758186835">
                <text:p>44311.75818683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.3775987625122">
                <text:p>48.3775987625122</text:p>
              </table:table-cell>
              <table:table-cell office:value-type="float" office:value="44198.2075855055">
                <text:p>44198.20758550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.4778671264648">
                <text:p>48.4778671264648</text:p>
              </table:table-cell>
              <table:table-cell office:value-type="float" office:value="44600.3088482866">
                <text:p>44600.308848286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.577888250351">
                <text:p>48.577888250351</text:p>
              </table:table-cell>
              <table:table-cell office:value-type="float" office:value="45350.4202288812">
                <text:p>45350.420228881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.6781013011932">
                <text:p>48.6781013011932</text:p>
              </table:table-cell>
              <table:table-cell office:value-type="float" office:value="45902.2049656931">
                <text:p>45902.204965693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.7782144546509">
                <text:p>48.7782144546509</text:p>
              </table:table-cell>
              <table:table-cell office:value-type="float" office:value="46667.1944558888">
                <text:p>46667.194455888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8.8782787322998">
                <text:p>48.8782787322998</text:p>
              </table:table-cell>
              <table:table-cell office:value-type="float" office:value="47489.4748820586">
                <text:p>47489.474882058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8.9783058166504">
                <text:p>48.9783058166504</text:p>
              </table:table-cell>
              <table:table-cell office:value-type="float" office:value="48386.8947237954">
                <text:p>48386.894723795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.078537940979">
                <text:p>49.078537940979</text:p>
              </table:table-cell>
              <table:table-cell office:value-type="float" office:value="49245.6887755588">
                <text:p>49245.688775558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.178804397583">
                <text:p>49.178804397583</text:p>
              </table:table-cell>
              <table:table-cell office:value-type="float" office:value="50186.275355013">
                <text:p>50186.27535501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.2778360843658">
                <text:p>49.2778360843658</text:p>
              </table:table-cell>
              <table:table-cell office:value-type="float" office:value="51862.1884252315">
                <text:p>51862.188425231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.3781478404999">
                <text:p>49.3781478404999</text:p>
              </table:table-cell>
              <table:table-cell office:value-type="float" office:value="52316.8988586721">
                <text:p>52316.898858672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.4783811569214">
                <text:p>49.4783811569214</text:p>
              </table:table-cell>
              <table:table-cell office:value-type="float" office:value="53475.2334988071">
                <text:p>53475.233498807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.5785548686981">
                <text:p>49.5785548686981</text:p>
              </table:table-cell>
              <table:table-cell office:value-type="float" office:value="54704.9710228747">
                <text:p>54704.971022874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.6774027347565">
                <text:p>49.6774027347565</text:p>
              </table:table-cell>
              <table:table-cell office:value-type="float" office:value="56652.7151602275">
                <text:p>56652.715160227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.7813589572907">
                <text:p>49.7813589572907</text:p>
              </table:table-cell>
              <table:table-cell office:value-type="float" office:value="55023.1612938737">
                <text:p>55023.16129387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